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">
      <style:table-cell-properties fo:padding="0.028in"/>
    </style:style>
    <style:style style:name="ce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4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5"/>
        <table:table-column table:style-name="co1" table:number-columns-repeated="5" table:default-cell-style-name="ce3"/>
        <table:table-column table:style-name="co1" table:number-columns-repeated="2" table:default-cell-style-name="ce1"/>
        <table:table-row table:style-name="ro1">
          <table:table-cell office:value-type="string">
            <text:p>OCC_CODE</text:p>
          </table:table-cell>
          <table:table-cell office:value-type="string">
            <text:p>OCC_TITLE</text:p>
          </table:table-cell>
          <table:table-cell office:value-type="string">
            <text:p>OCC_GROUP</text:p>
          </table:table-cell>
          <table:table-cell office:value-type="string">
            <text:p>TOT_EMP</text:p>
          </table:table-cell>
          <table:table-cell office:value-type="string">
            <text:p>EMP_PRSE</text:p>
          </table:table-cell>
          <table:table-cell office:value-type="string">
            <text:p>H_MEAN</text:p>
          </table:table-cell>
          <table:table-cell office:value-type="string">
            <text:p>A_MEAN</text:p>
          </table:table-cell>
          <table:table-cell office:value-type="string">
            <text:p>MEAN_PRSE</text:p>
          </table:table-cell>
          <table:table-cell office:value-type="string">
            <text:p>H_PCT10</text:p>
          </table:table-cell>
          <table:table-cell office:value-type="string">
            <text:p>H_PCT25</text:p>
          </table:table-cell>
          <table:table-cell office:value-type="string">
            <text:p>H_MEDIAN</text:p>
          </table:table-cell>
          <table:table-cell office:value-type="string">
            <text:p>H_PCT75</text:p>
          </table:table-cell>
          <table:table-cell office:value-type="string">
            <text:p>H_PCT90</text:p>
          </table:table-cell>
          <table:table-cell office:value-type="string">
            <text:p>A_PCT10</text:p>
          </table:table-cell>
          <table:table-cell office:value-type="string">
            <text:p>A_PCT25</text:p>
          </table:table-cell>
          <table:table-cell office:value-type="string">
            <text:p>A_MEDIAN</text:p>
          </table:table-cell>
          <table:table-cell office:value-type="string">
            <text:p>A_PCT75</text:p>
          </table:table-cell>
          <table:table-cell office:value-type="string">
            <text:p>A_PCT90</text:p>
          </table:table-cell>
          <table:table-cell office:value-type="string">
            <text:p>ANNUAL</text:p>
          </table:table-cell>
          <table:table-cell office:value-type="string">
            <text:p>HOURLY</text:p>
          </table:table-cell>
        </table:table-row>
        <table:table-row table:style-name="ro1">
          <table:table-cell office:value-type="string">
            <text:p>41-2030</text:p>
          </table:table-cell>
          <table:table-cell office:value-type="string">
            <text:p>Retail Salespersons</text:p>
          </table:table-cell>
          <table:table-cell office:value-type="string">
            <text:p>broad</text:p>
          </table:table-cell>
          <table:table-cell office:value-type="float" office:value="4340000">
            <text:p>4,340,000</text:p>
          </table:table-cell>
          <table:table-cell office:value-type="float" office:value="0.3">
            <text:p>0.3</text:p>
          </table:table-cell>
          <table:table-cell office:value-type="float" office:value="12.17">
            <text:p>12.17</text:p>
          </table:table-cell>
          <table:table-cell office:value-type="float" office:value="25310">
            <text:p>25,310</text:p>
          </table:table-cell>
          <table:table-cell office:value-type="float" office:value="0.2">
            <text:p>0.2</text:p>
          </table:table-cell>
          <table:table-cell office:value-type="float" office:value="8.09">
            <text:p>8.09</text:p>
          </table:table-cell>
          <table:table-cell office:value-type="float" office:value="8.79">
            <text:p>8.79</text:p>
          </table:table-cell>
          <table:table-cell office:value-type="float" office:value="10.15">
            <text:p>10.15</text:p>
          </table:table-cell>
          <table:table-cell office:value-type="float" office:value="13.41">
            <text:p>13.41</text:p>
          </table:table-cell>
          <table:table-cell office:value-type="float" office:value="18.73">
            <text:p>18.73</text:p>
          </table:table-cell>
          <table:table-cell office:value-type="float" office:value="16840">
            <text:p>16,840</text:p>
          </table:table-cell>
          <table:table-cell office:value-type="float" office:value="18290">
            <text:p>18,290</text:p>
          </table:table-cell>
          <table:table-cell office:value-type="float" office:value="21110">
            <text:p>21,110</text:p>
          </table:table-cell>
          <table:table-cell office:value-type="float" office:value="27900">
            <text:p>27,900</text:p>
          </table:table-cell>
          <table:table-cell office:value-type="float" office:value="38960">
            <text:p>38,960</text:p>
          </table:table-cell>
          <table:table-cell table:number-columns-repeated="2"/>
        </table:table-row>
        <table:table-row table:style-name="ro1">
          <table:table-cell office:value-type="string">
            <text:p>43-6010</text:p>
          </table:table-cell>
          <table:table-cell office:value-type="string">
            <text:p>Secretaries and Administrative Assistants</text:p>
          </table:table-cell>
          <table:table-cell office:value-type="string">
            <text:p>broad</text:p>
          </table:table-cell>
          <table:table-cell office:value-type="float" office:value="3615090">
            <text:p>3,615,090</text:p>
          </table:table-cell>
          <table:table-cell office:value-type="float" office:value="0.3">
            <text:p>0.3</text:p>
          </table:table-cell>
          <table:table-cell office:value-type="float" office:value="18.16">
            <text:p>18.16</text:p>
          </table:table-cell>
          <table:table-cell office:value-type="float" office:value="37780">
            <text:p>37,780</text:p>
          </table:table-cell>
          <table:table-cell office:value-type="float" office:value="0.1">
            <text:p>0.1</text:p>
          </table:table-cell>
          <table:table-cell office:value-type="float" office:value="10.53">
            <text:p>10.53</text:p>
          </table:table-cell>
          <table:table-cell office:value-type="float" office:value="13.24">
            <text:p>13.24</text:p>
          </table:table-cell>
          <table:table-cell office:value-type="float" office:value="16.99">
            <text:p>16.99</text:p>
          </table:table-cell>
          <table:table-cell office:value-type="float" office:value="21.9">
            <text:p>21.90</text:p>
          </table:table-cell>
          <table:table-cell office:value-type="float" office:value="27.77">
            <text:p>27.77</text:p>
          </table:table-cell>
          <table:table-cell office:value-type="float" office:value="21910">
            <text:p>21,910</text:p>
          </table:table-cell>
          <table:table-cell office:value-type="float" office:value="27540">
            <text:p>27,540</text:p>
          </table:table-cell>
          <table:table-cell office:value-type="float" office:value="35330">
            <text:p>35,330</text:p>
          </table:table-cell>
          <table:table-cell office:value-type="float" office:value="45540">
            <text:p>45,540</text:p>
          </table:table-cell>
          <table:table-cell office:value-type="float" office:value="57750">
            <text:p>57,750</text:p>
          </table:table-cell>
          <table:table-cell table:number-columns-repeated="2"/>
        </table:table-row>
        <table:table-row table:style-name="ro1">
          <table:table-cell office:value-type="string">
            <text:p>35-3020</text:p>
          </table:table-cell>
          <table:table-cell office:value-type="string">
            <text:p>Fast Food and Counter Workers</text:p>
          </table:table-cell>
          <table:table-cell office:value-type="string">
            <text:p>broad</text:p>
          </table:table-cell>
          <table:table-cell office:value-type="float" office:value="3378030">
            <text:p>3,378,030</text:p>
          </table:table-cell>
          <table:table-cell office:value-type="float" office:value="0.5">
            <text:p>0.5</text:p>
          </table:table-cell>
          <table:table-cell office:value-type="float" office:value="9.04">
            <text:p>9.04</text:p>
          </table:table-cell>
          <table:table-cell office:value-type="float" office:value="18810">
            <text:p>18,810</text:p>
          </table:table-cell>
          <table:table-cell office:value-type="float" office:value="0.3">
            <text:p>0.3</text:p>
          </table:table-cell>
          <table:table-cell office:value-type="float" office:value="7.75">
            <text:p>7.75</text:p>
          </table:table-cell>
          <table:table-cell office:value-type="float" office:value="8.19">
            <text:p>8.19</text:p>
          </table:table-cell>
          <table:table-cell office:value-type="float" office:value="8.8">
            <text:p>8.80</text:p>
          </table:table-cell>
          <table:table-cell office:value-type="float" office:value="9.37">
            <text:p>9.37</text:p>
          </table:table-cell>
          <table:table-cell office:value-type="float" office:value="11.33">
            <text:p>11.33</text:p>
          </table:table-cell>
          <table:table-cell office:value-type="float" office:value="16110">
            <text:p>16,110</text:p>
          </table:table-cell>
          <table:table-cell office:value-type="float" office:value="17040">
            <text:p>17,040</text:p>
          </table:table-cell>
          <table:table-cell office:value-type="float" office:value="18300">
            <text:p>18,300</text:p>
          </table:table-cell>
          <table:table-cell office:value-type="float" office:value="19490">
            <text:p>19,490</text:p>
          </table:table-cell>
          <table:table-cell office:value-type="float" office:value="23560">
            <text:p>23,560</text:p>
          </table:table-cell>
          <table:table-cell table:number-columns-repeated="2"/>
        </table:table-row>
        <table:table-row table:style-name="ro1">
          <table:table-cell office:value-type="string">
            <text:p>41-2010</text:p>
          </table:table-cell>
          <table:table-cell office:value-type="string">
            <text:p>Cashiers</text:p>
          </table:table-cell>
          <table:table-cell office:value-type="string">
            <text:p>broad</text:p>
          </table:table-cell>
          <table:table-cell office:value-type="float" office:value="3335980">
            <text:p>3,335,980</text:p>
          </table:table-cell>
          <table:table-cell office:value-type="float" office:value="0.4">
            <text:p>0.4</text:p>
          </table:table-cell>
          <table:table-cell office:value-type="float" office:value="9.81">
            <text:p>9.81</text:p>
          </table:table-cell>
          <table:table-cell office:value-type="float" office:value="20410">
            <text:p>20,410</text:p>
          </table:table-cell>
          <table:table-cell office:value-type="float" office:value="0.3">
            <text:p>0.3</text:p>
          </table:table-cell>
          <table:table-cell office:value-type="float" office:value="7.89">
            <text:p>7.89</text:p>
          </table:table-cell>
          <table:table-cell office:value-type="float" office:value="8.41">
            <text:p>8.41</text:p>
          </table:table-cell>
          <table:table-cell office:value-type="float" office:value="9.13">
            <text:p>9.13</text:p>
          </table:table-cell>
          <table:table-cell office:value-type="float" office:value="10.64">
            <text:p>10.64</text:p>
          </table:table-cell>
          <table:table-cell office:value-type="float" office:value="13.27">
            <text:p>13.27</text:p>
          </table:table-cell>
          <table:table-cell office:value-type="float" office:value="16410">
            <text:p>16,410</text:p>
          </table:table-cell>
          <table:table-cell office:value-type="float" office:value="17500">
            <text:p>17,500</text:p>
          </table:table-cell>
          <table:table-cell office:value-type="float" office:value="18990">
            <text:p>18,990</text:p>
          </table:table-cell>
          <table:table-cell office:value-type="float" office:value="22120">
            <text:p>22,120</text:p>
          </table:table-cell>
          <table:table-cell office:value-type="float" office:value="27590">
            <text:p>27,590</text:p>
          </table:table-cell>
          <table:table-cell table:number-columns-repeated="2"/>
        </table:table-row>
        <table:table-row table:style-name="ro1">
          <table:table-cell office:value-type="string">
            <text:p>53-7060</text:p>
          </table:table-cell>
          <table:table-cell office:value-type="string">
            <text:p>Laborers and Material Movers, Hand</text:p>
          </table:table-cell>
          <table:table-cell office:value-type="string">
            <text:p>broad</text:p>
          </table:table-cell>
          <table:table-cell office:value-type="float" office:value="3213370">
            <text:p>3,213,370</text:p>
          </table:table-cell>
          <table:table-cell office:value-type="float" office:value="0.5">
            <text:p>0.5</text:p>
          </table:table-cell>
          <table:table-cell office:value-type="float" office:value="12.17">
            <text:p>12.17</text:p>
          </table:table-cell>
          <table:table-cell office:value-type="float" office:value="25310">
            <text:p>25,310</text:p>
          </table:table-cell>
          <table:table-cell office:value-type="float" office:value="0.3">
            <text:p>0.3</text:p>
          </table:table-cell>
          <table:table-cell office:value-type="float" office:value="8.21">
            <text:p>8.21</text:p>
          </table:table-cell>
          <table:table-cell office:value-type="float" office:value="9.01">
            <text:p>9.01</text:p>
          </table:table-cell>
          <table:table-cell office:value-type="float" office:value="10.95">
            <text:p>10.95</text:p>
          </table:table-cell>
          <table:table-cell office:value-type="float" office:value="14.25">
            <text:p>14.25</text:p>
          </table:table-cell>
          <table:table-cell office:value-type="float" office:value="18.17">
            <text:p>18.17</text:p>
          </table:table-cell>
          <table:table-cell office:value-type="float" office:value="17070">
            <text:p>17,070</text:p>
          </table:table-cell>
          <table:table-cell office:value-type="float" office:value="18750">
            <text:p>18,750</text:p>
          </table:table-cell>
          <table:table-cell office:value-type="float" office:value="22770">
            <text:p>22,770</text:p>
          </table:table-cell>
          <table:table-cell office:value-type="float" office:value="29640">
            <text:p>29,640</text:p>
          </table:table-cell>
          <table:table-cell office:value-type="float" office:value="37790">
            <text:p>37,790</text:p>
          </table:table-cell>
          <table:table-cell table:number-columns-repeated="2"/>
        </table:table-row>
        <table:table-row table:style-name="ro1">
          <table:table-cell office:value-type="string">
            <text:p>37-2010</text:p>
          </table:table-cell>
          <table:table-cell office:value-type="string">
            <text:p>Building Cleaning Workers</text:p>
          </table:table-cell>
          <table:table-cell office:value-type="string">
            <text:p>broad</text:p>
          </table:table-cell>
          <table:table-cell office:value-type="float" office:value="3005830">
            <text:p>3,005,830</text:p>
          </table:table-cell>
          <table:table-cell office:value-type="float" office:value="0.4">
            <text:p>0.4</text:p>
          </table:table-cell>
          <table:table-cell office:value-type="float" office:value="11.52">
            <text:p>11.52</text:p>
          </table:table-cell>
          <table:table-cell office:value-type="float" office:value="23970">
            <text:p>23,970</text:p>
          </table:table-cell>
          <table:table-cell office:value-type="float" office:value="0.3">
            <text:p>0.3</text:p>
          </table:table-cell>
          <table:table-cell office:value-type="float" office:value="8.02">
            <text:p>8.02</text:p>
          </table:table-cell>
          <table:table-cell office:value-type="float" office:value="8.75">
            <text:p>8.75</text:p>
          </table:table-cell>
          <table:table-cell office:value-type="float" office:value="10.31">
            <text:p>10.31</text:p>
          </table:table-cell>
          <table:table-cell office:value-type="float" office:value="13.47">
            <text:p>13.47</text:p>
          </table:table-cell>
          <table:table-cell office:value-type="float" office:value="17.53">
            <text:p>17.53</text:p>
          </table:table-cell>
          <table:table-cell office:value-type="float" office:value="16680">
            <text:p>16,680</text:p>
          </table:table-cell>
          <table:table-cell office:value-type="float" office:value="18200">
            <text:p>18,200</text:p>
          </table:table-cell>
          <table:table-cell office:value-type="float" office:value="21440">
            <text:p>21,440</text:p>
          </table:table-cell>
          <table:table-cell office:value-type="float" office:value="28010">
            <text:p>28,010</text:p>
          </table:table-cell>
          <table:table-cell office:value-type="float" office:value="36460">
            <text:p>36,460</text:p>
          </table:table-cell>
          <table:table-cell table:number-columns-repeated="2"/>
        </table:table-row>
        <table:table-row table:style-name="ro1">
          <table:table-cell office:value-type="string">
            <text:p>43-9060</text:p>
          </table:table-cell>
          <table:table-cell office:value-type="string">
            <text:p>Office Clerks, General</text:p>
          </table:table-cell>
          <table:table-cell office:value-type="string">
            <text:p>broad</text:p>
          </table:table-cell>
          <table:table-cell office:value-type="float" office:value="2808100">
            <text:p>2,808,100</text:p>
          </table:table-cell>
          <table:table-cell office:value-type="float" office:value="0.5">
            <text:p>0.5</text:p>
          </table:table-cell>
          <table:table-cell office:value-type="float" office:value="14.07">
            <text:p>14.07</text:p>
          </table:table-cell>
          <table:table-cell office:value-type="float" office:value="29270">
            <text:p>29,270</text:p>
          </table:table-cell>
          <table:table-cell office:value-type="float" office:value="0.2">
            <text:p>0.2</text:p>
          </table:table-cell>
          <table:table-cell office:value-type="float" office:value="8.59">
            <text:p>8.59</text:p>
          </table:table-cell>
          <table:table-cell office:value-type="float" office:value="10.12">
            <text:p>10.12</text:p>
          </table:table-cell>
          <table:table-cell office:value-type="float" office:value="13.21">
            <text:p>13.21</text:p>
          </table:table-cell>
          <table:table-cell office:value-type="float" office:value="17">
            <text:p>17.00</text:p>
          </table:table-cell>
          <table:table-cell office:value-type="float" office:value="21.21">
            <text:p>21.21</text:p>
          </table:table-cell>
          <table:table-cell office:value-type="float" office:value="17860">
            <text:p>17,860</text:p>
          </table:table-cell>
          <table:table-cell office:value-type="float" office:value="21050">
            <text:p>21,050</text:p>
          </table:table-cell>
          <table:table-cell office:value-type="float" office:value="27470">
            <text:p>27,470</text:p>
          </table:table-cell>
          <table:table-cell office:value-type="float" office:value="35370">
            <text:p>35,370</text:p>
          </table:table-cell>
          <table:table-cell office:value-type="float" office:value="44130">
            <text:p>44,130</text:p>
          </table:table-cell>
          <table:table-cell table:number-columns-repeated="2"/>
        </table:table-row>
        <table:table-row table:style-name="ro1">
          <table:table-cell office:value-type="string">
            <text:p>53-3030</text:p>
          </table:table-cell>
          <table:table-cell office:value-type="string">
            <text:p>Driver/Sales Workers and Truck Drivers</text:p>
          </table:table-cell>
          <table:table-cell office:value-type="string">
            <text:p>broad</text:p>
          </table:table-cell>
          <table:table-cell office:value-type="float" office:value="2719630">
            <text:p>2,719,630</text:p>
          </table:table-cell>
          <table:table-cell office:value-type="float" office:value="0.4">
            <text:p>0.4</text:p>
          </table:table-cell>
          <table:table-cell office:value-type="float" office:value="17.65">
            <text:p>17.65</text:p>
          </table:table-cell>
          <table:table-cell office:value-type="float" office:value="36710">
            <text:p>36,710</text:p>
          </table:table-cell>
          <table:table-cell office:value-type="float" office:value="0.2">
            <text:p>0.2</text:p>
          </table:table-cell>
          <table:table-cell office:value-type="float" office:value="9.14">
            <text:p>9.14</text:p>
          </table:table-cell>
          <table:table-cell office:value-type="float" office:value="12.21">
            <text:p>12.21</text:p>
          </table:table-cell>
          <table:table-cell office:value-type="float" office:value="16.61">
            <text:p>16.61</text:p>
          </table:table-cell>
          <table:table-cell office:value-type="float" office:value="21.83">
            <text:p>21.83</text:p>
          </table:table-cell>
          <table:table-cell office:value-type="float" office:value="28.11">
            <text:p>28.11</text:p>
          </table:table-cell>
          <table:table-cell office:value-type="float" office:value="19010">
            <text:p>19,010</text:p>
          </table:table-cell>
          <table:table-cell office:value-type="float" office:value="25390">
            <text:p>25,390</text:p>
          </table:table-cell>
          <table:table-cell office:value-type="float" office:value="34550">
            <text:p>34,550</text:p>
          </table:table-cell>
          <table:table-cell office:value-type="float" office:value="45410">
            <text:p>45,410</text:p>
          </table:table-cell>
          <table:table-cell office:value-type="float" office:value="58470">
            <text:p>58,470</text:p>
          </table:table-cell>
          <table:table-cell table:number-columns-repeated="2"/>
        </table:table-row>
        <table:table-row table:style-name="ro1">
          <table:table-cell office:value-type="string">
            <text:p>29-1140</text:p>
          </table:table-cell>
          <table:table-cell office:value-type="string">
            <text:p>Registered Nurses</text:p>
          </table:table-cell>
          <table:table-cell office:value-type="string">
            <text:p>broad</text:p>
          </table:table-cell>
          <table:table-cell office:value-type="float" office:value="2633980">
            <text:p>2,633,980</text:p>
          </table:table-cell>
          <table:table-cell office:value-type="float" office:value="0.5">
            <text:p>0.5</text:p>
          </table:table-cell>
          <table:table-cell office:value-type="float" office:value="32.66">
            <text:p>32.66</text:p>
          </table:table-cell>
          <table:table-cell office:value-type="float" office:value="67930">
            <text:p>67,930</text:p>
          </table:table-cell>
          <table:table-cell office:value-type="float" office:value="0.3">
            <text:p>0.3</text:p>
          </table:table-cell>
          <table:table-cell office:value-type="float" office:value="21.65">
            <text:p>21.65</text:p>
          </table:table-cell>
          <table:table-cell office:value-type="float" office:value="25.8">
            <text:p>25.80</text:p>
          </table:table-cell>
          <table:table-cell office:value-type="float" office:value="31.48">
            <text:p>31.48</text:p>
          </table:table-cell>
          <table:table-cell office:value-type="float" office:value="37.84">
            <text:p>37.84</text:p>
          </table:table-cell>
          <table:table-cell office:value-type="float" office:value="45.54">
            <text:p>45.54</text:p>
          </table:table-cell>
          <table:table-cell office:value-type="float" office:value="45040">
            <text:p>45,040</text:p>
          </table:table-cell>
          <table:table-cell office:value-type="float" office:value="53670">
            <text:p>53,670</text:p>
          </table:table-cell>
          <table:table-cell office:value-type="float" office:value="65470">
            <text:p>65,470</text:p>
          </table:table-cell>
          <table:table-cell office:value-type="float" office:value="78700">
            <text:p>78,700</text:p>
          </table:table-cell>
          <table:table-cell office:value-type="float" office:value="94720">
            <text:p>94,720</text:p>
          </table:table-cell>
          <table:table-cell table:number-columns-repeated="2"/>
        </table:table-row>
        <table:table-row table:style-name="ro1">
          <table:table-cell office:value-type="string">
            <text:p>31-1010</text:p>
          </table:table-cell>
          <table:table-cell office:value-type="string">
            <text:p>Nursing, Psychiatric, and Home Health Aides</text:p>
          </table:table-cell>
          <table:table-cell office:value-type="string">
            <text:p>broad</text:p>
          </table:table-cell>
          <table:table-cell office:value-type="float" office:value="2391750">
            <text:p>2,391,750</text:p>
          </table:table-cell>
          <table:table-cell office:value-type="float" office:value="0.5">
            <text:p>0.5</text:p>
          </table:table-cell>
          <table:table-cell office:value-type="float" office:value="11.69">
            <text:p>11.69</text:p>
          </table:table-cell>
          <table:table-cell office:value-type="float" office:value="24320">
            <text:p>24,320</text:p>
          </table:table-cell>
          <table:table-cell office:value-type="float" office:value="0.3">
            <text:p>0.3</text:p>
          </table:table-cell>
          <table:table-cell office:value-type="float" office:value="8.31">
            <text:p>8.31</text:p>
          </table:table-cell>
          <table:table-cell office:value-type="float" office:value="9.46">
            <text:p>9.46</text:p>
          </table:table-cell>
          <table:table-cell office:value-type="float" office:value="11.07">
            <text:p>11.07</text:p>
          </table:table-cell>
          <table:table-cell office:value-type="float" office:value="13.54">
            <text:p>13.54</text:p>
          </table:table-cell>
          <table:table-cell office:value-type="float" office:value="16.39">
            <text:p>16.39</text:p>
          </table:table-cell>
          <table:table-cell office:value-type="float" office:value="17280">
            <text:p>17,280</text:p>
          </table:table-cell>
          <table:table-cell office:value-type="float" office:value="19670">
            <text:p>19,670</text:p>
          </table:table-cell>
          <table:table-cell office:value-type="float" office:value="23030">
            <text:p>23,030</text:p>
          </table:table-cell>
          <table:table-cell office:value-type="float" office:value="28160">
            <text:p>28,160</text:p>
          </table:table-cell>
          <table:table-cell office:value-type="float" office:value="34090">
            <text:p>34,090</text:p>
          </table:table-cell>
          <table:table-cell table:number-columns-repeated="2"/>
        </table:table-row>
        <table:table-row table:style-name="ro1">
          <table:table-cell office:value-type="string">
            <text:p>35-3030</text:p>
          </table:table-cell>
          <table:table-cell office:value-type="string">
            <text:p>Waiters and Waitresses</text:p>
          </table:table-cell>
          <table:table-cell office:value-type="string">
            <text:p>broad</text:p>
          </table:table-cell>
          <table:table-cell office:value-type="float" office:value="2332020">
            <text:p>2,332,020</text:p>
          </table:table-cell>
          <table:table-cell office:value-type="float" office:value="0.5">
            <text:p>0.5</text:p>
          </table:table-cell>
          <table:table-cell office:value-type="float" office:value="9.95">
            <text:p>9.95</text:p>
          </table:table-cell>
          <table:table-cell office:value-type="float" office:value="20710">
            <text:p>20,710</text:p>
          </table:table-cell>
          <table:table-cell office:value-type="float" office:value="0.4">
            <text:p>0.4</text:p>
          </table:table-cell>
          <table:table-cell office:value-type="float" office:value="7.79">
            <text:p>7.79</text:p>
          </table:table-cell>
          <table:table-cell office:value-type="float" office:value="8.27">
            <text:p>8.27</text:p>
          </table:table-cell>
          <table:table-cell office:value-type="float" office:value="8.92">
            <text:p>8.92</text:p>
          </table:table-cell>
          <table:table-cell office:value-type="float" office:value="10.26">
            <text:p>10.26</text:p>
          </table:table-cell>
          <table:table-cell office:value-type="float" office:value="14.19">
            <text:p>14.19</text:p>
          </table:table-cell>
          <table:table-cell office:value-type="float" office:value="16210">
            <text:p>16,210</text:p>
          </table:table-cell>
          <table:table-cell office:value-type="float" office:value="17210">
            <text:p>17,210</text:p>
          </table:table-cell>
          <table:table-cell office:value-type="float" office:value="18540">
            <text:p>18,540</text:p>
          </table:table-cell>
          <table:table-cell office:value-type="float" office:value="21350">
            <text:p>21,350</text:p>
          </table:table-cell>
          <table:table-cell office:value-type="float" office:value="29510">
            <text:p>29,510</text:p>
          </table:table-cell>
          <table:table-cell table:number-columns-repeated="2"/>
        </table:table-row>
        <table:table-row table:style-name="ro1">
          <table:table-cell office:value-type="string">
            <text:p>43-4050</text:p>
          </table:table-cell>
          <table:table-cell office:value-type="string">
            <text:p>Customer Service Representatives</text:p>
          </table:table-cell>
          <table:table-cell office:value-type="string">
            <text:p>broad</text:p>
          </table:table-cell>
          <table:table-cell office:value-type="float" office:value="2299750">
            <text:p>2,299,750</text:p>
          </table:table-cell>
          <table:table-cell office:value-type="float" office:value="0.5">
            <text:p>0.5</text:p>
          </table:table-cell>
          <table:table-cell office:value-type="float" office:value="15.92">
            <text:p>15.92</text:p>
          </table:table-cell>
          <table:table-cell office:value-type="float" office:value="33110">
            <text:p>33,110</text:p>
          </table:table-cell>
          <table:table-cell office:value-type="float" office:value="0.2">
            <text:p>0.2</text:p>
          </table:table-cell>
          <table:table-cell office:value-type="float" office:value="9.38">
            <text:p>9.38</text:p>
          </table:table-cell>
          <table:table-cell office:value-type="float" office:value="11.61">
            <text:p>11.61</text:p>
          </table:table-cell>
          <table:table-cell office:value-type="float" office:value="14.7">
            <text:p>14.70</text:p>
          </table:table-cell>
          <table:table-cell office:value-type="float" office:value="18.79">
            <text:p>18.79</text:p>
          </table:table-cell>
          <table:table-cell office:value-type="float" office:value="24">
            <text:p>24.00</text:p>
          </table:table-cell>
          <table:table-cell office:value-type="float" office:value="19500">
            <text:p>19,500</text:p>
          </table:table-cell>
          <table:table-cell office:value-type="float" office:value="24140">
            <text:p>24,140</text:p>
          </table:table-cell>
          <table:table-cell office:value-type="float" office:value="30580">
            <text:p>30,580</text:p>
          </table:table-cell>
          <table:table-cell office:value-type="float" office:value="39080">
            <text:p>39,080</text:p>
          </table:table-cell>
          <table:table-cell office:value-type="float" office:value="49930">
            <text:p>49,930</text:p>
          </table:table-cell>
          <table:table-cell table:number-columns-repeated="2"/>
        </table:table-row>
        <table:table-row table:style-name="ro1">
          <table:table-cell office:value-type="string">
            <text:p>35-2010</text:p>
          </table:table-cell>
          <table:table-cell office:value-type="string">
            <text:p>Cooks</text:p>
          </table:table-cell>
          <table:table-cell office:value-type="string">
            <text:p>broad</text:p>
          </table:table-cell>
          <table:table-cell office:value-type="float" office:value="2084640">
            <text:p>2,084,640</text:p>
          </table:table-cell>
          <table:table-cell office:value-type="float" office:value="0.5">
            <text:p>0.5</text:p>
          </table:table-cell>
          <table:table-cell office:value-type="float" office:value="10.7">
            <text:p>10.70</text:p>
          </table:table-cell>
          <table:table-cell office:value-type="float" office:value="22260">
            <text:p>22,260</text:p>
          </table:table-cell>
          <table:table-cell office:value-type="float" office:value="0.3">
            <text:p>0.3</text:p>
          </table:table-cell>
          <table:table-cell office:value-type="float" office:value="8">
            <text:p>8.00</text:p>
          </table:table-cell>
          <table:table-cell office:value-type="float" office:value="8.66">
            <text:p>8.66</text:p>
          </table:table-cell>
          <table:table-cell office:value-type="float" office:value="9.88">
            <text:p>9.88</text:p>
          </table:table-cell>
          <table:table-cell office:value-type="float" office:value="12.17">
            <text:p>12.17</text:p>
          </table:table-cell>
          <table:table-cell office:value-type="float" office:value="14.68">
            <text:p>14.68</text:p>
          </table:table-cell>
          <table:table-cell office:value-type="float" office:value="16630">
            <text:p>16,630</text:p>
          </table:table-cell>
          <table:table-cell office:value-type="float" office:value="18010">
            <text:p>18,010</text:p>
          </table:table-cell>
          <table:table-cell office:value-type="float" office:value="20550">
            <text:p>20,550</text:p>
          </table:table-cell>
          <table:table-cell office:value-type="float" office:value="25320">
            <text:p>25,320</text:p>
          </table:table-cell>
          <table:table-cell office:value-type="float" office:value="30530">
            <text:p>30,530</text:p>
          </table:table-cell>
          <table:table-cell table:number-columns-repeated="2"/>
        </table:table-row>
        <table:table-row table:style-name="ro1">
          <table:table-cell office:value-type="string">
            <text:p>25-2020</text:p>
          </table:table-cell>
          <table:table-cell office:value-type="string">
            <text:p>Elementary and Middle School Teachers</text:p>
          </table:table-cell>
          <table:table-cell office:value-type="string">
            <text:p>broad</text:p>
          </table:table-cell>
          <table:table-cell office:value-type="float" office:value="1999790">
            <text:p>1,999,790</text:p>
          </table:table-cell>
          <table:table-cell office:value-type="float" office:value="0.5">
            <text:p>0.5</text:p>
          </table:table-cell>
          <table:table-cell office:value-type="string">
            <text:p>*</text:p>
          </table:table-cell>
          <table:table-cell office:value-type="float" office:value="56180">
            <text:p>56,180</text:p>
          </table:table-cell>
          <table:table-cell office:value-type="float" office:value="0.6">
            <text:p>0.6</text:p>
          </table:table-cell>
          <table:table-cell table:number-columns-repeated="5" office:value-type="string">
            <text:p>*</text:p>
          </table:table-cell>
          <table:table-cell office:value-type="float" office:value="35970">
            <text:p>35,970</text:p>
          </table:table-cell>
          <table:table-cell office:value-type="float" office:value="43080">
            <text:p>43,080</text:p>
          </table:table-cell>
          <table:table-cell office:value-type="float" office:value="53420">
            <text:p>53,420</text:p>
          </table:table-cell>
          <table:table-cell office:value-type="float" office:value="67280">
            <text:p>67,280</text:p>
          </table:table-cell>
          <table:table-cell office:value-type="float" office:value="82840">
            <text:p>82,84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11-1020</text:p>
          </table:table-cell>
          <table:table-cell office:value-type="string">
            <text:p>General and Operations Managers</text:p>
          </table:table-cell>
          <table:table-cell office:value-type="string">
            <text:p>broad</text:p>
          </table:table-cell>
          <table:table-cell office:value-type="float" office:value="1899460">
            <text:p>1,899,460</text:p>
          </table:table-cell>
          <table:table-cell office:value-type="float" office:value="0.3">
            <text:p>0.3</text:p>
          </table:table-cell>
          <table:table-cell office:value-type="float" office:value="55.22">
            <text:p>55.22</text:p>
          </table:table-cell>
          <table:table-cell office:value-type="float" office:value="114850">
            <text:p>114,850</text:p>
          </table:table-cell>
          <table:table-cell office:value-type="float" office:value="0.2">
            <text:p>0.2</text:p>
          </table:table-cell>
          <table:table-cell office:value-type="float" office:value="22.54">
            <text:p>22.54</text:p>
          </table:table-cell>
          <table:table-cell office:value-type="float" office:value="31.66">
            <text:p>31.66</text:p>
          </table:table-cell>
          <table:table-cell office:value-type="float" office:value="45.88">
            <text:p>45.88</text:p>
          </table:table-cell>
          <table:table-cell office:value-type="float" office:value="69.81">
            <text:p>69.81</text:p>
          </table:table-cell>
          <table:table-cell office:value-type="string">
            <text:p>#</text:p>
          </table:table-cell>
          <table:table-cell office:value-type="float" office:value="46890">
            <text:p>46,890</text:p>
          </table:table-cell>
          <table:table-cell office:value-type="float" office:value="65860">
            <text:p>65,860</text:p>
          </table:table-cell>
          <table:table-cell office:value-type="float" office:value="95440">
            <text:p>95,440</text:p>
          </table:table-cell>
          <table:table-cell office:value-type="float" office:value="145210">
            <text:p>145,21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43-5080</text:p>
          </table:table-cell>
          <table:table-cell office:value-type="string">
            <text:p>Stock Clerks and Order Fillers</text:p>
          </table:table-cell>
          <table:table-cell office:value-type="string">
            <text:p>broad</text:p>
          </table:table-cell>
          <table:table-cell office:value-type="float" office:value="1806310">
            <text:p>1,806,310</text:p>
          </table:table-cell>
          <table:table-cell office:value-type="float" office:value="0.5">
            <text:p>0.5</text:p>
          </table:table-cell>
          <table:table-cell office:value-type="float" office:value="11.75">
            <text:p>11.75</text:p>
          </table:table-cell>
          <table:table-cell office:value-type="float" office:value="24440">
            <text:p>24,440</text:p>
          </table:table-cell>
          <table:table-cell office:value-type="float" office:value="0.2">
            <text:p>0.2</text:p>
          </table:table-cell>
          <table:table-cell office:value-type="float" office:value="8.12">
            <text:p>8.12</text:p>
          </table:table-cell>
          <table:table-cell office:value-type="float" office:value="8.89">
            <text:p>8.89</text:p>
          </table:table-cell>
          <table:table-cell office:value-type="float" office:value="10.6">
            <text:p>10.60</text:p>
          </table:table-cell>
          <table:table-cell office:value-type="float" office:value="13.73">
            <text:p>13.73</text:p>
          </table:table-cell>
          <table:table-cell office:value-type="float" office:value="17.7">
            <text:p>17.70</text:p>
          </table:table-cell>
          <table:table-cell office:value-type="float" office:value="16890">
            <text:p>16,890</text:p>
          </table:table-cell>
          <table:table-cell office:value-type="float" office:value="18480">
            <text:p>18,480</text:p>
          </table:table-cell>
          <table:table-cell office:value-type="float" office:value="22050">
            <text:p>22,050</text:p>
          </table:table-cell>
          <table:table-cell office:value-type="float" office:value="28570">
            <text:p>28,570</text:p>
          </table:table-cell>
          <table:table-cell office:value-type="float" office:value="36820">
            <text:p>36,820</text:p>
          </table:table-cell>
          <table:table-cell table:number-columns-repeated="2"/>
        </table:table-row>
        <table:table-row table:style-name="ro1">
          <table:table-cell office:value-type="string">
            <text:p>41-4010</text:p>
          </table:table-cell>
          <table:table-cell office:value-type="string">
            <text:p>Sales Representatives, Wholesale and Manufacturing</text:p>
          </table:table-cell>
          <table:table-cell office:value-type="string">
            <text:p>broad</text:p>
          </table:table-cell>
          <table:table-cell office:value-type="float" office:value="1778860">
            <text:p>1,778,860</text:p>
          </table:table-cell>
          <table:table-cell office:value-type="float" office:value="0.5">
            <text:p>0.5</text:p>
          </table:table-cell>
          <table:table-cell office:value-type="float" office:value="33.02">
            <text:p>33.02</text:p>
          </table:table-cell>
          <table:table-cell office:value-type="float" office:value="68690">
            <text:p>68,690</text:p>
          </table:table-cell>
          <table:table-cell office:value-type="float" office:value="0.3">
            <text:p>0.3</text:p>
          </table:table-cell>
          <table:table-cell office:value-type="float" office:value="13.81">
            <text:p>13.81</text:p>
          </table:table-cell>
          <table:table-cell office:value-type="float" office:value="19.22">
            <text:p>19.22</text:p>
          </table:table-cell>
          <table:table-cell office:value-type="float" office:value="27.82">
            <text:p>27.82</text:p>
          </table:table-cell>
          <table:table-cell office:value-type="float" office:value="40.87">
            <text:p>40.87</text:p>
          </table:table-cell>
          <table:table-cell office:value-type="float" office:value="57.77">
            <text:p>57.77</text:p>
          </table:table-cell>
          <table:table-cell office:value-type="float" office:value="28730">
            <text:p>28,730</text:p>
          </table:table-cell>
          <table:table-cell office:value-type="float" office:value="39970">
            <text:p>39,970</text:p>
          </table:table-cell>
          <table:table-cell office:value-type="float" office:value="57870">
            <text:p>57,870</text:p>
          </table:table-cell>
          <table:table-cell office:value-type="float" office:value="85020">
            <text:p>85,020</text:p>
          </table:table-cell>
          <table:table-cell office:value-type="float" office:value="120170">
            <text:p>120,170</text:p>
          </table:table-cell>
          <table:table-cell table:number-columns-repeated="2"/>
        </table:table-row>
        <table:table-row table:style-name="ro1">
          <table:table-cell office:value-type="string">
            <text:p>43-3030</text:p>
          </table:table-cell>
          <table:table-cell office:value-type="string">
            <text:p>Bookkeeping, Accounting, and Auditing Clerks</text:p>
          </table:table-cell>
          <table:table-cell office:value-type="string">
            <text:p>broad</text:p>
          </table:table-cell>
          <table:table-cell office:value-type="float" office:value="1606260">
            <text:p>1,606,260</text:p>
          </table:table-cell>
          <table:table-cell office:value-type="float" office:value="0.3">
            <text:p>0.3</text:p>
          </table:table-cell>
          <table:table-cell office:value-type="float" office:value="17.62">
            <text:p>17.62</text:p>
          </table:table-cell>
          <table:table-cell office:value-type="float" office:value="36640">
            <text:p>36,640</text:p>
          </table:table-cell>
          <table:table-cell office:value-type="float" office:value="0.1">
            <text:p>0.1</text:p>
          </table:table-cell>
          <table:table-cell office:value-type="float" office:value="10.39">
            <text:p>10.39</text:p>
          </table:table-cell>
          <table:table-cell office:value-type="float" office:value="13.34">
            <text:p>13.34</text:p>
          </table:table-cell>
          <table:table-cell office:value-type="float" office:value="16.91">
            <text:p>16.91</text:p>
          </table:table-cell>
          <table:table-cell office:value-type="float" office:value="21.19">
            <text:p>21.19</text:p>
          </table:table-cell>
          <table:table-cell office:value-type="float" office:value="26.11">
            <text:p>26.11</text:p>
          </table:table-cell>
          <table:table-cell office:value-type="float" office:value="21610">
            <text:p>21,610</text:p>
          </table:table-cell>
          <table:table-cell office:value-type="float" office:value="27750">
            <text:p>27,750</text:p>
          </table:table-cell>
          <table:table-cell office:value-type="float" office:value="35170">
            <text:p>35,170</text:p>
          </table:table-cell>
          <table:table-cell office:value-type="float" office:value="44070">
            <text:p>44,070</text:p>
          </table:table-cell>
          <table:table-cell office:value-type="float" office:value="54310">
            <text:p>54,310</text:p>
          </table:table-cell>
          <table:table-cell table:number-columns-repeated="2"/>
        </table:table-row>
        <table:table-row table:style-name="ro1">
          <table:table-cell office:value-type="string">
            <text:p>41-1010</text:p>
          </table:table-cell>
          <table:table-cell office:value-type="string">
            <text:p>First-Line Supervisors of Sales Workers</text:p>
          </table:table-cell>
          <table:table-cell office:value-type="string">
            <text:p>broad</text:p>
          </table:table-cell>
          <table:table-cell office:value-type="float" office:value="1457580">
            <text:p>1,457,580</text:p>
          </table:table-cell>
          <table:table-cell office:value-type="float" office:value="0.4">
            <text:p>0.4</text:p>
          </table:table-cell>
          <table:table-cell office:value-type="float" office:value="22.99">
            <text:p>22.99</text:p>
          </table:table-cell>
          <table:table-cell office:value-type="float" office:value="47820">
            <text:p>47,820</text:p>
          </table:table-cell>
          <table:table-cell office:value-type="float" office:value="0.2">
            <text:p>0.2</text:p>
          </table:table-cell>
          <table:table-cell office:value-type="float" office:value="11.66">
            <text:p>11.66</text:p>
          </table:table-cell>
          <table:table-cell office:value-type="float" office:value="14.46">
            <text:p>14.46</text:p>
          </table:table-cell>
          <table:table-cell office:value-type="float" office:value="18.92">
            <text:p>18.92</text:p>
          </table:table-cell>
          <table:table-cell office:value-type="float" office:value="26.33">
            <text:p>26.33</text:p>
          </table:table-cell>
          <table:table-cell office:value-type="float" office:value="38.27">
            <text:p>38.27</text:p>
          </table:table-cell>
          <table:table-cell office:value-type="float" office:value="24260">
            <text:p>24,260</text:p>
          </table:table-cell>
          <table:table-cell office:value-type="float" office:value="30070">
            <text:p>30,070</text:p>
          </table:table-cell>
          <table:table-cell office:value-type="float" office:value="39350">
            <text:p>39,350</text:p>
          </table:table-cell>
          <table:table-cell office:value-type="float" office:value="54760">
            <text:p>54,760</text:p>
          </table:table-cell>
          <table:table-cell office:value-type="float" office:value="79600">
            <text:p>79,600</text:p>
          </table:table-cell>
          <table:table-cell table:number-columns-repeated="2"/>
        </table:table-row>
        <table:table-row table:style-name="ro1">
          <table:table-cell office:value-type="string">
            <text:p>15-1130</text:p>
          </table:table-cell>
          <table:table-cell office:value-type="string">
            <text:p>Software Developers and Programmers</text:p>
          </table:table-cell>
          <table:table-cell office:value-type="string">
            <text:p>broad</text:p>
          </table:table-cell>
          <table:table-cell office:value-type="float" office:value="1397780">
            <text:p>1,397,780</text:p>
          </table:table-cell>
          <table:table-cell office:value-type="float" office:value="0.8">
            <text:p>0.8</text:p>
          </table:table-cell>
          <table:table-cell office:value-type="float" office:value="43.5">
            <text:p>43.50</text:p>
          </table:table-cell>
          <table:table-cell office:value-type="float" office:value="90470">
            <text:p>90,470</text:p>
          </table:table-cell>
          <table:table-cell office:value-type="float" office:value="0.4">
            <text:p>0.4</text:p>
          </table:table-cell>
          <table:table-cell office:value-type="float" office:value="23.95">
            <text:p>23.95</text:p>
          </table:table-cell>
          <table:table-cell office:value-type="float" office:value="31.99">
            <text:p>31.99</text:p>
          </table:table-cell>
          <table:table-cell office:value-type="float" office:value="41.87">
            <text:p>41.87</text:p>
          </table:table-cell>
          <table:table-cell office:value-type="float" office:value="53.7">
            <text:p>53.70</text:p>
          </table:table-cell>
          <table:table-cell office:value-type="float" office:value="66.72">
            <text:p>66.72</text:p>
          </table:table-cell>
          <table:table-cell office:value-type="float" office:value="49820">
            <text:p>49,820</text:p>
          </table:table-cell>
          <table:table-cell office:value-type="float" office:value="66540">
            <text:p>66,540</text:p>
          </table:table-cell>
          <table:table-cell office:value-type="float" office:value="87100">
            <text:p>87,100</text:p>
          </table:table-cell>
          <table:table-cell office:value-type="float" office:value="111690">
            <text:p>111,690</text:p>
          </table:table-cell>
          <table:table-cell office:value-type="float" office:value="138770">
            <text:p>138,770</text:p>
          </table:table-cell>
          <table:table-cell table:number-columns-repeated="2"/>
        </table:table-row>
        <table:table-row table:style-name="ro1">
          <table:table-cell office:value-type="string">
            <text:p>43-1010</text:p>
          </table:table-cell>
          <table:table-cell office:value-type="string">
            <text:p>First-Line Supervisors of Office and Administrative Support Workers</text:p>
          </table:table-cell>
          <table:table-cell office:value-type="string">
            <text:p>broad</text:p>
          </table:table-cell>
          <table:table-cell office:value-type="float" office:value="1359150">
            <text:p>1,359,150</text:p>
          </table:table-cell>
          <table:table-cell office:value-type="float" office:value="0.3">
            <text:p>0.3</text:p>
          </table:table-cell>
          <table:table-cell office:value-type="float" office:value="25.4">
            <text:p>25.40</text:p>
          </table:table-cell>
          <table:table-cell office:value-type="float" office:value="52830">
            <text:p>52,830</text:p>
          </table:table-cell>
          <table:table-cell office:value-type="float" office:value="0.1">
            <text:p>0.1</text:p>
          </table:table-cell>
          <table:table-cell office:value-type="float" office:value="14.67">
            <text:p>14.67</text:p>
          </table:table-cell>
          <table:table-cell office:value-type="float" office:value="18.43">
            <text:p>18.43</text:p>
          </table:table-cell>
          <table:table-cell office:value-type="float" office:value="23.72">
            <text:p>23.72</text:p>
          </table:table-cell>
          <table:table-cell office:value-type="float" office:value="30.78">
            <text:p>30.78</text:p>
          </table:table-cell>
          <table:table-cell office:value-type="float" office:value="38.41">
            <text:p>38.41</text:p>
          </table:table-cell>
          <table:table-cell office:value-type="float" office:value="30520">
            <text:p>30,520</text:p>
          </table:table-cell>
          <table:table-cell office:value-type="float" office:value="38340">
            <text:p>38,340</text:p>
          </table:table-cell>
          <table:table-cell office:value-type="float" office:value="49330">
            <text:p>49,330</text:p>
          </table:table-cell>
          <table:table-cell office:value-type="float" office:value="64030">
            <text:p>64,030</text:p>
          </table:table-cell>
          <table:table-cell office:value-type="float" office:value="79890">
            <text:p>79,890</text:p>
          </table:table-cell>
          <table:table-cell table:number-columns-repeated="2"/>
        </table:table-row>
        <table:table-row table:style-name="ro2">
          <table:table-cell office:value-type="string">
            <text:p>31-9090</text:p>
          </table:table-cell>
          <table:table-cell office:value-type="string">
            <text:p>Miscellaneous Healthcare Support Occupations</text:p>
          </table:table-cell>
          <table:table-cell office:value-type="string">
            <text:p>broad</text:p>
          </table:table-cell>
          <table:table-cell office:value-type="float" office:value="1296700">
            <text:p>1,296,700</text:p>
          </table:table-cell>
          <table:table-cell office:value-type="float" office:value="0.5">
            <text:p>0.5</text:p>
          </table:table-cell>
          <table:table-cell office:value-type="float" office:value="15.21">
            <text:p>15.21</text:p>
          </table:table-cell>
          <table:table-cell office:value-type="float" office:value="31640">
            <text:p>31,640</text:p>
          </table:table-cell>
          <table:table-cell office:value-type="float" office:value="0.2">
            <text:p>0.2</text:p>
          </table:table-cell>
          <table:table-cell office:value-type="float" office:value="9.89">
            <text:p>9.89</text:p>
          </table:table-cell>
          <table:table-cell office:value-type="float" office:value="12.01">
            <text:p>12.01</text:p>
          </table:table-cell>
          <table:table-cell office:value-type="float" office:value="14.63">
            <text:p>14.63</text:p>
          </table:table-cell>
          <table:table-cell office:value-type="float" office:value="17.83">
            <text:p>17.83</text:p>
          </table:table-cell>
          <table:table-cell office:value-type="float" office:value="21.59">
            <text:p>21.59</text:p>
          </table:table-cell>
          <table:table-cell office:value-type="float" office:value="20570">
            <text:p>20,570</text:p>
          </table:table-cell>
          <table:table-cell office:value-type="float" office:value="24970">
            <text:p>24,970</text:p>
          </table:table-cell>
          <table:table-cell office:value-type="float" office:value="30430">
            <text:p>30,430</text:p>
          </table:table-cell>
          <table:table-cell office:value-type="float" office:value="37080">
            <text:p>37,080</text:p>
          </table:table-cell>
          <table:table-cell office:value-type="float" office:value="44910">
            <text:p>44,910</text:p>
          </table:table-cell>
          <table:table-cell table:number-columns-repeated="2"/>
        </table:table-row>
        <table:table-row table:style-name="ro1">
          <table:table-cell office:value-type="string">
            <text:p>51-2090</text:p>
          </table:table-cell>
          <table:table-cell office:value-type="string">
            <text:p>Miscellaneous Assemblers and Fabricators</text:p>
          </table:table-cell>
          <table:table-cell office:value-type="string">
            <text:p>broad</text:p>
          </table:table-cell>
          <table:table-cell office:value-type="float" office:value="1296650">
            <text:p>1,296,650</text:p>
          </table:table-cell>
          <table:table-cell office:value-type="float" office:value="0.8">
            <text:p>0.8</text:p>
          </table:table-cell>
          <table:table-cell office:value-type="float" office:value="14.3">
            <text:p>14.30</text:p>
          </table:table-cell>
          <table:table-cell office:value-type="float" office:value="29730">
            <text:p>29,730</text:p>
          </table:table-cell>
          <table:table-cell office:value-type="float" office:value="0.5">
            <text:p>0.5</text:p>
          </table:table-cell>
          <table:table-cell office:value-type="float" office:value="8.67">
            <text:p>8.67</text:p>
          </table:table-cell>
          <table:table-cell office:value-type="float" office:value="10.19">
            <text:p>10.19</text:p>
          </table:table-cell>
          <table:table-cell office:value-type="float" office:value="13.14">
            <text:p>13.14</text:p>
          </table:table-cell>
          <table:table-cell office:value-type="float" office:value="17.19">
            <text:p>17.19</text:p>
          </table:table-cell>
          <table:table-cell office:value-type="float" office:value="22.47">
            <text:p>22.47</text:p>
          </table:table-cell>
          <table:table-cell office:value-type="float" office:value="18030">
            <text:p>18,030</text:p>
          </table:table-cell>
          <table:table-cell office:value-type="float" office:value="21190">
            <text:p>21,190</text:p>
          </table:table-cell>
          <table:table-cell office:value-type="float" office:value="27330">
            <text:p>27,330</text:p>
          </table:table-cell>
          <table:table-cell office:value-type="float" office:value="35750">
            <text:p>35,750</text:p>
          </table:table-cell>
          <table:table-cell office:value-type="float" office:value="46730">
            <text:p>46,730</text:p>
          </table:table-cell>
          <table:table-cell table:number-columns-repeated="2"/>
        </table:table-row>
        <table:table-row table:style-name="ro1">
          <table:table-cell office:value-type="string">
            <text:p>49-9070</text:p>
          </table:table-cell>
          <table:table-cell office:value-type="string">
            <text:p>Maintenance and Repair Workers, General</text:p>
          </table:table-cell>
          <table:table-cell office:value-type="string">
            <text:p>broad</text:p>
          </table:table-cell>
          <table:table-cell office:value-type="float" office:value="1230270">
            <text:p>1,230,270</text:p>
          </table:table-cell>
          <table:table-cell office:value-type="float" office:value="0.4">
            <text:p>0.4</text:p>
          </table:table-cell>
          <table:table-cell office:value-type="float" office:value="17.88">
            <text:p>17.88</text:p>
          </table:table-cell>
          <table:table-cell office:value-type="float" office:value="37190">
            <text:p>37,190</text:p>
          </table:table-cell>
          <table:table-cell office:value-type="float" office:value="0.2">
            <text:p>0.2</text:p>
          </table:table-cell>
          <table:table-cell office:value-type="float" office:value="10.06">
            <text:p>10.06</text:p>
          </table:table-cell>
          <table:table-cell office:value-type="float" office:value="12.85">
            <text:p>12.85</text:p>
          </table:table-cell>
          <table:table-cell office:value-type="float" office:value="16.93">
            <text:p>16.93</text:p>
          </table:table-cell>
          <table:table-cell office:value-type="float" office:value="21.99">
            <text:p>21.99</text:p>
          </table:table-cell>
          <table:table-cell office:value-type="float" office:value="27.53">
            <text:p>27.53</text:p>
          </table:table-cell>
          <table:table-cell office:value-type="float" office:value="20920">
            <text:p>20,920</text:p>
          </table:table-cell>
          <table:table-cell office:value-type="float" office:value="26720">
            <text:p>26,720</text:p>
          </table:table-cell>
          <table:table-cell office:value-type="float" office:value="35210">
            <text:p>35,210</text:p>
          </table:table-cell>
          <table:table-cell office:value-type="float" office:value="45740">
            <text:p>45,740</text:p>
          </table:table-cell>
          <table:table-cell office:value-type="float" office:value="57260">
            <text:p>57,260</text:p>
          </table:table-cell>
          <table:table-cell table:number-columns-repeated="2"/>
        </table:table-row>
        <table:table-row table:style-name="ro1">
          <table:table-cell office:value-type="string">
            <text:p>25-9040</text:p>
          </table:table-cell>
          <table:table-cell office:value-type="string">
            <text:p>Teacher Assistants</text:p>
          </table:table-cell>
          <table:table-cell office:value-type="string">
            <text:p>broad</text:p>
          </table:table-cell>
          <table:table-cell office:value-type="float" office:value="1185700">
            <text:p>1,185,700</text:p>
          </table:table-cell>
          <table:table-cell office:value-type="float" office:value="0.6">
            <text:p>0.6</text:p>
          </table:table-cell>
          <table:table-cell office:value-type="string">
            <text:p>*</text:p>
          </table:table-cell>
          <table:table-cell office:value-type="float" office:value="25310">
            <text:p>25,310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*</text:p>
          </table:table-cell>
          <table:table-cell office:value-type="float" office:value="17180">
            <text:p>17,180</text:p>
          </table:table-cell>
          <table:table-cell office:value-type="float" office:value="19210">
            <text:p>19,210</text:p>
          </table:table-cell>
          <table:table-cell office:value-type="float" office:value="23640">
            <text:p>23,640</text:p>
          </table:table-cell>
          <table:table-cell office:value-type="float" office:value="29900">
            <text:p>29,900</text:p>
          </table:table-cell>
          <table:table-cell office:value-type="float" office:value="36680">
            <text:p>36,68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13-2010</text:p>
          </table:table-cell>
          <table:table-cell office:value-type="string">
            <text:p>Accountants and Auditors</text:p>
          </table:table-cell>
          <table:table-cell office:value-type="string">
            <text:p>broad</text:p>
          </table:table-cell>
          <table:table-cell office:value-type="float" office:value="1129340">
            <text:p>1,129,340</text:p>
          </table:table-cell>
          <table:table-cell office:value-type="float" office:value="0.6">
            <text:p>0.6</text:p>
          </table:table-cell>
          <table:table-cell office:value-type="float" office:value="34.15">
            <text:p>34.15</text:p>
          </table:table-cell>
          <table:table-cell office:value-type="float" office:value="71040">
            <text:p>71,040</text:p>
          </table:table-cell>
          <table:table-cell office:value-type="float" office:value="0.2">
            <text:p>0.2</text:p>
          </table:table-cell>
          <table:table-cell office:value-type="float" office:value="19.2">
            <text:p>19.20</text:p>
          </table:table-cell>
          <table:table-cell office:value-type="float" office:value="23.82">
            <text:p>23.82</text:p>
          </table:table-cell>
          <table:table-cell office:value-type="float" office:value="30.55">
            <text:p>30.55</text:p>
          </table:table-cell>
          <table:table-cell office:value-type="float" office:value="40.49">
            <text:p>40.49</text:p>
          </table:table-cell>
          <table:table-cell office:value-type="float" office:value="53.61">
            <text:p>53.61</text:p>
          </table:table-cell>
          <table:table-cell office:value-type="float" office:value="39930">
            <text:p>39,930</text:p>
          </table:table-cell>
          <table:table-cell office:value-type="float" office:value="49540">
            <text:p>49,540</text:p>
          </table:table-cell>
          <table:table-cell office:value-type="float" office:value="63550">
            <text:p>63,550</text:p>
          </table:table-cell>
          <table:table-cell office:value-type="float" office:value="84220">
            <text:p>84,220</text:p>
          </table:table-cell>
          <table:table-cell office:value-type="float" office:value="111510">
            <text:p>111,510</text:p>
          </table:table-cell>
          <table:table-cell table:number-columns-repeated="2"/>
        </table:table-row>
        <table:table-row table:style-name="ro1">
          <table:table-cell office:value-type="string">
            <text:p>33-9030</text:p>
          </table:table-cell>
          <table:table-cell office:value-type="string">
            <text:p>Security Guards and Gaming Surveillance Officers</text:p>
          </table:table-cell>
          <table:table-cell office:value-type="string">
            <text:p>broad</text:p>
          </table:table-cell>
          <table:table-cell office:value-type="float" office:value="1055580">
            <text:p>1,055,580</text:p>
          </table:table-cell>
          <table:table-cell office:value-type="float" office:value="0.9">
            <text:p>0.9</text:p>
          </table:table-cell>
          <table:table-cell office:value-type="float" office:value="13.12">
            <text:p>13.12</text:p>
          </table:table-cell>
          <table:table-cell office:value-type="float" office:value="27290">
            <text:p>27,290</text:p>
          </table:table-cell>
          <table:table-cell office:value-type="float" office:value="0.4">
            <text:p>0.4</text:p>
          </table:table-cell>
          <table:table-cell office:value-type="float" office:value="8.37">
            <text:p>8.37</text:p>
          </table:table-cell>
          <table:table-cell office:value-type="float" office:value="9.47">
            <text:p>9.47</text:p>
          </table:table-cell>
          <table:table-cell office:value-type="float" office:value="11.55">
            <text:p>11.55</text:p>
          </table:table-cell>
          <table:table-cell office:value-type="float" office:value="15.24">
            <text:p>15.24</text:p>
          </table:table-cell>
          <table:table-cell office:value-type="float" office:value="20.46">
            <text:p>20.46</text:p>
          </table:table-cell>
          <table:table-cell office:value-type="float" office:value="17400">
            <text:p>17,400</text:p>
          </table:table-cell>
          <table:table-cell office:value-type="float" office:value="19700">
            <text:p>19,700</text:p>
          </table:table-cell>
          <table:table-cell office:value-type="float" office:value="24020">
            <text:p>24,020</text:p>
          </table:table-cell>
          <table:table-cell office:value-type="float" office:value="31700">
            <text:p>31,700</text:p>
          </table:table-cell>
          <table:table-cell office:value-type="float" office:value="42560">
            <text:p>42,560</text:p>
          </table:table-cell>
          <table:table-cell table:number-columns-repeated="2"/>
        </table:table-row>
        <table:table-row table:style-name="ro1">
          <table:table-cell office:value-type="string">
            <text:p>25-2030</text:p>
          </table:table-cell>
          <table:table-cell office:value-type="string">
            <text:p>Secondary School Teachers</text:p>
          </table:table-cell>
          <table:table-cell office:value-type="string">
            <text:p>broad</text:p>
          </table:table-cell>
          <table:table-cell office:value-type="float" office:value="1047550">
            <text:p>1,047,550</text:p>
          </table:table-cell>
          <table:table-cell office:value-type="float" office:value="0.8">
            <text:p>0.8</text:p>
          </table:table-cell>
          <table:table-cell office:value-type="string">
            <text:p>*</text:p>
          </table:table-cell>
          <table:table-cell office:value-type="float" office:value="57710">
            <text:p>57,710</text:p>
          </table:table-cell>
          <table:table-cell office:value-type="float" office:value="0.5">
            <text:p>0.5</text:p>
          </table:table-cell>
          <table:table-cell table:number-columns-repeated="5" office:value-type="string">
            <text:p>*</text:p>
          </table:table-cell>
          <table:table-cell office:value-type="float" office:value="37020">
            <text:p>37,020</text:p>
          </table:table-cell>
          <table:table-cell office:value-type="float" office:value="44280">
            <text:p>44,280</text:p>
          </table:table-cell>
          <table:table-cell office:value-type="float" office:value="55060">
            <text:p>55,060</text:p>
          </table:table-cell>
          <table:table-cell office:value-type="float" office:value="69200">
            <text:p>69,200</text:p>
          </table:table-cell>
          <table:table-cell office:value-type="float" office:value="85370">
            <text:p>85,37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39-9020</text:p>
          </table:table-cell>
          <table:table-cell office:value-type="string">
            <text:p>Personal Care Aides</text:p>
          </table:table-cell>
          <table:table-cell office:value-type="string">
            <text:p>broad</text:p>
          </table:table-cell>
          <table:table-cell office:value-type="float" office:value="985230">
            <text:p>985,230</text:p>
          </table:table-cell>
          <table:table-cell office:value-type="float" office:value="0.9">
            <text:p>0.9</text:p>
          </table:table-cell>
          <table:table-cell office:value-type="float" office:value="10.01">
            <text:p>10.01</text:p>
          </table:table-cell>
          <table:table-cell office:value-type="float" office:value="20830">
            <text:p>20,830</text:p>
          </table:table-cell>
          <table:table-cell office:value-type="float" office:value="0.3">
            <text:p>0.3</text:p>
          </table:table-cell>
          <table:table-cell office:value-type="float" office:value="7.85">
            <text:p>7.85</text:p>
          </table:table-cell>
          <table:table-cell office:value-type="float" office:value="8.51">
            <text:p>8.51</text:p>
          </table:table-cell>
          <table:table-cell office:value-type="float" office:value="9.57">
            <text:p>9.57</text:p>
          </table:table-cell>
          <table:table-cell office:value-type="float" office:value="11.1">
            <text:p>11.10</text:p>
          </table:table-cell>
          <table:table-cell office:value-type="float" office:value="13.26">
            <text:p>13.26</text:p>
          </table:table-cell>
          <table:table-cell office:value-type="float" office:value="16330">
            <text:p>16,330</text:p>
          </table:table-cell>
          <table:table-cell office:value-type="float" office:value="17700">
            <text:p>17,700</text:p>
          </table:table-cell>
          <table:table-cell office:value-type="float" office:value="19910">
            <text:p>19,910</text:p>
          </table:table-cell>
          <table:table-cell office:value-type="float" office:value="23090">
            <text:p>23,090</text:p>
          </table:table-cell>
          <table:table-cell office:value-type="float" office:value="27580">
            <text:p>27,580</text:p>
          </table:table-cell>
          <table:table-cell table:number-columns-repeated="2"/>
        </table:table-row>
        <table:table-row table:style-name="ro1">
          <table:table-cell office:value-type="string">
            <text:p>43-4170</text:p>
          </table:table-cell>
          <table:table-cell office:value-type="string">
            <text:p>Receptionists and Information Clerks</text:p>
          </table:table-cell>
          <table:table-cell office:value-type="string">
            <text:p>broad</text:p>
          </table:table-cell>
          <table:table-cell office:value-type="float" office:value="966150">
            <text:p>966,150</text:p>
          </table:table-cell>
          <table:table-cell office:value-type="float" office:value="0.5">
            <text:p>0.5</text:p>
          </table:table-cell>
          <table:table-cell office:value-type="float" office:value="13">
            <text:p>13.00</text:p>
          </table:table-cell>
          <table:table-cell office:value-type="float" office:value="27050">
            <text:p>27,050</text:p>
          </table:table-cell>
          <table:table-cell office:value-type="float" office:value="0.2">
            <text:p>0.2</text:p>
          </table:table-cell>
          <table:table-cell office:value-type="float" office:value="8.71">
            <text:p>8.71</text:p>
          </table:table-cell>
          <table:table-cell office:value-type="float" office:value="10.16">
            <text:p>10.16</text:p>
          </table:table-cell>
          <table:table-cell office:value-type="float" office:value="12.49">
            <text:p>12.49</text:p>
          </table:table-cell>
          <table:table-cell office:value-type="float" office:value="15.11">
            <text:p>15.11</text:p>
          </table:table-cell>
          <table:table-cell office:value-type="float" office:value="18.16">
            <text:p>18.16</text:p>
          </table:table-cell>
          <table:table-cell office:value-type="float" office:value="18120">
            <text:p>18,120</text:p>
          </table:table-cell>
          <table:table-cell office:value-type="float" office:value="21120">
            <text:p>21,120</text:p>
          </table:table-cell>
          <table:table-cell office:value-type="float" office:value="25990">
            <text:p>25,990</text:p>
          </table:table-cell>
          <table:table-cell office:value-type="float" office:value="31430">
            <text:p>31,430</text:p>
          </table:table-cell>
          <table:table-cell office:value-type="float" office:value="37770">
            <text:p>37,770</text:p>
          </table:table-cell>
          <table:table-cell table:number-columns-repeated="2"/>
        </table:table-row>
        <table:table-row table:style-name="ro1">
          <table:table-cell office:value-type="string">
            <text:p>13-1190</text:p>
          </table:table-cell>
          <table:table-cell office:value-type="string">
            <text:p>Miscellaneous Business Operations Specialists</text:p>
          </table:table-cell>
          <table:table-cell office:value-type="string">
            <text:p>broad</text:p>
          </table:table-cell>
          <table:table-cell office:value-type="float" office:value="931010">
            <text:p>931,010</text:p>
          </table:table-cell>
          <table:table-cell office:value-type="float" office:value="0.5">
            <text:p>0.5</text:p>
          </table:table-cell>
          <table:table-cell office:value-type="float" office:value="33.9">
            <text:p>33.90</text:p>
          </table:table-cell>
          <table:table-cell office:value-type="float" office:value="70520">
            <text:p>70,520</text:p>
          </table:table-cell>
          <table:table-cell office:value-type="float" office:value="0.3">
            <text:p>0.3</text:p>
          </table:table-cell>
          <table:table-cell office:value-type="float" office:value="16.9">
            <text:p>16.90</text:p>
          </table:table-cell>
          <table:table-cell office:value-type="float" office:value="23.07">
            <text:p>23.07</text:p>
          </table:table-cell>
          <table:table-cell office:value-type="float" office:value="31.31">
            <text:p>31.31</text:p>
          </table:table-cell>
          <table:table-cell office:value-type="float" office:value="41.81">
            <text:p>41.81</text:p>
          </table:table-cell>
          <table:table-cell office:value-type="float" office:value="53.83">
            <text:p>53.83</text:p>
          </table:table-cell>
          <table:table-cell office:value-type="float" office:value="35160">
            <text:p>35,160</text:p>
          </table:table-cell>
          <table:table-cell office:value-type="float" office:value="47990">
            <text:p>47,990</text:p>
          </table:table-cell>
          <table:table-cell office:value-type="float" office:value="65120">
            <text:p>65,120</text:p>
          </table:table-cell>
          <table:table-cell office:value-type="float" office:value="86950">
            <text:p>86,950</text:p>
          </table:table-cell>
          <table:table-cell office:value-type="float" office:value="111960">
            <text:p>111,960</text:p>
          </table:table-cell>
          <table:table-cell table:number-columns-repeated="2"/>
        </table:table-row>
        <table:table-row table:style-name="ro1">
          <table:table-cell office:value-type="string">
            <text:p>35-1010</text:p>
          </table:table-cell>
          <table:table-cell office:value-type="string">
            <text:p>Supervisors of Food Preparation and Serving Workers</text:p>
          </table:table-cell>
          <table:table-cell office:value-type="string">
            <text:p>broad</text:p>
          </table:table-cell>
          <table:table-cell office:value-type="float" office:value="914970">
            <text:p>914,970</text:p>
          </table:table-cell>
          <table:table-cell office:value-type="float" office:value="0.5">
            <text:p>0.5</text:p>
          </table:table-cell>
          <table:table-cell office:value-type="float" office:value="16.05">
            <text:p>16.05</text:p>
          </table:table-cell>
          <table:table-cell office:value-type="float" office:value="33390">
            <text:p>33,390</text:p>
          </table:table-cell>
          <table:table-cell office:value-type="float" office:value="0.3">
            <text:p>0.3</text:p>
          </table:table-cell>
          <table:table-cell office:value-type="float" office:value="9.54">
            <text:p>9.54</text:p>
          </table:table-cell>
          <table:table-cell office:value-type="float" office:value="11.27">
            <text:p>11.27</text:p>
          </table:table-cell>
          <table:table-cell office:value-type="float" office:value="14.48">
            <text:p>14.48</text:p>
          </table:table-cell>
          <table:table-cell office:value-type="float" office:value="19.43">
            <text:p>19.43</text:p>
          </table:table-cell>
          <table:table-cell office:value-type="float" office:value="24.92">
            <text:p>24.92</text:p>
          </table:table-cell>
          <table:table-cell office:value-type="float" office:value="19840">
            <text:p>19,840</text:p>
          </table:table-cell>
          <table:table-cell office:value-type="float" office:value="23440">
            <text:p>23,440</text:p>
          </table:table-cell>
          <table:table-cell office:value-type="float" office:value="30120">
            <text:p>30,120</text:p>
          </table:table-cell>
          <table:table-cell office:value-type="float" office:value="40410">
            <text:p>40,410</text:p>
          </table:table-cell>
          <table:table-cell office:value-type="float" office:value="51830">
            <text:p>51,830</text:p>
          </table:table-cell>
          <table:table-cell table:number-columns-repeated="2"/>
        </table:table-row>
        <table:table-row table:style-name="ro1">
          <table:table-cell office:value-type="string">
            <text:p>37-3010</text:p>
          </table:table-cell>
          <table:table-cell office:value-type="string">
            <text:p>Grounds Maintenance Workers</text:p>
          </table:table-cell>
          <table:table-cell office:value-type="string">
            <text:p>broad</text:p>
          </table:table-cell>
          <table:table-cell office:value-type="float" office:value="909350">
            <text:p>909,350</text:p>
          </table:table-cell>
          <table:table-cell office:value-type="float" office:value="0.5">
            <text:p>0.5</text:p>
          </table:table-cell>
          <table:table-cell office:value-type="float" office:value="12.72">
            <text:p>12.72</text:p>
          </table:table-cell>
          <table:table-cell office:value-type="float" office:value="26460">
            <text:p>26,460</text:p>
          </table:table-cell>
          <table:table-cell office:value-type="float" office:value="0.3">
            <text:p>0.3</text:p>
          </table:table-cell>
          <table:table-cell office:value-type="float" office:value="8.38">
            <text:p>8.38</text:p>
          </table:table-cell>
          <table:table-cell office:value-type="float" office:value="9.48">
            <text:p>9.48</text:p>
          </table:table-cell>
          <table:table-cell office:value-type="float" office:value="11.53">
            <text:p>11.53</text:p>
          </table:table-cell>
          <table:table-cell office:value-type="float" office:value="14.72">
            <text:p>14.72</text:p>
          </table:table-cell>
          <table:table-cell office:value-type="float" office:value="18.67">
            <text:p>18.67</text:p>
          </table:table-cell>
          <table:table-cell office:value-type="float" office:value="17420">
            <text:p>17,420</text:p>
          </table:table-cell>
          <table:table-cell office:value-type="float" office:value="19720">
            <text:p>19,720</text:p>
          </table:table-cell>
          <table:table-cell office:value-type="float" office:value="23970">
            <text:p>23,970</text:p>
          </table:table-cell>
          <table:table-cell office:value-type="float" office:value="30620">
            <text:p>30,620</text:p>
          </table:table-cell>
          <table:table-cell office:value-type="float" office:value="38840">
            <text:p>38,840</text:p>
          </table:table-cell>
          <table:table-cell table:number-columns-repeated="2"/>
        </table:table-row>
        <table:table-row table:style-name="ro1">
          <table:table-cell office:value-type="string">
            <text:p>25-3090</text:p>
          </table:table-cell>
          <table:table-cell office:value-type="string">
            <text:p>Miscellaneous Teachers and Instructors</text:p>
          </table:table-cell>
          <table:table-cell office:value-type="string">
            <text:p>broad</text:p>
          </table:table-cell>
          <table:table-cell office:value-type="float" office:value="891450">
            <text:p>891,450</text:p>
          </table:table-cell>
          <table:table-cell office:value-type="float" office:value="1.2">
            <text:p>1.2</text:p>
          </table:table-cell>
          <table:table-cell office:value-type="float" office:value="17.13">
            <text:p>17.13</text:p>
          </table:table-cell>
          <table:table-cell office:value-type="float" office:value="35630">
            <text:p>35,630</text:p>
          </table:table-cell>
          <table:table-cell office:value-type="float" office:value="1.4">
            <text:p>1.4</text:p>
          </table:table-cell>
          <table:table-cell office:value-type="float" office:value="8.6">
            <text:p>8.60</text:p>
          </table:table-cell>
          <table:table-cell office:value-type="float" office:value="10.24">
            <text:p>10.24</text:p>
          </table:table-cell>
          <table:table-cell office:value-type="float" office:value="13.72">
            <text:p>13.72</text:p>
          </table:table-cell>
          <table:table-cell office:value-type="float" office:value="19.98">
            <text:p>19.98</text:p>
          </table:table-cell>
          <table:table-cell office:value-type="float" office:value="29.23">
            <text:p>29.23</text:p>
          </table:table-cell>
          <table:table-cell office:value-type="float" office:value="17890">
            <text:p>17,890</text:p>
          </table:table-cell>
          <table:table-cell office:value-type="float" office:value="21300">
            <text:p>21,300</text:p>
          </table:table-cell>
          <table:table-cell office:value-type="float" office:value="28540">
            <text:p>28,540</text:p>
          </table:table-cell>
          <table:table-cell office:value-type="float" office:value="41550">
            <text:p>41,550</text:p>
          </table:table-cell>
          <table:table-cell office:value-type="float" office:value="60800">
            <text:p>60,800</text:p>
          </table:table-cell>
          <table:table-cell table:number-columns-repeated="2"/>
        </table:table-row>
        <table:table-row table:style-name="ro1">
          <table:table-cell office:value-type="string">
            <text:p>51-9190</text:p>
          </table:table-cell>
          <table:table-cell office:value-type="string">
            <text:p>Miscellaneous Production Workers</text:p>
          </table:table-cell>
          <table:table-cell office:value-type="string">
            <text:p>broad</text:p>
          </table:table-cell>
          <table:table-cell office:value-type="float" office:value="832240">
            <text:p>832,240</text:p>
          </table:table-cell>
          <table:table-cell office:value-type="float" office:value="0.9">
            <text:p>0.9</text:p>
          </table:table-cell>
          <table:table-cell office:value-type="float" office:value="13.59">
            <text:p>13.59</text:p>
          </table:table-cell>
          <table:table-cell office:value-type="float" office:value="28270">
            <text:p>28,270</text:p>
          </table:table-cell>
          <table:table-cell office:value-type="float" office:value="0.5">
            <text:p>0.5</text:p>
          </table:table-cell>
          <table:table-cell office:value-type="float" office:value="8.44">
            <text:p>8.44</text:p>
          </table:table-cell>
          <table:table-cell office:value-type="float" office:value="9.6">
            <text:p>9.60</text:p>
          </table:table-cell>
          <table:table-cell office:value-type="float" office:value="12.16">
            <text:p>12.16</text:p>
          </table:table-cell>
          <table:table-cell office:value-type="float" office:value="16.42">
            <text:p>16.42</text:p>
          </table:table-cell>
          <table:table-cell office:value-type="float" office:value="21.33">
            <text:p>21.33</text:p>
          </table:table-cell>
          <table:table-cell office:value-type="float" office:value="17550">
            <text:p>17,550</text:p>
          </table:table-cell>
          <table:table-cell office:value-type="float" office:value="19970">
            <text:p>19,970</text:p>
          </table:table-cell>
          <table:table-cell office:value-type="float" office:value="25290">
            <text:p>25,290</text:p>
          </table:table-cell>
          <table:table-cell office:value-type="float" office:value="34160">
            <text:p>34,160</text:p>
          </table:table-cell>
          <table:table-cell office:value-type="float" office:value="44370">
            <text:p>44,370</text:p>
          </table:table-cell>
          <table:table-cell table:number-columns-repeated="2"/>
        </table:table-row>
        <table:table-row table:style-name="ro1">
          <table:table-cell office:value-type="string">
            <text:p>47-2060</text:p>
          </table:table-cell>
          <table:table-cell office:value-type="string">
            <text:p>Construction Laborers</text:p>
          </table:table-cell>
          <table:table-cell office:value-type="string">
            <text:p>broad</text:p>
          </table:table-cell>
          <table:table-cell office:value-type="float" office:value="814470">
            <text:p>814,470</text:p>
          </table:table-cell>
          <table:table-cell office:value-type="float" office:value="0.8">
            <text:p>0.8</text:p>
          </table:table-cell>
          <table:table-cell office:value-type="float" office:value="16.58">
            <text:p>16.58</text:p>
          </table:table-cell>
          <table:table-cell office:value-type="float" office:value="34490">
            <text:p>34,490</text:p>
          </table:table-cell>
          <table:table-cell office:value-type="float" office:value="0.4">
            <text:p>0.4</text:p>
          </table:table-cell>
          <table:table-cell office:value-type="float" office:value="9.15">
            <text:p>9.15</text:p>
          </table:table-cell>
          <table:table-cell office:value-type="float" office:value="11.17">
            <text:p>11.17</text:p>
          </table:table-cell>
          <table:table-cell office:value-type="float" office:value="14.42">
            <text:p>14.42</text:p>
          </table:table-cell>
          <table:table-cell office:value-type="float" office:value="19.83">
            <text:p>19.83</text:p>
          </table:table-cell>
          <table:table-cell office:value-type="float" office:value="28.07">
            <text:p>28.07</text:p>
          </table:table-cell>
          <table:table-cell office:value-type="float" office:value="19040">
            <text:p>19,040</text:p>
          </table:table-cell>
          <table:table-cell office:value-type="float" office:value="23240">
            <text:p>23,240</text:p>
          </table:table-cell>
          <table:table-cell office:value-type="float" office:value="29990">
            <text:p>29,990</text:p>
          </table:table-cell>
          <table:table-cell office:value-type="float" office:value="41250">
            <text:p>41,250</text:p>
          </table:table-cell>
          <table:table-cell office:value-type="float" office:value="58380">
            <text:p>58,380</text:p>
          </table:table-cell>
          <table:table-cell table:number-columns-repeated="2"/>
        </table:table-row>
        <table:table-row table:style-name="ro1">
          <table:table-cell office:value-type="string">
            <text:p>35-2020</text:p>
          </table:table-cell>
          <table:table-cell office:value-type="string">
            <text:p>Food Preparation Workers</text:p>
          </table:table-cell>
          <table:table-cell office:value-type="string">
            <text:p>broad</text:p>
          </table:table-cell>
          <table:table-cell office:value-type="float" office:value="785370">
            <text:p>785,370</text:p>
          </table:table-cell>
          <table:table-cell office:value-type="float" office:value="1.2">
            <text:p>1.2</text:p>
          </table:table-cell>
          <table:table-cell office:value-type="float" office:value="10.05">
            <text:p>10.05</text:p>
          </table:table-cell>
          <table:table-cell office:value-type="float" office:value="20910">
            <text:p>20,910</text:p>
          </table:table-cell>
          <table:table-cell office:value-type="float" office:value="0.4">
            <text:p>0.4</text:p>
          </table:table-cell>
          <table:table-cell office:value-type="float" office:value="7.92">
            <text:p>7.92</text:p>
          </table:table-cell>
          <table:table-cell office:value-type="float" office:value="8.51">
            <text:p>8.51</text:p>
          </table:table-cell>
          <table:table-cell office:value-type="float" office:value="9.28">
            <text:p>9.28</text:p>
          </table:table-cell>
          <table:table-cell office:value-type="float" office:value="11.2">
            <text:p>11.20</text:p>
          </table:table-cell>
          <table:table-cell office:value-type="float" office:value="13.84">
            <text:p>13.84</text:p>
          </table:table-cell>
          <table:table-cell office:value-type="float" office:value="16470">
            <text:p>16,470</text:p>
          </table:table-cell>
          <table:table-cell office:value-type="float" office:value="17700">
            <text:p>17,700</text:p>
          </table:table-cell>
          <table:table-cell office:value-type="float" office:value="19300">
            <text:p>19,300</text:p>
          </table:table-cell>
          <table:table-cell office:value-type="float" office:value="23300">
            <text:p>23,300</text:p>
          </table:table-cell>
          <table:table-cell office:value-type="float" office:value="28790">
            <text:p>28,790</text:p>
          </table:table-cell>
          <table:table-cell table:number-columns-repeated="2"/>
        </table:table-row>
        <table:table-row table:style-name="ro1">
          <table:table-cell office:value-type="string">
            <text:p>49-3020</text:p>
          </table:table-cell>
          <table:table-cell office:value-type="string">
            <text:p>Automotive Technicians and Repairers</text:p>
          </table:table-cell>
          <table:table-cell office:value-type="string">
            <text:p>broad</text:p>
          </table:table-cell>
          <table:table-cell office:value-type="float" office:value="747210">
            <text:p>747,210</text:p>
          </table:table-cell>
          <table:table-cell office:value-type="float" office:value="0.5">
            <text:p>0.5</text:p>
          </table:table-cell>
          <table:table-cell office:value-type="float" office:value="18.97">
            <text:p>18.97</text:p>
          </table:table-cell>
          <table:table-cell office:value-type="float" office:value="39460">
            <text:p>39,460</text:p>
          </table:table-cell>
          <table:table-cell office:value-type="float" office:value="0.3">
            <text:p>0.3</text:p>
          </table:table-cell>
          <table:table-cell office:value-type="float" office:value="10.12">
            <text:p>10.12</text:p>
          </table:table-cell>
          <table:table-cell office:value-type="float" office:value="13.24">
            <text:p>13.24</text:p>
          </table:table-cell>
          <table:table-cell office:value-type="float" office:value="17.72">
            <text:p>17.72</text:p>
          </table:table-cell>
          <table:table-cell office:value-type="float" office:value="23.26">
            <text:p>23.26</text:p>
          </table:table-cell>
          <table:table-cell office:value-type="float" office:value="29.11">
            <text:p>29.11</text:p>
          </table:table-cell>
          <table:table-cell office:value-type="float" office:value="21050">
            <text:p>21,050</text:p>
          </table:table-cell>
          <table:table-cell office:value-type="float" office:value="27550">
            <text:p>27,550</text:p>
          </table:table-cell>
          <table:table-cell office:value-type="float" office:value="36850">
            <text:p>36,850</text:p>
          </table:table-cell>
          <table:table-cell office:value-type="float" office:value="48390">
            <text:p>48,390</text:p>
          </table:table-cell>
          <table:table-cell office:value-type="float" office:value="60540">
            <text:p>60,540</text:p>
          </table:table-cell>
          <table:table-cell table:number-columns-repeated="2"/>
        </table:table-row>
        <table:table-row table:style-name="ro1">
          <table:table-cell office:value-type="string">
            <text:p>29-2060</text:p>
          </table:table-cell>
          <table:table-cell office:value-type="string">
            <text:p>Licensed Practical and Licensed Vocational Nurses</text:p>
          </table:table-cell>
          <table:table-cell office:value-type="string">
            <text:p>broad</text:p>
          </table:table-cell>
          <table:table-cell office:value-type="float" office:value="718800">
            <text:p>718,800</text:p>
          </table:table-cell>
          <table:table-cell office:value-type="float" office:value="0.6">
            <text:p>0.6</text:p>
          </table:table-cell>
          <table:table-cell office:value-type="float" office:value="20.39">
            <text:p>20.39</text:p>
          </table:table-cell>
          <table:table-cell office:value-type="float" office:value="42400">
            <text:p>42,400</text:p>
          </table:table-cell>
          <table:table-cell office:value-type="float" office:value="0.2">
            <text:p>0.2</text:p>
          </table:table-cell>
          <table:table-cell office:value-type="float" office:value="14.89">
            <text:p>14.89</text:p>
          </table:table-cell>
          <table:table-cell office:value-type="float" office:value="16.82">
            <text:p>16.82</text:p>
          </table:table-cell>
          <table:table-cell office:value-type="float" office:value="19.97">
            <text:p>19.97</text:p>
          </table:table-cell>
          <table:table-cell office:value-type="float" office:value="23.26">
            <text:p>23.26</text:p>
          </table:table-cell>
          <table:table-cell office:value-type="float" office:value="27.58">
            <text:p>27.58</text:p>
          </table:table-cell>
          <table:table-cell office:value-type="float" office:value="30970">
            <text:p>30,970</text:p>
          </table:table-cell>
          <table:table-cell office:value-type="float" office:value="34990">
            <text:p>34,990</text:p>
          </table:table-cell>
          <table:table-cell office:value-type="float" office:value="41540">
            <text:p>41,540</text:p>
          </table:table-cell>
          <table:table-cell office:value-type="float" office:value="48380">
            <text:p>48,380</text:p>
          </table:table-cell>
          <table:table-cell office:value-type="float" office:value="57360">
            <text:p>57,360</text:p>
          </table:table-cell>
          <table:table-cell table:number-columns-repeated="2"/>
        </table:table-row>
        <table:table-row table:style-name="ro1">
          <table:table-cell office:value-type="string">
            <text:p>15-1150</text:p>
          </table:table-cell>
          <table:table-cell office:value-type="string">
            <text:p>Computer Support Specialists</text:p>
          </table:table-cell>
          <table:table-cell office:value-type="string">
            <text:p>broad</text:p>
          </table:table-cell>
          <table:table-cell office:value-type="float" office:value="693610">
            <text:p>693,610</text:p>
          </table:table-cell>
          <table:table-cell office:value-type="float" office:value="0.8">
            <text:p>0.8</text:p>
          </table:table-cell>
          <table:table-cell office:value-type="float" office:value="25.59">
            <text:p>25.59</text:p>
          </table:table-cell>
          <table:table-cell office:value-type="float" office:value="53230">
            <text:p>53,230</text:p>
          </table:table-cell>
          <table:table-cell office:value-type="float" office:value="0.3">
            <text:p>0.3</text:p>
          </table:table-cell>
          <table:table-cell office:value-type="float" office:value="14">
            <text:p>14.00</text:p>
          </table:table-cell>
          <table:table-cell office:value-type="float" office:value="18.04">
            <text:p>18.04</text:p>
          </table:table-cell>
          <table:table-cell office:value-type="float" office:value="23.51">
            <text:p>23.51</text:p>
          </table:table-cell>
          <table:table-cell office:value-type="float" office:value="31.36">
            <text:p>31.36</text:p>
          </table:table-cell>
          <table:table-cell office:value-type="float" office:value="40.84">
            <text:p>40.84</text:p>
          </table:table-cell>
          <table:table-cell office:value-type="float" office:value="29120">
            <text:p>29,120</text:p>
          </table:table-cell>
          <table:table-cell office:value-type="float" office:value="37520">
            <text:p>37,520</text:p>
          </table:table-cell>
          <table:table-cell office:value-type="float" office:value="48900">
            <text:p>48,900</text:p>
          </table:table-cell>
          <table:table-cell office:value-type="float" office:value="65220">
            <text:p>65,220</text:p>
          </table:table-cell>
          <table:table-cell office:value-type="float" office:value="84940">
            <text:p>84,940</text:p>
          </table:table-cell>
          <table:table-cell table:number-columns-repeated="2"/>
        </table:table-row>
        <table:table-row table:style-name="ro1">
          <table:table-cell office:value-type="string">
            <text:p>43-5070</text:p>
          </table:table-cell>
          <table:table-cell office:value-type="string">
            <text:p>Shipping, Receiving, and Traffic Clerks</text:p>
          </table:table-cell>
          <table:table-cell office:value-type="string">
            <text:p>broad</text:p>
          </table:table-cell>
          <table:table-cell office:value-type="float" office:value="690780">
            <text:p>690,780</text:p>
          </table:table-cell>
          <table:table-cell office:value-type="float" office:value="0.6">
            <text:p>0.6</text:p>
          </table:table-cell>
          <table:table-cell office:value-type="float" office:value="14.76">
            <text:p>14.76</text:p>
          </table:table-cell>
          <table:table-cell office:value-type="float" office:value="30700">
            <text:p>30,700</text:p>
          </table:table-cell>
          <table:table-cell office:value-type="float" office:value="0.2">
            <text:p>0.2</text:p>
          </table:table-cell>
          <table:table-cell office:value-type="float" office:value="9.22">
            <text:p>9.22</text:p>
          </table:table-cell>
          <table:table-cell office:value-type="float" office:value="11.1">
            <text:p>11.10</text:p>
          </table:table-cell>
          <table:table-cell office:value-type="float" office:value="13.95">
            <text:p>13.95</text:p>
          </table:table-cell>
          <table:table-cell office:value-type="float" office:value="17.59">
            <text:p>17.59</text:p>
          </table:table-cell>
          <table:table-cell office:value-type="float" office:value="21.79">
            <text:p>21.79</text:p>
          </table:table-cell>
          <table:table-cell office:value-type="float" office:value="19180">
            <text:p>19,180</text:p>
          </table:table-cell>
          <table:table-cell office:value-type="float" office:value="23080">
            <text:p>23,080</text:p>
          </table:table-cell>
          <table:table-cell office:value-type="float" office:value="29010">
            <text:p>29,010</text:p>
          </table:table-cell>
          <table:table-cell office:value-type="float" office:value="36580">
            <text:p>36,580</text:p>
          </table:table-cell>
          <table:table-cell office:value-type="float" office:value="45330">
            <text:p>45,330</text:p>
          </table:table-cell>
          <table:table-cell table:number-columns-repeated="2"/>
        </table:table-row>
        <table:table-row table:style-name="ro1">
          <table:table-cell office:value-type="string">
            <text:p>41-3090</text:p>
          </table:table-cell>
          <table:table-cell office:value-type="string">
            <text:p>Miscellaneous Sales Representatives, Services</text:p>
          </table:table-cell>
          <table:table-cell office:value-type="string">
            <text:p>broad</text:p>
          </table:table-cell>
          <table:table-cell office:value-type="float" office:value="672080">
            <text:p>672,080</text:p>
          </table:table-cell>
          <table:table-cell office:value-type="float" office:value="0.8">
            <text:p>0.8</text:p>
          </table:table-cell>
          <table:table-cell office:value-type="float" office:value="29.22">
            <text:p>29.22</text:p>
          </table:table-cell>
          <table:table-cell office:value-type="float" office:value="60770">
            <text:p>60,770</text:p>
          </table:table-cell>
          <table:table-cell office:value-type="float" office:value="0.4">
            <text:p>0.4</text:p>
          </table:table-cell>
          <table:table-cell office:value-type="float" office:value="12.06">
            <text:p>12.06</text:p>
          </table:table-cell>
          <table:table-cell office:value-type="float" office:value="16.6">
            <text:p>16.60</text:p>
          </table:table-cell>
          <table:table-cell office:value-type="float" office:value="24.45">
            <text:p>24.45</text:p>
          </table:table-cell>
          <table:table-cell office:value-type="float" office:value="36.12">
            <text:p>36.12</text:p>
          </table:table-cell>
          <table:table-cell office:value-type="float" office:value="52.44">
            <text:p>52.44</text:p>
          </table:table-cell>
          <table:table-cell office:value-type="float" office:value="25090">
            <text:p>25,090</text:p>
          </table:table-cell>
          <table:table-cell office:value-type="float" office:value="34520">
            <text:p>34,520</text:p>
          </table:table-cell>
          <table:table-cell office:value-type="float" office:value="50850">
            <text:p>50,850</text:p>
          </table:table-cell>
          <table:table-cell office:value-type="float" office:value="75130">
            <text:p>75,130</text:p>
          </table:table-cell>
          <table:table-cell office:value-type="float" office:value="109070">
            <text:p>109,070</text:p>
          </table:table-cell>
          <table:table-cell table:number-columns-repeated="2"/>
        </table:table-row>
        <table:table-row table:style-name="ro1">
          <table:table-cell office:value-type="string">
            <text:p>29-2050</text:p>
          </table:table-cell>
          <table:table-cell office:value-type="string">
            <text:p>Health Practitioner Support Technologists and Technicians</text:p>
          </table:table-cell>
          <table:table-cell office:value-type="string">
            <text:p>broad</text:p>
          </table:table-cell>
          <table:table-cell office:value-type="float" office:value="668870">
            <text:p>668,870</text:p>
          </table:table-cell>
          <table:table-cell office:value-type="float" office:value="0.6">
            <text:p>0.6</text:p>
          </table:table-cell>
          <table:table-cell office:value-type="float" office:value="15.98">
            <text:p>15.98</text:p>
          </table:table-cell>
          <table:table-cell office:value-type="float" office:value="33240">
            <text:p>33,240</text:p>
          </table:table-cell>
          <table:table-cell office:value-type="float" office:value="0.3">
            <text:p>0.3</text:p>
          </table:table-cell>
          <table:table-cell office:value-type="float" office:value="10.12">
            <text:p>10.12</text:p>
          </table:table-cell>
          <table:table-cell office:value-type="float" office:value="12.17">
            <text:p>12.17</text:p>
          </table:table-cell>
          <table:table-cell office:value-type="float" office:value="15.06">
            <text:p>15.06</text:p>
          </table:table-cell>
          <table:table-cell office:value-type="float" office:value="18.61">
            <text:p>18.61</text:p>
          </table:table-cell>
          <table:table-cell office:value-type="float" office:value="23.06">
            <text:p>23.06</text:p>
          </table:table-cell>
          <table:table-cell office:value-type="float" office:value="21040">
            <text:p>21,040</text:p>
          </table:table-cell>
          <table:table-cell office:value-type="float" office:value="25320">
            <text:p>25,320</text:p>
          </table:table-cell>
          <table:table-cell office:value-type="float" office:value="31330">
            <text:p>31,330</text:p>
          </table:table-cell>
          <table:table-cell office:value-type="float" office:value="38700">
            <text:p>38,700</text:p>
          </table:table-cell>
          <table:table-cell office:value-type="float" office:value="47960">
            <text:p>47,960</text:p>
          </table:table-cell>
          <table:table-cell table:number-columns-repeated="2"/>
        </table:table-row>
        <table:table-row table:style-name="ro1">
          <table:table-cell office:value-type="string">
            <text:p>53-3020</text:p>
          </table:table-cell>
          <table:table-cell office:value-type="string">
            <text:p>Bus Drivers</text:p>
          </table:table-cell>
          <table:table-cell office:value-type="string">
            <text:p>broad</text:p>
          </table:table-cell>
          <table:table-cell office:value-type="float" office:value="652590">
            <text:p>652,590</text:p>
          </table:table-cell>
          <table:table-cell office:value-type="float" office:value="0.8">
            <text:p>0.8</text:p>
          </table:table-cell>
          <table:table-cell office:value-type="float" office:value="15.13">
            <text:p>15.13</text:p>
          </table:table-cell>
          <table:table-cell office:value-type="float" office:value="31480">
            <text:p>31,480</text:p>
          </table:table-cell>
          <table:table-cell office:value-type="float" office:value="1">
            <text:p>1.0</text:p>
          </table:table-cell>
          <table:table-cell office:value-type="float" office:value="8.67">
            <text:p>8.67</text:p>
          </table:table-cell>
          <table:table-cell office:value-type="float" office:value="10.74">
            <text:p>10.74</text:p>
          </table:table-cell>
          <table:table-cell office:value-type="float" office:value="14.21">
            <text:p>14.21</text:p>
          </table:table-cell>
          <table:table-cell office:value-type="float" office:value="18.32">
            <text:p>18.32</text:p>
          </table:table-cell>
          <table:table-cell office:value-type="float" office:value="23.1">
            <text:p>23.10</text:p>
          </table:table-cell>
          <table:table-cell office:value-type="float" office:value="18040">
            <text:p>18,040</text:p>
          </table:table-cell>
          <table:table-cell office:value-type="float" office:value="22350">
            <text:p>22,350</text:p>
          </table:table-cell>
          <table:table-cell office:value-type="float" office:value="29550">
            <text:p>29,550</text:p>
          </table:table-cell>
          <table:table-cell office:value-type="float" office:value="38100">
            <text:p>38,100</text:p>
          </table:table-cell>
          <table:table-cell office:value-type="float" office:value="48040">
            <text:p>48,040</text:p>
          </table:table-cell>
          <table:table-cell table:number-columns-repeated="2"/>
        </table:table-row>
        <table:table-row table:style-name="ro1">
          <table:table-cell office:value-type="string">
            <text:p>41-2020</text:p>
          </table:table-cell>
          <table:table-cell office:value-type="string">
            <text:p>Counter and Rental Clerks and Parts Salespersons</text:p>
          </table:table-cell>
          <table:table-cell office:value-type="string">
            <text:p>broad</text:p>
          </table:table-cell>
          <table:table-cell office:value-type="float" office:value="650920">
            <text:p>650,920</text:p>
          </table:table-cell>
          <table:table-cell office:value-type="float" office:value="0.7">
            <text:p>0.7</text:p>
          </table:table-cell>
          <table:table-cell office:value-type="float" office:value="13.81">
            <text:p>13.81</text:p>
          </table:table-cell>
          <table:table-cell office:value-type="float" office:value="28720">
            <text:p>28,720</text:p>
          </table:table-cell>
          <table:table-cell office:value-type="float" office:value="0.3">
            <text:p>0.3</text:p>
          </table:table-cell>
          <table:table-cell office:value-type="float" office:value="8.38">
            <text:p>8.38</text:p>
          </table:table-cell>
          <table:table-cell office:value-type="float" office:value="9.35">
            <text:p>9.35</text:p>
          </table:table-cell>
          <table:table-cell office:value-type="float" office:value="12.05">
            <text:p>12.05</text:p>
          </table:table-cell>
          <table:table-cell office:value-type="float" office:value="16.68">
            <text:p>16.68</text:p>
          </table:table-cell>
          <table:table-cell office:value-type="float" office:value="22.15">
            <text:p>22.15</text:p>
          </table:table-cell>
          <table:table-cell office:value-type="float" office:value="17440">
            <text:p>17,440</text:p>
          </table:table-cell>
          <table:table-cell office:value-type="float" office:value="19440">
            <text:p>19,440</text:p>
          </table:table-cell>
          <table:table-cell office:value-type="float" office:value="25050">
            <text:p>25,050</text:p>
          </table:table-cell>
          <table:table-cell office:value-type="float" office:value="34700">
            <text:p>34,700</text:p>
          </table:table-cell>
          <table:table-cell office:value-type="float" office:value="46060">
            <text:p>46,060</text:p>
          </table:table-cell>
          <table:table-cell table:number-columns-repeated="2"/>
        </table:table-row>
        <table:table-row table:style-name="ro1">
          <table:table-cell office:value-type="string">
            <text:p>33-3050</text:p>
          </table:table-cell>
          <table:table-cell office:value-type="string">
            <text:p>Police Officers</text:p>
          </table:table-cell>
          <table:table-cell office:value-type="string">
            <text:p>broad</text:p>
          </table:table-cell>
          <table:table-cell office:value-type="float" office:value="636140">
            <text:p>636,140</text:p>
          </table:table-cell>
          <table:table-cell office:value-type="float" office:value="0.6">
            <text:p>0.6</text:p>
          </table:table-cell>
          <table:table-cell office:value-type="float" office:value="27.78">
            <text:p>27.78</text:p>
          </table:table-cell>
          <table:table-cell office:value-type="float" office:value="57770">
            <text:p>57,770</text:p>
          </table:table-cell>
          <table:table-cell office:value-type="float" office:value="0.7">
            <text:p>0.7</text:p>
          </table:table-cell>
          <table:table-cell office:value-type="float" office:value="15.56">
            <text:p>15.56</text:p>
          </table:table-cell>
          <table:table-cell office:value-type="float" office:value="19.95">
            <text:p>19.95</text:p>
          </table:table-cell>
          <table:table-cell office:value-type="float" office:value="26.57">
            <text:p>26.57</text:p>
          </table:table-cell>
          <table:table-cell office:value-type="float" office:value="34.85">
            <text:p>34.85</text:p>
          </table:table-cell>
          <table:table-cell office:value-type="float" office:value="42.93">
            <text:p>42.93</text:p>
          </table:table-cell>
          <table:table-cell office:value-type="float" office:value="32360">
            <text:p>32,360</text:p>
          </table:table-cell>
          <table:table-cell office:value-type="float" office:value="41490">
            <text:p>41,490</text:p>
          </table:table-cell>
          <table:table-cell office:value-type="float" office:value="55260">
            <text:p>55,260</text:p>
          </table:table-cell>
          <table:table-cell office:value-type="float" office:value="72480">
            <text:p>72,480</text:p>
          </table:table-cell>
          <table:table-cell office:value-type="float" office:value="89290">
            <text:p>89,290</text:p>
          </table:table-cell>
          <table:table-cell table:number-columns-repeated="2"/>
        </table:table-row>
        <table:table-row table:style-name="ro1">
          <table:table-cell office:value-type="string">
            <text:p>21-1090</text:p>
          </table:table-cell>
          <table:table-cell office:value-type="string">
            <text:p>Miscellaneous Community and Social Service Specialists</text:p>
          </table:table-cell>
          <table:table-cell office:value-type="string">
            <text:p>broad</text:p>
          </table:table-cell>
          <table:table-cell office:value-type="float" office:value="631150">
            <text:p>631,150</text:p>
          </table:table-cell>
          <table:table-cell office:value-type="float" office:value="0.6">
            <text:p>0.6</text:p>
          </table:table-cell>
          <table:table-cell office:value-type="float" office:value="18.37">
            <text:p>18.37</text:p>
          </table:table-cell>
          <table:table-cell office:value-type="float" office:value="38200">
            <text:p>38,200</text:p>
          </table:table-cell>
          <table:table-cell office:value-type="float" office:value="0.4">
            <text:p>0.4</text:p>
          </table:table-cell>
          <table:table-cell office:value-type="float" office:value="9.88">
            <text:p>9.88</text:p>
          </table:table-cell>
          <table:table-cell office:value-type="float" office:value="12.38">
            <text:p>12.38</text:p>
          </table:table-cell>
          <table:table-cell office:value-type="float" office:value="16.41">
            <text:p>16.41</text:p>
          </table:table-cell>
          <table:table-cell office:value-type="float" office:value="22.3">
            <text:p>22.30</text:p>
          </table:table-cell>
          <table:table-cell office:value-type="float" office:value="29.91">
            <text:p>29.91</text:p>
          </table:table-cell>
          <table:table-cell office:value-type="float" office:value="20550">
            <text:p>20,550</text:p>
          </table:table-cell>
          <table:table-cell office:value-type="float" office:value="25750">
            <text:p>25,750</text:p>
          </table:table-cell>
          <table:table-cell office:value-type="float" office:value="34130">
            <text:p>34,130</text:p>
          </table:table-cell>
          <table:table-cell office:value-type="float" office:value="46390">
            <text:p>46,390</text:p>
          </table:table-cell>
          <table:table-cell office:value-type="float" office:value="62210">
            <text:p>62,210</text:p>
          </table:table-cell>
          <table:table-cell table:number-columns-repeated="2"/>
        </table:table-row>
        <table:table-row table:style-name="ro1">
          <table:table-cell office:value-type="string">
            <text:p>39-9010</text:p>
          </table:table-cell>
          <table:table-cell office:value-type="string">
            <text:p>Childcare Workers</text:p>
          </table:table-cell>
          <table:table-cell office:value-type="string">
            <text:p>broad</text:p>
          </table:table-cell>
          <table:table-cell office:value-type="float" office:value="624520">
            <text:p>624,520</text:p>
          </table:table-cell>
          <table:table-cell office:value-type="float" office:value="1">
            <text:p>1.0</text:p>
          </table:table-cell>
          <table:table-cell office:value-type="float" office:value="10.25">
            <text:p>10.25</text:p>
          </table:table-cell>
          <table:table-cell office:value-type="float" office:value="21310">
            <text:p>21,310</text:p>
          </table:table-cell>
          <table:table-cell office:value-type="float" office:value="0.6">
            <text:p>0.6</text:p>
          </table:table-cell>
          <table:table-cell office:value-type="float" office:value="7.85">
            <text:p>7.85</text:p>
          </table:table-cell>
          <table:table-cell office:value-type="float" office:value="8.46">
            <text:p>8.46</text:p>
          </table:table-cell>
          <table:table-cell office:value-type="float" office:value="9.38">
            <text:p>9.38</text:p>
          </table:table-cell>
          <table:table-cell office:value-type="float" office:value="11.51">
            <text:p>11.51</text:p>
          </table:table-cell>
          <table:table-cell office:value-type="float" office:value="14.19">
            <text:p>14.19</text:p>
          </table:table-cell>
          <table:table-cell office:value-type="float" office:value="16340">
            <text:p>16,340</text:p>
          </table:table-cell>
          <table:table-cell office:value-type="float" office:value="17600">
            <text:p>17,600</text:p>
          </table:table-cell>
          <table:table-cell office:value-type="float" office:value="19510">
            <text:p>19,510</text:p>
          </table:table-cell>
          <table:table-cell office:value-type="float" office:value="23940">
            <text:p>23,940</text:p>
          </table:table-cell>
          <table:table-cell office:value-type="float" office:value="29510">
            <text:p>29,510</text:p>
          </table:table-cell>
          <table:table-cell table:number-columns-repeated="2"/>
        </table:table-row>
        <table:table-row table:style-name="ro1">
          <table:table-cell office:value-type="string">
            <text:p>29-1060</text:p>
          </table:table-cell>
          <table:table-cell office:value-type="string">
            <text:p>Physicians and Surgeons</text:p>
          </table:table-cell>
          <table:table-cell office:value-type="string">
            <text:p>broad</text:p>
          </table:table-cell>
          <table:table-cell office:value-type="float" office:value="611650">
            <text:p>611,650</text:p>
          </table:table-cell>
          <table:table-cell office:value-type="float" office:value="1">
            <text:p>1.0</text:p>
          </table:table-cell>
          <table:table-cell office:value-type="float" office:value="91.38">
            <text:p>91.38</text:p>
          </table:table-cell>
          <table:table-cell office:value-type="float" office:value="190060">
            <text:p>190,060</text:p>
          </table:table-cell>
          <table:table-cell office:value-type="float" office:value="0.6">
            <text:p>0.6</text:p>
          </table:table-cell>
          <table:table-cell office:value-type="float" office:value="28.88">
            <text:p>28.88</text:p>
          </table:table-cell>
          <table:table-cell office:value-type="float" office:value="62.08">
            <text:p>62.08</text:p>
          </table:table-cell>
          <table:table-cell table:number-columns-repeated="3" office:value-type="string">
            <text:p>#</text:p>
          </table:table-cell>
          <table:table-cell office:value-type="float" office:value="60070">
            <text:p>60,070</text:p>
          </table:table-cell>
          <table:table-cell office:value-type="float" office:value="129130">
            <text:p>129,130</text:p>
          </table:table-cell>
          <table:table-cell table:number-columns-repeated="3"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15-1140</text:p>
          </table:table-cell>
          <table:table-cell office:value-type="string">
            <text:p>Database and Systems Administrators and Network Architects</text:p>
          </table:table-cell>
          <table:table-cell office:value-type="string">
            <text:p>broad</text:p>
          </table:table-cell>
          <table:table-cell office:value-type="float" office:value="599800">
            <text:p>599,800</text:p>
          </table:table-cell>
          <table:table-cell office:value-type="float" office:value="0.7">
            <text:p>0.7</text:p>
          </table:table-cell>
          <table:table-cell office:value-type="float" office:value="38.9">
            <text:p>38.90</text:p>
          </table:table-cell>
          <table:table-cell office:value-type="float" office:value="80910">
            <text:p>80,910</text:p>
          </table:table-cell>
          <table:table-cell office:value-type="float" office:value="0.3">
            <text:p>0.3</text:p>
          </table:table-cell>
          <table:table-cell office:value-type="float" office:value="21.84">
            <text:p>21.84</text:p>
          </table:table-cell>
          <table:table-cell office:value-type="float" office:value="28.36">
            <text:p>28.36</text:p>
          </table:table-cell>
          <table:table-cell office:value-type="float" office:value="36.96">
            <text:p>36.96</text:p>
          </table:table-cell>
          <table:table-cell office:value-type="float" office:value="47.72">
            <text:p>47.72</text:p>
          </table:table-cell>
          <table:table-cell office:value-type="float" office:value="58.46">
            <text:p>58.46</text:p>
          </table:table-cell>
          <table:table-cell office:value-type="float" office:value="45440">
            <text:p>45,440</text:p>
          </table:table-cell>
          <table:table-cell office:value-type="float" office:value="58980">
            <text:p>58,980</text:p>
          </table:table-cell>
          <table:table-cell office:value-type="float" office:value="76880">
            <text:p>76,880</text:p>
          </table:table-cell>
          <table:table-cell office:value-type="float" office:value="99260">
            <text:p>99,260</text:p>
          </table:table-cell>
          <table:table-cell office:value-type="float" office:value="121600">
            <text:p>121,600</text:p>
          </table:table-cell>
          <table:table-cell table:number-columns-repeated="2"/>
        </table:table-row>
        <table:table-row table:style-name="ro1">
          <table:table-cell office:value-type="string">
            <text:p>21-1010</text:p>
          </table:table-cell>
          <table:table-cell office:value-type="string">
            <text:p>Counselors</text:p>
          </table:table-cell>
          <table:table-cell office:value-type="string">
            <text:p>broad</text:p>
          </table:table-cell>
          <table:table-cell office:value-type="float" office:value="598250">
            <text:p>598,250</text:p>
          </table:table-cell>
          <table:table-cell office:value-type="float" office:value="0.8">
            <text:p>0.8</text:p>
          </table:table-cell>
          <table:table-cell office:value-type="float" office:value="22.84">
            <text:p>22.84</text:p>
          </table:table-cell>
          <table:table-cell office:value-type="float" office:value="47510">
            <text:p>47,510</text:p>
          </table:table-cell>
          <table:table-cell office:value-type="float" office:value="0.5">
            <text:p>0.5</text:p>
          </table:table-cell>
          <table:table-cell office:value-type="float" office:value="12.23">
            <text:p>12.23</text:p>
          </table:table-cell>
          <table:table-cell office:value-type="float" office:value="15.85">
            <text:p>15.85</text:p>
          </table:table-cell>
          <table:table-cell office:value-type="float" office:value="21.18">
            <text:p>21.18</text:p>
          </table:table-cell>
          <table:table-cell office:value-type="float" office:value="28.29">
            <text:p>28.29</text:p>
          </table:table-cell>
          <table:table-cell office:value-type="float" office:value="35.96">
            <text:p>35.96</text:p>
          </table:table-cell>
          <table:table-cell office:value-type="float" office:value="25440">
            <text:p>25,440</text:p>
          </table:table-cell>
          <table:table-cell office:value-type="float" office:value="32960">
            <text:p>32,960</text:p>
          </table:table-cell>
          <table:table-cell office:value-type="float" office:value="44040">
            <text:p>44,040</text:p>
          </table:table-cell>
          <table:table-cell office:value-type="float" office:value="58840">
            <text:p>58,840</text:p>
          </table:table-cell>
          <table:table-cell office:value-type="float" office:value="74790">
            <text:p>74,790</text:p>
          </table:table-cell>
          <table:table-cell table:number-columns-repeated="2"/>
        </table:table-row>
        <table:table-row table:style-name="ro1">
          <table:table-cell office:value-type="string">
            <text:p>23-1010</text:p>
          </table:table-cell>
          <table:table-cell office:value-type="string">
            <text:p>Lawyers and Judicial Law Clerks</text:p>
          </table:table-cell>
          <table:table-cell office:value-type="string">
            <text:p>broad</text:p>
          </table:table-cell>
          <table:table-cell office:value-type="float" office:value="593120">
            <text:p>593,120</text:p>
          </table:table-cell>
          <table:table-cell office:value-type="float" office:value="0.7">
            <text:p>0.7</text:p>
          </table:table-cell>
          <table:table-cell office:value-type="float" office:value="62.21">
            <text:p>62.21</text:p>
          </table:table-cell>
          <table:table-cell office:value-type="float" office:value="129410">
            <text:p>129,410</text:p>
          </table:table-cell>
          <table:table-cell office:value-type="float" office:value="0.6">
            <text:p>0.6</text:p>
          </table:table-cell>
          <table:table-cell office:value-type="float" office:value="25.32">
            <text:p>25.32</text:p>
          </table:table-cell>
          <table:table-cell office:value-type="float" office:value="35.31">
            <text:p>35.31</text:p>
          </table:table-cell>
          <table:table-cell office:value-type="float" office:value="53.91">
            <text:p>53.91</text:p>
          </table:table-cell>
          <table:table-cell office:value-type="float" office:value="79.97">
            <text:p>79.97</text:p>
          </table:table-cell>
          <table:table-cell office:value-type="string">
            <text:p>#</text:p>
          </table:table-cell>
          <table:table-cell office:value-type="float" office:value="52670">
            <text:p>52,670</text:p>
          </table:table-cell>
          <table:table-cell office:value-type="float" office:value="73450">
            <text:p>73,450</text:p>
          </table:table-cell>
          <table:table-cell office:value-type="float" office:value="112120">
            <text:p>112,120</text:p>
          </table:table-cell>
          <table:table-cell office:value-type="float" office:value="166350">
            <text:p>166,35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29-1120</text:p>
          </table:table-cell>
          <table:table-cell office:value-type="string">
            <text:p>Therapists</text:p>
          </table:table-cell>
          <table:table-cell office:value-type="string">
            <text:p>broad</text:p>
          </table:table-cell>
          <table:table-cell office:value-type="float" office:value="591350">
            <text:p>591,350</text:p>
          </table:table-cell>
          <table:table-cell office:value-type="float" office:value="0.6">
            <text:p>0.6</text:p>
          </table:table-cell>
          <table:table-cell office:value-type="float" office:value="34.5">
            <text:p>34.50</text:p>
          </table:table-cell>
          <table:table-cell office:value-type="float" office:value="71760">
            <text:p>71,760</text:p>
          </table:table-cell>
          <table:table-cell office:value-type="float" office:value="0.2">
            <text:p>0.2</text:p>
          </table:table-cell>
          <table:table-cell office:value-type="float" office:value="20.88">
            <text:p>20.88</text:p>
          </table:table-cell>
          <table:table-cell office:value-type="float" office:value="26.45">
            <text:p>26.45</text:p>
          </table:table-cell>
          <table:table-cell office:value-type="float" office:value="33.66">
            <text:p>33.66</text:p>
          </table:table-cell>
          <table:table-cell office:value-type="float" office:value="41.72">
            <text:p>41.72</text:p>
          </table:table-cell>
          <table:table-cell office:value-type="float" office:value="49.87">
            <text:p>49.87</text:p>
          </table:table-cell>
          <table:table-cell office:value-type="float" office:value="43420">
            <text:p>43,420</text:p>
          </table:table-cell>
          <table:table-cell office:value-type="float" office:value="55020">
            <text:p>55,020</text:p>
          </table:table-cell>
          <table:table-cell office:value-type="float" office:value="70000">
            <text:p>70,000</text:p>
          </table:table-cell>
          <table:table-cell office:value-type="float" office:value="86790">
            <text:p>86,790</text:p>
          </table:table-cell>
          <table:table-cell office:value-type="float" office:value="103730">
            <text:p>103,730</text:p>
          </table:table-cell>
          <table:table-cell table:number-columns-repeated="2"/>
        </table:table-row>
        <table:table-row table:style-name="ro1">
          <table:table-cell office:value-type="string">
            <text:p>21-1020</text:p>
          </table:table-cell>
          <table:table-cell office:value-type="string">
            <text:p>Social Workers</text:p>
          </table:table-cell>
          <table:table-cell office:value-type="string">
            <text:p>broad</text:p>
          </table:table-cell>
          <table:table-cell office:value-type="float" office:value="582270">
            <text:p>582,270</text:p>
          </table:table-cell>
          <table:table-cell office:value-type="float" office:value="0.6">
            <text:p>0.6</text:p>
          </table:table-cell>
          <table:table-cell office:value-type="float" office:value="22.78">
            <text:p>22.78</text:p>
          </table:table-cell>
          <table:table-cell office:value-type="float" office:value="47370">
            <text:p>47,370</text:p>
          </table:table-cell>
          <table:table-cell office:value-type="float" office:value="0.5">
            <text:p>0.5</text:p>
          </table:table-cell>
          <table:table-cell office:value-type="float" office:value="13.2">
            <text:p>13.20</text:p>
          </table:table-cell>
          <table:table-cell office:value-type="float" office:value="16.43">
            <text:p>16.43</text:p>
          </table:table-cell>
          <table:table-cell office:value-type="float" office:value="21.25">
            <text:p>21.25</text:p>
          </table:table-cell>
          <table:table-cell office:value-type="float" office:value="27.9">
            <text:p>27.90</text:p>
          </table:table-cell>
          <table:table-cell office:value-type="float" office:value="35.09">
            <text:p>35.09</text:p>
          </table:table-cell>
          <table:table-cell office:value-type="float" office:value="27450">
            <text:p>27,450</text:p>
          </table:table-cell>
          <table:table-cell office:value-type="float" office:value="34170">
            <text:p>34,170</text:p>
          </table:table-cell>
          <table:table-cell office:value-type="float" office:value="44200">
            <text:p>44,200</text:p>
          </table:table-cell>
          <table:table-cell office:value-type="float" office:value="58030">
            <text:p>58,030</text:p>
          </table:table-cell>
          <table:table-cell office:value-type="float" office:value="72980">
            <text:p>72,980</text:p>
          </table:table-cell>
          <table:table-cell table:number-columns-repeated="2"/>
        </table:table-row>
        <table:table-row table:style-name="ro1">
          <table:table-cell office:value-type="string">
            <text:p>51-1010</text:p>
          </table:table-cell>
          <table:table-cell office:value-type="string">
            <text:p>First-Line Supervisors of Production and Operating Workers</text:p>
          </table:table-cell>
          <table:table-cell office:value-type="string">
            <text:p>broad</text:p>
          </table:table-cell>
          <table:table-cell office:value-type="float" office:value="568820">
            <text:p>568,820</text:p>
          </table:table-cell>
          <table:table-cell office:value-type="float" office:value="0.4">
            <text:p>0.4</text:p>
          </table:table-cell>
          <table:table-cell office:value-type="float" office:value="27.61">
            <text:p>27.61</text:p>
          </table:table-cell>
          <table:table-cell office:value-type="float" office:value="57420">
            <text:p>57,420</text:p>
          </table:table-cell>
          <table:table-cell office:value-type="float" office:value="0.2">
            <text:p>0.2</text:p>
          </table:table-cell>
          <table:table-cell office:value-type="float" office:value="15.64">
            <text:p>15.64</text:p>
          </table:table-cell>
          <table:table-cell office:value-type="float" office:value="19.89">
            <text:p>19.89</text:p>
          </table:table-cell>
          <table:table-cell office:value-type="float" office:value="25.98">
            <text:p>25.98</text:p>
          </table:table-cell>
          <table:table-cell office:value-type="float" office:value="33.87">
            <text:p>33.87</text:p>
          </table:table-cell>
          <table:table-cell office:value-type="float" office:value="42.81">
            <text:p>42.81</text:p>
          </table:table-cell>
          <table:table-cell office:value-type="float" office:value="32530">
            <text:p>32,530</text:p>
          </table:table-cell>
          <table:table-cell office:value-type="float" office:value="41370">
            <text:p>41,370</text:p>
          </table:table-cell>
          <table:table-cell office:value-type="float" office:value="54040">
            <text:p>54,040</text:p>
          </table:table-cell>
          <table:table-cell office:value-type="float" office:value="70450">
            <text:p>70,450</text:p>
          </table:table-cell>
          <table:table-cell office:value-type="float" office:value="89040">
            <text:p>89,040</text:p>
          </table:table-cell>
          <table:table-cell table:number-columns-repeated="2"/>
        </table:table-row>
        <table:table-row table:style-name="ro1">
          <table:table-cell office:value-type="string">
            <text:p>47-2030</text:p>
          </table:table-cell>
          <table:table-cell office:value-type="string">
            <text:p>Carpenters</text:p>
          </table:table-cell>
          <table:table-cell office:value-type="string">
            <text:p>broad</text:p>
          </table:table-cell>
          <table:table-cell office:value-type="float" office:value="567820">
            <text:p>567,820</text:p>
          </table:table-cell>
          <table:table-cell office:value-type="float" office:value="0.8">
            <text:p>0.8</text:p>
          </table:table-cell>
          <table:table-cell office:value-type="float" office:value="21.41">
            <text:p>21.41</text:p>
          </table:table-cell>
          <table:table-cell office:value-type="float" office:value="44520">
            <text:p>44,520</text:p>
          </table:table-cell>
          <table:table-cell office:value-type="float" office:value="0.4">
            <text:p>0.4</text:p>
          </table:table-cell>
          <table:table-cell office:value-type="float" office:value="11.96">
            <text:p>11.96</text:p>
          </table:table-cell>
          <table:table-cell office:value-type="float" office:value="15.04">
            <text:p>15.04</text:p>
          </table:table-cell>
          <table:table-cell office:value-type="float" office:value="19.2">
            <text:p>19.20</text:p>
          </table:table-cell>
          <table:table-cell office:value-type="float" office:value="26.35">
            <text:p>26.35</text:p>
          </table:table-cell>
          <table:table-cell office:value-type="float" office:value="34.9">
            <text:p>34.90</text:p>
          </table:table-cell>
          <table:table-cell office:value-type="float" office:value="24880">
            <text:p>24,880</text:p>
          </table:table-cell>
          <table:table-cell office:value-type="float" office:value="31290">
            <text:p>31,290</text:p>
          </table:table-cell>
          <table:table-cell office:value-type="float" office:value="39940">
            <text:p>39,940</text:p>
          </table:table-cell>
          <table:table-cell office:value-type="float" office:value="54800">
            <text:p>54,800</text:p>
          </table:table-cell>
          <table:table-cell office:value-type="float" office:value="72580">
            <text:p>72,580</text:p>
          </table:table-cell>
          <table:table-cell table:number-columns-repeated="2"/>
        </table:table-row>
        <table:table-row table:style-name="ro1">
          <table:table-cell office:value-type="string">
            <text:p>15-1120</text:p>
          </table:table-cell>
          <table:table-cell office:value-type="string">
            <text:p>Computer and Information Analysts</text:p>
          </table:table-cell>
          <table:table-cell office:value-type="string">
            <text:p>broad</text:p>
          </table:table-cell>
          <table:table-cell office:value-type="float" office:value="554710">
            <text:p>554,710</text:p>
          </table:table-cell>
          <table:table-cell office:value-type="float" office:value="0.9">
            <text:p>0.9</text:p>
          </table:table-cell>
          <table:table-cell office:value-type="float" office:value="40.64">
            <text:p>40.64</text:p>
          </table:table-cell>
          <table:table-cell office:value-type="float" office:value="84520">
            <text:p>84,520</text:p>
          </table:table-cell>
          <table:table-cell office:value-type="float" office:value="0.4">
            <text:p>0.4</text:p>
          </table:table-cell>
          <table:table-cell office:value-type="float" office:value="24.02">
            <text:p>24.02</text:p>
          </table:table-cell>
          <table:table-cell office:value-type="float" office:value="30.45">
            <text:p>30.45</text:p>
          </table:table-cell>
          <table:table-cell office:value-type="float" office:value="38.68">
            <text:p>38.68</text:p>
          </table:table-cell>
          <table:table-cell office:value-type="float" office:value="48.85">
            <text:p>48.85</text:p>
          </table:table-cell>
          <table:table-cell office:value-type="float" office:value="59.62">
            <text:p>59.62</text:p>
          </table:table-cell>
          <table:table-cell office:value-type="float" office:value="49950">
            <text:p>49,950</text:p>
          </table:table-cell>
          <table:table-cell office:value-type="float" office:value="63330">
            <text:p>63,330</text:p>
          </table:table-cell>
          <table:table-cell office:value-type="float" office:value="80460">
            <text:p>80,460</text:p>
          </table:table-cell>
          <table:table-cell office:value-type="float" office:value="101600">
            <text:p>101,600</text:p>
          </table:table-cell>
          <table:table-cell office:value-type="float" office:value="124010">
            <text:p>124,010</text:p>
          </table:table-cell>
          <table:table-cell table:number-columns-repeated="2"/>
        </table:table-row>
        <table:table-row table:style-name="ro1">
          <table:table-cell office:value-type="string">
            <text:p>39-9030</text:p>
          </table:table-cell>
          <table:table-cell office:value-type="string">
            <text:p>Recreation and Fitness Workers</text:p>
          </table:table-cell>
          <table:table-cell office:value-type="string">
            <text:p>broad</text:p>
          </table:table-cell>
          <table:table-cell office:value-type="float" office:value="543800">
            <text:p>543,800</text:p>
          </table:table-cell>
          <table:table-cell office:value-type="float" office:value="0.8">
            <text:p>0.8</text:p>
          </table:table-cell>
          <table:table-cell office:value-type="float" office:value="14.6">
            <text:p>14.60</text:p>
          </table:table-cell>
          <table:table-cell office:value-type="float" office:value="30370">
            <text:p>30,370</text:p>
          </table:table-cell>
          <table:table-cell office:value-type="float" office:value="0.6">
            <text:p>0.6</text:p>
          </table:table-cell>
          <table:table-cell office:value-type="float" office:value="8.25">
            <text:p>8.25</text:p>
          </table:table-cell>
          <table:table-cell office:value-type="float" office:value="9.11">
            <text:p>9.11</text:p>
          </table:table-cell>
          <table:table-cell office:value-type="float" office:value="11.71">
            <text:p>11.71</text:p>
          </table:table-cell>
          <table:table-cell office:value-type="float" office:value="17.55">
            <text:p>17.55</text:p>
          </table:table-cell>
          <table:table-cell office:value-type="float" office:value="25.78">
            <text:p>25.78</text:p>
          </table:table-cell>
          <table:table-cell office:value-type="float" office:value="17150">
            <text:p>17,150</text:p>
          </table:table-cell>
          <table:table-cell office:value-type="float" office:value="18940">
            <text:p>18,940</text:p>
          </table:table-cell>
          <table:table-cell office:value-type="float" office:value="24360">
            <text:p>24,360</text:p>
          </table:table-cell>
          <table:table-cell office:value-type="float" office:value="36500">
            <text:p>36,500</text:p>
          </table:table-cell>
          <table:table-cell office:value-type="float" office:value="53630">
            <text:p>53,630</text:p>
          </table:table-cell>
          <table:table-cell table:number-columns-repeated="2"/>
        </table:table-row>
        <table:table-row table:style-name="ro1">
          <table:table-cell office:value-type="string">
            <text:p>43-3070</text:p>
          </table:table-cell>
          <table:table-cell office:value-type="string">
            <text:p>Tellers</text:p>
          </table:table-cell>
          <table:table-cell office:value-type="string">
            <text:p>broad</text:p>
          </table:table-cell>
          <table:table-cell office:value-type="float" office:value="541770">
            <text:p>541,770</text:p>
          </table:table-cell>
          <table:table-cell office:value-type="float" office:value="0.6">
            <text:p>0.6</text:p>
          </table:table-cell>
          <table:table-cell office:value-type="float" office:value="12.4">
            <text:p>12.40</text:p>
          </table:table-cell>
          <table:table-cell office:value-type="float" office:value="25790">
            <text:p>25,790</text:p>
          </table:table-cell>
          <table:table-cell office:value-type="float" office:value="0.2">
            <text:p>0.2</text:p>
          </table:table-cell>
          <table:table-cell office:value-type="float" office:value="9.44">
            <text:p>9.44</text:p>
          </table:table-cell>
          <table:table-cell office:value-type="float" office:value="10.41">
            <text:p>10.41</text:p>
          </table:table-cell>
          <table:table-cell office:value-type="float" office:value="11.99">
            <text:p>11.99</text:p>
          </table:table-cell>
          <table:table-cell office:value-type="float" office:value="14.07">
            <text:p>14.07</text:p>
          </table:table-cell>
          <table:table-cell office:value-type="float" office:value="16.5">
            <text:p>16.50</text:p>
          </table:table-cell>
          <table:table-cell office:value-type="float" office:value="19630">
            <text:p>19,630</text:p>
          </table:table-cell>
          <table:table-cell office:value-type="float" office:value="21660">
            <text:p>21,660</text:p>
          </table:table-cell>
          <table:table-cell office:value-type="float" office:value="24940">
            <text:p>24,940</text:p>
          </table:table-cell>
          <table:table-cell office:value-type="float" office:value="29260">
            <text:p>29,260</text:p>
          </table:table-cell>
          <table:table-cell office:value-type="float" office:value="34320">
            <text:p>34,320</text:p>
          </table:table-cell>
          <table:table-cell table:number-columns-repeated="2"/>
        </table:table-row>
        <table:table-row table:style-name="ro1">
          <table:table-cell office:value-type="string">
            <text:p>13-1110</text:p>
          </table:table-cell>
          <table:table-cell office:value-type="string">
            <text:p>Management Analysts</text:p>
          </table:table-cell>
          <table:table-cell office:value-type="string">
            <text:p>broad</text:p>
          </table:table-cell>
          <table:table-cell office:value-type="float" office:value="540440">
            <text:p>540,440</text:p>
          </table:table-cell>
          <table:table-cell office:value-type="float" office:value="0.8">
            <text:p>0.8</text:p>
          </table:table-cell>
          <table:table-cell office:value-type="float" office:value="42.34">
            <text:p>42.34</text:p>
          </table:table-cell>
          <table:table-cell office:value-type="float" office:value="88070">
            <text:p>88,070</text:p>
          </table:table-cell>
          <table:table-cell office:value-type="float" office:value="0.4">
            <text:p>0.4</text:p>
          </table:table-cell>
          <table:table-cell office:value-type="float" office:value="21.33">
            <text:p>21.33</text:p>
          </table:table-cell>
          <table:table-cell office:value-type="float" office:value="28.18">
            <text:p>28.18</text:p>
          </table:table-cell>
          <table:table-cell office:value-type="float" office:value="37.79">
            <text:p>37.79</text:p>
          </table:table-cell>
          <table:table-cell office:value-type="float" office:value="50.43">
            <text:p>50.43</text:p>
          </table:table-cell>
          <table:table-cell office:value-type="float" office:value="68.55">
            <text:p>68.55</text:p>
          </table:table-cell>
          <table:table-cell office:value-type="float" office:value="44370">
            <text:p>44,370</text:p>
          </table:table-cell>
          <table:table-cell office:value-type="float" office:value="58620">
            <text:p>58,620</text:p>
          </table:table-cell>
          <table:table-cell office:value-type="float" office:value="78600">
            <text:p>78,600</text:p>
          </table:table-cell>
          <table:table-cell office:value-type="float" office:value="104890">
            <text:p>104,890</text:p>
          </table:table-cell>
          <table:table-cell office:value-type="float" office:value="142580">
            <text:p>142,580</text:p>
          </table:table-cell>
          <table:table-cell table:number-columns-repeated="2"/>
        </table:table-row>
        <table:table-row table:style-name="ro1">
          <table:table-cell office:value-type="string">
            <text:p>35-3010</text:p>
          </table:table-cell>
          <table:table-cell office:value-type="string">
            <text:p>Bartenders</text:p>
          </table:table-cell>
          <table:table-cell office:value-type="string">
            <text:p>broad</text:p>
          </table:table-cell>
          <table:table-cell office:value-type="float" office:value="538220">
            <text:p>538,220</text:p>
          </table:table-cell>
          <table:table-cell office:value-type="float" office:value="1">
            <text:p>1.0</text:p>
          </table:table-cell>
          <table:table-cell office:value-type="float" office:value="10.4">
            <text:p>10.40</text:p>
          </table:table-cell>
          <table:table-cell office:value-type="float" office:value="21630">
            <text:p>21,630</text:p>
          </table:table-cell>
          <table:table-cell office:value-type="float" office:value="0.4">
            <text:p>0.4</text:p>
          </table:table-cell>
          <table:table-cell office:value-type="float" office:value="7.85">
            <text:p>7.85</text:p>
          </table:table-cell>
          <table:table-cell office:value-type="float" office:value="8.39">
            <text:p>8.39</text:p>
          </table:table-cell>
          <table:table-cell office:value-type="float" office:value="9.09">
            <text:p>9.09</text:p>
          </table:table-cell>
          <table:table-cell office:value-type="float" office:value="11.17">
            <text:p>11.17</text:p>
          </table:table-cell>
          <table:table-cell office:value-type="float" office:value="15.49">
            <text:p>15.49</text:p>
          </table:table-cell>
          <table:table-cell office:value-type="float" office:value="16340">
            <text:p>16,340</text:p>
          </table:table-cell>
          <table:table-cell office:value-type="float" office:value="17450">
            <text:p>17,450</text:p>
          </table:table-cell>
          <table:table-cell office:value-type="float" office:value="18900">
            <text:p>18,900</text:p>
          </table:table-cell>
          <table:table-cell office:value-type="float" office:value="23230">
            <text:p>23,230</text:p>
          </table:table-cell>
          <table:table-cell office:value-type="float" office:value="32220">
            <text:p>32,220</text:p>
          </table:table-cell>
          <table:table-cell table:number-columns-repeated="2"/>
        </table:table-row>
        <table:table-row table:style-name="ro1">
          <table:table-cell office:value-type="string">
            <text:p>47-2110</text:p>
          </table:table-cell>
          <table:table-cell office:value-type="string">
            <text:p>Electricians</text:p>
          </table:table-cell>
          <table:table-cell office:value-type="string">
            <text:p>broad</text:p>
          </table:table-cell>
          <table:table-cell office:value-type="float" office:value="519850">
            <text:p>519,850</text:p>
          </table:table-cell>
          <table:table-cell office:value-type="float" office:value="0.8">
            <text:p>0.8</text:p>
          </table:table-cell>
          <table:table-cell office:value-type="float" office:value="25.5">
            <text:p>25.50</text:p>
          </table:table-cell>
          <table:table-cell office:value-type="float" office:value="53030">
            <text:p>53,030</text:p>
          </table:table-cell>
          <table:table-cell office:value-type="float" office:value="0.5">
            <text:p>0.5</text:p>
          </table:table-cell>
          <table:table-cell office:value-type="float" office:value="14.63">
            <text:p>14.63</text:p>
          </table:table-cell>
          <table:table-cell office:value-type="float" office:value="18.13">
            <text:p>18.13</text:p>
          </table:table-cell>
          <table:table-cell office:value-type="float" office:value="23.96">
            <text:p>23.96</text:p>
          </table:table-cell>
          <table:table-cell office:value-type="float" office:value="31.48">
            <text:p>31.48</text:p>
          </table:table-cell>
          <table:table-cell office:value-type="float" office:value="39.87">
            <text:p>39.87</text:p>
          </table:table-cell>
          <table:table-cell office:value-type="float" office:value="30420">
            <text:p>30,420</text:p>
          </table:table-cell>
          <table:table-cell office:value-type="float" office:value="37720">
            <text:p>37,720</text:p>
          </table:table-cell>
          <table:table-cell office:value-type="float" office:value="49840">
            <text:p>49,840</text:p>
          </table:table-cell>
          <table:table-cell office:value-type="float" office:value="65470">
            <text:p>65,470</text:p>
          </table:table-cell>
          <table:table-cell office:value-type="float" office:value="82930">
            <text:p>82,930</text:p>
          </table:table-cell>
          <table:table-cell table:number-columns-repeated="2"/>
        </table:table-row>
        <table:table-row table:style-name="ro1">
          <table:table-cell office:value-type="string">
            <text:p>11-2020</text:p>
          </table:table-cell>
          <table:table-cell office:value-type="string">
            <text:p>Marketing and Sales Managers</text:p>
          </table:table-cell>
          <table:table-cell office:value-type="string">
            <text:p>broad</text:p>
          </table:table-cell>
          <table:table-cell office:value-type="float" office:value="516170">
            <text:p>516,170</text:p>
          </table:table-cell>
          <table:table-cell office:value-type="float" office:value="0.5">
            <text:p>0.5</text:p>
          </table:table-cell>
          <table:table-cell office:value-type="float" office:value="59.26">
            <text:p>59.26</text:p>
          </table:table-cell>
          <table:table-cell office:value-type="float" office:value="123260">
            <text:p>123,260</text:p>
          </table:table-cell>
          <table:table-cell office:value-type="float" office:value="0.3">
            <text:p>0.3</text:p>
          </table:table-cell>
          <table:table-cell office:value-type="float" office:value="26.57">
            <text:p>26.57</text:p>
          </table:table-cell>
          <table:table-cell office:value-type="float" office:value="36.68">
            <text:p>36.68</text:p>
          </table:table-cell>
          <table:table-cell office:value-type="float" office:value="53.05">
            <text:p>53.05</text:p>
          </table:table-cell>
          <table:table-cell office:value-type="float" office:value="74.05">
            <text:p>74.05</text:p>
          </table:table-cell>
          <table:table-cell office:value-type="string">
            <text:p>#</text:p>
          </table:table-cell>
          <table:table-cell office:value-type="float" office:value="55260">
            <text:p>55,260</text:p>
          </table:table-cell>
          <table:table-cell office:value-type="float" office:value="76300">
            <text:p>76,300</text:p>
          </table:table-cell>
          <table:table-cell office:value-type="float" office:value="110340">
            <text:p>110,340</text:p>
          </table:table-cell>
          <table:table-cell office:value-type="float" office:value="154030">
            <text:p>154,03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43-5050</text:p>
          </table:table-cell>
          <table:table-cell office:value-type="string">
            <text:p>Postal Service Workers</text:p>
          </table:table-cell>
          <table:table-cell office:value-type="string">
            <text:p>broad</text:p>
          </table:table-cell>
          <table:table-cell office:value-type="float" office:value="509030">
            <text:p>509,030</text:p>
          </table:table-cell>
          <table:table-cell office:value-type="float" office:value="0">
            <text:p>0.0</text:p>
          </table:table-cell>
          <table:table-cell office:value-type="float" office:value="24.55">
            <text:p>24.55</text:p>
          </table:table-cell>
          <table:table-cell office:value-type="float" office:value="51070">
            <text:p>51,070</text:p>
          </table:table-cell>
          <table:table-cell office:value-type="float" office:value="0.3">
            <text:p>0.3</text:p>
          </table:table-cell>
          <table:table-cell office:value-type="float" office:value="19.45">
            <text:p>19.45</text:p>
          </table:table-cell>
          <table:table-cell office:value-type="float" office:value="24.14">
            <text:p>24.14</text:p>
          </table:table-cell>
          <table:table-cell office:value-type="float" office:value="25.53">
            <text:p>25.53</text:p>
          </table:table-cell>
          <table:table-cell office:value-type="float" office:value="27.16">
            <text:p>27.16</text:p>
          </table:table-cell>
          <table:table-cell office:value-type="float" office:value="27.17">
            <text:p>27.17</text:p>
          </table:table-cell>
          <table:table-cell office:value-type="float" office:value="40460">
            <text:p>40,460</text:p>
          </table:table-cell>
          <table:table-cell office:value-type="float" office:value="50210">
            <text:p>50,210</text:p>
          </table:table-cell>
          <table:table-cell office:value-type="float" office:value="53100">
            <text:p>53,100</text:p>
          </table:table-cell>
          <table:table-cell office:value-type="float" office:value="56500">
            <text:p>56,500</text:p>
          </table:table-cell>
          <table:table-cell office:value-type="float" office:value="56510">
            <text:p>56,510</text:p>
          </table:table-cell>
          <table:table-cell table:number-columns-repeated="2"/>
        </table:table-row>
        <table:table-row table:style-name="ro1">
          <table:table-cell office:value-type="string">
            <text:p>13-2050</text:p>
          </table:table-cell>
          <table:table-cell office:value-type="string">
            <text:p>Financial Analysts and Advisors</text:p>
          </table:table-cell>
          <table:table-cell office:value-type="string">
            <text:p>broad</text:p>
          </table:table-cell>
          <table:table-cell office:value-type="float" office:value="507090">
            <text:p>507,090</text:p>
          </table:table-cell>
          <table:table-cell office:value-type="float" office:value="0.9">
            <text:p>0.9</text:p>
          </table:table-cell>
          <table:table-cell office:value-type="float" office:value="41.46">
            <text:p>41.46</text:p>
          </table:table-cell>
          <table:table-cell office:value-type="float" office:value="86240">
            <text:p>86,240</text:p>
          </table:table-cell>
          <table:table-cell office:value-type="float" office:value="0.6">
            <text:p>0.6</text:p>
          </table:table-cell>
          <table:table-cell office:value-type="float" office:value="18.9">
            <text:p>18.90</text:p>
          </table:table-cell>
          <table:table-cell office:value-type="float" office:value="25">
            <text:p>25.00</text:p>
          </table:table-cell>
          <table:table-cell office:value-type="float" office:value="34.51">
            <text:p>34.51</text:p>
          </table:table-cell>
          <table:table-cell office:value-type="float" office:value="48.21">
            <text:p>48.21</text:p>
          </table:table-cell>
          <table:table-cell office:value-type="float" office:value="73.01">
            <text:p>73.01</text:p>
          </table:table-cell>
          <table:table-cell office:value-type="float" office:value="39320">
            <text:p>39,320</text:p>
          </table:table-cell>
          <table:table-cell office:value-type="float" office:value="51990">
            <text:p>51,990</text:p>
          </table:table-cell>
          <table:table-cell office:value-type="float" office:value="71770">
            <text:p>71,770</text:p>
          </table:table-cell>
          <table:table-cell office:value-type="float" office:value="100280">
            <text:p>100,280</text:p>
          </table:table-cell>
          <table:table-cell office:value-type="float" office:value="151860">
            <text:p>151,860</text:p>
          </table:table-cell>
          <table:table-cell table:number-columns-repeated="2"/>
        </table:table-row>
        <table:table-row table:style-name="ro1">
          <table:table-cell office:value-type="string">
            <text:p>35-9020</text:p>
          </table:table-cell>
          <table:table-cell office:value-type="string">
            <text:p>Dishwashers</text:p>
          </table:table-cell>
          <table:table-cell office:value-type="string">
            <text:p>broad</text:p>
          </table:table-cell>
          <table:table-cell office:value-type="float" office:value="501910">
            <text:p>501,910</text:p>
          </table:table-cell>
          <table:table-cell office:value-type="float" office:value="0.9">
            <text:p>0.9</text:p>
          </table:table-cell>
          <table:table-cell office:value-type="float" office:value="9.1">
            <text:p>9.10</text:p>
          </table:table-cell>
          <table:table-cell office:value-type="float" office:value="18930">
            <text:p>18,930</text:p>
          </table:table-cell>
          <table:table-cell office:value-type="float" office:value="0.3">
            <text:p>0.3</text:p>
          </table:table-cell>
          <table:table-cell office:value-type="float" office:value="7.79">
            <text:p>7.79</text:p>
          </table:table-cell>
          <table:table-cell office:value-type="float" office:value="8.27">
            <text:p>8.27</text:p>
          </table:table-cell>
          <table:table-cell office:value-type="float" office:value="8.88">
            <text:p>8.88</text:p>
          </table:table-cell>
          <table:table-cell office:value-type="float" office:value="9.54">
            <text:p>9.54</text:p>
          </table:table-cell>
          <table:table-cell office:value-type="float" office:value="11.27">
            <text:p>11.27</text:p>
          </table:table-cell>
          <table:table-cell office:value-type="float" office:value="16210">
            <text:p>16,210</text:p>
          </table:table-cell>
          <table:table-cell office:value-type="float" office:value="17200">
            <text:p>17,200</text:p>
          </table:table-cell>
          <table:table-cell office:value-type="float" office:value="18460">
            <text:p>18,460</text:p>
          </table:table-cell>
          <table:table-cell office:value-type="float" office:value="19850">
            <text:p>19,850</text:p>
          </table:table-cell>
          <table:table-cell office:value-type="float" office:value="23450">
            <text:p>23,450</text:p>
          </table:table-cell>
          <table:table-cell table:number-columns-repeated="2"/>
        </table:table-row>
        <table:table-row table:style-name="ro1">
          <table:table-cell office:value-type="string">
            <text:p>25-2010</text:p>
          </table:table-cell>
          <table:table-cell office:value-type="string">
            <text:p>Preschool and Kindergarten Teachers</text:p>
          </table:table-cell>
          <table:table-cell office:value-type="string">
            <text:p>broad</text:p>
          </table:table-cell>
          <table:table-cell office:value-type="float" office:value="497720">
            <text:p>497,720</text:p>
          </table:table-cell>
          <table:table-cell office:value-type="float" office:value="0.9">
            <text:p>0.9</text:p>
          </table:table-cell>
          <table:table-cell office:value-type="float" office:value="18.17">
            <text:p>18.17</text:p>
          </table:table-cell>
          <table:table-cell office:value-type="float" office:value="37800">
            <text:p>37,800</text:p>
          </table:table-cell>
          <table:table-cell office:value-type="float" office:value="1.3">
            <text:p>1.3</text:p>
          </table:table-cell>
          <table:table-cell office:value-type="float" office:value="9.14">
            <text:p>9.14</text:p>
          </table:table-cell>
          <table:table-cell office:value-type="float" office:value="11.27">
            <text:p>11.27</text:p>
          </table:table-cell>
          <table:table-cell office:value-type="float" office:value="15.89">
            <text:p>15.89</text:p>
          </table:table-cell>
          <table:table-cell office:value-type="float" office:value="22.88">
            <text:p>22.88</text:p>
          </table:table-cell>
          <table:table-cell office:value-type="float" office:value="31.06">
            <text:p>31.06</text:p>
          </table:table-cell>
          <table:table-cell office:value-type="float" office:value="19020">
            <text:p>19,020</text:p>
          </table:table-cell>
          <table:table-cell office:value-type="float" office:value="23440">
            <text:p>23,440</text:p>
          </table:table-cell>
          <table:table-cell office:value-type="float" office:value="33040">
            <text:p>33,040</text:p>
          </table:table-cell>
          <table:table-cell office:value-type="float" office:value="47600">
            <text:p>47,600</text:p>
          </table:table-cell>
          <table:table-cell office:value-type="float" office:value="64610">
            <text:p>64,610</text:p>
          </table:table-cell>
          <table:table-cell table:number-columns-repeated="2"/>
        </table:table-row>
        <table:table-row table:style-name="ro1">
          <table:table-cell office:value-type="string">
            <text:p>53-7050</text:p>
          </table:table-cell>
          <table:table-cell office:value-type="string">
            <text:p>Industrial Truck and Tractor Operators</text:p>
          </table:table-cell>
          <table:table-cell office:value-type="string">
            <text:p>broad</text:p>
          </table:table-cell>
          <table:table-cell office:value-type="float" office:value="496570">
            <text:p>496,570</text:p>
          </table:table-cell>
          <table:table-cell office:value-type="float" office:value="0.9">
            <text:p>0.9</text:p>
          </table:table-cell>
          <table:table-cell office:value-type="float" office:value="15.43">
            <text:p>15.43</text:p>
          </table:table-cell>
          <table:table-cell office:value-type="float" office:value="32090">
            <text:p>32,090</text:p>
          </table:table-cell>
          <table:table-cell office:value-type="float" office:value="0.5">
            <text:p>0.5</text:p>
          </table:table-cell>
          <table:table-cell office:value-type="float" office:value="9.8">
            <text:p>9.80</text:p>
          </table:table-cell>
          <table:table-cell office:value-type="float" office:value="11.78">
            <text:p>11.78</text:p>
          </table:table-cell>
          <table:table-cell office:value-type="float" office:value="14.53">
            <text:p>14.53</text:p>
          </table:table-cell>
          <table:table-cell office:value-type="float" office:value="18.12">
            <text:p>18.12</text:p>
          </table:table-cell>
          <table:table-cell office:value-type="float" office:value="22.33">
            <text:p>22.33</text:p>
          </table:table-cell>
          <table:table-cell office:value-type="float" office:value="20390">
            <text:p>20,390</text:p>
          </table:table-cell>
          <table:table-cell office:value-type="float" office:value="24500">
            <text:p>24,500</text:p>
          </table:table-cell>
          <table:table-cell office:value-type="float" office:value="30220">
            <text:p>30,220</text:p>
          </table:table-cell>
          <table:table-cell office:value-type="float" office:value="37680">
            <text:p>37,680</text:p>
          </table:table-cell>
          <table:table-cell office:value-type="float" office:value="46450">
            <text:p>46,450</text:p>
          </table:table-cell>
          <table:table-cell table:number-columns-repeated="2"/>
        </table:table-row>
        <table:table-row table:style-name="ro1">
          <table:table-cell office:value-type="string">
            <text:p>43-3020</text:p>
          </table:table-cell>
          <table:table-cell office:value-type="string">
            <text:p>Billing and Posting Clerks</text:p>
          </table:table-cell>
          <table:table-cell office:value-type="string">
            <text:p>broad</text:p>
          </table:table-cell>
          <table:table-cell office:value-type="float" office:value="490850">
            <text:p>490,850</text:p>
          </table:table-cell>
          <table:table-cell office:value-type="float" office:value="0.7">
            <text:p>0.7</text:p>
          </table:table-cell>
          <table:table-cell office:value-type="float" office:value="16.61">
            <text:p>16.61</text:p>
          </table:table-cell>
          <table:table-cell office:value-type="float" office:value="34540">
            <text:p>34,540</text:p>
          </table:table-cell>
          <table:table-cell office:value-type="float" office:value="0.2">
            <text:p>0.2</text:p>
          </table:table-cell>
          <table:table-cell office:value-type="float" office:value="11.24">
            <text:p>11.24</text:p>
          </table:table-cell>
          <table:table-cell office:value-type="float" office:value="13.25">
            <text:p>13.25</text:p>
          </table:table-cell>
          <table:table-cell office:value-type="float" office:value="16.08">
            <text:p>16.08</text:p>
          </table:table-cell>
          <table:table-cell office:value-type="float" office:value="19.05">
            <text:p>19.05</text:p>
          </table:table-cell>
          <table:table-cell office:value-type="float" office:value="22.82">
            <text:p>22.82</text:p>
          </table:table-cell>
          <table:table-cell office:value-type="float" office:value="23380">
            <text:p>23,380</text:p>
          </table:table-cell>
          <table:table-cell office:value-type="float" office:value="27560">
            <text:p>27,560</text:p>
          </table:table-cell>
          <table:table-cell office:value-type="float" office:value="33450">
            <text:p>33,450</text:p>
          </table:table-cell>
          <table:table-cell office:value-type="float" office:value="39630">
            <text:p>39,630</text:p>
          </table:table-cell>
          <table:table-cell office:value-type="float" office:value="47460">
            <text:p>47,460</text:p>
          </table:table-cell>
          <table:table-cell table:number-columns-repeated="2"/>
        </table:table-row>
        <table:table-row table:style-name="ro1">
          <table:table-cell office:value-type="string">
            <text:p>25-2050</text:p>
          </table:table-cell>
          <table:table-cell office:value-type="string">
            <text:p>Special Education Teachers</text:p>
          </table:table-cell>
          <table:table-cell office:value-type="string">
            <text:p>broad</text:p>
          </table:table-cell>
          <table:table-cell office:value-type="float" office:value="488230">
            <text:p>488,230</text:p>
          </table:table-cell>
          <table:table-cell office:value-type="float" office:value="0.7">
            <text:p>0.7</text:p>
          </table:table-cell>
          <table:table-cell office:value-type="string">
            <text:p>*</text:p>
          </table:table-cell>
          <table:table-cell office:value-type="float" office:value="58140">
            <text:p>58,140</text:p>
          </table:table-cell>
          <table:table-cell office:value-type="float" office:value="1">
            <text:p>1.0</text:p>
          </table:table-cell>
          <table:table-cell table:number-columns-repeated="5" office:value-type="string">
            <text:p>*</text:p>
          </table:table-cell>
          <table:table-cell office:value-type="float" office:value="36200">
            <text:p>36,200</text:p>
          </table:table-cell>
          <table:table-cell office:value-type="float" office:value="43790">
            <text:p>43,790</text:p>
          </table:table-cell>
          <table:table-cell office:value-type="float" office:value="54880">
            <text:p>54,880</text:p>
          </table:table-cell>
          <table:table-cell office:value-type="float" office:value="69870">
            <text:p>69,870</text:p>
          </table:table-cell>
          <table:table-cell office:value-type="float" office:value="87550">
            <text:p>87,55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11-3030</text:p>
          </table:table-cell>
          <table:table-cell office:value-type="string">
            <text:p>Financial Managers</text:p>
          </table:table-cell>
          <table:table-cell office:value-type="string">
            <text:p>broad</text:p>
          </table:table-cell>
          <table:table-cell office:value-type="float" office:value="484910">
            <text:p>484,910</text:p>
          </table:table-cell>
          <table:table-cell office:value-type="float" office:value="0.5">
            <text:p>0.5</text:p>
          </table:table-cell>
          <table:table-cell office:value-type="float" office:value="59.26">
            <text:p>59.26</text:p>
          </table:table-cell>
          <table:table-cell office:value-type="float" office:value="123260">
            <text:p>123,260</text:p>
          </table:table-cell>
          <table:table-cell office:value-type="float" office:value="0.3">
            <text:p>0.3</text:p>
          </table:table-cell>
          <table:table-cell office:value-type="float" office:value="28.67">
            <text:p>28.67</text:p>
          </table:table-cell>
          <table:table-cell office:value-type="float" office:value="38.43">
            <text:p>38.43</text:p>
          </table:table-cell>
          <table:table-cell office:value-type="float" office:value="52.76">
            <text:p>52.76</text:p>
          </table:table-cell>
          <table:table-cell office:value-type="float" office:value="71.83">
            <text:p>71.83</text:p>
          </table:table-cell>
          <table:table-cell office:value-type="string">
            <text:p>#</text:p>
          </table:table-cell>
          <table:table-cell office:value-type="float" office:value="59630">
            <text:p>59,630</text:p>
          </table:table-cell>
          <table:table-cell office:value-type="float" office:value="79930">
            <text:p>79,930</text:p>
          </table:table-cell>
          <table:table-cell office:value-type="float" office:value="109740">
            <text:p>109,740</text:p>
          </table:table-cell>
          <table:table-cell office:value-type="float" office:value="149410">
            <text:p>149,41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13-1070</text:p>
          </table:table-cell>
          <table:table-cell office:value-type="string">
            <text:p>Human Resources Workers</text:p>
          </table:table-cell>
          <table:table-cell office:value-type="string">
            <text:p>broad</text:p>
          </table:table-cell>
          <table:table-cell office:value-type="float" office:value="471340">
            <text:p>471,340</text:p>
          </table:table-cell>
          <table:table-cell office:value-type="float" office:value="0.6">
            <text:p>0.6</text:p>
          </table:table-cell>
          <table:table-cell office:value-type="float" office:value="28.79">
            <text:p>28.79</text:p>
          </table:table-cell>
          <table:table-cell office:value-type="float" office:value="59890">
            <text:p>59,890</text:p>
          </table:table-cell>
          <table:table-cell office:value-type="float" office:value="0.3">
            <text:p>0.3</text:p>
          </table:table-cell>
          <table:table-cell office:value-type="float" office:value="14.6">
            <text:p>14.60</text:p>
          </table:table-cell>
          <table:table-cell office:value-type="float" office:value="19.64">
            <text:p>19.64</text:p>
          </table:table-cell>
          <table:table-cell office:value-type="float" office:value="26.73">
            <text:p>26.73</text:p>
          </table:table-cell>
          <table:table-cell office:value-type="float" office:value="35.85">
            <text:p>35.85</text:p>
          </table:table-cell>
          <table:table-cell office:value-type="float" office:value="46.11">
            <text:p>46.11</text:p>
          </table:table-cell>
          <table:table-cell office:value-type="float" office:value="30370">
            <text:p>30,370</text:p>
          </table:table-cell>
          <table:table-cell office:value-type="float" office:value="40850">
            <text:p>40,850</text:p>
          </table:table-cell>
          <table:table-cell office:value-type="float" office:value="55600">
            <text:p>55,600</text:p>
          </table:table-cell>
          <table:table-cell office:value-type="float" office:value="74560">
            <text:p>74,560</text:p>
          </table:table-cell>
          <table:table-cell office:value-type="float" office:value="95900">
            <text:p>95,900</text:p>
          </table:table-cell>
          <table:table-cell table:number-columns-repeated="2"/>
        </table:table-row>
        <table:table-row table:style-name="ro1">
          <table:table-cell office:value-type="string">
            <text:p>25-1190</text:p>
          </table:table-cell>
          <table:table-cell office:value-type="string">
            <text:p>Miscellaneous Postsecondary Teachers</text:p>
          </table:table-cell>
          <table:table-cell office:value-type="string">
            <text:p>broad</text:p>
          </table:table-cell>
          <table:table-cell office:value-type="float" office:value="470200">
            <text:p>470,200</text:p>
          </table:table-cell>
          <table:table-cell office:value-type="float" office:value="1.4">
            <text:p>1.4</text:p>
          </table:table-cell>
          <table:table-cell office:value-type="string">
            <text:p>*</text:p>
          </table:table-cell>
          <table:table-cell office:value-type="float" office:value="59110">
            <text:p>59,110</text:p>
          </table:table-cell>
          <table:table-cell office:value-type="float" office:value="2">
            <text:p>2.0</text:p>
          </table:table-cell>
          <table:table-cell table:number-columns-repeated="5" office:value-type="string">
            <text:p>*</text:p>
          </table:table-cell>
          <table:table-cell office:value-type="float" office:value="19380">
            <text:p>19,380</text:p>
          </table:table-cell>
          <table:table-cell office:value-type="float" office:value="32490">
            <text:p>32,490</text:p>
          </table:table-cell>
          <table:table-cell office:value-type="float" office:value="47640">
            <text:p>47,640</text:p>
          </table:table-cell>
          <table:table-cell office:value-type="float" office:value="72740">
            <text:p>72,740</text:p>
          </table:table-cell>
          <table:table-cell office:value-type="float" office:value="109760">
            <text:p>109,76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47-1010</text:p>
          </table:table-cell>
          <table:table-cell office:value-type="string">
            <text:p>First-Line Supervisors of Construction Trades and Extraction Workers</text:p>
          </table:table-cell>
          <table:table-cell office:value-type="string">
            <text:p>broad</text:p>
          </table:table-cell>
          <table:table-cell office:value-type="float" office:value="456640">
            <text:p>456,640</text:p>
          </table:table-cell>
          <table:table-cell office:value-type="float" office:value="0.6">
            <text:p>0.6</text:p>
          </table:table-cell>
          <table:table-cell office:value-type="float" office:value="30.4">
            <text:p>30.40</text:p>
          </table:table-cell>
          <table:table-cell office:value-type="float" office:value="63230">
            <text:p>63,230</text:p>
          </table:table-cell>
          <table:table-cell office:value-type="float" office:value="0.2">
            <text:p>0.2</text:p>
          </table:table-cell>
          <table:table-cell office:value-type="float" office:value="17.73">
            <text:p>17.73</text:p>
          </table:table-cell>
          <table:table-cell office:value-type="float" office:value="22.36">
            <text:p>22.36</text:p>
          </table:table-cell>
          <table:table-cell office:value-type="float" office:value="28.7">
            <text:p>28.70</text:p>
          </table:table-cell>
          <table:table-cell office:value-type="float" office:value="36.55">
            <text:p>36.55</text:p>
          </table:table-cell>
          <table:table-cell office:value-type="float" office:value="45.36">
            <text:p>45.36</text:p>
          </table:table-cell>
          <table:table-cell office:value-type="float" office:value="36880">
            <text:p>36,880</text:p>
          </table:table-cell>
          <table:table-cell office:value-type="float" office:value="46510">
            <text:p>46,510</text:p>
          </table:table-cell>
          <table:table-cell office:value-type="float" office:value="59700">
            <text:p>59,700</text:p>
          </table:table-cell>
          <table:table-cell office:value-type="float" office:value="76030">
            <text:p>76,030</text:p>
          </table:table-cell>
          <table:table-cell office:value-type="float" office:value="94340">
            <text:p>94,340</text:p>
          </table:table-cell>
          <table:table-cell table:number-columns-repeated="2"/>
        </table:table-row>
        <table:table-row table:style-name="ro2">
          <table:table-cell office:value-type="string">
            <text:p>51-9060</text:p>
          </table:table-cell>
          <table:table-cell office:value-type="string">
            <text:p>Inspectors, Testers, Sorters, Samplers, and Weighers</text:p>
          </table:table-cell>
          <table:table-cell office:value-type="string">
            <text:p>broad</text:p>
          </table:table-cell>
          <table:table-cell office:value-type="float" office:value="454010">
            <text:p>454,010</text:p>
          </table:table-cell>
          <table:table-cell office:value-type="float" office:value="0.7">
            <text:p>0.7</text:p>
          </table:table-cell>
          <table:table-cell office:value-type="float" office:value="17.9">
            <text:p>17.90</text:p>
          </table:table-cell>
          <table:table-cell office:value-type="float" office:value="37240">
            <text:p>37,240</text:p>
          </table:table-cell>
          <table:table-cell office:value-type="float" office:value="0.4">
            <text:p>0.4</text:p>
          </table:table-cell>
          <table:table-cell office:value-type="float" office:value="9.84">
            <text:p>9.84</text:p>
          </table:table-cell>
          <table:table-cell office:value-type="float" office:value="12.54">
            <text:p>12.54</text:p>
          </table:table-cell>
          <table:table-cell office:value-type="float" office:value="16.57">
            <text:p>16.57</text:p>
          </table:table-cell>
          <table:table-cell office:value-type="float" office:value="21.85">
            <text:p>21.85</text:p>
          </table:table-cell>
          <table:table-cell office:value-type="float" office:value="28.29">
            <text:p>28.29</text:p>
          </table:table-cell>
          <table:table-cell office:value-type="float" office:value="20460">
            <text:p>20,460</text:p>
          </table:table-cell>
          <table:table-cell office:value-type="float" office:value="26090">
            <text:p>26,090</text:p>
          </table:table-cell>
          <table:table-cell office:value-type="float" office:value="34460">
            <text:p>34,460</text:p>
          </table:table-cell>
          <table:table-cell office:value-type="float" office:value="45450">
            <text:p>45,450</text:p>
          </table:table-cell>
          <table:table-cell office:value-type="float" office:value="58840">
            <text:p>58,840</text:p>
          </table:table-cell>
          <table:table-cell table:number-columns-repeated="2"/>
        </table:table-row>
        <table:table-row table:style-name="ro1">
          <table:table-cell office:value-type="string">
            <text:p>33-3010</text:p>
          </table:table-cell>
          <table:table-cell office:value-type="string">
            <text:p>Bailiffs, Correctional Officers, and Jailers</text:p>
          </table:table-cell>
          <table:table-cell office:value-type="string">
            <text:p>broad</text:p>
          </table:table-cell>
          <table:table-cell office:value-type="float" office:value="451100">
            <text:p>451,100</text:p>
          </table:table-cell>
          <table:table-cell office:value-type="float" office:value="0.5">
            <text:p>0.5</text:p>
          </table:table-cell>
          <table:table-cell office:value-type="float" office:value="20.87">
            <text:p>20.87</text:p>
          </table:table-cell>
          <table:table-cell office:value-type="float" office:value="43410">
            <text:p>43,410</text:p>
          </table:table-cell>
          <table:table-cell office:value-type="float" office:value="0.5">
            <text:p>0.5</text:p>
          </table:table-cell>
          <table:table-cell office:value-type="float" office:value="12.84">
            <text:p>12.84</text:p>
          </table:table-cell>
          <table:table-cell office:value-type="float" office:value="15.19">
            <text:p>15.19</text:p>
          </table:table-cell>
          <table:table-cell office:value-type="float" office:value="18.74">
            <text:p>18.74</text:p>
          </table:table-cell>
          <table:table-cell office:value-type="float" office:value="25.71">
            <text:p>25.71</text:p>
          </table:table-cell>
          <table:table-cell office:value-type="float" office:value="33.36">
            <text:p>33.36</text:p>
          </table:table-cell>
          <table:table-cell office:value-type="float" office:value="26700">
            <text:p>26,700</text:p>
          </table:table-cell>
          <table:table-cell office:value-type="float" office:value="31590">
            <text:p>31,590</text:p>
          </table:table-cell>
          <table:table-cell office:value-type="float" office:value="38970">
            <text:p>38,970</text:p>
          </table:table-cell>
          <table:table-cell office:value-type="float" office:value="53490">
            <text:p>53,490</text:p>
          </table:table-cell>
          <table:table-cell office:value-type="float" office:value="69390">
            <text:p>69,390</text:p>
          </table:table-cell>
          <table:table-cell table:number-columns-repeated="2"/>
        </table:table-row>
        <table:table-row table:style-name="ro1">
          <table:table-cell office:value-type="string">
            <text:p>17-3020</text:p>
          </table:table-cell>
          <table:table-cell office:value-type="string">
            <text:p>Engineering Technicians, Except Drafters</text:p>
          </table:table-cell>
          <table:table-cell office:value-type="string">
            <text:p>broad</text:p>
          </table:table-cell>
          <table:table-cell office:value-type="float" office:value="439710">
            <text:p>439,710</text:p>
          </table:table-cell>
          <table:table-cell office:value-type="float" office:value="0.8">
            <text:p>0.8</text:p>
          </table:table-cell>
          <table:table-cell office:value-type="float" office:value="26.63">
            <text:p>26.63</text:p>
          </table:table-cell>
          <table:table-cell office:value-type="float" office:value="55390">
            <text:p>55,390</text:p>
          </table:table-cell>
          <table:table-cell office:value-type="float" office:value="0.3">
            <text:p>0.3</text:p>
          </table:table-cell>
          <table:table-cell office:value-type="float" office:value="15.7">
            <text:p>15.70</text:p>
          </table:table-cell>
          <table:table-cell office:value-type="float" office:value="19.88">
            <text:p>19.88</text:p>
          </table:table-cell>
          <table:table-cell office:value-type="float" office:value="25.92">
            <text:p>25.92</text:p>
          </table:table-cell>
          <table:table-cell office:value-type="float" office:value="32.38">
            <text:p>32.38</text:p>
          </table:table-cell>
          <table:table-cell office:value-type="float" office:value="38.95">
            <text:p>38.95</text:p>
          </table:table-cell>
          <table:table-cell office:value-type="float" office:value="32660">
            <text:p>32,660</text:p>
          </table:table-cell>
          <table:table-cell office:value-type="float" office:value="41350">
            <text:p>41,350</text:p>
          </table:table-cell>
          <table:table-cell office:value-type="float" office:value="53920">
            <text:p>53,920</text:p>
          </table:table-cell>
          <table:table-cell office:value-type="float" office:value="67340">
            <text:p>67,340</text:p>
          </table:table-cell>
          <table:table-cell office:value-type="float" office:value="81020">
            <text:p>81,020</text:p>
          </table:table-cell>
          <table:table-cell table:number-columns-repeated="2"/>
        </table:table-row>
        <table:table-row table:style-name="ro1">
          <table:table-cell office:value-type="string">
            <text:p>49-9040</text:p>
          </table:table-cell>
          <table:table-cell office:value-type="string">
            <text:p>Industrial Machinery Installation, Repair, and Maintenance Workers</text:p>
          </table:table-cell>
          <table:table-cell office:value-type="string">
            <text:p>broad</text:p>
          </table:table-cell>
          <table:table-cell office:value-type="float" office:value="430030">
            <text:p>430,030</text:p>
          </table:table-cell>
          <table:table-cell office:value-type="float" office:value="0.7">
            <text:p>0.7</text:p>
          </table:table-cell>
          <table:table-cell office:value-type="float" office:value="22.84">
            <text:p>22.84</text:p>
          </table:table-cell>
          <table:table-cell office:value-type="float" office:value="47500">
            <text:p>47,500</text:p>
          </table:table-cell>
          <table:table-cell office:value-type="float" office:value="0.2">
            <text:p>0.2</text:p>
          </table:table-cell>
          <table:table-cell office:value-type="float" office:value="13.95">
            <text:p>13.95</text:p>
          </table:table-cell>
          <table:table-cell office:value-type="float" office:value="17.44">
            <text:p>17.44</text:p>
          </table:table-cell>
          <table:table-cell office:value-type="float" office:value="22.02">
            <text:p>22.02</text:p>
          </table:table-cell>
          <table:table-cell office:value-type="float" office:value="27.64">
            <text:p>27.64</text:p>
          </table:table-cell>
          <table:table-cell office:value-type="float" office:value="33.63">
            <text:p>33.63</text:p>
          </table:table-cell>
          <table:table-cell office:value-type="float" office:value="29010">
            <text:p>29,010</text:p>
          </table:table-cell>
          <table:table-cell office:value-type="float" office:value="36270">
            <text:p>36,270</text:p>
          </table:table-cell>
          <table:table-cell office:value-type="float" office:value="45810">
            <text:p>45,810</text:p>
          </table:table-cell>
          <table:table-cell office:value-type="float" office:value="57490">
            <text:p>57,490</text:p>
          </table:table-cell>
          <table:table-cell office:value-type="float" office:value="69960">
            <text:p>69,960</text:p>
          </table:table-cell>
          <table:table-cell table:number-columns-repeated="2"/>
        </table:table-row>
        <table:table-row table:style-name="ro1">
          <table:table-cell office:value-type="string">
            <text:p>11-9030</text:p>
          </table:table-cell>
          <table:table-cell office:value-type="string">
            <text:p>Education Administrators</text:p>
          </table:table-cell>
          <table:table-cell office:value-type="string">
            <text:p>broad</text:p>
          </table:table-cell>
          <table:table-cell office:value-type="float" office:value="426670">
            <text:p>426,670</text:p>
          </table:table-cell>
          <table:table-cell office:value-type="float" office:value="0.5">
            <text:p>0.5</text:p>
          </table:table-cell>
          <table:table-cell office:value-type="float" office:value="42.38">
            <text:p>42.38</text:p>
          </table:table-cell>
          <table:table-cell office:value-type="float" office:value="88150">
            <text:p>88,150</text:p>
          </table:table-cell>
          <table:table-cell office:value-type="float" office:value="0.7">
            <text:p>0.7</text:p>
          </table:table-cell>
          <table:table-cell office:value-type="float" office:value="21.31">
            <text:p>21.31</text:p>
          </table:table-cell>
          <table:table-cell office:value-type="float" office:value="30.12">
            <text:p>30.12</text:p>
          </table:table-cell>
          <table:table-cell office:value-type="float" office:value="39.87">
            <text:p>39.87</text:p>
          </table:table-cell>
          <table:table-cell office:value-type="float" office:value="51.81">
            <text:p>51.81</text:p>
          </table:table-cell>
          <table:table-cell office:value-type="float" office:value="66.28">
            <text:p>66.28</text:p>
          </table:table-cell>
          <table:table-cell office:value-type="float" office:value="44330">
            <text:p>44,330</text:p>
          </table:table-cell>
          <table:table-cell office:value-type="float" office:value="62650">
            <text:p>62,650</text:p>
          </table:table-cell>
          <table:table-cell office:value-type="float" office:value="82930">
            <text:p>82,930</text:p>
          </table:table-cell>
          <table:table-cell office:value-type="float" office:value="107760">
            <text:p>107,760</text:p>
          </table:table-cell>
          <table:table-cell office:value-type="float" office:value="137850">
            <text:p>137,850</text:p>
          </table:table-cell>
          <table:table-cell table:number-columns-repeated="2"/>
        </table:table-row>
        <table:table-row table:style-name="ro1">
          <table:table-cell office:value-type="string">
            <text:p>49-1010</text:p>
          </table:table-cell>
          <table:table-cell office:value-type="string">
            <text:p>First-Line Supervisors of Mechanics, Installers, and Repairers</text:p>
          </table:table-cell>
          <table:table-cell office:value-type="string">
            <text:p>broad</text:p>
          </table:table-cell>
          <table:table-cell office:value-type="float" office:value="421650">
            <text:p>421,650</text:p>
          </table:table-cell>
          <table:table-cell office:value-type="float" office:value="0.5">
            <text:p>0.5</text:p>
          </table:table-cell>
          <table:table-cell office:value-type="float" office:value="30.07">
            <text:p>30.07</text:p>
          </table:table-cell>
          <table:table-cell office:value-type="float" office:value="62540">
            <text:p>62,540</text:p>
          </table:table-cell>
          <table:table-cell office:value-type="float" office:value="0.2">
            <text:p>0.2</text:p>
          </table:table-cell>
          <table:table-cell office:value-type="float" office:value="17.54">
            <text:p>17.54</text:p>
          </table:table-cell>
          <table:table-cell office:value-type="float" office:value="22.28">
            <text:p>22.28</text:p>
          </table:table-cell>
          <table:table-cell office:value-type="float" office:value="28.97">
            <text:p>28.97</text:p>
          </table:table-cell>
          <table:table-cell office:value-type="float" office:value="36.49">
            <text:p>36.49</text:p>
          </table:table-cell>
          <table:table-cell office:value-type="float" office:value="44.56">
            <text:p>44.56</text:p>
          </table:table-cell>
          <table:table-cell office:value-type="float" office:value="36480">
            <text:p>36,480</text:p>
          </table:table-cell>
          <table:table-cell office:value-type="float" office:value="46350">
            <text:p>46,350</text:p>
          </table:table-cell>
          <table:table-cell office:value-type="float" office:value="60250">
            <text:p>60,250</text:p>
          </table:table-cell>
          <table:table-cell office:value-type="float" office:value="75900">
            <text:p>75,900</text:p>
          </table:table-cell>
          <table:table-cell office:value-type="float" office:value="92690">
            <text:p>92,690</text:p>
          </table:table-cell>
          <table:table-cell table:number-columns-repeated="2"/>
        </table:table-row>
        <table:table-row table:style-name="ro1">
          <table:table-cell office:value-type="string">
            <text:p>27-1020</text:p>
          </table:table-cell>
          <table:table-cell office:value-type="string">
            <text:p>Designers</text:p>
          </table:table-cell>
          <table:table-cell office:value-type="string">
            <text:p>broad</text:p>
          </table:table-cell>
          <table:table-cell office:value-type="float" office:value="414630">
            <text:p>414,630</text:p>
          </table:table-cell>
          <table:table-cell office:value-type="float" office:value="0.9">
            <text:p>0.9</text:p>
          </table:table-cell>
          <table:table-cell office:value-type="float" office:value="21.67">
            <text:p>21.67</text:p>
          </table:table-cell>
          <table:table-cell office:value-type="float" office:value="45060">
            <text:p>45,060</text:p>
          </table:table-cell>
          <table:table-cell office:value-type="float" office:value="0.5">
            <text:p>0.5</text:p>
          </table:table-cell>
          <table:table-cell office:value-type="float" office:value="10">
            <text:p>10.00</text:p>
          </table:table-cell>
          <table:table-cell office:value-type="float" office:value="13.2">
            <text:p>13.20</text:p>
          </table:table-cell>
          <table:table-cell office:value-type="float" office:value="18.77">
            <text:p>18.77</text:p>
          </table:table-cell>
          <table:table-cell office:value-type="float" office:value="27.35">
            <text:p>27.35</text:p>
          </table:table-cell>
          <table:table-cell office:value-type="float" office:value="37.04">
            <text:p>37.04</text:p>
          </table:table-cell>
          <table:table-cell office:value-type="float" office:value="20800">
            <text:p>20,800</text:p>
          </table:table-cell>
          <table:table-cell office:value-type="float" office:value="27460">
            <text:p>27,460</text:p>
          </table:table-cell>
          <table:table-cell office:value-type="float" office:value="39050">
            <text:p>39,050</text:p>
          </table:table-cell>
          <table:table-cell office:value-type="float" office:value="56890">
            <text:p>56,890</text:p>
          </table:table-cell>
          <table:table-cell office:value-type="float" office:value="77030">
            <text:p>77,030</text:p>
          </table:table-cell>
          <table:table-cell table:number-columns-repeated="2"/>
        </table:table-row>
        <table:table-row table:style-name="ro1">
          <table:table-cell office:value-type="string">
            <text:p>13-1020</text:p>
          </table:table-cell>
          <table:table-cell office:value-type="string">
            <text:p>Buyers and Purchasing Agents</text:p>
          </table:table-cell>
          <table:table-cell office:value-type="string">
            <text:p>broad</text:p>
          </table:table-cell>
          <table:table-cell office:value-type="float" office:value="399990">
            <text:p>399,990</text:p>
          </table:table-cell>
          <table:table-cell office:value-type="float" office:value="0.6">
            <text:p>0.6</text:p>
          </table:table-cell>
          <table:table-cell office:value-type="float" office:value="29.29">
            <text:p>29.29</text:p>
          </table:table-cell>
          <table:table-cell office:value-type="float" office:value="60920">
            <text:p>60,920</text:p>
          </table:table-cell>
          <table:table-cell office:value-type="float" office:value="0.2">
            <text:p>0.2</text:p>
          </table:table-cell>
          <table:table-cell office:value-type="float" office:value="16.26">
            <text:p>16.26</text:p>
          </table:table-cell>
          <table:table-cell office:value-type="float" office:value="20.77">
            <text:p>20.77</text:p>
          </table:table-cell>
          <table:table-cell office:value-type="float" office:value="27.35">
            <text:p>27.35</text:p>
          </table:table-cell>
          <table:table-cell office:value-type="float" office:value="35.91">
            <text:p>35.91</text:p>
          </table:table-cell>
          <table:table-cell office:value-type="float" office:value="45.15">
            <text:p>45.15</text:p>
          </table:table-cell>
          <table:table-cell office:value-type="float" office:value="33810">
            <text:p>33,810</text:p>
          </table:table-cell>
          <table:table-cell office:value-type="float" office:value="43200">
            <text:p>43,200</text:p>
          </table:table-cell>
          <table:table-cell office:value-type="float" office:value="56880">
            <text:p>56,880</text:p>
          </table:table-cell>
          <table:table-cell office:value-type="float" office:value="74690">
            <text:p>74,690</text:p>
          </table:table-cell>
          <table:table-cell office:value-type="float" office:value="93910">
            <text:p>93,910</text:p>
          </table:table-cell>
          <table:table-cell table:number-columns-repeated="2"/>
        </table:table-row>
        <table:table-row table:style-name="ro1">
          <table:table-cell office:value-type="string">
            <text:p>35-9010</text:p>
          </table:table-cell>
          <table:table-cell office:value-type="string">
            <text:p>Dining Room and Cafeteria Attendants and Bartender Helpers</text:p>
          </table:table-cell>
          <table:table-cell office:value-type="string">
            <text:p>broad</text:p>
          </table:table-cell>
          <table:table-cell office:value-type="float" office:value="395750">
            <text:p>395,750</text:p>
          </table:table-cell>
          <table:table-cell office:value-type="float" office:value="1.3">
            <text:p>1.3</text:p>
          </table:table-cell>
          <table:table-cell office:value-type="float" office:value="9.47">
            <text:p>9.47</text:p>
          </table:table-cell>
          <table:table-cell office:value-type="float" office:value="19690">
            <text:p>19,690</text:p>
          </table:table-cell>
          <table:table-cell office:value-type="float" office:value="0.4">
            <text:p>0.4</text:p>
          </table:table-cell>
          <table:table-cell office:value-type="float" office:value="7.82">
            <text:p>7.82</text:p>
          </table:table-cell>
          <table:table-cell office:value-type="float" office:value="8.29">
            <text:p>8.29</text:p>
          </table:table-cell>
          <table:table-cell office:value-type="float" office:value="8.89">
            <text:p>8.89</text:p>
          </table:table-cell>
          <table:table-cell office:value-type="float" office:value="9.68">
            <text:p>9.68</text:p>
          </table:table-cell>
          <table:table-cell office:value-type="float" office:value="12.53">
            <text:p>12.53</text:p>
          </table:table-cell>
          <table:table-cell office:value-type="float" office:value="16260">
            <text:p>16,260</text:p>
          </table:table-cell>
          <table:table-cell office:value-type="float" office:value="17250">
            <text:p>17,250</text:p>
          </table:table-cell>
          <table:table-cell office:value-type="float" office:value="18500">
            <text:p>18,500</text:p>
          </table:table-cell>
          <table:table-cell office:value-type="float" office:value="20130">
            <text:p>20,130</text:p>
          </table:table-cell>
          <table:table-cell office:value-type="float" office:value="26060">
            <text:p>26,060</text:p>
          </table:table-cell>
          <table:table-cell table:number-columns-repeated="2"/>
        </table:table-row>
        <table:table-row table:style-name="ro1">
          <table:table-cell office:value-type="string">
            <text:p>47-2070</text:p>
          </table:table-cell>
          <table:table-cell office:value-type="string">
            <text:p>Construction Equipment Operators</text:p>
          </table:table-cell>
          <table:table-cell office:value-type="string">
            <text:p>broad</text:p>
          </table:table-cell>
          <table:table-cell office:value-type="float" office:value="393410">
            <text:p>393,410</text:p>
          </table:table-cell>
          <table:table-cell office:value-type="float" office:value="0.9">
            <text:p>0.9</text:p>
          </table:table-cell>
          <table:table-cell office:value-type="float" office:value="21.88">
            <text:p>21.88</text:p>
          </table:table-cell>
          <table:table-cell office:value-type="float" office:value="45510">
            <text:p>45,510</text:p>
          </table:table-cell>
          <table:table-cell office:value-type="float" office:value="0.4">
            <text:p>0.4</text:p>
          </table:table-cell>
          <table:table-cell office:value-type="float" office:value="12.73">
            <text:p>12.73</text:p>
          </table:table-cell>
          <table:table-cell office:value-type="float" office:value="15.5">
            <text:p>15.50</text:p>
          </table:table-cell>
          <table:table-cell office:value-type="float" office:value="19.7">
            <text:p>19.70</text:p>
          </table:table-cell>
          <table:table-cell office:value-type="float" office:value="26.84">
            <text:p>26.84</text:p>
          </table:table-cell>
          <table:table-cell office:value-type="float" office:value="34.83">
            <text:p>34.83</text:p>
          </table:table-cell>
          <table:table-cell office:value-type="float" office:value="26470">
            <text:p>26,470</text:p>
          </table:table-cell>
          <table:table-cell office:value-type="float" office:value="32230">
            <text:p>32,230</text:p>
          </table:table-cell>
          <table:table-cell office:value-type="float" office:value="40980">
            <text:p>40,980</text:p>
          </table:table-cell>
          <table:table-cell office:value-type="float" office:value="55820">
            <text:p>55,820</text:p>
          </table:table-cell>
          <table:table-cell office:value-type="float" office:value="72440">
            <text:p>72,440</text:p>
          </table:table-cell>
          <table:table-cell table:number-columns-repeated="2"/>
        </table:table-row>
        <table:table-row table:style-name="ro1">
          <table:table-cell office:value-type="string">
            <text:p>13-1160</text:p>
          </table:table-cell>
          <table:table-cell office:value-type="string">
            <text:p>Market Research Analysts and Marketing Specialists</text:p>
          </table:table-cell>
          <table:table-cell office:value-type="string">
            <text:p>broad</text:p>
          </table:table-cell>
          <table:table-cell office:value-type="float" office:value="392740">
            <text:p>392,740</text:p>
          </table:table-cell>
          <table:table-cell office:value-type="float" office:value="0.7">
            <text:p>0.7</text:p>
          </table:table-cell>
          <table:table-cell office:value-type="float" office:value="32.39">
            <text:p>32.39</text:p>
          </table:table-cell>
          <table:table-cell office:value-type="float" office:value="67380">
            <text:p>67,380</text:p>
          </table:table-cell>
          <table:table-cell office:value-type="float" office:value="0.5">
            <text:p>0.5</text:p>
          </table:table-cell>
          <table:table-cell office:value-type="float" office:value="16">
            <text:p>16.00</text:p>
          </table:table-cell>
          <table:table-cell office:value-type="float" office:value="21.07">
            <text:p>21.07</text:p>
          </table:table-cell>
          <table:table-cell office:value-type="float" office:value="28.99">
            <text:p>28.99</text:p>
          </table:table-cell>
          <table:table-cell office:value-type="float" office:value="40.91">
            <text:p>40.91</text:p>
          </table:table-cell>
          <table:table-cell office:value-type="float" office:value="54.57">
            <text:p>54.57</text:p>
          </table:table-cell>
          <table:table-cell office:value-type="float" office:value="33280">
            <text:p>33,280</text:p>
          </table:table-cell>
          <table:table-cell office:value-type="float" office:value="43830">
            <text:p>43,830</text:p>
          </table:table-cell>
          <table:table-cell office:value-type="float" office:value="60300">
            <text:p>60,300</text:p>
          </table:table-cell>
          <table:table-cell office:value-type="float" office:value="85090">
            <text:p>85,090</text:p>
          </table:table-cell>
          <table:table-cell office:value-type="float" office:value="113500">
            <text:p>113,500</text:p>
          </table:table-cell>
          <table:table-cell table:number-columns-repeated="2"/>
        </table:table-row>
        <table:table-row table:style-name="ro1">
          <table:table-cell office:value-type="string">
            <text:p>51-4040</text:p>
          </table:table-cell>
          <table:table-cell office:value-type="string">
            <text:p>Machinists</text:p>
          </table:table-cell>
          <table:table-cell office:value-type="string">
            <text:p>broad</text:p>
          </table:table-cell>
          <table:table-cell office:value-type="float" office:value="388370">
            <text:p>388,370</text:p>
          </table:table-cell>
          <table:table-cell office:value-type="float" office:value="1">
            <text:p>1.0</text:p>
          </table:table-cell>
          <table:table-cell office:value-type="float" office:value="19.65">
            <text:p>19.65</text:p>
          </table:table-cell>
          <table:table-cell office:value-type="float" office:value="40860">
            <text:p>40,860</text:p>
          </table:table-cell>
          <table:table-cell office:value-type="float" office:value="0.4">
            <text:p>0.4</text:p>
          </table:table-cell>
          <table:table-cell office:value-type="float" office:value="11.7">
            <text:p>11.70</text:p>
          </table:table-cell>
          <table:table-cell office:value-type="float" office:value="14.97">
            <text:p>14.97</text:p>
          </table:table-cell>
          <table:table-cell office:value-type="float" office:value="18.99">
            <text:p>18.99</text:p>
          </table:table-cell>
          <table:table-cell office:value-type="float" office:value="23.53">
            <text:p>23.53</text:p>
          </table:table-cell>
          <table:table-cell office:value-type="float" office:value="28.75">
            <text:p>28.75</text:p>
          </table:table-cell>
          <table:table-cell office:value-type="float" office:value="24340">
            <text:p>24,340</text:p>
          </table:table-cell>
          <table:table-cell office:value-type="float" office:value="31130">
            <text:p>31,130</text:p>
          </table:table-cell>
          <table:table-cell office:value-type="float" office:value="39500">
            <text:p>39,500</text:p>
          </table:table-cell>
          <table:table-cell office:value-type="float" office:value="48930">
            <text:p>48,930</text:p>
          </table:table-cell>
          <table:table-cell office:value-type="float" office:value="59790">
            <text:p>59,790</text:p>
          </table:table-cell>
          <table:table-cell table:number-columns-repeated="2"/>
        </table:table-row>
        <table:table-row table:style-name="ro1">
          <table:table-cell office:value-type="string">
            <text:p>43-3010</text:p>
          </table:table-cell>
          <table:table-cell office:value-type="string">
            <text:p>Bill and Account Collectors</text:p>
          </table:table-cell>
          <table:table-cell office:value-type="string">
            <text:p>broad</text:p>
          </table:table-cell>
          <table:table-cell office:value-type="float" office:value="385890">
            <text:p>385,890</text:p>
          </table:table-cell>
          <table:table-cell office:value-type="float" office:value="1.2">
            <text:p>1.2</text:p>
          </table:table-cell>
          <table:table-cell office:value-type="float" office:value="16.5">
            <text:p>16.50</text:p>
          </table:table-cell>
          <table:table-cell office:value-type="float" office:value="34320">
            <text:p>34,320</text:p>
          </table:table-cell>
          <table:table-cell office:value-type="float" office:value="0.4">
            <text:p>0.4</text:p>
          </table:table-cell>
          <table:table-cell office:value-type="float" office:value="10.5">
            <text:p>10.50</text:p>
          </table:table-cell>
          <table:table-cell office:value-type="float" office:value="12.71">
            <text:p>12.71</text:p>
          </table:table-cell>
          <table:table-cell office:value-type="float" office:value="15.61">
            <text:p>15.61</text:p>
          </table:table-cell>
          <table:table-cell office:value-type="float" office:value="18.95">
            <text:p>18.95</text:p>
          </table:table-cell>
          <table:table-cell office:value-type="float" office:value="23.38">
            <text:p>23.38</text:p>
          </table:table-cell>
          <table:table-cell office:value-type="float" office:value="21850">
            <text:p>21,850</text:p>
          </table:table-cell>
          <table:table-cell office:value-type="float" office:value="26450">
            <text:p>26,450</text:p>
          </table:table-cell>
          <table:table-cell office:value-type="float" office:value="32480">
            <text:p>32,480</text:p>
          </table:table-cell>
          <table:table-cell office:value-type="float" office:value="39420">
            <text:p>39,420</text:p>
          </table:table-cell>
          <table:table-cell office:value-type="float" office:value="48640">
            <text:p>48,640</text:p>
          </table:table-cell>
          <table:table-cell table:number-columns-repeated="2"/>
        </table:table-row>
        <table:table-row table:style-name="ro2">
          <table:table-cell office:value-type="string">
            <text:p>47-2150</text:p>
          </table:table-cell>
          <table:table-cell office:value-type="string">
            <text:p>Pipelayers, Plumbers, Pipefitters, and Steamfitters</text:p>
          </table:table-cell>
          <table:table-cell office:value-type="string">
            <text:p>broad</text:p>
          </table:table-cell>
          <table:table-cell office:value-type="float" office:value="383970">
            <text:p>383,970</text:p>
          </table:table-cell>
          <table:table-cell office:value-type="float" office:value="1.1">
            <text:p>1.1</text:p>
          </table:table-cell>
          <table:table-cell office:value-type="float" office:value="24.75">
            <text:p>24.75</text:p>
          </table:table-cell>
          <table:table-cell office:value-type="float" office:value="51480">
            <text:p>51,480</text:p>
          </table:table-cell>
          <table:table-cell office:value-type="float" office:value="0.5">
            <text:p>0.5</text:p>
          </table:table-cell>
          <table:table-cell office:value-type="float" office:value="13.31">
            <text:p>13.31</text:p>
          </table:table-cell>
          <table:table-cell office:value-type="float" office:value="17.04">
            <text:p>17.04</text:p>
          </table:table-cell>
          <table:table-cell office:value-type="float" office:value="22.82">
            <text:p>22.82</text:p>
          </table:table-cell>
          <table:table-cell office:value-type="float" office:value="30.93">
            <text:p>30.93</text:p>
          </table:table-cell>
          <table:table-cell office:value-type="float" office:value="39.54">
            <text:p>39.54</text:p>
          </table:table-cell>
          <table:table-cell office:value-type="float" office:value="27690">
            <text:p>27,690</text:p>
          </table:table-cell>
          <table:table-cell office:value-type="float" office:value="35430">
            <text:p>35,430</text:p>
          </table:table-cell>
          <table:table-cell office:value-type="float" office:value="47460">
            <text:p>47,460</text:p>
          </table:table-cell>
          <table:table-cell office:value-type="float" office:value="64340">
            <text:p>64,340</text:p>
          </table:table-cell>
          <table:table-cell office:value-type="float" office:value="82250">
            <text:p>82,250</text:p>
          </table:table-cell>
          <table:table-cell table:number-columns-repeated="2"/>
        </table:table-row>
        <table:table-row table:style-name="ro1">
          <table:table-cell office:value-type="string">
            <text:p>51-4120</text:p>
          </table:table-cell>
          <table:table-cell office:value-type="string">
            <text:p>Welding, Soldering, and Brazing Workers</text:p>
          </table:table-cell>
          <table:table-cell office:value-type="string">
            <text:p>broad</text:p>
          </table:table-cell>
          <table:table-cell office:value-type="float" office:value="379140">
            <text:p>379,140</text:p>
          </table:table-cell>
          <table:table-cell office:value-type="float" office:value="0.8">
            <text:p>0.8</text:p>
          </table:table-cell>
          <table:table-cell office:value-type="float" office:value="18.32">
            <text:p>18.32</text:p>
          </table:table-cell>
          <table:table-cell office:value-type="float" office:value="38100">
            <text:p>38,100</text:p>
          </table:table-cell>
          <table:table-cell office:value-type="float" office:value="0.3">
            <text:p>0.3</text:p>
          </table:table-cell>
          <table:table-cell office:value-type="float" office:value="11.77">
            <text:p>11.77</text:p>
          </table:table-cell>
          <table:table-cell office:value-type="float" office:value="14.18">
            <text:p>14.18</text:p>
          </table:table-cell>
          <table:table-cell office:value-type="float" office:value="17.35">
            <text:p>17.35</text:p>
          </table:table-cell>
          <table:table-cell office:value-type="float" office:value="21.49">
            <text:p>21.49</text:p>
          </table:table-cell>
          <table:table-cell office:value-type="float" office:value="26.75">
            <text:p>26.75</text:p>
          </table:table-cell>
          <table:table-cell office:value-type="float" office:value="24490">
            <text:p>24,490</text:p>
          </table:table-cell>
          <table:table-cell office:value-type="float" office:value="29490">
            <text:p>29,490</text:p>
          </table:table-cell>
          <table:table-cell office:value-type="float" office:value="36090">
            <text:p>36,090</text:p>
          </table:table-cell>
          <table:table-cell office:value-type="float" office:value="44700">
            <text:p>44,700</text:p>
          </table:table-cell>
          <table:table-cell office:value-type="float" office:value="55640">
            <text:p>55,640</text:p>
          </table:table-cell>
          <table:table-cell table:number-columns-repeated="2"/>
        </table:table-row>
        <table:table-row table:style-name="ro1">
          <table:table-cell office:value-type="string">
            <text:p>51-3020</text:p>
          </table:table-cell>
          <table:table-cell office:value-type="string">
            <text:p>Butchers and Other Meat, Poultry, and Fish Processing Workers</text:p>
          </table:table-cell>
          <table:table-cell office:value-type="string">
            <text:p>broad</text:p>
          </table:table-cell>
          <table:table-cell office:value-type="float" office:value="372060">
            <text:p>372,060</text:p>
          </table:table-cell>
          <table:table-cell office:value-type="float" office:value="1.4">
            <text:p>1.4</text:p>
          </table:table-cell>
          <table:table-cell office:value-type="float" office:value="12.61">
            <text:p>12.61</text:p>
          </table:table-cell>
          <table:table-cell office:value-type="float" office:value="26230">
            <text:p>26,230</text:p>
          </table:table-cell>
          <table:table-cell office:value-type="float" office:value="0.4">
            <text:p>0.4</text:p>
          </table:table-cell>
          <table:table-cell office:value-type="float" office:value="8.54">
            <text:p>8.54</text:p>
          </table:table-cell>
          <table:table-cell office:value-type="float" office:value="9.81">
            <text:p>9.81</text:p>
          </table:table-cell>
          <table:table-cell office:value-type="float" office:value="11.74">
            <text:p>11.74</text:p>
          </table:table-cell>
          <table:table-cell office:value-type="float" office:value="14.43">
            <text:p>14.43</text:p>
          </table:table-cell>
          <table:table-cell office:value-type="float" office:value="18.24">
            <text:p>18.24</text:p>
          </table:table-cell>
          <table:table-cell office:value-type="float" office:value="17760">
            <text:p>17,760</text:p>
          </table:table-cell>
          <table:table-cell office:value-type="float" office:value="20400">
            <text:p>20,400</text:p>
          </table:table-cell>
          <table:table-cell office:value-type="float" office:value="24420">
            <text:p>24,420</text:p>
          </table:table-cell>
          <table:table-cell office:value-type="float" office:value="30010">
            <text:p>30,010</text:p>
          </table:table-cell>
          <table:table-cell office:value-type="float" office:value="37940">
            <text:p>37,940</text:p>
          </table:table-cell>
          <table:table-cell table:number-columns-repeated="2"/>
        </table:table-row>
        <table:table-row table:style-name="ro1">
          <table:table-cell office:value-type="string">
            <text:p>39-5010</text:p>
          </table:table-cell>
          <table:table-cell office:value-type="string">
            <text:p>Barbers, Hairdressers, Hairstylists and Cosmetologists</text:p>
          </table:table-cell>
          <table:table-cell office:value-type="string">
            <text:p>broad</text:p>
          </table:table-cell>
          <table:table-cell office:value-type="float" office:value="368500">
            <text:p>368,500</text:p>
          </table:table-cell>
          <table:table-cell office:value-type="float" office:value="1.1">
            <text:p>1.1</text:p>
          </table:table-cell>
          <table:table-cell office:value-type="float" office:value="12.89">
            <text:p>12.89</text:p>
          </table:table-cell>
          <table:table-cell office:value-type="float" office:value="26820">
            <text:p>26,820</text:p>
          </table:table-cell>
          <table:table-cell office:value-type="float" office:value="0.6">
            <text:p>0.6</text:p>
          </table:table-cell>
          <table:table-cell office:value-type="float" office:value="8.11">
            <text:p>8.11</text:p>
          </table:table-cell>
          <table:table-cell office:value-type="float" office:value="8.91">
            <text:p>8.91</text:p>
          </table:table-cell>
          <table:table-cell office:value-type="float" office:value="10.95">
            <text:p>10.95</text:p>
          </table:table-cell>
          <table:table-cell office:value-type="float" office:value="14.63">
            <text:p>14.63</text:p>
          </table:table-cell>
          <table:table-cell office:value-type="float" office:value="20.39">
            <text:p>20.39</text:p>
          </table:table-cell>
          <table:table-cell office:value-type="float" office:value="16860">
            <text:p>16,860</text:p>
          </table:table-cell>
          <table:table-cell office:value-type="float" office:value="18540">
            <text:p>18,540</text:p>
          </table:table-cell>
          <table:table-cell office:value-type="float" office:value="22770">
            <text:p>22,770</text:p>
          </table:table-cell>
          <table:table-cell office:value-type="float" office:value="30420">
            <text:p>30,420</text:p>
          </table:table-cell>
          <table:table-cell office:value-type="float" office:value="42410">
            <text:p>42,410</text:p>
          </table:table-cell>
          <table:table-cell table:number-columns-repeated="2"/>
        </table:table-row>
        <table:table-row table:style-name="ro1">
          <table:table-cell office:value-type="string">
            <text:p>51-9110</text:p>
          </table:table-cell>
          <table:table-cell office:value-type="string">
            <text:p>Packaging and Filling Machine Operators and Tenders</text:p>
          </table:table-cell>
          <table:table-cell office:value-type="string">
            <text:p>broad</text:p>
          </table:table-cell>
          <table:table-cell office:value-type="float" office:value="367700">
            <text:p>367,700</text:p>
          </table:table-cell>
          <table:table-cell office:value-type="float" office:value="1.3">
            <text:p>1.3</text:p>
          </table:table-cell>
          <table:table-cell office:value-type="float" office:value="13.54">
            <text:p>13.54</text:p>
          </table:table-cell>
          <table:table-cell office:value-type="float" office:value="28160">
            <text:p>28,160</text:p>
          </table:table-cell>
          <table:table-cell office:value-type="float" office:value="0.4">
            <text:p>0.4</text:p>
          </table:table-cell>
          <table:table-cell office:value-type="float" office:value="8.49">
            <text:p>8.49</text:p>
          </table:table-cell>
          <table:table-cell office:value-type="float" office:value="9.69">
            <text:p>9.69</text:p>
          </table:table-cell>
          <table:table-cell office:value-type="float" office:value="12.43">
            <text:p>12.43</text:p>
          </table:table-cell>
          <table:table-cell office:value-type="float" office:value="16.6">
            <text:p>16.60</text:p>
          </table:table-cell>
          <table:table-cell office:value-type="float" office:value="20.8">
            <text:p>20.80</text:p>
          </table:table-cell>
          <table:table-cell office:value-type="float" office:value="17660">
            <text:p>17,660</text:p>
          </table:table-cell>
          <table:table-cell office:value-type="float" office:value="20160">
            <text:p>20,160</text:p>
          </table:table-cell>
          <table:table-cell office:value-type="float" office:value="25860">
            <text:p>25,860</text:p>
          </table:table-cell>
          <table:table-cell office:value-type="float" office:value="34520">
            <text:p>34,520</text:p>
          </table:table-cell>
          <table:table-cell office:value-type="float" office:value="43260">
            <text:p>43,260</text:p>
          </table:table-cell>
          <table:table-cell table:number-columns-repeated="2"/>
        </table:table-row>
        <table:table-row table:style-name="ro1">
          <table:table-cell office:value-type="string">
            <text:p>29-2030</text:p>
          </table:table-cell>
          <table:table-cell office:value-type="string">
            <text:p>Diagnostic Related Technologists and Technicians</text:p>
          </table:table-cell>
          <table:table-cell office:value-type="string">
            <text:p>broad</text:p>
          </table:table-cell>
          <table:table-cell office:value-type="float" office:value="353060">
            <text:p>353,060</text:p>
          </table:table-cell>
          <table:table-cell office:value-type="float" office:value="0.8">
            <text:p>0.8</text:p>
          </table:table-cell>
          <table:table-cell office:value-type="float" office:value="28.45">
            <text:p>28.45</text:p>
          </table:table-cell>
          <table:table-cell office:value-type="float" office:value="59170">
            <text:p>59,170</text:p>
          </table:table-cell>
          <table:table-cell office:value-type="float" office:value="0.4">
            <text:p>0.4</text:p>
          </table:table-cell>
          <table:table-cell office:value-type="float" office:value="17.76">
            <text:p>17.76</text:p>
          </table:table-cell>
          <table:table-cell office:value-type="float" office:value="22.31">
            <text:p>22.31</text:p>
          </table:table-cell>
          <table:table-cell office:value-type="float" office:value="27.81">
            <text:p>27.81</text:p>
          </table:table-cell>
          <table:table-cell office:value-type="float" office:value="34.13">
            <text:p>34.13</text:p>
          </table:table-cell>
          <table:table-cell office:value-type="float" office:value="40.68">
            <text:p>40.68</text:p>
          </table:table-cell>
          <table:table-cell office:value-type="float" office:value="36940">
            <text:p>36,940</text:p>
          </table:table-cell>
          <table:table-cell office:value-type="float" office:value="46400">
            <text:p>46,400</text:p>
          </table:table-cell>
          <table:table-cell office:value-type="float" office:value="57850">
            <text:p>57,850</text:p>
          </table:table-cell>
          <table:table-cell office:value-type="float" office:value="70980">
            <text:p>70,980</text:p>
          </table:table-cell>
          <table:table-cell office:value-type="float" office:value="84610">
            <text:p>84,610</text:p>
          </table:table-cell>
          <table:table-cell table:number-columns-repeated="2"/>
        </table:table-row>
        <table:table-row table:style-name="ro1">
          <table:table-cell office:value-type="string">
            <text:p>35-9030</text:p>
          </table:table-cell>
          <table:table-cell office:value-type="string">
            <text:p>Hosts and Hostesses, Restaurant, Lounge, and Coffee Shop</text:p>
          </table:table-cell>
          <table:table-cell office:value-type="string">
            <text:p>broad</text:p>
          </table:table-cell>
          <table:table-cell office:value-type="float" office:value="341400">
            <text:p>341,400</text:p>
          </table:table-cell>
          <table:table-cell office:value-type="float" office:value="1">
            <text:p>1.0</text:p>
          </table:table-cell>
          <table:table-cell office:value-type="float" office:value="9.41">
            <text:p>9.41</text:p>
          </table:table-cell>
          <table:table-cell office:value-type="float" office:value="19570">
            <text:p>19,570</text:p>
          </table:table-cell>
          <table:table-cell office:value-type="float" office:value="0.4">
            <text:p>0.4</text:p>
          </table:table-cell>
          <table:table-cell office:value-type="float" office:value="7.79">
            <text:p>7.79</text:p>
          </table:table-cell>
          <table:table-cell office:value-type="float" office:value="8.27">
            <text:p>8.27</text:p>
          </table:table-cell>
          <table:table-cell office:value-type="float" office:value="8.93">
            <text:p>8.93</text:p>
          </table:table-cell>
          <table:table-cell office:value-type="float" office:value="10.1">
            <text:p>10.10</text:p>
          </table:table-cell>
          <table:table-cell office:value-type="float" office:value="12.28">
            <text:p>12.28</text:p>
          </table:table-cell>
          <table:table-cell office:value-type="float" office:value="16200">
            <text:p>16,200</text:p>
          </table:table-cell>
          <table:table-cell office:value-type="float" office:value="17210">
            <text:p>17,210</text:p>
          </table:table-cell>
          <table:table-cell office:value-type="float" office:value="18580">
            <text:p>18,580</text:p>
          </table:table-cell>
          <table:table-cell office:value-type="float" office:value="21010">
            <text:p>21,010</text:p>
          </table:table-cell>
          <table:table-cell office:value-type="float" office:value="25550">
            <text:p>25,550</text:p>
          </table:table-cell>
          <table:table-cell table:number-columns-repeated="2"/>
        </table:table-row>
        <table:table-row table:style-name="ro1">
          <table:table-cell office:value-type="string">
            <text:p>11-9190</text:p>
          </table:table-cell>
          <table:table-cell office:value-type="string">
            <text:p>Miscellaneous Managers</text:p>
          </table:table-cell>
          <table:table-cell office:value-type="string">
            <text:p>broad</text:p>
          </table:table-cell>
          <table:table-cell office:value-type="float" office:value="338520">
            <text:p>338,520</text:p>
          </table:table-cell>
          <table:table-cell office:value-type="float" office:value="0.7">
            <text:p>0.7</text:p>
          </table:table-cell>
          <table:table-cell office:value-type="float" office:value="50.79">
            <text:p>50.79</text:p>
          </table:table-cell>
          <table:table-cell office:value-type="float" office:value="105650">
            <text:p>105,650</text:p>
          </table:table-cell>
          <table:table-cell office:value-type="float" office:value="0.3">
            <text:p>0.3</text:p>
          </table:table-cell>
          <table:table-cell office:value-type="float" office:value="25.27">
            <text:p>25.27</text:p>
          </table:table-cell>
          <table:table-cell office:value-type="float" office:value="34.92">
            <text:p>34.92</text:p>
          </table:table-cell>
          <table:table-cell office:value-type="float" office:value="48.51">
            <text:p>48.51</text:p>
          </table:table-cell>
          <table:table-cell office:value-type="float" office:value="62.38">
            <text:p>62.38</text:p>
          </table:table-cell>
          <table:table-cell office:value-type="float" office:value="76.66">
            <text:p>76.66</text:p>
          </table:table-cell>
          <table:table-cell office:value-type="float" office:value="52560">
            <text:p>52,560</text:p>
          </table:table-cell>
          <table:table-cell office:value-type="float" office:value="72620">
            <text:p>72,620</text:p>
          </table:table-cell>
          <table:table-cell office:value-type="float" office:value="100890">
            <text:p>100,890</text:p>
          </table:table-cell>
          <table:table-cell office:value-type="float" office:value="129760">
            <text:p>129,760</text:p>
          </table:table-cell>
          <table:table-cell office:value-type="float" office:value="159450">
            <text:p>159,450</text:p>
          </table:table-cell>
          <table:table-cell table:number-columns-repeated="2"/>
        </table:table-row>
        <table:table-row table:style-name="ro1">
          <table:table-cell office:value-type="string">
            <text:p>41-3020</text:p>
          </table:table-cell>
          <table:table-cell office:value-type="string">
            <text:p>Insurance Sales Agents</text:p>
          </table:table-cell>
          <table:table-cell office:value-type="string">
            <text:p>broad</text:p>
          </table:table-cell>
          <table:table-cell office:value-type="float" office:value="336740">
            <text:p>336,740</text:p>
          </table:table-cell>
          <table:table-cell office:value-type="float" office:value="1.2">
            <text:p>1.2</text:p>
          </table:table-cell>
          <table:table-cell office:value-type="float" office:value="30.48">
            <text:p>30.48</text:p>
          </table:table-cell>
          <table:table-cell office:value-type="float" office:value="63400">
            <text:p>63,400</text:p>
          </table:table-cell>
          <table:table-cell office:value-type="float" office:value="0.9">
            <text:p>0.9</text:p>
          </table:table-cell>
          <table:table-cell office:value-type="float" office:value="12.56">
            <text:p>12.56</text:p>
          </table:table-cell>
          <table:table-cell office:value-type="float" office:value="16.45">
            <text:p>16.45</text:p>
          </table:table-cell>
          <table:table-cell office:value-type="float" office:value="23.15">
            <text:p>23.15</text:p>
          </table:table-cell>
          <table:table-cell office:value-type="float" office:value="35.1">
            <text:p>35.10</text:p>
          </table:table-cell>
          <table:table-cell office:value-type="float" office:value="56.22">
            <text:p>56.22</text:p>
          </table:table-cell>
          <table:table-cell office:value-type="float" office:value="26120">
            <text:p>26,120</text:p>
          </table:table-cell>
          <table:table-cell office:value-type="float" office:value="34230">
            <text:p>34,230</text:p>
          </table:table-cell>
          <table:table-cell office:value-type="float" office:value="48150">
            <text:p>48,150</text:p>
          </table:table-cell>
          <table:table-cell office:value-type="float" office:value="73010">
            <text:p>73,010</text:p>
          </table:table-cell>
          <table:table-cell office:value-type="float" office:value="116940">
            <text:p>116,940</text:p>
          </table:table-cell>
          <table:table-cell table:number-columns-repeated="2"/>
        </table:table-row>
        <table:table-row table:style-name="ro1">
          <table:table-cell office:value-type="string">
            <text:p>49-9090</text:p>
          </table:table-cell>
          <table:table-cell office:value-type="string">
            <text:p>Miscellaneous Installation, Maintenance, and Repair Workers</text:p>
          </table:table-cell>
          <table:table-cell office:value-type="string">
            <text:p>broad</text:p>
          </table:table-cell>
          <table:table-cell office:value-type="float" office:value="336260">
            <text:p>336,260</text:p>
          </table:table-cell>
          <table:table-cell office:value-type="float" office:value="1">
            <text:p>1.0</text:p>
          </table:table-cell>
          <table:table-cell office:value-type="float" office:value="16.68">
            <text:p>16.68</text:p>
          </table:table-cell>
          <table:table-cell office:value-type="float" office:value="34690">
            <text:p>34,690</text:p>
          </table:table-cell>
          <table:table-cell office:value-type="float" office:value="0.4">
            <text:p>0.4</text:p>
          </table:table-cell>
          <table:table-cell office:value-type="float" office:value="8.97">
            <text:p>8.97</text:p>
          </table:table-cell>
          <table:table-cell office:value-type="float" office:value="11.01">
            <text:p>11.01</text:p>
          </table:table-cell>
          <table:table-cell office:value-type="float" office:value="14.95">
            <text:p>14.95</text:p>
          </table:table-cell>
          <table:table-cell office:value-type="float" office:value="20.98">
            <text:p>20.98</text:p>
          </table:table-cell>
          <table:table-cell office:value-type="float" office:value="27.26">
            <text:p>27.26</text:p>
          </table:table-cell>
          <table:table-cell office:value-type="float" office:value="18650">
            <text:p>18,650</text:p>
          </table:table-cell>
          <table:table-cell office:value-type="float" office:value="22900">
            <text:p>22,900</text:p>
          </table:table-cell>
          <table:table-cell office:value-type="float" office:value="31100">
            <text:p>31,100</text:p>
          </table:table-cell>
          <table:table-cell office:value-type="float" office:value="43640">
            <text:p>43,640</text:p>
          </table:table-cell>
          <table:table-cell office:value-type="float" office:value="56710">
            <text:p>56,710</text:p>
          </table:table-cell>
          <table:table-cell table:number-columns-repeated="2"/>
        </table:table-row>
        <table:table-row table:style-name="ro1">
          <table:table-cell office:value-type="string">
            <text:p>51-4030</text:p>
          </table:table-cell>
          <table:table-cell office:value-type="string">
            <text:p>Machine Tool Cutting Setters, Operators, and Tenders, Metal and Plastic</text:p>
          </table:table-cell>
          <table:table-cell office:value-type="string">
            <text:p>broad</text:p>
          </table:table-cell>
          <table:table-cell office:value-type="float" office:value="333520">
            <text:p>333,520</text:p>
          </table:table-cell>
          <table:table-cell office:value-type="float" office:value="1.1">
            <text:p>1.1</text:p>
          </table:table-cell>
          <table:table-cell office:value-type="float" office:value="15.86">
            <text:p>15.86</text:p>
          </table:table-cell>
          <table:table-cell office:value-type="float" office:value="32980">
            <text:p>32,980</text:p>
          </table:table-cell>
          <table:table-cell office:value-type="float" office:value="0.4">
            <text:p>0.4</text:p>
          </table:table-cell>
          <table:table-cell office:value-type="float" office:value="9.81">
            <text:p>9.81</text:p>
          </table:table-cell>
          <table:table-cell office:value-type="float" office:value="11.96">
            <text:p>11.96</text:p>
          </table:table-cell>
          <table:table-cell office:value-type="float" office:value="15.13">
            <text:p>15.13</text:p>
          </table:table-cell>
          <table:table-cell office:value-type="float" office:value="18.69">
            <text:p>18.69</text:p>
          </table:table-cell>
          <table:table-cell office:value-type="float" office:value="22.81">
            <text:p>22.81</text:p>
          </table:table-cell>
          <table:table-cell office:value-type="float" office:value="20410">
            <text:p>20,410</text:p>
          </table:table-cell>
          <table:table-cell office:value-type="float" office:value="24870">
            <text:p>24,870</text:p>
          </table:table-cell>
          <table:table-cell office:value-type="float" office:value="31470">
            <text:p>31,470</text:p>
          </table:table-cell>
          <table:table-cell office:value-type="float" office:value="38860">
            <text:p>38,860</text:p>
          </table:table-cell>
          <table:table-cell office:value-type="float" office:value="47450">
            <text:p>47,450</text:p>
          </table:table-cell>
          <table:table-cell table:number-columns-repeated="2"/>
        </table:table-row>
        <table:table-row table:style-name="ro1">
          <table:table-cell office:value-type="string">
            <text:p>41-3030</text:p>
          </table:table-cell>
          <table:table-cell office:value-type="string">
            <text:p>Securities, Commodities, and Financial Services Sales Agents</text:p>
          </table:table-cell>
          <table:table-cell office:value-type="string">
            <text:p>broad</text:p>
          </table:table-cell>
          <table:table-cell office:value-type="float" office:value="330470">
            <text:p>330,470</text:p>
          </table:table-cell>
          <table:table-cell office:value-type="float" office:value="1.3">
            <text:p>1.3</text:p>
          </table:table-cell>
          <table:table-cell office:value-type="float" office:value="48.51">
            <text:p>48.51</text:p>
          </table:table-cell>
          <table:table-cell office:value-type="float" office:value="100910">
            <text:p>100,910</text:p>
          </table:table-cell>
          <table:table-cell office:value-type="float" office:value="1.1">
            <text:p>1.1</text:p>
          </table:table-cell>
          <table:table-cell office:value-type="float" office:value="15.4">
            <text:p>15.40</text:p>
          </table:table-cell>
          <table:table-cell office:value-type="float" office:value="19.66">
            <text:p>19.66</text:p>
          </table:table-cell>
          <table:table-cell office:value-type="float" office:value="34.48">
            <text:p>34.48</text:p>
          </table:table-cell>
          <table:table-cell office:value-type="float" office:value="66.79">
            <text:p>66.79</text:p>
          </table:table-cell>
          <table:table-cell office:value-type="string">
            <text:p>#</text:p>
          </table:table-cell>
          <table:table-cell office:value-type="float" office:value="32030">
            <text:p>32,030</text:p>
          </table:table-cell>
          <table:table-cell office:value-type="float" office:value="40890">
            <text:p>40,890</text:p>
          </table:table-cell>
          <table:table-cell office:value-type="float" office:value="71720">
            <text:p>71,720</text:p>
          </table:table-cell>
          <table:table-cell office:value-type="float" office:value="138930">
            <text:p>138,93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33-9090</text:p>
          </table:table-cell>
          <table:table-cell office:value-type="string">
            <text:p>Miscellaneous Protective Service Workers</text:p>
          </table:table-cell>
          <table:table-cell office:value-type="string">
            <text:p>broad</text:p>
          </table:table-cell>
          <table:table-cell office:value-type="float" office:value="324650">
            <text:p>324,650</text:p>
          </table:table-cell>
          <table:table-cell office:value-type="float" office:value="0.9">
            <text:p>0.9</text:p>
          </table:table-cell>
          <table:table-cell office:value-type="float" office:value="13.24">
            <text:p>13.24</text:p>
          </table:table-cell>
          <table:table-cell office:value-type="float" office:value="27530">
            <text:p>27,530</text:p>
          </table:table-cell>
          <table:table-cell office:value-type="float" office:value="0.4">
            <text:p>0.4</text:p>
          </table:table-cell>
          <table:table-cell office:value-type="float" office:value="8.15">
            <text:p>8.15</text:p>
          </table:table-cell>
          <table:table-cell office:value-type="float" office:value="9.04">
            <text:p>9.04</text:p>
          </table:table-cell>
          <table:table-cell office:value-type="float" office:value="11.53">
            <text:p>11.53</text:p>
          </table:table-cell>
          <table:table-cell office:value-type="float" office:value="16.48">
            <text:p>16.48</text:p>
          </table:table-cell>
          <table:table-cell office:value-type="float" office:value="20.26">
            <text:p>20.26</text:p>
          </table:table-cell>
          <table:table-cell office:value-type="float" office:value="16950">
            <text:p>16,950</text:p>
          </table:table-cell>
          <table:table-cell office:value-type="float" office:value="18800">
            <text:p>18,800</text:p>
          </table:table-cell>
          <table:table-cell office:value-type="float" office:value="23970">
            <text:p>23,970</text:p>
          </table:table-cell>
          <table:table-cell office:value-type="float" office:value="34270">
            <text:p>34,270</text:p>
          </table:table-cell>
          <table:table-cell office:value-type="float" office:value="42140">
            <text:p>42,140</text:p>
          </table:table-cell>
          <table:table-cell table:number-columns-repeated="2"/>
        </table:table-row>
        <table:table-row table:style-name="ro1">
          <table:table-cell office:value-type="string">
            <text:p>29-2010</text:p>
          </table:table-cell>
          <table:table-cell office:value-type="string">
            <text:p>Clinical Laboratory Technologists and Technicians</text:p>
          </table:table-cell>
          <table:table-cell office:value-type="string">
            <text:p>broad</text:p>
          </table:table-cell>
          <table:table-cell office:value-type="float" office:value="318620">
            <text:p>318,620</text:p>
          </table:table-cell>
          <table:table-cell office:value-type="float" office:value="0.9">
            <text:p>0.9</text:p>
          </table:table-cell>
          <table:table-cell office:value-type="float" office:value="23.59">
            <text:p>23.59</text:p>
          </table:table-cell>
          <table:table-cell office:value-type="float" office:value="49070">
            <text:p>49,070</text:p>
          </table:table-cell>
          <table:table-cell office:value-type="float" office:value="0.3">
            <text:p>0.3</text:p>
          </table:table-cell>
          <table:table-cell office:value-type="float" office:value="13.27">
            <text:p>13.27</text:p>
          </table:table-cell>
          <table:table-cell office:value-type="float" office:value="17.06">
            <text:p>17.06</text:p>
          </table:table-cell>
          <table:table-cell office:value-type="float" office:value="22.99">
            <text:p>22.99</text:p>
          </table:table-cell>
          <table:table-cell office:value-type="float" office:value="28.95">
            <text:p>28.95</text:p>
          </table:table-cell>
          <table:table-cell office:value-type="float" office:value="35.11">
            <text:p>35.11</text:p>
          </table:table-cell>
          <table:table-cell office:value-type="float" office:value="27590">
            <text:p>27,590</text:p>
          </table:table-cell>
          <table:table-cell office:value-type="float" office:value="35490">
            <text:p>35,490</text:p>
          </table:table-cell>
          <table:table-cell office:value-type="float" office:value="47820">
            <text:p>47,820</text:p>
          </table:table-cell>
          <table:table-cell office:value-type="float" office:value="60220">
            <text:p>60,220</text:p>
          </table:table-cell>
          <table:table-cell office:value-type="float" office:value="73030">
            <text:p>73,030</text:p>
          </table:table-cell>
          <table:table-cell table:number-columns-repeated="2"/>
        </table:table-row>
        <table:table-row table:style-name="ro1">
          <table:table-cell office:value-type="string">
            <text:p>13-2070</text:p>
          </table:table-cell>
          <table:table-cell office:value-type="string">
            <text:p>Credit Counselors and Loan Officers</text:p>
          </table:table-cell>
          <table:table-cell office:value-type="string">
            <text:p>broad</text:p>
          </table:table-cell>
          <table:table-cell office:value-type="float" office:value="314300">
            <text:p>314,300</text:p>
          </table:table-cell>
          <table:table-cell office:value-type="float" office:value="1.2">
            <text:p>1.2</text:p>
          </table:table-cell>
          <table:table-cell office:value-type="float" office:value="32.7">
            <text:p>32.70</text:p>
          </table:table-cell>
          <table:table-cell office:value-type="float" office:value="68010">
            <text:p>68,010</text:p>
          </table:table-cell>
          <table:table-cell office:value-type="float" office:value="1">
            <text:p>1.0</text:p>
          </table:table-cell>
          <table:table-cell office:value-type="float" office:value="15.3">
            <text:p>15.30</text:p>
          </table:table-cell>
          <table:table-cell office:value-type="float" office:value="19.81">
            <text:p>19.81</text:p>
          </table:table-cell>
          <table:table-cell office:value-type="float" office:value="27.65">
            <text:p>27.65</text:p>
          </table:table-cell>
          <table:table-cell office:value-type="float" office:value="39.35">
            <text:p>39.35</text:p>
          </table:table-cell>
          <table:table-cell office:value-type="float" office:value="56.12">
            <text:p>56.12</text:p>
          </table:table-cell>
          <table:table-cell office:value-type="float" office:value="31820">
            <text:p>31,820</text:p>
          </table:table-cell>
          <table:table-cell office:value-type="float" office:value="41210">
            <text:p>41,210</text:p>
          </table:table-cell>
          <table:table-cell office:value-type="float" office:value="57500">
            <text:p>57,500</text:p>
          </table:table-cell>
          <table:table-cell office:value-type="float" office:value="81860">
            <text:p>81,860</text:p>
          </table:table-cell>
          <table:table-cell office:value-type="float" office:value="116730">
            <text:p>116,730</text:p>
          </table:table-cell>
          <table:table-cell table:number-columns-repeated="2"/>
        </table:table-row>
        <table:table-row table:style-name="ro1">
          <table:table-cell office:value-type="string">
            <text:p>45-2090</text:p>
          </table:table-cell>
          <table:table-cell office:value-type="string">
            <text:p>Miscellaneous Agricultural Workers</text:p>
          </table:table-cell>
          <table:table-cell office:value-type="string">
            <text:p>broad</text:p>
          </table:table-cell>
          <table:table-cell office:value-type="float" office:value="311670">
            <text:p>311,670</text:p>
          </table:table-cell>
          <table:table-cell office:value-type="float" office:value="1.6">
            <text:p>1.6</text:p>
          </table:table-cell>
          <table:table-cell office:value-type="float" office:value="10.14">
            <text:p>10.14</text:p>
          </table:table-cell>
          <table:table-cell office:value-type="float" office:value="21080">
            <text:p>21,080</text:p>
          </table:table-cell>
          <table:table-cell office:value-type="float" office:value="0.5">
            <text:p>0.5</text:p>
          </table:table-cell>
          <table:table-cell office:value-type="float" office:value="8.2">
            <text:p>8.20</text:p>
          </table:table-cell>
          <table:table-cell office:value-type="float" office:value="8.54">
            <text:p>8.54</text:p>
          </table:table-cell>
          <table:table-cell office:value-type="float" office:value="9.09">
            <text:p>9.09</text:p>
          </table:table-cell>
          <table:table-cell office:value-type="float" office:value="10.81">
            <text:p>10.81</text:p>
          </table:table-cell>
          <table:table-cell office:value-type="float" office:value="14.27">
            <text:p>14.27</text:p>
          </table:table-cell>
          <table:table-cell office:value-type="float" office:value="17050">
            <text:p>17,050</text:p>
          </table:table-cell>
          <table:table-cell office:value-type="float" office:value="17760">
            <text:p>17,760</text:p>
          </table:table-cell>
          <table:table-cell office:value-type="float" office:value="18900">
            <text:p>18,900</text:p>
          </table:table-cell>
          <table:table-cell office:value-type="float" office:value="22480">
            <text:p>22,480</text:p>
          </table:table-cell>
          <table:table-cell office:value-type="float" office:value="29670">
            <text:p>29,670</text:p>
          </table:table-cell>
          <table:table-cell table:number-columns-repeated="2"/>
        </table:table-row>
        <table:table-row table:style-name="ro1">
          <table:table-cell office:value-type="string">
            <text:p>11-3020</text:p>
          </table:table-cell>
          <table:table-cell office:value-type="string">
            <text:p>Computer and Information Systems Managers</text:p>
          </table:table-cell>
          <table:table-cell office:value-type="string">
            <text:p>broad</text:p>
          </table:table-cell>
          <table:table-cell office:value-type="float" office:value="309740">
            <text:p>309,740</text:p>
          </table:table-cell>
          <table:table-cell office:value-type="float" office:value="0.8">
            <text:p>0.8</text:p>
          </table:table-cell>
          <table:table-cell office:value-type="float" office:value="62.08">
            <text:p>62.08</text:p>
          </table:table-cell>
          <table:table-cell office:value-type="float" office:value="129130">
            <text:p>129,130</text:p>
          </table:table-cell>
          <table:table-cell office:value-type="float" office:value="0.3">
            <text:p>0.3</text:p>
          </table:table-cell>
          <table:table-cell office:value-type="float" office:value="36.03">
            <text:p>36.03</text:p>
          </table:table-cell>
          <table:table-cell office:value-type="float" office:value="45.55">
            <text:p>45.55</text:p>
          </table:table-cell>
          <table:table-cell office:value-type="float" office:value="58.15">
            <text:p>58.15</text:p>
          </table:table-cell>
          <table:table-cell office:value-type="float" office:value="73.26">
            <text:p>73.26</text:p>
          </table:table-cell>
          <table:table-cell office:value-type="string">
            <text:p>#</text:p>
          </table:table-cell>
          <table:table-cell office:value-type="float" office:value="74940">
            <text:p>74,940</text:p>
          </table:table-cell>
          <table:table-cell office:value-type="float" office:value="94740">
            <text:p>94,740</text:p>
          </table:table-cell>
          <table:table-cell office:value-type="float" office:value="120950">
            <text:p>120,950</text:p>
          </table:table-cell>
          <table:table-cell office:value-type="float" office:value="152380">
            <text:p>152,38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43-9020</text:p>
          </table:table-cell>
          <table:table-cell office:value-type="string">
            <text:p>Data Entry and Information Processing Workers</text:p>
          </table:table-cell>
          <table:table-cell office:value-type="string">
            <text:p>broad</text:p>
          </table:table-cell>
          <table:table-cell office:value-type="float" office:value="303840">
            <text:p>303,840</text:p>
          </table:table-cell>
          <table:table-cell office:value-type="float" office:value="0.8">
            <text:p>0.8</text:p>
          </table:table-cell>
          <table:table-cell office:value-type="float" office:value="15.11">
            <text:p>15.11</text:p>
          </table:table-cell>
          <table:table-cell office:value-type="float" office:value="31430">
            <text:p>31,430</text:p>
          </table:table-cell>
          <table:table-cell office:value-type="float" office:value="0.4">
            <text:p>0.4</text:p>
          </table:table-cell>
          <table:table-cell office:value-type="float" office:value="9.66">
            <text:p>9.66</text:p>
          </table:table-cell>
          <table:table-cell office:value-type="float" office:value="11.69">
            <text:p>11.69</text:p>
          </table:table-cell>
          <table:table-cell office:value-type="float" office:value="14.47">
            <text:p>14.47</text:p>
          </table:table-cell>
          <table:table-cell office:value-type="float" office:value="17.9">
            <text:p>17.90</text:p>
          </table:table-cell>
          <table:table-cell office:value-type="float" office:value="21.64">
            <text:p>21.64</text:p>
          </table:table-cell>
          <table:table-cell office:value-type="float" office:value="20100">
            <text:p>20,100</text:p>
          </table:table-cell>
          <table:table-cell office:value-type="float" office:value="24310">
            <text:p>24,310</text:p>
          </table:table-cell>
          <table:table-cell office:value-type="float" office:value="30100">
            <text:p>30,100</text:p>
          </table:table-cell>
          <table:table-cell office:value-type="float" office:value="37230">
            <text:p>37,230</text:p>
          </table:table-cell>
          <table:table-cell office:value-type="float" office:value="45010">
            <text:p>45,010</text:p>
          </table:table-cell>
          <table:table-cell table:number-columns-repeated="2"/>
        </table:table-row>
        <table:table-row table:style-name="ro1">
          <table:table-cell office:value-type="string">
            <text:p>33-2010</text:p>
          </table:table-cell>
          <table:table-cell office:value-type="string">
            <text:p>Firefighters</text:p>
          </table:table-cell>
          <table:table-cell office:value-type="string">
            <text:p>broad</text:p>
          </table:table-cell>
          <table:table-cell office:value-type="float" office:value="297700">
            <text:p>297,700</text:p>
          </table:table-cell>
          <table:table-cell office:value-type="float" office:value="0.9">
            <text:p>0.9</text:p>
          </table:table-cell>
          <table:table-cell office:value-type="float" office:value="23">
            <text:p>23.00</text:p>
          </table:table-cell>
          <table:table-cell office:value-type="float" office:value="47850">
            <text:p>47,850</text:p>
          </table:table-cell>
          <table:table-cell office:value-type="float" office:value="0.9">
            <text:p>0.9</text:p>
          </table:table-cell>
          <table:table-cell office:value-type="float" office:value="10.59">
            <text:p>10.59</text:p>
          </table:table-cell>
          <table:table-cell office:value-type="float" office:value="14.98">
            <text:p>14.98</text:p>
          </table:table-cell>
          <table:table-cell office:value-type="float" office:value="21.75">
            <text:p>21.75</text:p>
          </table:table-cell>
          <table:table-cell office:value-type="float" office:value="29.17">
            <text:p>29.17</text:p>
          </table:table-cell>
          <table:table-cell office:value-type="float" office:value="38.05">
            <text:p>38.05</text:p>
          </table:table-cell>
          <table:table-cell office:value-type="float" office:value="22030">
            <text:p>22,030</text:p>
          </table:table-cell>
          <table:table-cell office:value-type="float" office:value="31160">
            <text:p>31,160</text:p>
          </table:table-cell>
          <table:table-cell office:value-type="float" office:value="45250">
            <text:p>45,250</text:p>
          </table:table-cell>
          <table:table-cell office:value-type="float" office:value="60670">
            <text:p>60,670</text:p>
          </table:table-cell>
          <table:table-cell office:value-type="float" office:value="79150">
            <text:p>79,150</text:p>
          </table:table-cell>
          <table:table-cell table:number-columns-repeated="2"/>
        </table:table-row>
        <table:table-row table:style-name="ro1">
          <table:table-cell office:value-type="string">
            <text:p>17-2070</text:p>
          </table:table-cell>
          <table:table-cell office:value-type="string">
            <text:p>Electrical and Electronics Engineers</text:p>
          </table:table-cell>
          <table:table-cell office:value-type="string">
            <text:p>broad</text:p>
          </table:table-cell>
          <table:table-cell office:value-type="float" office:value="295520">
            <text:p>295,520</text:p>
          </table:table-cell>
          <table:table-cell office:value-type="float" office:value="1.2">
            <text:p>1.2</text:p>
          </table:table-cell>
          <table:table-cell office:value-type="float" office:value="44.89">
            <text:p>44.89</text:p>
          </table:table-cell>
          <table:table-cell office:value-type="float" office:value="93380">
            <text:p>93,380</text:p>
          </table:table-cell>
          <table:table-cell office:value-type="float" office:value="0.3">
            <text:p>0.3</text:p>
          </table:table-cell>
          <table:table-cell office:value-type="float" office:value="27.54">
            <text:p>27.54</text:p>
          </table:table-cell>
          <table:table-cell office:value-type="float" office:value="34.09">
            <text:p>34.09</text:p>
          </table:table-cell>
          <table:table-cell office:value-type="float" office:value="43.09">
            <text:p>43.09</text:p>
          </table:table-cell>
          <table:table-cell office:value-type="float" office:value="54.24">
            <text:p>54.24</text:p>
          </table:table-cell>
          <table:table-cell office:value-type="float" office:value="66.77">
            <text:p>66.77</text:p>
          </table:table-cell>
          <table:table-cell office:value-type="float" office:value="57280">
            <text:p>57,280</text:p>
          </table:table-cell>
          <table:table-cell office:value-type="float" office:value="70910">
            <text:p>70,910</text:p>
          </table:table-cell>
          <table:table-cell office:value-type="float" office:value="89630">
            <text:p>89,630</text:p>
          </table:table-cell>
          <table:table-cell office:value-type="float" office:value="112820">
            <text:p>112,820</text:p>
          </table:table-cell>
          <table:table-cell office:value-type="float" office:value="138880">
            <text:p>138,880</text:p>
          </table:table-cell>
          <table:table-cell table:number-columns-repeated="2"/>
        </table:table-row>
        <table:table-row table:style-name="ro1">
          <table:table-cell office:value-type="string">
            <text:p>11-9110</text:p>
          </table:table-cell>
          <table:table-cell office:value-type="string">
            <text:p>Medical and Health Services Managers</text:p>
          </table:table-cell>
          <table:table-cell office:value-type="string">
            <text:p>broad</text:p>
          </table:table-cell>
          <table:table-cell office:value-type="float" office:value="293490">
            <text:p>293,490</text:p>
          </table:table-cell>
          <table:table-cell office:value-type="float" office:value="0.7">
            <text:p>0.7</text:p>
          </table:table-cell>
          <table:table-cell office:value-type="float" office:value="47.34">
            <text:p>47.34</text:p>
          </table:table-cell>
          <table:table-cell office:value-type="float" office:value="98460">
            <text:p>98,460</text:p>
          </table:table-cell>
          <table:table-cell office:value-type="float" office:value="0.3">
            <text:p>0.3</text:p>
          </table:table-cell>
          <table:table-cell office:value-type="float" office:value="25.93">
            <text:p>25.93</text:p>
          </table:table-cell>
          <table:table-cell office:value-type="float" office:value="33.25">
            <text:p>33.25</text:p>
          </table:table-cell>
          <table:table-cell office:value-type="float" office:value="42.59">
            <text:p>42.59</text:p>
          </table:table-cell>
          <table:table-cell office:value-type="float" office:value="55.25">
            <text:p>55.25</text:p>
          </table:table-cell>
          <table:table-cell office:value-type="float" office:value="72.39">
            <text:p>72.39</text:p>
          </table:table-cell>
          <table:table-cell office:value-type="float" office:value="53940">
            <text:p>53,940</text:p>
          </table:table-cell>
          <table:table-cell office:value-type="float" office:value="69160">
            <text:p>69,160</text:p>
          </table:table-cell>
          <table:table-cell office:value-type="float" office:value="88580">
            <text:p>88,580</text:p>
          </table:table-cell>
          <table:table-cell office:value-type="float" office:value="114920">
            <text:p>114,920</text:p>
          </table:table-cell>
          <table:table-cell office:value-type="float" office:value="150560">
            <text:p>150,560</text:p>
          </table:table-cell>
          <table:table-cell table:number-columns-repeated="2"/>
        </table:table-row>
        <table:table-row table:style-name="ro1">
          <table:table-cell office:value-type="string">
            <text:p>39-3090</text:p>
          </table:table-cell>
          <table:table-cell office:value-type="string">
            <text:p>Miscellaneous Entertainment Attendants and Related Workers</text:p>
          </table:table-cell>
          <table:table-cell office:value-type="string">
            <text:p>broad</text:p>
          </table:table-cell>
          <table:table-cell office:value-type="float" office:value="292130">
            <text:p>292,130</text:p>
          </table:table-cell>
          <table:table-cell office:value-type="float" office:value="1.4">
            <text:p>1.4</text:p>
          </table:table-cell>
          <table:table-cell office:value-type="float" office:value="10.03">
            <text:p>10.03</text:p>
          </table:table-cell>
          <table:table-cell office:value-type="float" office:value="20870">
            <text:p>20,870</text:p>
          </table:table-cell>
          <table:table-cell office:value-type="float" office:value="0.6">
            <text:p>0.6</text:p>
          </table:table-cell>
          <table:table-cell office:value-type="float" office:value="7.84">
            <text:p>7.84</text:p>
          </table:table-cell>
          <table:table-cell office:value-type="float" office:value="8.36">
            <text:p>8.36</text:p>
          </table:table-cell>
          <table:table-cell office:value-type="float" office:value="9.06">
            <text:p>9.06</text:p>
          </table:table-cell>
          <table:table-cell office:value-type="float" office:value="10.75">
            <text:p>10.75</text:p>
          </table:table-cell>
          <table:table-cell office:value-type="float" office:value="13.93">
            <text:p>13.93</text:p>
          </table:table-cell>
          <table:table-cell office:value-type="float" office:value="16310">
            <text:p>16,310</text:p>
          </table:table-cell>
          <table:table-cell office:value-type="float" office:value="17380">
            <text:p>17,380</text:p>
          </table:table-cell>
          <table:table-cell office:value-type="float" office:value="18840">
            <text:p>18,840</text:p>
          </table:table-cell>
          <table:table-cell office:value-type="float" office:value="22360">
            <text:p>22,360</text:p>
          </table:table-cell>
          <table:table-cell office:value-type="float" office:value="28980">
            <text:p>28,980</text:p>
          </table:table-cell>
          <table:table-cell table:number-columns-repeated="2"/>
        </table:table-row>
        <table:table-row table:style-name="ro1">
          <table:table-cell office:value-type="string">
            <text:p>29-1050</text:p>
          </table:table-cell>
          <table:table-cell office:value-type="string">
            <text:p>Pharmacists</text:p>
          </table:table-cell>
          <table:table-cell office:value-type="string">
            <text:p>broad</text:p>
          </table:table-cell>
          <table:table-cell office:value-type="float" office:value="281560">
            <text:p>281,560</text:p>
          </table:table-cell>
          <table:table-cell office:value-type="float" office:value="0.7">
            <text:p>0.7</text:p>
          </table:table-cell>
          <table:table-cell office:value-type="float" office:value="55.27">
            <text:p>55.27</text:p>
          </table:table-cell>
          <table:table-cell office:value-type="float" office:value="114950">
            <text:p>114,950</text:p>
          </table:table-cell>
          <table:table-cell office:value-type="float" office:value="0.3">
            <text:p>0.3</text:p>
          </table:table-cell>
          <table:table-cell office:value-type="float" office:value="42.93">
            <text:p>42.93</text:p>
          </table:table-cell>
          <table:table-cell office:value-type="float" office:value="49.69">
            <text:p>49.69</text:p>
          </table:table-cell>
          <table:table-cell office:value-type="float" office:value="56.09">
            <text:p>56.09</text:p>
          </table:table-cell>
          <table:table-cell office:value-type="float" office:value="64.28">
            <text:p>64.28</text:p>
          </table:table-cell>
          <table:table-cell office:value-type="float" office:value="70.15">
            <text:p>70.15</text:p>
          </table:table-cell>
          <table:table-cell office:value-type="float" office:value="89280">
            <text:p>89,280</text:p>
          </table:table-cell>
          <table:table-cell office:value-type="float" office:value="103350">
            <text:p>103,350</text:p>
          </table:table-cell>
          <table:table-cell office:value-type="float" office:value="116670">
            <text:p>116,670</text:p>
          </table:table-cell>
          <table:table-cell office:value-type="float" office:value="133700">
            <text:p>133,700</text:p>
          </table:table-cell>
          <table:table-cell office:value-type="float" office:value="145910">
            <text:p>145,910</text:p>
          </table:table-cell>
          <table:table-cell table:number-columns-repeated="2"/>
        </table:table-row>
        <table:table-row table:style-name="ro1">
          <table:table-cell office:value-type="string">
            <text:p>43-5030</text:p>
          </table:table-cell>
          <table:table-cell office:value-type="string">
            <text:p>Dispatchers</text:p>
          </table:table-cell>
          <table:table-cell office:value-type="string">
            <text:p>broad</text:p>
          </table:table-cell>
          <table:table-cell office:value-type="float" office:value="280530">
            <text:p>280,530</text:p>
          </table:table-cell>
          <table:table-cell office:value-type="float" office:value="0.8">
            <text:p>0.8</text:p>
          </table:table-cell>
          <table:table-cell office:value-type="float" office:value="18.41">
            <text:p>18.41</text:p>
          </table:table-cell>
          <table:table-cell office:value-type="float" office:value="38300">
            <text:p>38,300</text:p>
          </table:table-cell>
          <table:table-cell office:value-type="float" office:value="0.4">
            <text:p>0.4</text:p>
          </table:table-cell>
          <table:table-cell office:value-type="float" office:value="10.55">
            <text:p>10.55</text:p>
          </table:table-cell>
          <table:table-cell office:value-type="float" office:value="13.34">
            <text:p>13.34</text:p>
          </table:table-cell>
          <table:table-cell office:value-type="float" office:value="17.26">
            <text:p>17.26</text:p>
          </table:table-cell>
          <table:table-cell office:value-type="float" office:value="22.2">
            <text:p>22.20</text:p>
          </table:table-cell>
          <table:table-cell office:value-type="float" office:value="28.16">
            <text:p>28.16</text:p>
          </table:table-cell>
          <table:table-cell office:value-type="float" office:value="21940">
            <text:p>21,940</text:p>
          </table:table-cell>
          <table:table-cell office:value-type="float" office:value="27740">
            <text:p>27,740</text:p>
          </table:table-cell>
          <table:table-cell office:value-type="float" office:value="35910">
            <text:p>35,910</text:p>
          </table:table-cell>
          <table:table-cell office:value-type="float" office:value="46170">
            <text:p>46,170</text:p>
          </table:table-cell>
          <table:table-cell office:value-type="float" office:value="58570">
            <text:p>58,570</text:p>
          </table:table-cell>
          <table:table-cell table:number-columns-repeated="2"/>
        </table:table-row>
        <table:table-row table:style-name="ro1">
          <table:table-cell office:value-type="string">
            <text:p>43-5060</text:p>
          </table:table-cell>
          <table:table-cell office:value-type="string">
            <text:p>Production, Planning, and Expediting Clerks</text:p>
          </table:table-cell>
          <table:table-cell office:value-type="string">
            <text:p>broad</text:p>
          </table:table-cell>
          <table:table-cell office:value-type="float" office:value="278490">
            <text:p>278,490</text:p>
          </table:table-cell>
          <table:table-cell office:value-type="float" office:value="0.8">
            <text:p>0.8</text:p>
          </table:table-cell>
          <table:table-cell office:value-type="float" office:value="21.85">
            <text:p>21.85</text:p>
          </table:table-cell>
          <table:table-cell office:value-type="float" office:value="45450">
            <text:p>45,450</text:p>
          </table:table-cell>
          <table:table-cell office:value-type="float" office:value="0.3">
            <text:p>0.3</text:p>
          </table:table-cell>
          <table:table-cell office:value-type="float" office:value="12.32">
            <text:p>12.32</text:p>
          </table:table-cell>
          <table:table-cell office:value-type="float" office:value="15.91">
            <text:p>15.91</text:p>
          </table:table-cell>
          <table:table-cell office:value-type="float" office:value="21.03">
            <text:p>21.03</text:p>
          </table:table-cell>
          <table:table-cell office:value-type="float" office:value="26.73">
            <text:p>26.73</text:p>
          </table:table-cell>
          <table:table-cell office:value-type="float" office:value="33.02">
            <text:p>33.02</text:p>
          </table:table-cell>
          <table:table-cell office:value-type="float" office:value="25630">
            <text:p>25,630</text:p>
          </table:table-cell>
          <table:table-cell office:value-type="float" office:value="33090">
            <text:p>33,090</text:p>
          </table:table-cell>
          <table:table-cell office:value-type="float" office:value="43740">
            <text:p>43,740</text:p>
          </table:table-cell>
          <table:table-cell office:value-type="float" office:value="55590">
            <text:p>55,590</text:p>
          </table:table-cell>
          <table:table-cell office:value-type="float" office:value="68680">
            <text:p>68,680</text:p>
          </table:table-cell>
          <table:table-cell table:number-columns-repeated="2"/>
        </table:table-row>
        <table:table-row table:style-name="ro1">
          <table:table-cell office:value-type="string">
            <text:p>13-1030</text:p>
          </table:table-cell>
          <table:table-cell office:value-type="string">
            <text:p>Claims Adjusters, Appraisers, Examiners, and Investigators</text:p>
          </table:table-cell>
          <table:table-cell office:value-type="string">
            <text:p>broad</text:p>
          </table:table-cell>
          <table:table-cell office:value-type="float" office:value="275050">
            <text:p>275,050</text:p>
          </table:table-cell>
          <table:table-cell office:value-type="float" office:value="1.2">
            <text:p>1.2</text:p>
          </table:table-cell>
          <table:table-cell office:value-type="float" office:value="29.56">
            <text:p>29.56</text:p>
          </table:table-cell>
          <table:table-cell office:value-type="float" office:value="61480">
            <text:p>61,480</text:p>
          </table:table-cell>
          <table:table-cell office:value-type="float" office:value="0.3">
            <text:p>0.3</text:p>
          </table:table-cell>
          <table:table-cell office:value-type="float" office:value="17.88">
            <text:p>17.88</text:p>
          </table:table-cell>
          <table:table-cell office:value-type="float" office:value="22.27">
            <text:p>22.27</text:p>
          </table:table-cell>
          <table:table-cell office:value-type="float" office:value="28.78">
            <text:p>28.78</text:p>
          </table:table-cell>
          <table:table-cell office:value-type="float" office:value="35.8">
            <text:p>35.80</text:p>
          </table:table-cell>
          <table:table-cell office:value-type="float" office:value="43.07">
            <text:p>43.07</text:p>
          </table:table-cell>
          <table:table-cell office:value-type="float" office:value="37190">
            <text:p>37,190</text:p>
          </table:table-cell>
          <table:table-cell office:value-type="float" office:value="46310">
            <text:p>46,310</text:p>
          </table:table-cell>
          <table:table-cell office:value-type="float" office:value="59850">
            <text:p>59,850</text:p>
          </table:table-cell>
          <table:table-cell office:value-type="float" office:value="74460">
            <text:p>74,460</text:p>
          </table:table-cell>
          <table:table-cell office:value-type="float" office:value="89580">
            <text:p>89,580</text:p>
          </table:table-cell>
          <table:table-cell table:number-columns-repeated="2"/>
        </table:table-row>
        <table:table-row table:style-name="ro1">
          <table:table-cell office:value-type="string">
            <text:p>25-1120</text:p>
          </table:table-cell>
          <table:table-cell office:value-type="string">
            <text:p>Arts, Communications, and Humanities Teachers, Postsecondary</text:p>
          </table:table-cell>
          <table:table-cell office:value-type="string">
            <text:p>broad</text:p>
          </table:table-cell>
          <table:table-cell office:value-type="float" office:value="271550">
            <text:p>271,550</text:p>
          </table:table-cell>
          <table:table-cell office:value-type="float" office:value="1.3">
            <text:p>1.3</text:p>
          </table:table-cell>
          <table:table-cell office:value-type="string">
            <text:p>*</text:p>
          </table:table-cell>
          <table:table-cell office:value-type="float" office:value="70450">
            <text:p>70,450</text:p>
          </table:table-cell>
          <table:table-cell office:value-type="float" office:value="1.1">
            <text:p>1.1</text:p>
          </table:table-cell>
          <table:table-cell table:number-columns-repeated="5" office:value-type="string">
            <text:p>*</text:p>
          </table:table-cell>
          <table:table-cell office:value-type="float" office:value="32970">
            <text:p>32,970</text:p>
          </table:table-cell>
          <table:table-cell office:value-type="float" office:value="45220">
            <text:p>45,220</text:p>
          </table:table-cell>
          <table:table-cell office:value-type="float" office:value="61710">
            <text:p>61,710</text:p>
          </table:table-cell>
          <table:table-cell office:value-type="float" office:value="85440">
            <text:p>85,440</text:p>
          </table:table-cell>
          <table:table-cell office:value-type="float" office:value="118350">
            <text:p>118,35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37-1010</text:p>
          </table:table-cell>
          <table:table-cell office:value-type="string">
            <text:p>First-Line Supervisors of Building and Grounds Cleaning and Maintenance Workers</text:p>
          </table:table-cell>
          <table:table-cell office:value-type="string">
            <text:p>broad</text:p>
          </table:table-cell>
          <table:table-cell office:value-type="float" office:value="269700">
            <text:p>269,700</text:p>
          </table:table-cell>
          <table:table-cell office:value-type="float" office:value="0.7">
            <text:p>0.7</text:p>
          </table:table-cell>
          <table:table-cell office:value-type="float" office:value="19.47">
            <text:p>19.47</text:p>
          </table:table-cell>
          <table:table-cell office:value-type="float" office:value="40500">
            <text:p>40,500</text:p>
          </table:table-cell>
          <table:table-cell office:value-type="float" office:value="0.3">
            <text:p>0.3</text:p>
          </table:table-cell>
          <table:table-cell office:value-type="float" office:value="11.19">
            <text:p>11.19</text:p>
          </table:table-cell>
          <table:table-cell office:value-type="float" office:value="13.98">
            <text:p>13.98</text:p>
          </table:table-cell>
          <table:table-cell office:value-type="float" office:value="18.08">
            <text:p>18.08</text:p>
          </table:table-cell>
          <table:table-cell office:value-type="float" office:value="23.54">
            <text:p>23.54</text:p>
          </table:table-cell>
          <table:table-cell office:value-type="float" office:value="29.82">
            <text:p>29.82</text:p>
          </table:table-cell>
          <table:table-cell office:value-type="float" office:value="23280">
            <text:p>23,280</text:p>
          </table:table-cell>
          <table:table-cell office:value-type="float" office:value="29080">
            <text:p>29,080</text:p>
          </table:table-cell>
          <table:table-cell office:value-type="float" office:value="37610">
            <text:p>37,610</text:p>
          </table:table-cell>
          <table:table-cell office:value-type="float" office:value="48970">
            <text:p>48,970</text:p>
          </table:table-cell>
          <table:table-cell office:value-type="float" office:value="62020">
            <text:p>62,020</text:p>
          </table:table-cell>
          <table:table-cell table:number-columns-repeated="2"/>
        </table:table-row>
        <table:table-row table:style-name="ro1">
          <table:table-cell office:value-type="string">
            <text:p>51-5110</text:p>
          </table:table-cell>
          <table:table-cell office:value-type="string">
            <text:p>Printing Workers</text:p>
          </table:table-cell>
          <table:table-cell office:value-type="string">
            <text:p>broad</text:p>
          </table:table-cell>
          <table:table-cell office:value-type="float" office:value="267390">
            <text:p>267,390</text:p>
          </table:table-cell>
          <table:table-cell office:value-type="float" office:value="1.1">
            <text:p>1.1</text:p>
          </table:table-cell>
          <table:table-cell office:value-type="float" office:value="17.14">
            <text:p>17.14</text:p>
          </table:table-cell>
          <table:table-cell office:value-type="float" office:value="35640">
            <text:p>35,640</text:p>
          </table:table-cell>
          <table:table-cell office:value-type="float" office:value="0.4">
            <text:p>0.4</text:p>
          </table:table-cell>
          <table:table-cell office:value-type="float" office:value="9.8">
            <text:p>9.80</text:p>
          </table:table-cell>
          <table:table-cell office:value-type="float" office:value="12.46">
            <text:p>12.46</text:p>
          </table:table-cell>
          <table:table-cell office:value-type="float" office:value="16.4">
            <text:p>16.40</text:p>
          </table:table-cell>
          <table:table-cell office:value-type="float" office:value="21">
            <text:p>21.00</text:p>
          </table:table-cell>
          <table:table-cell office:value-type="float" office:value="25.96">
            <text:p>25.96</text:p>
          </table:table-cell>
          <table:table-cell office:value-type="float" office:value="20390">
            <text:p>20,390</text:p>
          </table:table-cell>
          <table:table-cell office:value-type="float" office:value="25920">
            <text:p>25,920</text:p>
          </table:table-cell>
          <table:table-cell office:value-type="float" office:value="34100">
            <text:p>34,100</text:p>
          </table:table-cell>
          <table:table-cell office:value-type="float" office:value="43680">
            <text:p>43,680</text:p>
          </table:table-cell>
          <table:table-cell office:value-type="float" office:value="53990">
            <text:p>53,990</text:p>
          </table:table-cell>
          <table:table-cell table:number-columns-repeated="2"/>
        </table:table-row>
        <table:table-row table:style-name="ro1">
          <table:table-cell office:value-type="string">
            <text:p>23-2010</text:p>
          </table:table-cell>
          <table:table-cell office:value-type="string">
            <text:p>Paralegals and Legal Assistants</text:p>
          </table:table-cell>
          <table:table-cell office:value-type="string">
            <text:p>broad</text:p>
          </table:table-cell>
          <table:table-cell office:value-type="float" office:value="267030">
            <text:p>267,030</text:p>
          </table:table-cell>
          <table:table-cell office:value-type="float" office:value="1.3">
            <text:p>1.3</text:p>
          </table:table-cell>
          <table:table-cell office:value-type="float" office:value="24.15">
            <text:p>24.15</text:p>
          </table:table-cell>
          <table:table-cell office:value-type="float" office:value="50220">
            <text:p>50,220</text:p>
          </table:table-cell>
          <table:table-cell office:value-type="float" office:value="0.5">
            <text:p>0.5</text:p>
          </table:table-cell>
          <table:table-cell office:value-type="float" office:value="14.15">
            <text:p>14.15</text:p>
          </table:table-cell>
          <table:table-cell office:value-type="float" office:value="17.53">
            <text:p>17.53</text:p>
          </table:table-cell>
          <table:table-cell office:value-type="float" office:value="22.59">
            <text:p>22.59</text:p>
          </table:table-cell>
          <table:table-cell office:value-type="float" office:value="29.01">
            <text:p>29.01</text:p>
          </table:table-cell>
          <table:table-cell office:value-type="float" office:value="36.26">
            <text:p>36.26</text:p>
          </table:table-cell>
          <table:table-cell office:value-type="float" office:value="29420">
            <text:p>29,420</text:p>
          </table:table-cell>
          <table:table-cell office:value-type="float" office:value="36460">
            <text:p>36,460</text:p>
          </table:table-cell>
          <table:table-cell office:value-type="float" office:value="46990">
            <text:p>46,990</text:p>
          </table:table-cell>
          <table:table-cell office:value-type="float" office:value="60340">
            <text:p>60,340</text:p>
          </table:table-cell>
          <table:table-cell office:value-type="float" office:value="75410">
            <text:p>75,410</text:p>
          </table:table-cell>
          <table:table-cell table:number-columns-repeated="2"/>
        </table:table-row>
        <table:table-row table:style-name="ro1">
          <table:table-cell office:value-type="string">
            <text:p>11-3010</text:p>
          </table:table-cell>
          <table:table-cell office:value-type="string">
            <text:p>Administrative Services Managers</text:p>
          </table:table-cell>
          <table:table-cell office:value-type="string">
            <text:p>broad</text:p>
          </table:table-cell>
          <table:table-cell office:value-type="float" office:value="264090">
            <text:p>264,090</text:p>
          </table:table-cell>
          <table:table-cell office:value-type="float" office:value="0.6">
            <text:p>0.6</text:p>
          </table:table-cell>
          <table:table-cell office:value-type="float" office:value="42.63">
            <text:p>42.63</text:p>
          </table:table-cell>
          <table:table-cell office:value-type="float" office:value="88660">
            <text:p>88,660</text:p>
          </table:table-cell>
          <table:table-cell office:value-type="float" office:value="0.3">
            <text:p>0.3</text:p>
          </table:table-cell>
          <table:table-cell office:value-type="float" office:value="21.31">
            <text:p>21.31</text:p>
          </table:table-cell>
          <table:table-cell office:value-type="float" office:value="28.96">
            <text:p>28.96</text:p>
          </table:table-cell>
          <table:table-cell office:value-type="float" office:value="38.98">
            <text:p>38.98</text:p>
          </table:table-cell>
          <table:table-cell office:value-type="float" office:value="52.24">
            <text:p>52.24</text:p>
          </table:table-cell>
          <table:table-cell office:value-type="float" office:value="68.78">
            <text:p>68.78</text:p>
          </table:table-cell>
          <table:table-cell office:value-type="float" office:value="44330">
            <text:p>44,330</text:p>
          </table:table-cell>
          <table:table-cell office:value-type="float" office:value="60250">
            <text:p>60,250</text:p>
          </table:table-cell>
          <table:table-cell office:value-type="float" office:value="81080">
            <text:p>81,080</text:p>
          </table:table-cell>
          <table:table-cell office:value-type="float" office:value="108660">
            <text:p>108,660</text:p>
          </table:table-cell>
          <table:table-cell office:value-type="float" office:value="143070">
            <text:p>143,070</text:p>
          </table:table-cell>
          <table:table-cell table:number-columns-repeated="2"/>
        </table:table-row>
        <table:table-row table:style-name="ro1">
          <table:table-cell office:value-type="string">
            <text:p>51-2020</text:p>
          </table:table-cell>
          <table:table-cell office:value-type="string">
            <text:p>Electrical, Electronics, and Electromechanical Assemblers</text:p>
          </table:table-cell>
          <table:table-cell office:value-type="string">
            <text:p>broad</text:p>
          </table:table-cell>
          <table:table-cell office:value-type="float" office:value="261780">
            <text:p>261,780</text:p>
          </table:table-cell>
          <table:table-cell office:value-type="float" office:value="1.6">
            <text:p>1.6</text:p>
          </table:table-cell>
          <table:table-cell office:value-type="float" office:value="15.1">
            <text:p>15.10</text:p>
          </table:table-cell>
          <table:table-cell office:value-type="float" office:value="31400">
            <text:p>31,400</text:p>
          </table:table-cell>
          <table:table-cell office:value-type="float" office:value="0.4">
            <text:p>0.4</text:p>
          </table:table-cell>
          <table:table-cell office:value-type="float" office:value="9.42">
            <text:p>9.42</text:p>
          </table:table-cell>
          <table:table-cell office:value-type="float" office:value="11.24">
            <text:p>11.24</text:p>
          </table:table-cell>
          <table:table-cell office:value-type="float" office:value="14.14">
            <text:p>14.14</text:p>
          </table:table-cell>
          <table:table-cell office:value-type="float" office:value="17.82">
            <text:p>17.82</text:p>
          </table:table-cell>
          <table:table-cell office:value-type="float" office:value="22.22">
            <text:p>22.22</text:p>
          </table:table-cell>
          <table:table-cell office:value-type="float" office:value="19600">
            <text:p>19,600</text:p>
          </table:table-cell>
          <table:table-cell office:value-type="float" office:value="23380">
            <text:p>23,380</text:p>
          </table:table-cell>
          <table:table-cell office:value-type="float" office:value="29420">
            <text:p>29,420</text:p>
          </table:table-cell>
          <table:table-cell office:value-type="float" office:value="37060">
            <text:p>37,060</text:p>
          </table:table-cell>
          <table:table-cell office:value-type="float" office:value="46230">
            <text:p>46,230</text:p>
          </table:table-cell>
          <table:table-cell table:number-columns-repeated="2"/>
        </table:table-row>
        <table:table-row table:style-name="ro1">
          <table:table-cell office:value-type="string">
            <text:p>17-2050</text:p>
          </table:table-cell>
          <table:table-cell office:value-type="string">
            <text:p>Civil Engineers</text:p>
          </table:table-cell>
          <table:table-cell office:value-type="string">
            <text:p>broad</text:p>
          </table:table-cell>
          <table:table-cell office:value-type="float" office:value="258100">
            <text:p>258,100</text:p>
          </table:table-cell>
          <table:table-cell office:value-type="float" office:value="1.1">
            <text:p>1.1</text:p>
          </table:table-cell>
          <table:table-cell office:value-type="float" office:value="40.45">
            <text:p>40.45</text:p>
          </table:table-cell>
          <table:table-cell office:value-type="float" office:value="84140">
            <text:p>84,140</text:p>
          </table:table-cell>
          <table:table-cell office:value-type="float" office:value="0.4">
            <text:p>0.4</text:p>
          </table:table-cell>
          <table:table-cell office:value-type="float" office:value="24.65">
            <text:p>24.65</text:p>
          </table:table-cell>
          <table:table-cell office:value-type="float" office:value="30.3">
            <text:p>30.30</text:p>
          </table:table-cell>
          <table:table-cell office:value-type="float" office:value="38.14">
            <text:p>38.14</text:p>
          </table:table-cell>
          <table:table-cell office:value-type="float" office:value="48.24">
            <text:p>48.24</text:p>
          </table:table-cell>
          <table:table-cell office:value-type="float" office:value="58.66">
            <text:p>58.66</text:p>
          </table:table-cell>
          <table:table-cell office:value-type="float" office:value="51280">
            <text:p>51,280</text:p>
          </table:table-cell>
          <table:table-cell office:value-type="float" office:value="63030">
            <text:p>63,030</text:p>
          </table:table-cell>
          <table:table-cell office:value-type="float" office:value="79340">
            <text:p>79,340</text:p>
          </table:table-cell>
          <table:table-cell office:value-type="float" office:value="100330">
            <text:p>100,330</text:p>
          </table:table-cell>
          <table:table-cell office:value-type="float" office:value="122020">
            <text:p>122,020</text:p>
          </table:table-cell>
          <table:table-cell table:number-columns-repeated="2"/>
        </table:table-row>
        <table:table-row table:style-name="ro1">
          <table:table-cell office:value-type="string">
            <text:p>11-1010</text:p>
          </table:table-cell>
          <table:table-cell office:value-type="string">
            <text:p>Chief Executives</text:p>
          </table:table-cell>
          <table:table-cell office:value-type="string">
            <text:p>broad</text:p>
          </table:table-cell>
          <table:table-cell office:value-type="float" office:value="255940">
            <text:p>255,940</text:p>
          </table:table-cell>
          <table:table-cell office:value-type="float" office:value="0.6">
            <text:p>0.6</text:p>
          </table:table-cell>
          <table:table-cell office:value-type="float" office:value="85.02">
            <text:p>85.02</text:p>
          </table:table-cell>
          <table:table-cell office:value-type="float" office:value="176840">
            <text:p>176,840</text:p>
          </table:table-cell>
          <table:table-cell office:value-type="float" office:value="0.3">
            <text:p>0.3</text:p>
          </table:table-cell>
          <table:table-cell office:value-type="float" office:value="36.65">
            <text:p>36.65</text:p>
          </table:table-cell>
          <table:table-cell office:value-type="float" office:value="52.86">
            <text:p>52.86</text:p>
          </table:table-cell>
          <table:table-cell office:value-type="float" office:value="80.84">
            <text:p>80.84</text:p>
          </table:table-cell>
          <table:table-cell table:number-columns-repeated="2" office:value-type="string">
            <text:p>#</text:p>
          </table:table-cell>
          <table:table-cell office:value-type="float" office:value="76220">
            <text:p>76,220</text:p>
          </table:table-cell>
          <table:table-cell office:value-type="float" office:value="109940">
            <text:p>109,940</text:p>
          </table:table-cell>
          <table:table-cell office:value-type="float" office:value="168140">
            <text:p>168,140</text:p>
          </table:table-cell>
          <table:table-cell table:number-columns-repeated="2"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17-2140</text:p>
          </table:table-cell>
          <table:table-cell office:value-type="string">
            <text:p>Mechanical Engineers</text:p>
          </table:table-cell>
          <table:table-cell office:value-type="string">
            <text:p>broad</text:p>
          </table:table-cell>
          <table:table-cell office:value-type="float" office:value="252540">
            <text:p>252,540</text:p>
          </table:table-cell>
          <table:table-cell office:value-type="float" office:value="1.5">
            <text:p>1.5</text:p>
          </table:table-cell>
          <table:table-cell office:value-type="float" office:value="40.75">
            <text:p>40.75</text:p>
          </table:table-cell>
          <table:table-cell office:value-type="float" office:value="84770">
            <text:p>84,770</text:p>
          </table:table-cell>
          <table:table-cell office:value-type="float" office:value="0.6">
            <text:p>0.6</text:p>
          </table:table-cell>
          <table:table-cell office:value-type="float" office:value="25.01">
            <text:p>25.01</text:p>
          </table:table-cell>
          <table:table-cell office:value-type="float" office:value="31.02">
            <text:p>31.02</text:p>
          </table:table-cell>
          <table:table-cell office:value-type="float" office:value="38.74">
            <text:p>38.74</text:p>
          </table:table-cell>
          <table:table-cell office:value-type="float" office:value="48.38">
            <text:p>48.38</text:p>
          </table:table-cell>
          <table:table-cell office:value-type="float" office:value="58.43">
            <text:p>58.43</text:p>
          </table:table-cell>
          <table:table-cell office:value-type="float" office:value="52030">
            <text:p>52,030</text:p>
          </table:table-cell>
          <table:table-cell office:value-type="float" office:value="64530">
            <text:p>64,530</text:p>
          </table:table-cell>
          <table:table-cell office:value-type="float" office:value="80580">
            <text:p>80,580</text:p>
          </table:table-cell>
          <table:table-cell office:value-type="float" office:value="100620">
            <text:p>100,620</text:p>
          </table:table-cell>
          <table:table-cell office:value-type="float" office:value="121530">
            <text:p>121,530</text:p>
          </table:table-cell>
          <table:table-cell table:number-columns-repeated="2"/>
        </table:table-row>
        <table:table-row table:style-name="ro1">
          <table:table-cell office:value-type="string">
            <text:p>41-9040</text:p>
          </table:table-cell>
          <table:table-cell office:value-type="string">
            <text:p>Telemarketers</text:p>
          </table:table-cell>
          <table:table-cell office:value-type="string">
            <text:p>broad</text:p>
          </table:table-cell>
          <table:table-cell office:value-type="float" office:value="245550">
            <text:p>245,550</text:p>
          </table:table-cell>
          <table:table-cell office:value-type="float" office:value="1.7">
            <text:p>1.7</text:p>
          </table:table-cell>
          <table:table-cell office:value-type="float" office:value="12.29">
            <text:p>12.29</text:p>
          </table:table-cell>
          <table:table-cell office:value-type="float" office:value="25570">
            <text:p>25,570</text:p>
          </table:table-cell>
          <table:table-cell office:value-type="float" office:value="0.7">
            <text:p>0.7</text:p>
          </table:table-cell>
          <table:table-cell office:value-type="float" office:value="8.17">
            <text:p>8.17</text:p>
          </table:table-cell>
          <table:table-cell office:value-type="float" office:value="9">
            <text:p>9.00</text:p>
          </table:table-cell>
          <table:table-cell office:value-type="float" office:value="10.74">
            <text:p>10.74</text:p>
          </table:table-cell>
          <table:table-cell office:value-type="float" office:value="14.05">
            <text:p>14.05</text:p>
          </table:table-cell>
          <table:table-cell office:value-type="float" office:value="18.58">
            <text:p>18.58</text:p>
          </table:table-cell>
          <table:table-cell office:value-type="float" office:value="17000">
            <text:p>17,000</text:p>
          </table:table-cell>
          <table:table-cell office:value-type="float" office:value="18710">
            <text:p>18,710</text:p>
          </table:table-cell>
          <table:table-cell office:value-type="float" office:value="22330">
            <text:p>22,330</text:p>
          </table:table-cell>
          <table:table-cell office:value-type="float" office:value="29210">
            <text:p>29,210</text:p>
          </table:table-cell>
          <table:table-cell office:value-type="float" office:value="38640">
            <text:p>38,640</text:p>
          </table:table-cell>
          <table:table-cell table:number-columns-repeated="2"/>
        </table:table-row>
        <table:table-row table:style-name="ro1">
          <table:table-cell office:value-type="string">
            <text:p>49-9050</text:p>
          </table:table-cell>
          <table:table-cell office:value-type="string">
            <text:p>Line Installers and Repairers</text:p>
          </table:table-cell>
          <table:table-cell office:value-type="string">
            <text:p>broad</text:p>
          </table:table-cell>
          <table:table-cell office:value-type="float" office:value="245480">
            <text:p>245,480</text:p>
          </table:table-cell>
          <table:table-cell office:value-type="float" office:value="1.6">
            <text:p>1.6</text:p>
          </table:table-cell>
          <table:table-cell office:value-type="float" office:value="27.24">
            <text:p>27.24</text:p>
          </table:table-cell>
          <table:table-cell office:value-type="float" office:value="56670">
            <text:p>56,670</text:p>
          </table:table-cell>
          <table:table-cell office:value-type="float" office:value="0.5">
            <text:p>0.5</text:p>
          </table:table-cell>
          <table:table-cell office:value-type="float" office:value="14.58">
            <text:p>14.58</text:p>
          </table:table-cell>
          <table:table-cell office:value-type="float" office:value="19.22">
            <text:p>19.22</text:p>
          </table:table-cell>
          <table:table-cell office:value-type="float" office:value="27.99">
            <text:p>27.99</text:p>
          </table:table-cell>
          <table:table-cell office:value-type="float" office:value="34.43">
            <text:p>34.43</text:p>
          </table:table-cell>
          <table:table-cell office:value-type="float" office:value="40.19">
            <text:p>40.19</text:p>
          </table:table-cell>
          <table:table-cell office:value-type="float" office:value="30340">
            <text:p>30,340</text:p>
          </table:table-cell>
          <table:table-cell office:value-type="float" office:value="39970">
            <text:p>39,970</text:p>
          </table:table-cell>
          <table:table-cell office:value-type="float" office:value="58210">
            <text:p>58,210</text:p>
          </table:table-cell>
          <table:table-cell office:value-type="float" office:value="71620">
            <text:p>71,620</text:p>
          </table:table-cell>
          <table:table-cell office:value-type="float" office:value="83590">
            <text:p>83,590</text:p>
          </table:table-cell>
          <table:table-cell table:number-columns-repeated="2"/>
        </table:table-row>
        <table:table-row table:style-name="ro1">
          <table:table-cell office:value-type="string">
            <text:p>17-2110</text:p>
          </table:table-cell>
          <table:table-cell office:value-type="string">
            <text:p>Industrial Engineers, Including Health and Safety</text:p>
          </table:table-cell>
          <table:table-cell office:value-type="string">
            <text:p>broad</text:p>
          </table:table-cell>
          <table:table-cell office:value-type="float" office:value="243620">
            <text:p>243,620</text:p>
          </table:table-cell>
          <table:table-cell office:value-type="float" office:value="1.1">
            <text:p>1.1</text:p>
          </table:table-cell>
          <table:table-cell office:value-type="float" office:value="39.36">
            <text:p>39.36</text:p>
          </table:table-cell>
          <table:table-cell office:value-type="float" office:value="81870">
            <text:p>81,870</text:p>
          </table:table-cell>
          <table:table-cell office:value-type="float" office:value="0.4">
            <text:p>0.4</text:p>
          </table:table-cell>
          <table:table-cell office:value-type="float" office:value="24.38">
            <text:p>24.38</text:p>
          </table:table-cell>
          <table:table-cell office:value-type="float" office:value="30.45">
            <text:p>30.45</text:p>
          </table:table-cell>
          <table:table-cell office:value-type="float" office:value="37.83">
            <text:p>37.83</text:p>
          </table:table-cell>
          <table:table-cell office:value-type="float" office:value="46.46">
            <text:p>46.46</text:p>
          </table:table-cell>
          <table:table-cell office:value-type="float" office:value="56.89">
            <text:p>56.89</text:p>
          </table:table-cell>
          <table:table-cell office:value-type="float" office:value="50700">
            <text:p>50,700</text:p>
          </table:table-cell>
          <table:table-cell office:value-type="float" office:value="63330">
            <text:p>63,330</text:p>
          </table:table-cell>
          <table:table-cell office:value-type="float" office:value="78690">
            <text:p>78,690</text:p>
          </table:table-cell>
          <table:table-cell office:value-type="float" office:value="96630">
            <text:p>96,630</text:p>
          </table:table-cell>
          <table:table-cell office:value-type="float" office:value="118340">
            <text:p>118,340</text:p>
          </table:table-cell>
          <table:table-cell table:number-columns-repeated="2"/>
        </table:table-row>
        <table:table-row table:style-name="ro1">
          <table:table-cell office:value-type="string">
            <text:p>49-9020</text:p>
          </table:table-cell>
          <table:table-cell office:value-type="string">
            <text:p>Heating, Air Conditioning, and Refrigeration Mechanics and Installers</text:p>
          </table:table-cell>
          <table:table-cell office:value-type="string">
            <text:p>broad</text:p>
          </table:table-cell>
          <table:table-cell office:value-type="float" office:value="240480">
            <text:p>240,480</text:p>
          </table:table-cell>
          <table:table-cell office:value-type="float" office:value="1.3">
            <text:p>1.3</text:p>
          </table:table-cell>
          <table:table-cell office:value-type="float" office:value="22.03">
            <text:p>22.03</text:p>
          </table:table-cell>
          <table:table-cell office:value-type="float" office:value="45830">
            <text:p>45,830</text:p>
          </table:table-cell>
          <table:table-cell office:value-type="float" office:value="0.5">
            <text:p>0.5</text:p>
          </table:table-cell>
          <table:table-cell office:value-type="float" office:value="13.14">
            <text:p>13.14</text:p>
          </table:table-cell>
          <table:table-cell office:value-type="float" office:value="16.4">
            <text:p>16.40</text:p>
          </table:table-cell>
          <table:table-cell office:value-type="float" office:value="20.98">
            <text:p>20.98</text:p>
          </table:table-cell>
          <table:table-cell office:value-type="float" office:value="27.07">
            <text:p>27.07</text:p>
          </table:table-cell>
          <table:table-cell office:value-type="float" office:value="33.17">
            <text:p>33.17</text:p>
          </table:table-cell>
          <table:table-cell office:value-type="float" office:value="27330">
            <text:p>27,330</text:p>
          </table:table-cell>
          <table:table-cell office:value-type="float" office:value="34120">
            <text:p>34,120</text:p>
          </table:table-cell>
          <table:table-cell office:value-type="float" office:value="43640">
            <text:p>43,640</text:p>
          </table:table-cell>
          <table:table-cell office:value-type="float" office:value="56300">
            <text:p>56,300</text:p>
          </table:table-cell>
          <table:table-cell office:value-type="float" office:value="68990">
            <text:p>68,990</text:p>
          </table:table-cell>
          <table:table-cell table:number-columns-repeated="2"/>
        </table:table-row>
        <table:table-row table:style-name="ro2">
          <table:table-cell office:value-type="string">
            <text:p>35-3040</text:p>
          </table:table-cell>
          <table:table-cell office:value-type="string">
            <text:p>Food Servers, Nonrestaurant</text:p>
          </table:table-cell>
          <table:table-cell office:value-type="string">
            <text:p>broad</text:p>
          </table:table-cell>
          <table:table-cell office:value-type="float" office:value="237740">
            <text:p>237,740</text:p>
          </table:table-cell>
          <table:table-cell office:value-type="float" office:value="1.3">
            <text:p>1.3</text:p>
          </table:table-cell>
          <table:table-cell office:value-type="float" office:value="10.58">
            <text:p>10.58</text:p>
          </table:table-cell>
          <table:table-cell office:value-type="float" office:value="22010">
            <text:p>22,010</text:p>
          </table:table-cell>
          <table:table-cell office:value-type="float" office:value="0.5">
            <text:p>0.5</text:p>
          </table:table-cell>
          <table:table-cell office:value-type="float" office:value="7.94">
            <text:p>7.94</text:p>
          </table:table-cell>
          <table:table-cell office:value-type="float" office:value="8.55">
            <text:p>8.55</text:p>
          </table:table-cell>
          <table:table-cell office:value-type="float" office:value="9.44">
            <text:p>9.44</text:p>
          </table:table-cell>
          <table:table-cell office:value-type="float" office:value="11.62">
            <text:p>11.62</text:p>
          </table:table-cell>
          <table:table-cell office:value-type="float" office:value="15.08">
            <text:p>15.08</text:p>
          </table:table-cell>
          <table:table-cell office:value-type="float" office:value="16500">
            <text:p>16,500</text:p>
          </table:table-cell>
          <table:table-cell office:value-type="float" office:value="17790">
            <text:p>17,790</text:p>
          </table:table-cell>
          <table:table-cell office:value-type="float" office:value="19640">
            <text:p>19,640</text:p>
          </table:table-cell>
          <table:table-cell office:value-type="float" office:value="24160">
            <text:p>24,160</text:p>
          </table:table-cell>
          <table:table-cell office:value-type="float" office:value="31370">
            <text:p>31,370</text:p>
          </table:table-cell>
          <table:table-cell table:number-columns-repeated="2"/>
        </table:table-row>
        <table:table-row table:style-name="ro1">
          <table:table-cell office:value-type="string">
            <text:p>49-2090</text:p>
          </table:table-cell>
          <table:table-cell office:value-type="string">
            <text:p>Miscellaneous Electrical and Electronic Equipment Mechanics, Installers, and Repairers</text:p>
          </table:table-cell>
          <table:table-cell office:value-type="string">
            <text:p>broad</text:p>
          </table:table-cell>
          <table:table-cell office:value-type="float" office:value="235330">
            <text:p>235,330</text:p>
          </table:table-cell>
          <table:table-cell office:value-type="float" office:value="1.3">
            <text:p>1.3</text:p>
          </table:table-cell>
          <table:table-cell office:value-type="float" office:value="23.22">
            <text:p>23.22</text:p>
          </table:table-cell>
          <table:table-cell office:value-type="float" office:value="48310">
            <text:p>48,310</text:p>
          </table:table-cell>
          <table:table-cell office:value-type="float" office:value="0.4">
            <text:p>0.4</text:p>
          </table:table-cell>
          <table:table-cell office:value-type="float" office:value="12.74">
            <text:p>12.74</text:p>
          </table:table-cell>
          <table:table-cell office:value-type="float" office:value="16.79">
            <text:p>16.79</text:p>
          </table:table-cell>
          <table:table-cell office:value-type="float" office:value="22.48">
            <text:p>22.48</text:p>
          </table:table-cell>
          <table:table-cell office:value-type="float" office:value="28.94">
            <text:p>28.94</text:p>
          </table:table-cell>
          <table:table-cell office:value-type="float" office:value="35.01">
            <text:p>35.01</text:p>
          </table:table-cell>
          <table:table-cell office:value-type="float" office:value="26500">
            <text:p>26,500</text:p>
          </table:table-cell>
          <table:table-cell office:value-type="float" office:value="34930">
            <text:p>34,930</text:p>
          </table:table-cell>
          <table:table-cell office:value-type="float" office:value="46770">
            <text:p>46,770</text:p>
          </table:table-cell>
          <table:table-cell office:value-type="float" office:value="60190">
            <text:p>60,190</text:p>
          </table:table-cell>
          <table:table-cell office:value-type="float" office:value="72830">
            <text:p>72,830</text:p>
          </table:table-cell>
          <table:table-cell table:number-columns-repeated="2"/>
        </table:table-row>
        <table:table-row table:style-name="ro1">
          <table:table-cell office:value-type="string">
            <text:p>29-2040</text:p>
          </table:table-cell>
          <table:table-cell office:value-type="string">
            <text:p>Emergency Medical Technicians and Paramedics</text:p>
          </table:table-cell>
          <table:table-cell office:value-type="string">
            <text:p>broad</text:p>
          </table:table-cell>
          <table:table-cell office:value-type="float" office:value="232860">
            <text:p>232,860</text:p>
          </table:table-cell>
          <table:table-cell office:value-type="float" office:value="1.2">
            <text:p>1.2</text:p>
          </table:table-cell>
          <table:table-cell office:value-type="float" office:value="16.53">
            <text:p>16.53</text:p>
          </table:table-cell>
          <table:table-cell office:value-type="float" office:value="34370">
            <text:p>34,370</text:p>
          </table:table-cell>
          <table:table-cell office:value-type="float" office:value="1.1">
            <text:p>1.1</text:p>
          </table:table-cell>
          <table:table-cell office:value-type="float" office:value="9.7">
            <text:p>9.70</text:p>
          </table:table-cell>
          <table:table-cell office:value-type="float" office:value="11.81">
            <text:p>11.81</text:p>
          </table:table-cell>
          <table:table-cell office:value-type="float" office:value="14.91">
            <text:p>14.91</text:p>
          </table:table-cell>
          <table:table-cell office:value-type="float" office:value="19.56">
            <text:p>19.56</text:p>
          </table:table-cell>
          <table:table-cell office:value-type="float" office:value="25.74">
            <text:p>25.74</text:p>
          </table:table-cell>
          <table:table-cell office:value-type="float" office:value="20180">
            <text:p>20,180</text:p>
          </table:table-cell>
          <table:table-cell office:value-type="float" office:value="24560">
            <text:p>24,560</text:p>
          </table:table-cell>
          <table:table-cell office:value-type="float" office:value="31020">
            <text:p>31,020</text:p>
          </table:table-cell>
          <table:table-cell office:value-type="float" office:value="40680">
            <text:p>40,680</text:p>
          </table:table-cell>
          <table:table-cell office:value-type="float" office:value="53550">
            <text:p>53,550</text:p>
          </table:table-cell>
          <table:table-cell table:number-columns-repeated="2"/>
        </table:table-row>
        <table:table-row table:style-name="ro1">
          <table:table-cell office:value-type="string">
            <text:p>49-3030</text:p>
          </table:table-cell>
          <table:table-cell office:value-type="string">
            <text:p>Bus and Truck Mechanics and Diesel Engine Specialists</text:p>
          </table:table-cell>
          <table:table-cell office:value-type="string">
            <text:p>broad</text:p>
          </table:table-cell>
          <table:table-cell office:value-type="float" office:value="230030">
            <text:p>230,030</text:p>
          </table:table-cell>
          <table:table-cell office:value-type="float" office:value="1.1">
            <text:p>1.1</text:p>
          </table:table-cell>
          <table:table-cell office:value-type="float" office:value="20.99">
            <text:p>20.99</text:p>
          </table:table-cell>
          <table:table-cell office:value-type="float" office:value="43660">
            <text:p>43,660</text:p>
          </table:table-cell>
          <table:table-cell office:value-type="float" office:value="0.3">
            <text:p>0.3</text:p>
          </table:table-cell>
          <table:table-cell office:value-type="float" office:value="12.89">
            <text:p>12.89</text:p>
          </table:table-cell>
          <table:table-cell office:value-type="float" office:value="16.18">
            <text:p>16.18</text:p>
          </table:table-cell>
          <table:table-cell office:value-type="float" office:value="20.35">
            <text:p>20.35</text:p>
          </table:table-cell>
          <table:table-cell office:value-type="float" office:value="25.45">
            <text:p>25.45</text:p>
          </table:table-cell>
          <table:table-cell office:value-type="float" office:value="30.41">
            <text:p>30.41</text:p>
          </table:table-cell>
          <table:table-cell office:value-type="float" office:value="26820">
            <text:p>26,820</text:p>
          </table:table-cell>
          <table:table-cell office:value-type="float" office:value="33660">
            <text:p>33,660</text:p>
          </table:table-cell>
          <table:table-cell office:value-type="float" office:value="42320">
            <text:p>42,320</text:p>
          </table:table-cell>
          <table:table-cell office:value-type="float" office:value="52930">
            <text:p>52,930</text:p>
          </table:table-cell>
          <table:table-cell office:value-type="float" office:value="63250">
            <text:p>63,250</text:p>
          </table:table-cell>
          <table:table-cell table:number-columns-repeated="2"/>
        </table:table-row>
        <table:table-row table:style-name="ro1">
          <table:table-cell office:value-type="string">
            <text:p>27-2020</text:p>
          </table:table-cell>
          <table:table-cell office:value-type="string">
            <text:p>Athletes, Coaches, Umpires, and Related Workers</text:p>
          </table:table-cell>
          <table:table-cell office:value-type="string">
            <text:p>broad</text:p>
          </table:table-cell>
          <table:table-cell office:value-type="float" office:value="229830">
            <text:p>229,830</text:p>
          </table:table-cell>
          <table:table-cell office:value-type="float" office:value="1.3">
            <text:p>1.3</text:p>
          </table:table-cell>
          <table:table-cell office:value-type="string">
            <text:p>*</text:p>
          </table:table-cell>
          <table:table-cell office:value-type="float" office:value="38520">
            <text:p>38,520</text:p>
          </table:table-cell>
          <table:table-cell office:value-type="float" office:value="1.1">
            <text:p>1.1</text:p>
          </table:table-cell>
          <table:table-cell table:number-columns-repeated="5" office:value-type="string">
            <text:p>*</text:p>
          </table:table-cell>
          <table:table-cell office:value-type="float" office:value="17230">
            <text:p>17,230</text:p>
          </table:table-cell>
          <table:table-cell office:value-type="float" office:value="19150">
            <text:p>19,150</text:p>
          </table:table-cell>
          <table:table-cell office:value-type="float" office:value="28580">
            <text:p>28,580</text:p>
          </table:table-cell>
          <table:table-cell office:value-type="float" office:value="45140">
            <text:p>45,140</text:p>
          </table:table-cell>
          <table:table-cell office:value-type="float" office:value="67670">
            <text:p>67,67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43-4080</text:p>
          </table:table-cell>
          <table:table-cell office:value-type="string">
            <text:p>Hotel, Motel, and Resort Desk Clerks</text:p>
          </table:table-cell>
          <table:table-cell office:value-type="string">
            <text:p>broad</text:p>
          </table:table-cell>
          <table:table-cell office:value-type="float" office:value="229000">
            <text:p>229,000</text:p>
          </table:table-cell>
          <table:table-cell office:value-type="float" office:value="0.9">
            <text:p>0.9</text:p>
          </table:table-cell>
          <table:table-cell office:value-type="float" office:value="10.56">
            <text:p>10.56</text:p>
          </table:table-cell>
          <table:table-cell office:value-type="float" office:value="21960">
            <text:p>21,960</text:p>
          </table:table-cell>
          <table:table-cell office:value-type="float" office:value="0.4">
            <text:p>0.4</text:p>
          </table:table-cell>
          <table:table-cell office:value-type="float" office:value="7.98">
            <text:p>7.98</text:p>
          </table:table-cell>
          <table:table-cell office:value-type="float" office:value="8.65">
            <text:p>8.65</text:p>
          </table:table-cell>
          <table:table-cell office:value-type="float" office:value="9.78">
            <text:p>9.78</text:p>
          </table:table-cell>
          <table:table-cell office:value-type="float" office:value="11.59">
            <text:p>11.59</text:p>
          </table:table-cell>
          <table:table-cell office:value-type="float" office:value="14.53">
            <text:p>14.53</text:p>
          </table:table-cell>
          <table:table-cell office:value-type="float" office:value="16590">
            <text:p>16,590</text:p>
          </table:table-cell>
          <table:table-cell office:value-type="float" office:value="17990">
            <text:p>17,990</text:p>
          </table:table-cell>
          <table:table-cell office:value-type="float" office:value="20340">
            <text:p>20,340</text:p>
          </table:table-cell>
          <table:table-cell office:value-type="float" office:value="24110">
            <text:p>24,110</text:p>
          </table:table-cell>
          <table:table-cell office:value-type="float" office:value="30220">
            <text:p>30,220</text:p>
          </table:table-cell>
          <table:table-cell table:number-columns-repeated="2"/>
        </table:table-row>
        <table:table-row table:style-name="ro1">
          <table:table-cell office:value-type="string">
            <text:p>13-1040</text:p>
          </table:table-cell>
          <table:table-cell office:value-type="string">
            <text:p>Compliance Officers</text:p>
          </table:table-cell>
          <table:table-cell office:value-type="string">
            <text:p>broad</text:p>
          </table:table-cell>
          <table:table-cell office:value-type="float" office:value="227500">
            <text:p>227,500</text:p>
          </table:table-cell>
          <table:table-cell office:value-type="float" office:value="0.6">
            <text:p>0.6</text:p>
          </table:table-cell>
          <table:table-cell office:value-type="float" office:value="31.23">
            <text:p>31.23</text:p>
          </table:table-cell>
          <table:table-cell office:value-type="float" office:value="64960">
            <text:p>64,960</text:p>
          </table:table-cell>
          <table:table-cell office:value-type="float" office:value="0.3">
            <text:p>0.3</text:p>
          </table:table-cell>
          <table:table-cell office:value-type="float" office:value="17.18">
            <text:p>17.18</text:p>
          </table:table-cell>
          <table:table-cell office:value-type="float" office:value="22.25">
            <text:p>22.25</text:p>
          </table:table-cell>
          <table:table-cell office:value-type="float" office:value="29.82">
            <text:p>29.82</text:p>
          </table:table-cell>
          <table:table-cell office:value-type="float" office:value="38.08">
            <text:p>38.08</text:p>
          </table:table-cell>
          <table:table-cell office:value-type="float" office:value="47">
            <text:p>47.00</text:p>
          </table:table-cell>
          <table:table-cell office:value-type="float" office:value="35730">
            <text:p>35,730</text:p>
          </table:table-cell>
          <table:table-cell office:value-type="float" office:value="46280">
            <text:p>46,280</text:p>
          </table:table-cell>
          <table:table-cell office:value-type="float" office:value="62020">
            <text:p>62,020</text:p>
          </table:table-cell>
          <table:table-cell office:value-type="float" office:value="79200">
            <text:p>79,200</text:p>
          </table:table-cell>
          <table:table-cell office:value-type="float" office:value="97760">
            <text:p>97,760</text:p>
          </table:table-cell>
          <table:table-cell table:number-columns-repeated="2"/>
        </table:table-row>
        <table:table-row table:style-name="ro1">
          <table:table-cell office:value-type="string">
            <text:p>43-9040</text:p>
          </table:table-cell>
          <table:table-cell office:value-type="string">
            <text:p>Insurance Claims and Policy Processing Clerks</text:p>
          </table:table-cell>
          <table:table-cell office:value-type="string">
            <text:p>broad</text:p>
          </table:table-cell>
          <table:table-cell office:value-type="float" office:value="226260">
            <text:p>226,260</text:p>
          </table:table-cell>
          <table:table-cell office:value-type="float" office:value="1.5">
            <text:p>1.5</text:p>
          </table:table-cell>
          <table:table-cell office:value-type="float" office:value="17.93">
            <text:p>17.93</text:p>
          </table:table-cell>
          <table:table-cell office:value-type="float" office:value="37300">
            <text:p>37,300</text:p>
          </table:table-cell>
          <table:table-cell office:value-type="float" office:value="0.4">
            <text:p>0.4</text:p>
          </table:table-cell>
          <table:table-cell office:value-type="float" office:value="12.11">
            <text:p>12.11</text:p>
          </table:table-cell>
          <table:table-cell office:value-type="float" office:value="14.08">
            <text:p>14.08</text:p>
          </table:table-cell>
          <table:table-cell office:value-type="float" office:value="17.17">
            <text:p>17.17</text:p>
          </table:table-cell>
          <table:table-cell office:value-type="float" office:value="21.07">
            <text:p>21.07</text:p>
          </table:table-cell>
          <table:table-cell office:value-type="float" office:value="25.27">
            <text:p>25.27</text:p>
          </table:table-cell>
          <table:table-cell office:value-type="float" office:value="25180">
            <text:p>25,180</text:p>
          </table:table-cell>
          <table:table-cell office:value-type="float" office:value="29290">
            <text:p>29,290</text:p>
          </table:table-cell>
          <table:table-cell office:value-type="float" office:value="35700">
            <text:p>35,700</text:p>
          </table:table-cell>
          <table:table-cell office:value-type="float" office:value="43820">
            <text:p>43,820</text:p>
          </table:table-cell>
          <table:table-cell office:value-type="float" office:value="52560">
            <text:p>52,560</text:p>
          </table:table-cell>
          <table:table-cell table:number-columns-repeated="2"/>
        </table:table-row>
        <table:table-row table:style-name="ro1">
          <table:table-cell office:value-type="string">
            <text:p>43-9190</text:p>
          </table:table-cell>
          <table:table-cell office:value-type="string">
            <text:p>Miscellaneous Office and Administrative Support Workers</text:p>
          </table:table-cell>
          <table:table-cell office:value-type="string">
            <text:p>broad</text:p>
          </table:table-cell>
          <table:table-cell office:value-type="float" office:value="225310">
            <text:p>225,310</text:p>
          </table:table-cell>
          <table:table-cell office:value-type="float" office:value="2.2">
            <text:p>2.2</text:p>
          </table:table-cell>
          <table:table-cell office:value-type="float" office:value="15.9">
            <text:p>15.90</text:p>
          </table:table-cell>
          <table:table-cell office:value-type="float" office:value="33070">
            <text:p>33,070</text:p>
          </table:table-cell>
          <table:table-cell office:value-type="float" office:value="0.6">
            <text:p>0.6</text:p>
          </table:table-cell>
          <table:table-cell office:value-type="float" office:value="8.91">
            <text:p>8.91</text:p>
          </table:table-cell>
          <table:table-cell office:value-type="float" office:value="10.8">
            <text:p>10.80</text:p>
          </table:table-cell>
          <table:table-cell office:value-type="float" office:value="14.94">
            <text:p>14.94</text:p>
          </table:table-cell>
          <table:table-cell office:value-type="float" office:value="19.45">
            <text:p>19.45</text:p>
          </table:table-cell>
          <table:table-cell office:value-type="float" office:value="24.71">
            <text:p>24.71</text:p>
          </table:table-cell>
          <table:table-cell office:value-type="float" office:value="18540">
            <text:p>18,540</text:p>
          </table:table-cell>
          <table:table-cell office:value-type="float" office:value="22470">
            <text:p>22,470</text:p>
          </table:table-cell>
          <table:table-cell office:value-type="float" office:value="31060">
            <text:p>31,060</text:p>
          </table:table-cell>
          <table:table-cell office:value-type="float" office:value="40450">
            <text:p>40,450</text:p>
          </table:table-cell>
          <table:table-cell office:value-type="float" office:value="51390">
            <text:p>51,390</text:p>
          </table:table-cell>
          <table:table-cell table:number-columns-repeated="2"/>
        </table:table-row>
        <table:table-row table:style-name="ro1">
          <table:table-cell office:value-type="string">
            <text:p>49-2020</text:p>
          </table:table-cell>
          <table:table-cell office:value-type="string">
            <text:p>Radio and Telecommunications Equipment Installers and Repairers</text:p>
          </table:table-cell>
          <table:table-cell office:value-type="string">
            <text:p>broad</text:p>
          </table:table-cell>
          <table:table-cell office:value-type="float" office:value="224000">
            <text:p>224,000</text:p>
          </table:table-cell>
          <table:table-cell office:value-type="float" office:value="1.5">
            <text:p>1.5</text:p>
          </table:table-cell>
          <table:table-cell office:value-type="float" office:value="25.57">
            <text:p>25.57</text:p>
          </table:table-cell>
          <table:table-cell office:value-type="float" office:value="53180">
            <text:p>53,180</text:p>
          </table:table-cell>
          <table:table-cell office:value-type="float" office:value="0.5">
            <text:p>0.5</text:p>
          </table:table-cell>
          <table:table-cell office:value-type="float" office:value="14.6">
            <text:p>14.60</text:p>
          </table:table-cell>
          <table:table-cell office:value-type="float" office:value="18.86">
            <text:p>18.86</text:p>
          </table:table-cell>
          <table:table-cell office:value-type="float" office:value="25.86">
            <text:p>25.86</text:p>
          </table:table-cell>
          <table:table-cell office:value-type="float" office:value="32.33">
            <text:p>32.33</text:p>
          </table:table-cell>
          <table:table-cell office:value-type="float" office:value="36">
            <text:p>36.00</text:p>
          </table:table-cell>
          <table:table-cell office:value-type="float" office:value="30360">
            <text:p>30,360</text:p>
          </table:table-cell>
          <table:table-cell office:value-type="float" office:value="39220">
            <text:p>39,220</text:p>
          </table:table-cell>
          <table:table-cell office:value-type="float" office:value="53790">
            <text:p>53,790</text:p>
          </table:table-cell>
          <table:table-cell office:value-type="float" office:value="67250">
            <text:p>67,250</text:p>
          </table:table-cell>
          <table:table-cell office:value-type="float" office:value="74870">
            <text:p>74,870</text:p>
          </table:table-cell>
          <table:table-cell table:number-columns-repeated="2"/>
        </table:table-row>
        <table:table-row table:style-name="ro1">
          <table:table-cell office:value-type="string">
            <text:p>13-1150</text:p>
          </table:table-cell>
          <table:table-cell office:value-type="string">
            <text:p>Training and Development Specialists</text:p>
          </table:table-cell>
          <table:table-cell office:value-type="string">
            <text:p>broad</text:p>
          </table:table-cell>
          <table:table-cell office:value-type="float" office:value="217930">
            <text:p>217,930</text:p>
          </table:table-cell>
          <table:table-cell office:value-type="float" office:value="1.1">
            <text:p>1.1</text:p>
          </table:table-cell>
          <table:table-cell office:value-type="float" office:value="28.64">
            <text:p>28.64</text:p>
          </table:table-cell>
          <table:table-cell office:value-type="float" office:value="59560">
            <text:p>59,560</text:p>
          </table:table-cell>
          <table:table-cell office:value-type="float" office:value="0.4">
            <text:p>0.4</text:p>
          </table:table-cell>
          <table:table-cell office:value-type="float" office:value="15.34">
            <text:p>15.34</text:p>
          </table:table-cell>
          <table:table-cell office:value-type="float" office:value="19.92">
            <text:p>19.92</text:p>
          </table:table-cell>
          <table:table-cell office:value-type="float" office:value="26.89">
            <text:p>26.89</text:p>
          </table:table-cell>
          <table:table-cell office:value-type="float" office:value="35.61">
            <text:p>35.61</text:p>
          </table:table-cell>
          <table:table-cell office:value-type="float" office:value="44.94">
            <text:p>44.94</text:p>
          </table:table-cell>
          <table:table-cell office:value-type="float" office:value="31910">
            <text:p>31,910</text:p>
          </table:table-cell>
          <table:table-cell office:value-type="float" office:value="41440">
            <text:p>41,440</text:p>
          </table:table-cell>
          <table:table-cell office:value-type="float" office:value="55930">
            <text:p>55,930</text:p>
          </table:table-cell>
          <table:table-cell office:value-type="float" office:value="74070">
            <text:p>74,070</text:p>
          </table:table-cell>
          <table:table-cell office:value-type="float" office:value="93470">
            <text:p>93,470</text:p>
          </table:table-cell>
          <table:table-cell table:number-columns-repeated="2"/>
        </table:table-row>
        <table:table-row table:style-name="ro1">
          <table:table-cell office:value-type="string">
            <text:p>47-3010</text:p>
          </table:table-cell>
          <table:table-cell office:value-type="string">
            <text:p>Helpers, Construction Trades</text:p>
          </table:table-cell>
          <table:table-cell office:value-type="string">
            <text:p>broad</text:p>
          </table:table-cell>
          <table:table-cell office:value-type="float" office:value="210460">
            <text:p>210,460</text:p>
          </table:table-cell>
          <table:table-cell office:value-type="float" office:value="1.4">
            <text:p>1.4</text:p>
          </table:table-cell>
          <table:table-cell office:value-type="float" office:value="13.57">
            <text:p>13.57</text:p>
          </table:table-cell>
          <table:table-cell office:value-type="float" office:value="28230">
            <text:p>28,230</text:p>
          </table:table-cell>
          <table:table-cell office:value-type="float" office:value="0.6">
            <text:p>0.6</text:p>
          </table:table-cell>
          <table:table-cell office:value-type="float" office:value="8.76">
            <text:p>8.76</text:p>
          </table:table-cell>
          <table:table-cell office:value-type="float" office:value="10.3">
            <text:p>10.30</text:p>
          </table:table-cell>
          <table:table-cell office:value-type="float" office:value="12.77">
            <text:p>12.77</text:p>
          </table:table-cell>
          <table:table-cell office:value-type="float" office:value="15.86">
            <text:p>15.86</text:p>
          </table:table-cell>
          <table:table-cell office:value-type="float" office:value="18.93">
            <text:p>18.93</text:p>
          </table:table-cell>
          <table:table-cell office:value-type="float" office:value="18220">
            <text:p>18,220</text:p>
          </table:table-cell>
          <table:table-cell office:value-type="float" office:value="21410">
            <text:p>21,410</text:p>
          </table:table-cell>
          <table:table-cell office:value-type="float" office:value="26570">
            <text:p>26,570</text:p>
          </table:table-cell>
          <table:table-cell office:value-type="float" office:value="33000">
            <text:p>33,000</text:p>
          </table:table-cell>
          <table:table-cell office:value-type="float" office:value="39370">
            <text:p>39,370</text:p>
          </table:table-cell>
          <table:table-cell table:number-columns-repeated="2"/>
        </table:table-row>
        <table:table-row table:style-name="ro1">
          <table:table-cell office:value-type="string">
            <text:p>43-4150</text:p>
          </table:table-cell>
          <table:table-cell office:value-type="string">
            <text:p>Order Clerks</text:p>
          </table:table-cell>
          <table:table-cell office:value-type="string">
            <text:p>broad</text:p>
          </table:table-cell>
          <table:table-cell office:value-type="float" office:value="208800">
            <text:p>208,800</text:p>
          </table:table-cell>
          <table:table-cell office:value-type="float" office:value="1.3">
            <text:p>1.3</text:p>
          </table:table-cell>
          <table:table-cell office:value-type="float" office:value="15.04">
            <text:p>15.04</text:p>
          </table:table-cell>
          <table:table-cell office:value-type="float" office:value="31280">
            <text:p>31,280</text:p>
          </table:table-cell>
          <table:table-cell office:value-type="float" office:value="0.4">
            <text:p>0.4</text:p>
          </table:table-cell>
          <table:table-cell office:value-type="float" office:value="8.95">
            <text:p>8.95</text:p>
          </table:table-cell>
          <table:table-cell office:value-type="float" office:value="10.92">
            <text:p>10.92</text:p>
          </table:table-cell>
          <table:table-cell office:value-type="float" office:value="14.18">
            <text:p>14.18</text:p>
          </table:table-cell>
          <table:table-cell office:value-type="float" office:value="18.2">
            <text:p>18.20</text:p>
          </table:table-cell>
          <table:table-cell office:value-type="float" office:value="22.68">
            <text:p>22.68</text:p>
          </table:table-cell>
          <table:table-cell office:value-type="float" office:value="18610">
            <text:p>18,610</text:p>
          </table:table-cell>
          <table:table-cell office:value-type="float" office:value="22710">
            <text:p>22,710</text:p>
          </table:table-cell>
          <table:table-cell office:value-type="float" office:value="29480">
            <text:p>29,480</text:p>
          </table:table-cell>
          <table:table-cell office:value-type="float" office:value="37860">
            <text:p>37,860</text:p>
          </table:table-cell>
          <table:table-cell office:value-type="float" office:value="47170">
            <text:p>47,170</text:p>
          </table:table-cell>
          <table:table-cell table:number-columns-repeated="2"/>
        </table:table-row>
        <table:table-row table:style-name="ro1">
          <table:table-cell office:value-type="string">
            <text:p>25-1070</text:p>
          </table:table-cell>
          <table:table-cell office:value-type="string">
            <text:p>Health Teachers, Postsecondary</text:p>
          </table:table-cell>
          <table:table-cell office:value-type="string">
            <text:p>broad</text:p>
          </table:table-cell>
          <table:table-cell office:value-type="float" office:value="208350">
            <text:p>208,350</text:p>
          </table:table-cell>
          <table:table-cell office:value-type="float" office:value="1.8">
            <text:p>1.8</text:p>
          </table:table-cell>
          <table:table-cell office:value-type="string">
            <text:p>*</text:p>
          </table:table-cell>
          <table:table-cell office:value-type="float" office:value="91810">
            <text:p>91,810</text:p>
          </table:table-cell>
          <table:table-cell office:value-type="float" office:value="2">
            <text:p>2.0</text:p>
          </table:table-cell>
          <table:table-cell table:number-columns-repeated="5" office:value-type="string">
            <text:p>*</text:p>
          </table:table-cell>
          <table:table-cell office:value-type="float" office:value="38630">
            <text:p>38,630</text:p>
          </table:table-cell>
          <table:table-cell office:value-type="float" office:value="52460">
            <text:p>52,460</text:p>
          </table:table-cell>
          <table:table-cell office:value-type="float" office:value="73920">
            <text:p>73,920</text:p>
          </table:table-cell>
          <table:table-cell office:value-type="float" office:value="112800">
            <text:p>112,800</text:p>
          </table:table-cell>
          <table:table-cell office:value-type="float" office:value="174230">
            <text:p>174,23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11-9020</text:p>
          </table:table-cell>
          <table:table-cell office:value-type="string">
            <text:p>Construction Managers</text:p>
          </table:table-cell>
          <table:table-cell office:value-type="string">
            <text:p>broad</text:p>
          </table:table-cell>
          <table:table-cell office:value-type="float" office:value="207580">
            <text:p>207,580</text:p>
          </table:table-cell>
          <table:table-cell office:value-type="float" office:value="1">
            <text:p>1.0</text:p>
          </table:table-cell>
          <table:table-cell office:value-type="float" office:value="43.73">
            <text:p>43.73</text:p>
          </table:table-cell>
          <table:table-cell office:value-type="float" office:value="90960">
            <text:p>90,960</text:p>
          </table:table-cell>
          <table:table-cell office:value-type="float" office:value="0.4">
            <text:p>0.4</text:p>
          </table:table-cell>
          <table:table-cell office:value-type="float" office:value="23.89">
            <text:p>23.89</text:p>
          </table:table-cell>
          <table:table-cell office:value-type="float" office:value="30.67">
            <text:p>30.67</text:p>
          </table:table-cell>
          <table:table-cell office:value-type="float" office:value="39.8">
            <text:p>39.80</text:p>
          </table:table-cell>
          <table:table-cell office:value-type="float" office:value="52.69">
            <text:p>52.69</text:p>
          </table:table-cell>
          <table:table-cell office:value-type="float" office:value="69.48">
            <text:p>69.48</text:p>
          </table:table-cell>
          <table:table-cell office:value-type="float" office:value="49680">
            <text:p>49,680</text:p>
          </table:table-cell>
          <table:table-cell office:value-type="float" office:value="63790">
            <text:p>63,790</text:p>
          </table:table-cell>
          <table:table-cell office:value-type="float" office:value="82790">
            <text:p>82,790</text:p>
          </table:table-cell>
          <table:table-cell office:value-type="float" office:value="109600">
            <text:p>109,600</text:p>
          </table:table-cell>
          <table:table-cell office:value-type="float" office:value="144520">
            <text:p>144,520</text:p>
          </table:table-cell>
          <table:table-cell table:number-columns-repeated="2"/>
        </table:table-row>
        <table:table-row table:style-name="ro1">
          <table:table-cell office:value-type="string">
            <text:p>27-3030</text:p>
          </table:table-cell>
          <table:table-cell office:value-type="string">
            <text:p>Public Relations Specialists</text:p>
          </table:table-cell>
          <table:table-cell office:value-type="string">
            <text:p>broad</text:p>
          </table:table-cell>
          <table:table-cell office:value-type="float" office:value="201280">
            <text:p>201,280</text:p>
          </table:table-cell>
          <table:table-cell office:value-type="float" office:value="1">
            <text:p>1.0</text:p>
          </table:table-cell>
          <table:table-cell office:value-type="float" office:value="29.8">
            <text:p>29.80</text:p>
          </table:table-cell>
          <table:table-cell office:value-type="float" office:value="61980">
            <text:p>61,980</text:p>
          </table:table-cell>
          <table:table-cell office:value-type="float" office:value="0.7">
            <text:p>0.7</text:p>
          </table:table-cell>
          <table:table-cell office:value-type="float" office:value="14.79">
            <text:p>14.79</text:p>
          </table:table-cell>
          <table:table-cell office:value-type="float" office:value="19.27">
            <text:p>19.27</text:p>
          </table:table-cell>
          <table:table-cell office:value-type="float" office:value="26.04">
            <text:p>26.04</text:p>
          </table:table-cell>
          <table:table-cell office:value-type="float" office:value="35.63">
            <text:p>35.63</text:p>
          </table:table-cell>
          <table:table-cell office:value-type="float" office:value="48.57">
            <text:p>48.57</text:p>
          </table:table-cell>
          <table:table-cell office:value-type="float" office:value="30760">
            <text:p>30,760</text:p>
          </table:table-cell>
          <table:table-cell office:value-type="float" office:value="40080">
            <text:p>40,080</text:p>
          </table:table-cell>
          <table:table-cell office:value-type="float" office:value="54170">
            <text:p>54,170</text:p>
          </table:table-cell>
          <table:table-cell office:value-type="float" office:value="74110">
            <text:p>74,110</text:p>
          </table:table-cell>
          <table:table-cell office:value-type="float" office:value="101030">
            <text:p>101,030</text:p>
          </table:table-cell>
          <table:table-cell table:number-columns-repeated="2"/>
        </table:table-row>
        <table:table-row table:style-name="ro1">
          <table:table-cell office:value-type="string">
            <text:p>41-9020</text:p>
          </table:table-cell>
          <table:table-cell office:value-type="string">
            <text:p>Real Estate Brokers and Sales Agents</text:p>
          </table:table-cell>
          <table:table-cell office:value-type="string">
            <text:p>broad</text:p>
          </table:table-cell>
          <table:table-cell office:value-type="float" office:value="199830">
            <text:p>199,830</text:p>
          </table:table-cell>
          <table:table-cell office:value-type="float" office:value="1.3">
            <text:p>1.3</text:p>
          </table:table-cell>
          <table:table-cell office:value-type="float" office:value="27.5">
            <text:p>27.50</text:p>
          </table:table-cell>
          <table:table-cell office:value-type="float" office:value="57210">
            <text:p>57,210</text:p>
          </table:table-cell>
          <table:table-cell office:value-type="float" office:value="1.2">
            <text:p>1.2</text:p>
          </table:table-cell>
          <table:table-cell office:value-type="float" office:value="10.18">
            <text:p>10.18</text:p>
          </table:table-cell>
          <table:table-cell office:value-type="float" office:value="13.66">
            <text:p>13.66</text:p>
          </table:table-cell>
          <table:table-cell office:value-type="float" office:value="20.19">
            <text:p>20.19</text:p>
          </table:table-cell>
          <table:table-cell office:value-type="float" office:value="33.11">
            <text:p>33.11</text:p>
          </table:table-cell>
          <table:table-cell office:value-type="float" office:value="52.14">
            <text:p>52.14</text:p>
          </table:table-cell>
          <table:table-cell office:value-type="float" office:value="21180">
            <text:p>21,180</text:p>
          </table:table-cell>
          <table:table-cell office:value-type="float" office:value="28410">
            <text:p>28,410</text:p>
          </table:table-cell>
          <table:table-cell office:value-type="float" office:value="41990">
            <text:p>41,990</text:p>
          </table:table-cell>
          <table:table-cell office:value-type="float" office:value="68860">
            <text:p>68,860</text:p>
          </table:table-cell>
          <table:table-cell office:value-type="float" office:value="108440">
            <text:p>108,440</text:p>
          </table:table-cell>
          <table:table-cell table:number-columns-repeated="2"/>
        </table:table-row>
        <table:table-row table:style-name="ro1">
          <table:table-cell office:value-type="string">
            <text:p>51-6010</text:p>
          </table:table-cell>
          <table:table-cell office:value-type="string">
            <text:p>Laundry and Dry-Cleaning Workers</text:p>
          </table:table-cell>
          <table:table-cell office:value-type="string">
            <text:p>broad</text:p>
          </table:table-cell>
          <table:table-cell office:value-type="float" office:value="198750">
            <text:p>198,750</text:p>
          </table:table-cell>
          <table:table-cell office:value-type="float" office:value="1.3">
            <text:p>1.3</text:p>
          </table:table-cell>
          <table:table-cell office:value-type="float" office:value="10.35">
            <text:p>10.35</text:p>
          </table:table-cell>
          <table:table-cell office:value-type="float" office:value="21540">
            <text:p>21,540</text:p>
          </table:table-cell>
          <table:table-cell office:value-type="float" office:value="0.4">
            <text:p>0.4</text:p>
          </table:table-cell>
          <table:table-cell office:value-type="float" office:value="7.95">
            <text:p>7.95</text:p>
          </table:table-cell>
          <table:table-cell office:value-type="float" office:value="8.59">
            <text:p>8.59</text:p>
          </table:table-cell>
          <table:table-cell office:value-type="float" office:value="9.58">
            <text:p>9.58</text:p>
          </table:table-cell>
          <table:table-cell office:value-type="float" office:value="11.49">
            <text:p>11.49</text:p>
          </table:table-cell>
          <table:table-cell office:value-type="float" office:value="14.25">
            <text:p>14.25</text:p>
          </table:table-cell>
          <table:table-cell office:value-type="float" office:value="16540">
            <text:p>16,540</text:p>
          </table:table-cell>
          <table:table-cell office:value-type="float" office:value="17870">
            <text:p>17,870</text:p>
          </table:table-cell>
          <table:table-cell office:value-type="float" office:value="19930">
            <text:p>19,930</text:p>
          </table:table-cell>
          <table:table-cell office:value-type="float" office:value="23890">
            <text:p>23,890</text:p>
          </table:table-cell>
          <table:table-cell office:value-type="float" office:value="29640">
            <text:p>29,640</text:p>
          </table:table-cell>
          <table:table-cell table:number-columns-repeated="2"/>
        </table:table-row>
        <table:table-row table:style-name="ro1">
          <table:table-cell office:value-type="string">
            <text:p>53-1030</text:p>
          </table:table-cell>
          <table:table-cell office:value-type="string">
            <text:p>First-Line Supervisors of Transportation and Material-Moving Machine and Vehicle Operators</text:p>
          </table:table-cell>
          <table:table-cell office:value-type="string">
            <text:p>broad</text:p>
          </table:table-cell>
          <table:table-cell office:value-type="float" office:value="197300">
            <text:p>197,300</text:p>
          </table:table-cell>
          <table:table-cell office:value-type="float" office:value="0.8">
            <text:p>0.8</text:p>
          </table:table-cell>
          <table:table-cell office:value-type="float" office:value="26.65">
            <text:p>26.65</text:p>
          </table:table-cell>
          <table:table-cell office:value-type="float" office:value="55430">
            <text:p>55,430</text:p>
          </table:table-cell>
          <table:table-cell office:value-type="float" office:value="0.3">
            <text:p>0.3</text:p>
          </table:table-cell>
          <table:table-cell office:value-type="float" office:value="15.19">
            <text:p>15.19</text:p>
          </table:table-cell>
          <table:table-cell office:value-type="float" office:value="19.52">
            <text:p>19.52</text:p>
          </table:table-cell>
          <table:table-cell office:value-type="float" office:value="25.6">
            <text:p>25.60</text:p>
          </table:table-cell>
          <table:table-cell office:value-type="float" office:value="32.75">
            <text:p>32.75</text:p>
          </table:table-cell>
          <table:table-cell office:value-type="float" office:value="39.51">
            <text:p>39.51</text:p>
          </table:table-cell>
          <table:table-cell office:value-type="float" office:value="31590">
            <text:p>31,590</text:p>
          </table:table-cell>
          <table:table-cell office:value-type="float" office:value="40610">
            <text:p>40,610</text:p>
          </table:table-cell>
          <table:table-cell office:value-type="float" office:value="53240">
            <text:p>53,240</text:p>
          </table:table-cell>
          <table:table-cell office:value-type="float" office:value="68110">
            <text:p>68,110</text:p>
          </table:table-cell>
          <table:table-cell office:value-type="float" office:value="82170">
            <text:p>82,170</text:p>
          </table:table-cell>
          <table:table-cell table:number-columns-repeated="2"/>
        </table:table-row>
        <table:table-row table:style-name="ro1">
          <table:table-cell office:value-type="string">
            <text:p>43-4110</text:p>
          </table:table-cell>
          <table:table-cell office:value-type="string">
            <text:p>Interviewers, Except Eligibility and Loan</text:p>
          </table:table-cell>
          <table:table-cell office:value-type="string">
            <text:p>broad</text:p>
          </table:table-cell>
          <table:table-cell office:value-type="float" office:value="196660">
            <text:p>196,660</text:p>
          </table:table-cell>
          <table:table-cell office:value-type="float" office:value="1.8">
            <text:p>1.8</text:p>
          </table:table-cell>
          <table:table-cell office:value-type="float" office:value="15.04">
            <text:p>15.04</text:p>
          </table:table-cell>
          <table:table-cell office:value-type="float" office:value="31270">
            <text:p>31,270</text:p>
          </table:table-cell>
          <table:table-cell office:value-type="float" office:value="0.5">
            <text:p>0.5</text:p>
          </table:table-cell>
          <table:table-cell office:value-type="float" office:value="9.33">
            <text:p>9.33</text:p>
          </table:table-cell>
          <table:table-cell office:value-type="float" office:value="11.72">
            <text:p>11.72</text:p>
          </table:table-cell>
          <table:table-cell office:value-type="float" office:value="14.38">
            <text:p>14.38</text:p>
          </table:table-cell>
          <table:table-cell office:value-type="float" office:value="17.83">
            <text:p>17.83</text:p>
          </table:table-cell>
          <table:table-cell office:value-type="float" office:value="21.82">
            <text:p>21.82</text:p>
          </table:table-cell>
          <table:table-cell office:value-type="float" office:value="19410">
            <text:p>19,410</text:p>
          </table:table-cell>
          <table:table-cell office:value-type="float" office:value="24370">
            <text:p>24,370</text:p>
          </table:table-cell>
          <table:table-cell office:value-type="float" office:value="29910">
            <text:p>29,910</text:p>
          </table:table-cell>
          <table:table-cell office:value-type="float" office:value="37090">
            <text:p>37,090</text:p>
          </table:table-cell>
          <table:table-cell office:value-type="float" office:value="45380">
            <text:p>45,380</text:p>
          </table:table-cell>
          <table:table-cell table:number-columns-repeated="2"/>
        </table:table-row>
        <table:table-row table:style-name="ro1">
          <table:table-cell office:value-type="string">
            <text:p>13-1050</text:p>
          </table:table-cell>
          <table:table-cell office:value-type="string">
            <text:p>Cost Estimators</text:p>
          </table:table-cell>
          <table:table-cell office:value-type="string">
            <text:p>broad</text:p>
          </table:table-cell>
          <table:table-cell office:value-type="float" office:value="195230">
            <text:p>195,230</text:p>
          </table:table-cell>
          <table:table-cell office:value-type="float" office:value="0.8">
            <text:p>0.8</text:p>
          </table:table-cell>
          <table:table-cell office:value-type="float" office:value="30.33">
            <text:p>30.33</text:p>
          </table:table-cell>
          <table:table-cell office:value-type="float" office:value="63080">
            <text:p>63,080</text:p>
          </table:table-cell>
          <table:table-cell office:value-type="float" office:value="0.3">
            <text:p>0.3</text:p>
          </table:table-cell>
          <table:table-cell office:value-type="float" office:value="16.6">
            <text:p>16.60</text:p>
          </table:table-cell>
          <table:table-cell office:value-type="float" office:value="21.46">
            <text:p>21.46</text:p>
          </table:table-cell>
          <table:table-cell office:value-type="float" office:value="28.3">
            <text:p>28.30</text:p>
          </table:table-cell>
          <table:table-cell office:value-type="float" office:value="37.08">
            <text:p>37.08</text:p>
          </table:table-cell>
          <table:table-cell office:value-type="float" office:value="46.48">
            <text:p>46.48</text:p>
          </table:table-cell>
          <table:table-cell office:value-type="float" office:value="34520">
            <text:p>34,520</text:p>
          </table:table-cell>
          <table:table-cell office:value-type="float" office:value="44630">
            <text:p>44,630</text:p>
          </table:table-cell>
          <table:table-cell office:value-type="float" office:value="58860">
            <text:p>58,860</text:p>
          </table:table-cell>
          <table:table-cell office:value-type="float" office:value="77130">
            <text:p>77,130</text:p>
          </table:table-cell>
          <table:table-cell office:value-type="float" office:value="96670">
            <text:p>96,670</text:p>
          </table:table-cell>
          <table:table-cell table:number-columns-repeated="2"/>
        </table:table-row>
        <table:table-row table:style-name="ro1">
          <table:table-cell office:value-type="string">
            <text:p>43-4130</text:p>
          </table:table-cell>
          <table:table-cell office:value-type="string">
            <text:p>Loan Interviewers and Clerks</text:p>
          </table:table-cell>
          <table:table-cell office:value-type="string">
            <text:p>broad</text:p>
          </table:table-cell>
          <table:table-cell office:value-type="float" office:value="192010">
            <text:p>192,010</text:p>
          </table:table-cell>
          <table:table-cell office:value-type="float" office:value="1.7">
            <text:p>1.7</text:p>
          </table:table-cell>
          <table:table-cell office:value-type="float" office:value="17.4">
            <text:p>17.40</text:p>
          </table:table-cell>
          <table:table-cell office:value-type="float" office:value="36180">
            <text:p>36,180</text:p>
          </table:table-cell>
          <table:table-cell office:value-type="float" office:value="0.4">
            <text:p>0.4</text:p>
          </table:table-cell>
          <table:table-cell office:value-type="float" office:value="10.89">
            <text:p>10.89</text:p>
          </table:table-cell>
          <table:table-cell office:value-type="float" office:value="13.49">
            <text:p>13.49</text:p>
          </table:table-cell>
          <table:table-cell office:value-type="float" office:value="16.98">
            <text:p>16.98</text:p>
          </table:table-cell>
          <table:table-cell office:value-type="float" office:value="20.87">
            <text:p>20.87</text:p>
          </table:table-cell>
          <table:table-cell office:value-type="float" office:value="24.36">
            <text:p>24.36</text:p>
          </table:table-cell>
          <table:table-cell office:value-type="float" office:value="22650">
            <text:p>22,650</text:p>
          </table:table-cell>
          <table:table-cell office:value-type="float" office:value="28060">
            <text:p>28,060</text:p>
          </table:table-cell>
          <table:table-cell office:value-type="float" office:value="35310">
            <text:p>35,310</text:p>
          </table:table-cell>
          <table:table-cell office:value-type="float" office:value="43410">
            <text:p>43,410</text:p>
          </table:table-cell>
          <table:table-cell office:value-type="float" office:value="50670">
            <text:p>50,670</text:p>
          </table:table-cell>
          <table:table-cell table:number-columns-repeated="2"/>
        </table:table-row>
        <table:table-row table:style-name="ro1">
          <table:table-cell office:value-type="string">
            <text:p>51-3090</text:p>
          </table:table-cell>
          <table:table-cell office:value-type="string">
            <text:p>Miscellaneous Food Processing Workers</text:p>
          </table:table-cell>
          <table:table-cell office:value-type="string">
            <text:p>broad</text:p>
          </table:table-cell>
          <table:table-cell office:value-type="float" office:value="191690">
            <text:p>191,690</text:p>
          </table:table-cell>
          <table:table-cell office:value-type="float" office:value="1.6">
            <text:p>1.6</text:p>
          </table:table-cell>
          <table:table-cell office:value-type="float" office:value="13.34">
            <text:p>13.34</text:p>
          </table:table-cell>
          <table:table-cell office:value-type="float" office:value="27750">
            <text:p>27,750</text:p>
          </table:table-cell>
          <table:table-cell office:value-type="float" office:value="0.5">
            <text:p>0.5</text:p>
          </table:table-cell>
          <table:table-cell office:value-type="float" office:value="8.55">
            <text:p>8.55</text:p>
          </table:table-cell>
          <table:table-cell office:value-type="float" office:value="9.86">
            <text:p>9.86</text:p>
          </table:table-cell>
          <table:table-cell office:value-type="float" office:value="12.39">
            <text:p>12.39</text:p>
          </table:table-cell>
          <table:table-cell office:value-type="float" office:value="16.23">
            <text:p>16.23</text:p>
          </table:table-cell>
          <table:table-cell office:value-type="float" office:value="20.16">
            <text:p>20.16</text:p>
          </table:table-cell>
          <table:table-cell office:value-type="float" office:value="17780">
            <text:p>17,780</text:p>
          </table:table-cell>
          <table:table-cell office:value-type="float" office:value="20500">
            <text:p>20,500</text:p>
          </table:table-cell>
          <table:table-cell office:value-type="float" office:value="25780">
            <text:p>25,780</text:p>
          </table:table-cell>
          <table:table-cell office:value-type="float" office:value="33770">
            <text:p>33,770</text:p>
          </table:table-cell>
          <table:table-cell office:value-type="float" office:value="41930">
            <text:p>41,930</text:p>
          </table:table-cell>
          <table:table-cell table:number-columns-repeated="2"/>
        </table:table-row>
        <table:table-row table:style-name="ro1">
          <table:table-cell office:value-type="string">
            <text:p>29-2020</text:p>
          </table:table-cell>
          <table:table-cell office:value-type="string">
            <text:p>Dental Hygienists</text:p>
          </table:table-cell>
          <table:table-cell office:value-type="string">
            <text:p>broad</text:p>
          </table:table-cell>
          <table:table-cell office:value-type="float" office:value="190290">
            <text:p>190,290</text:p>
          </table:table-cell>
          <table:table-cell office:value-type="float" office:value="1.3">
            <text:p>1.3</text:p>
          </table:table-cell>
          <table:table-cell office:value-type="float" office:value="33.99">
            <text:p>33.99</text:p>
          </table:table-cell>
          <table:table-cell office:value-type="float" office:value="70700">
            <text:p>70,700</text:p>
          </table:table-cell>
          <table:table-cell office:value-type="float" office:value="0.6">
            <text:p>0.6</text:p>
          </table:table-cell>
          <table:table-cell office:value-type="float" office:value="22.38">
            <text:p>22.38</text:p>
          </table:table-cell>
          <table:table-cell office:value-type="float" office:value="27.95">
            <text:p>27.95</text:p>
          </table:table-cell>
          <table:table-cell office:value-type="float" office:value="33.75">
            <text:p>33.75</text:p>
          </table:table-cell>
          <table:table-cell office:value-type="float" office:value="40.66">
            <text:p>40.66</text:p>
          </table:table-cell>
          <table:table-cell office:value-type="float" office:value="46.29">
            <text:p>46.29</text:p>
          </table:table-cell>
          <table:table-cell office:value-type="float" office:value="46540">
            <text:p>46,540</text:p>
          </table:table-cell>
          <table:table-cell office:value-type="float" office:value="58130">
            <text:p>58,130</text:p>
          </table:table-cell>
          <table:table-cell office:value-type="float" office:value="70210">
            <text:p>70,210</text:p>
          </table:table-cell>
          <table:table-cell office:value-type="float" office:value="84570">
            <text:p>84,570</text:p>
          </table:table-cell>
          <table:table-cell office:value-type="float" office:value="96280">
            <text:p>96,280</text:p>
          </table:table-cell>
          <table:table-cell table:number-columns-repeated="2"/>
        </table:table-row>
        <table:table-row table:style-name="ro1">
          <table:table-cell office:value-type="string">
            <text:p>17-3010</text:p>
          </table:table-cell>
          <table:table-cell office:value-type="string">
            <text:p>Drafters</text:p>
          </table:table-cell>
          <table:table-cell office:value-type="string">
            <text:p>broad</text:p>
          </table:table-cell>
          <table:table-cell office:value-type="float" office:value="189570">
            <text:p>189,570</text:p>
          </table:table-cell>
          <table:table-cell office:value-type="float" office:value="1">
            <text:p>1.0</text:p>
          </table:table-cell>
          <table:table-cell office:value-type="float" office:value="25.25">
            <text:p>25.25</text:p>
          </table:table-cell>
          <table:table-cell office:value-type="float" office:value="52520">
            <text:p>52,520</text:p>
          </table:table-cell>
          <table:table-cell office:value-type="float" office:value="0.4">
            <text:p>0.4</text:p>
          </table:table-cell>
          <table:table-cell office:value-type="float" office:value="15.48">
            <text:p>15.48</text:p>
          </table:table-cell>
          <table:table-cell office:value-type="float" office:value="19.07">
            <text:p>19.07</text:p>
          </table:table-cell>
          <table:table-cell office:value-type="float" office:value="23.86">
            <text:p>23.86</text:p>
          </table:table-cell>
          <table:table-cell office:value-type="float" office:value="29.97">
            <text:p>29.97</text:p>
          </table:table-cell>
          <table:table-cell office:value-type="float" office:value="37.39">
            <text:p>37.39</text:p>
          </table:table-cell>
          <table:table-cell office:value-type="float" office:value="32190">
            <text:p>32,190</text:p>
          </table:table-cell>
          <table:table-cell office:value-type="float" office:value="39670">
            <text:p>39,670</text:p>
          </table:table-cell>
          <table:table-cell office:value-type="float" office:value="49630">
            <text:p>49,630</text:p>
          </table:table-cell>
          <table:table-cell office:value-type="float" office:value="62330">
            <text:p>62,330</text:p>
          </table:table-cell>
          <table:table-cell office:value-type="float" office:value="77770">
            <text:p>77,770</text:p>
          </table:table-cell>
          <table:table-cell table:number-columns-repeated="2"/>
        </table:table-row>
        <table:table-row table:style-name="ro1">
          <table:table-cell office:value-type="string">
            <text:p>11-9050</text:p>
          </table:table-cell>
          <table:table-cell office:value-type="string">
            <text:p>Food Service Managers</text:p>
          </table:table-cell>
          <table:table-cell office:value-type="string">
            <text:p>broad</text:p>
          </table:table-cell>
          <table:table-cell office:value-type="float" office:value="189510">
            <text:p>189,510</text:p>
          </table:table-cell>
          <table:table-cell office:value-type="float" office:value="1.3">
            <text:p>1.3</text:p>
          </table:table-cell>
          <table:table-cell office:value-type="float" office:value="25.28">
            <text:p>25.28</text:p>
          </table:table-cell>
          <table:table-cell office:value-type="float" office:value="52580">
            <text:p>52,580</text:p>
          </table:table-cell>
          <table:table-cell office:value-type="float" office:value="0.5">
            <text:p>0.5</text:p>
          </table:table-cell>
          <table:table-cell office:value-type="float" office:value="14.82">
            <text:p>14.82</text:p>
          </table:table-cell>
          <table:table-cell office:value-type="float" office:value="18.32">
            <text:p>18.32</text:p>
          </table:table-cell>
          <table:table-cell office:value-type="float" office:value="23.06">
            <text:p>23.06</text:p>
          </table:table-cell>
          <table:table-cell office:value-type="float" office:value="29.83">
            <text:p>29.83</text:p>
          </table:table-cell>
          <table:table-cell office:value-type="float" office:value="38.96">
            <text:p>38.96</text:p>
          </table:table-cell>
          <table:table-cell office:value-type="float" office:value="30820">
            <text:p>30,820</text:p>
          </table:table-cell>
          <table:table-cell office:value-type="float" office:value="38110">
            <text:p>38,110</text:p>
          </table:table-cell>
          <table:table-cell office:value-type="float" office:value="47960">
            <text:p>47,960</text:p>
          </table:table-cell>
          <table:table-cell office:value-type="float" office:value="62050">
            <text:p>62,050</text:p>
          </table:table-cell>
          <table:table-cell office:value-type="float" office:value="81030">
            <text:p>81,030</text:p>
          </table:table-cell>
          <table:table-cell table:number-columns-repeated="2"/>
        </table:table-row>
        <table:table-row table:style-name="ro1">
          <table:table-cell office:value-type="string">
            <text:p>47-2140</text:p>
          </table:table-cell>
          <table:table-cell office:value-type="string">
            <text:p>Painters and Paperhangers</text:p>
          </table:table-cell>
          <table:table-cell office:value-type="string">
            <text:p>broad</text:p>
          </table:table-cell>
          <table:table-cell office:value-type="float" office:value="187790">
            <text:p>187,790</text:p>
          </table:table-cell>
          <table:table-cell office:value-type="float" office:value="1.2">
            <text:p>1.2</text:p>
          </table:table-cell>
          <table:table-cell office:value-type="float" office:value="18.55">
            <text:p>18.55</text:p>
          </table:table-cell>
          <table:table-cell office:value-type="float" office:value="38590">
            <text:p>38,590</text:p>
          </table:table-cell>
          <table:table-cell office:value-type="float" office:value="0.7">
            <text:p>0.7</text:p>
          </table:table-cell>
          <table:table-cell office:value-type="float" office:value="11.05">
            <text:p>11.05</text:p>
          </table:table-cell>
          <table:table-cell office:value-type="float" office:value="13.48">
            <text:p>13.48</text:p>
          </table:table-cell>
          <table:table-cell office:value-type="float" office:value="16.91">
            <text:p>16.91</text:p>
          </table:table-cell>
          <table:table-cell office:value-type="float" office:value="22.15">
            <text:p>22.15</text:p>
          </table:table-cell>
          <table:table-cell office:value-type="float" office:value="28.97">
            <text:p>28.97</text:p>
          </table:table-cell>
          <table:table-cell office:value-type="float" office:value="22990">
            <text:p>22,990</text:p>
          </table:table-cell>
          <table:table-cell office:value-type="float" office:value="28030">
            <text:p>28,030</text:p>
          </table:table-cell>
          <table:table-cell office:value-type="float" office:value="35180">
            <text:p>35,180</text:p>
          </table:table-cell>
          <table:table-cell office:value-type="float" office:value="46080">
            <text:p>46,080</text:p>
          </table:table-cell>
          <table:table-cell office:value-type="float" office:value="60250">
            <text:p>60,250</text:p>
          </table:table-cell>
          <table:table-cell table:number-columns-repeated="2"/>
        </table:table-row>
        <table:table-row table:style-name="ro1">
          <table:table-cell office:value-type="string">
            <text:p>11-9040</text:p>
          </table:table-cell>
          <table:table-cell office:value-type="string">
            <text:p>Architectural and Engineering Managers</text:p>
          </table:table-cell>
          <table:table-cell office:value-type="string">
            <text:p>broad</text:p>
          </table:table-cell>
          <table:table-cell office:value-type="float" office:value="187640">
            <text:p>187,640</text:p>
          </table:table-cell>
          <table:table-cell office:value-type="float" office:value="1.4">
            <text:p>1.4</text:p>
          </table:table-cell>
          <table:table-cell office:value-type="float" office:value="64.06">
            <text:p>64.06</text:p>
          </table:table-cell>
          <table:table-cell office:value-type="float" office:value="133240">
            <text:p>133,240</text:p>
          </table:table-cell>
          <table:table-cell office:value-type="float" office:value="0.6">
            <text:p>0.6</text:p>
          </table:table-cell>
          <table:table-cell office:value-type="float" office:value="38.61">
            <text:p>38.61</text:p>
          </table:table-cell>
          <table:table-cell office:value-type="float" office:value="48.09">
            <text:p>48.09</text:p>
          </table:table-cell>
          <table:table-cell office:value-type="float" office:value="60.03">
            <text:p>60.03</text:p>
          </table:table-cell>
          <table:table-cell office:value-type="float" office:value="74.51">
            <text:p>74.51</text:p>
          </table:table-cell>
          <table:table-cell office:value-type="string">
            <text:p>#</text:p>
          </table:table-cell>
          <table:table-cell office:value-type="float" office:value="80300">
            <text:p>80,300</text:p>
          </table:table-cell>
          <table:table-cell office:value-type="float" office:value="100040">
            <text:p>100,040</text:p>
          </table:table-cell>
          <table:table-cell office:value-type="float" office:value="124870">
            <text:p>124,870</text:p>
          </table:table-cell>
          <table:table-cell office:value-type="float" office:value="154990">
            <text:p>154,99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27-3040</text:p>
          </table:table-cell>
          <table:table-cell office:value-type="string">
            <text:p>Writers and Editors</text:p>
          </table:table-cell>
          <table:table-cell office:value-type="string">
            <text:p>broad</text:p>
          </table:table-cell>
          <table:table-cell office:value-type="float" office:value="187190">
            <text:p>187,190</text:p>
          </table:table-cell>
          <table:table-cell office:value-type="float" office:value="1.1">
            <text:p>1.1</text:p>
          </table:table-cell>
          <table:table-cell office:value-type="float" office:value="31.31">
            <text:p>31.31</text:p>
          </table:table-cell>
          <table:table-cell office:value-type="float" office:value="65130">
            <text:p>65,130</text:p>
          </table:table-cell>
          <table:table-cell office:value-type="float" office:value="0.7">
            <text:p>0.7</text:p>
          </table:table-cell>
          <table:table-cell office:value-type="float" office:value="14.85">
            <text:p>14.85</text:p>
          </table:table-cell>
          <table:table-cell office:value-type="float" office:value="19.86">
            <text:p>19.86</text:p>
          </table:table-cell>
          <table:table-cell office:value-type="float" office:value="27.62">
            <text:p>27.62</text:p>
          </table:table-cell>
          <table:table-cell office:value-type="float" office:value="37.51">
            <text:p>37.51</text:p>
          </table:table-cell>
          <table:table-cell office:value-type="float" office:value="51.28">
            <text:p>51.28</text:p>
          </table:table-cell>
          <table:table-cell office:value-type="float" office:value="30900">
            <text:p>30,900</text:p>
          </table:table-cell>
          <table:table-cell office:value-type="float" office:value="41320">
            <text:p>41,320</text:p>
          </table:table-cell>
          <table:table-cell office:value-type="float" office:value="57460">
            <text:p>57,460</text:p>
          </table:table-cell>
          <table:table-cell office:value-type="float" office:value="78020">
            <text:p>78,020</text:p>
          </table:table-cell>
          <table:table-cell office:value-type="float" office:value="106660">
            <text:p>106,660</text:p>
          </table:table-cell>
          <table:table-cell table:number-columns-repeated="2"/>
        </table:table-row>
        <table:table-row table:style-name="ro1">
          <table:table-cell office:value-type="string">
            <text:p>15-1190</text:p>
          </table:table-cell>
          <table:table-cell office:value-type="string">
            <text:p>Miscellaneous Computer Occupations</text:p>
          </table:table-cell>
          <table:table-cell office:value-type="string">
            <text:p>broad</text:p>
          </table:table-cell>
          <table:table-cell office:value-type="float" office:value="185730">
            <text:p>185,730</text:p>
          </table:table-cell>
          <table:table-cell office:value-type="float" office:value="1">
            <text:p>1.0</text:p>
          </table:table-cell>
          <table:table-cell office:value-type="float" office:value="39.36">
            <text:p>39.36</text:p>
          </table:table-cell>
          <table:table-cell office:value-type="float" office:value="81860">
            <text:p>81,860</text:p>
          </table:table-cell>
          <table:table-cell office:value-type="float" office:value="0.5">
            <text:p>0.5</text:p>
          </table:table-cell>
          <table:table-cell office:value-type="float" office:value="20.88">
            <text:p>20.88</text:p>
          </table:table-cell>
          <table:table-cell office:value-type="float" office:value="29.48">
            <text:p>29.48</text:p>
          </table:table-cell>
          <table:table-cell office:value-type="float" office:value="39.01">
            <text:p>39.01</text:p>
          </table:table-cell>
          <table:table-cell office:value-type="float" office:value="48.96">
            <text:p>48.96</text:p>
          </table:table-cell>
          <table:table-cell office:value-type="float" office:value="57.38">
            <text:p>57.38</text:p>
          </table:table-cell>
          <table:table-cell office:value-type="float" office:value="43430">
            <text:p>43,430</text:p>
          </table:table-cell>
          <table:table-cell office:value-type="float" office:value="61310">
            <text:p>61,310</text:p>
          </table:table-cell>
          <table:table-cell office:value-type="float" office:value="81140">
            <text:p>81,140</text:p>
          </table:table-cell>
          <table:table-cell office:value-type="float" office:value="101840">
            <text:p>101,840</text:p>
          </table:table-cell>
          <table:table-cell office:value-type="float" office:value="119350">
            <text:p>119,350</text:p>
          </table:table-cell>
          <table:table-cell table:number-columns-repeated="2"/>
        </table:table-row>
        <table:table-row table:style-name="ro1">
          <table:table-cell office:value-type="string">
            <text:p>29-2070</text:p>
          </table:table-cell>
          <table:table-cell office:value-type="string">
            <text:p>Medical Records and Health Information Technicians</text:p>
          </table:table-cell>
          <table:table-cell office:value-type="string">
            <text:p>broad</text:p>
          </table:table-cell>
          <table:table-cell office:value-type="float" office:value="182370">
            <text:p>182,370</text:p>
          </table:table-cell>
          <table:table-cell office:value-type="float" office:value="0.9">
            <text:p>0.9</text:p>
          </table:table-cell>
          <table:table-cell office:value-type="float" office:value="17.68">
            <text:p>17.68</text:p>
          </table:table-cell>
          <table:table-cell office:value-type="float" office:value="36770">
            <text:p>36,770</text:p>
          </table:table-cell>
          <table:table-cell office:value-type="float" office:value="0.3">
            <text:p>0.3</text:p>
          </table:table-cell>
          <table:table-cell office:value-type="float" office:value="10.7">
            <text:p>10.70</text:p>
          </table:table-cell>
          <table:table-cell office:value-type="float" office:value="12.94">
            <text:p>12.94</text:p>
          </table:table-cell>
          <table:table-cell office:value-type="float" office:value="16.42">
            <text:p>16.42</text:p>
          </table:table-cell>
          <table:table-cell office:value-type="float" office:value="21.33">
            <text:p>21.33</text:p>
          </table:table-cell>
          <table:table-cell office:value-type="float" office:value="27.02">
            <text:p>27.02</text:p>
          </table:table-cell>
          <table:table-cell office:value-type="float" office:value="22250">
            <text:p>22,250</text:p>
          </table:table-cell>
          <table:table-cell office:value-type="float" office:value="26920">
            <text:p>26,920</text:p>
          </table:table-cell>
          <table:table-cell office:value-type="float" office:value="34160">
            <text:p>34,160</text:p>
          </table:table-cell>
          <table:table-cell office:value-type="float" office:value="44360">
            <text:p>44,360</text:p>
          </table:table-cell>
          <table:table-cell office:value-type="float" office:value="56200">
            <text:p>56,200</text:p>
          </table:table-cell>
          <table:table-cell table:number-columns-repeated="2"/>
        </table:table-row>
        <table:table-row table:style-name="ro1">
          <table:table-cell office:value-type="string">
            <text:p>25-3020</text:p>
          </table:table-cell>
          <table:table-cell office:value-type="string">
            <text:p>Self-Enrichment Education Teachers</text:p>
          </table:table-cell>
          <table:table-cell office:value-type="string">
            <text:p>broad</text:p>
          </table:table-cell>
          <table:table-cell office:value-type="float" office:value="179650">
            <text:p>179,650</text:p>
          </table:table-cell>
          <table:table-cell office:value-type="float" office:value="1.6">
            <text:p>1.6</text:p>
          </table:table-cell>
          <table:table-cell office:value-type="float" office:value="19.4">
            <text:p>19.40</text:p>
          </table:table-cell>
          <table:table-cell office:value-type="float" office:value="40360">
            <text:p>40,360</text:p>
          </table:table-cell>
          <table:table-cell office:value-type="float" office:value="0.9">
            <text:p>0.9</text:p>
          </table:table-cell>
          <table:table-cell office:value-type="float" office:value="8.85">
            <text:p>8.85</text:p>
          </table:table-cell>
          <table:table-cell office:value-type="float" office:value="11.51">
            <text:p>11.51</text:p>
          </table:table-cell>
          <table:table-cell office:value-type="float" office:value="16.98">
            <text:p>16.98</text:p>
          </table:table-cell>
          <table:table-cell office:value-type="float" office:value="24.7">
            <text:p>24.70</text:p>
          </table:table-cell>
          <table:table-cell office:value-type="float" office:value="33.92">
            <text:p>33.92</text:p>
          </table:table-cell>
          <table:table-cell office:value-type="float" office:value="18410">
            <text:p>18,410</text:p>
          </table:table-cell>
          <table:table-cell office:value-type="float" office:value="23940">
            <text:p>23,940</text:p>
          </table:table-cell>
          <table:table-cell office:value-type="float" office:value="35320">
            <text:p>35,320</text:p>
          </table:table-cell>
          <table:table-cell office:value-type="float" office:value="51370">
            <text:p>51,370</text:p>
          </table:table-cell>
          <table:table-cell office:value-type="float" office:value="70550">
            <text:p>70,550</text:p>
          </table:table-cell>
          <table:table-cell table:number-columns-repeated="2"/>
        </table:table-row>
        <table:table-row table:style-name="ro1">
          <table:table-cell office:value-type="string">
            <text:p>43-4190</text:p>
          </table:table-cell>
          <table:table-cell office:value-type="string">
            <text:p>Miscellaneous Information and Record Clerks</text:p>
          </table:table-cell>
          <table:table-cell office:value-type="string">
            <text:p>broad</text:p>
          </table:table-cell>
          <table:table-cell office:value-type="float" office:value="178650">
            <text:p>178,650</text:p>
          </table:table-cell>
          <table:table-cell office:value-type="float" office:value="1.4">
            <text:p>1.4</text:p>
          </table:table-cell>
          <table:table-cell office:value-type="float" office:value="18.15">
            <text:p>18.15</text:p>
          </table:table-cell>
          <table:table-cell office:value-type="float" office:value="37750">
            <text:p>37,750</text:p>
          </table:table-cell>
          <table:table-cell office:value-type="float" office:value="0.3">
            <text:p>0.3</text:p>
          </table:table-cell>
          <table:table-cell office:value-type="float" office:value="11.43">
            <text:p>11.43</text:p>
          </table:table-cell>
          <table:table-cell office:value-type="float" office:value="14.14">
            <text:p>14.14</text:p>
          </table:table-cell>
          <table:table-cell office:value-type="float" office:value="17.91">
            <text:p>17.91</text:p>
          </table:table-cell>
          <table:table-cell office:value-type="float" office:value="21.78">
            <text:p>21.78</text:p>
          </table:table-cell>
          <table:table-cell office:value-type="float" office:value="25.29">
            <text:p>25.29</text:p>
          </table:table-cell>
          <table:table-cell office:value-type="float" office:value="23770">
            <text:p>23,770</text:p>
          </table:table-cell>
          <table:table-cell office:value-type="float" office:value="29410">
            <text:p>29,410</text:p>
          </table:table-cell>
          <table:table-cell office:value-type="float" office:value="37240">
            <text:p>37,240</text:p>
          </table:table-cell>
          <table:table-cell office:value-type="float" office:value="45300">
            <text:p>45,300</text:p>
          </table:table-cell>
          <table:table-cell office:value-type="float" office:value="52590">
            <text:p>52,590</text:p>
          </table:table-cell>
          <table:table-cell table:number-columns-repeated="2"/>
        </table:table-row>
        <table:table-row table:style-name="ro1">
          <table:table-cell office:value-type="string">
            <text:p>51-9020</text:p>
          </table:table-cell>
          <table:table-cell office:value-type="string">
            <text:p>Crushing, Grinding, Polishing, Mixing, and Blending Workers</text:p>
          </table:table-cell>
          <table:table-cell office:value-type="string">
            <text:p>broad</text:p>
          </table:table-cell>
          <table:table-cell office:value-type="float" office:value="177000">
            <text:p>177,000</text:p>
          </table:table-cell>
          <table:table-cell office:value-type="float" office:value="1.6">
            <text:p>1.6</text:p>
          </table:table-cell>
          <table:table-cell office:value-type="float" office:value="16.28">
            <text:p>16.28</text:p>
          </table:table-cell>
          <table:table-cell office:value-type="float" office:value="33870">
            <text:p>33,870</text:p>
          </table:table-cell>
          <table:table-cell office:value-type="float" office:value="0.5">
            <text:p>0.5</text:p>
          </table:table-cell>
          <table:table-cell office:value-type="float" office:value="9.65">
            <text:p>9.65</text:p>
          </table:table-cell>
          <table:table-cell office:value-type="float" office:value="12.01">
            <text:p>12.01</text:p>
          </table:table-cell>
          <table:table-cell office:value-type="float" office:value="15.52">
            <text:p>15.52</text:p>
          </table:table-cell>
          <table:table-cell office:value-type="float" office:value="19.87">
            <text:p>19.87</text:p>
          </table:table-cell>
          <table:table-cell office:value-type="float" office:value="24.27">
            <text:p>24.27</text:p>
          </table:table-cell>
          <table:table-cell office:value-type="float" office:value="20070">
            <text:p>20,070</text:p>
          </table:table-cell>
          <table:table-cell office:value-type="float" office:value="24970">
            <text:p>24,970</text:p>
          </table:table-cell>
          <table:table-cell office:value-type="float" office:value="32290">
            <text:p>32,290</text:p>
          </table:table-cell>
          <table:table-cell office:value-type="float" office:value="41320">
            <text:p>41,320</text:p>
          </table:table-cell>
          <table:table-cell office:value-type="float" office:value="50480">
            <text:p>50,480</text:p>
          </table:table-cell>
          <table:table-cell table:number-columns-repeated="2"/>
        </table:table-row>
        <table:table-row table:style-name="ro1">
          <table:table-cell office:value-type="string">
            <text:p>43-3050</text:p>
          </table:table-cell>
          <table:table-cell office:value-type="string">
            <text:p>Payroll and Timekeeping Clerks</text:p>
          </table:table-cell>
          <table:table-cell office:value-type="string">
            <text:p>broad</text:p>
          </table:table-cell>
          <table:table-cell office:value-type="float" office:value="172740">
            <text:p>172,740</text:p>
          </table:table-cell>
          <table:table-cell office:value-type="float" office:value="0.7">
            <text:p>0.7</text:p>
          </table:table-cell>
          <table:table-cell office:value-type="float" office:value="18.69">
            <text:p>18.69</text:p>
          </table:table-cell>
          <table:table-cell office:value-type="float" office:value="38880">
            <text:p>38,880</text:p>
          </table:table-cell>
          <table:table-cell office:value-type="float" office:value="0.2">
            <text:p>0.2</text:p>
          </table:table-cell>
          <table:table-cell office:value-type="float" office:value="11.96">
            <text:p>11.96</text:p>
          </table:table-cell>
          <table:table-cell office:value-type="float" office:value="14.84">
            <text:p>14.84</text:p>
          </table:table-cell>
          <table:table-cell office:value-type="float" office:value="18.12">
            <text:p>18.12</text:p>
          </table:table-cell>
          <table:table-cell office:value-type="float" office:value="22.17">
            <text:p>22.17</text:p>
          </table:table-cell>
          <table:table-cell office:value-type="float" office:value="26.86">
            <text:p>26.86</text:p>
          </table:table-cell>
          <table:table-cell office:value-type="float" office:value="24870">
            <text:p>24,870</text:p>
          </table:table-cell>
          <table:table-cell office:value-type="float" office:value="30860">
            <text:p>30,860</text:p>
          </table:table-cell>
          <table:table-cell office:value-type="float" office:value="37690">
            <text:p>37,690</text:p>
          </table:table-cell>
          <table:table-cell office:value-type="float" office:value="46110">
            <text:p>46,110</text:p>
          </table:table-cell>
          <table:table-cell office:value-type="float" office:value="55860">
            <text:p>55,860</text:p>
          </table:table-cell>
          <table:table-cell table:number-columns-repeated="2"/>
        </table:table-row>
        <table:table-row table:style-name="ro1">
          <table:table-cell office:value-type="string">
            <text:p>53-1020</text:p>
          </table:table-cell>
          <table:table-cell office:value-type="string">
            <text:p>First-Line Supervisors of Helpers, Laborers, and Material Movers, Hand</text:p>
          </table:table-cell>
          <table:table-cell office:value-type="string">
            <text:p>broad</text:p>
          </table:table-cell>
          <table:table-cell office:value-type="float" office:value="168910">
            <text:p>168,910</text:p>
          </table:table-cell>
          <table:table-cell office:value-type="float" office:value="0.7">
            <text:p>0.7</text:p>
          </table:table-cell>
          <table:table-cell office:value-type="float" office:value="22.69">
            <text:p>22.69</text:p>
          </table:table-cell>
          <table:table-cell office:value-type="float" office:value="47180">
            <text:p>47,180</text:p>
          </table:table-cell>
          <table:table-cell office:value-type="float" office:value="0.2">
            <text:p>0.2</text:p>
          </table:table-cell>
          <table:table-cell office:value-type="float" office:value="13.45">
            <text:p>13.45</text:p>
          </table:table-cell>
          <table:table-cell office:value-type="float" office:value="16.93">
            <text:p>16.93</text:p>
          </table:table-cell>
          <table:table-cell office:value-type="float" office:value="21.72">
            <text:p>21.72</text:p>
          </table:table-cell>
          <table:table-cell office:value-type="float" office:value="27.54">
            <text:p>27.54</text:p>
          </table:table-cell>
          <table:table-cell office:value-type="float" office:value="33.95">
            <text:p>33.95</text:p>
          </table:table-cell>
          <table:table-cell office:value-type="float" office:value="27980">
            <text:p>27,980</text:p>
          </table:table-cell>
          <table:table-cell office:value-type="float" office:value="35220">
            <text:p>35,220</text:p>
          </table:table-cell>
          <table:table-cell office:value-type="float" office:value="45180">
            <text:p>45,180</text:p>
          </table:table-cell>
          <table:table-cell office:value-type="float" office:value="57280">
            <text:p>57,280</text:p>
          </table:table-cell>
          <table:table-cell office:value-type="float" office:value="70620">
            <text:p>70,620</text:p>
          </table:table-cell>
          <table:table-cell table:number-columns-repeated="2"/>
        </table:table-row>
        <table:table-row table:style-name="ro1">
          <table:table-cell office:value-type="string">
            <text:p>53-3040</text:p>
          </table:table-cell>
          <table:table-cell office:value-type="string">
            <text:p>Taxi Drivers and Chauffeurs</text:p>
          </table:table-cell>
          <table:table-cell office:value-type="string">
            <text:p>broad</text:p>
          </table:table-cell>
          <table:table-cell office:value-type="float" office:value="167360">
            <text:p>167,360</text:p>
          </table:table-cell>
          <table:table-cell office:value-type="float" office:value="1.3">
            <text:p>1.3</text:p>
          </table:table-cell>
          <table:table-cell office:value-type="float" office:value="12.09">
            <text:p>12.09</text:p>
          </table:table-cell>
          <table:table-cell office:value-type="float" office:value="25140">
            <text:p>25,140</text:p>
          </table:table-cell>
          <table:table-cell office:value-type="float" office:value="0.8">
            <text:p>0.8</text:p>
          </table:table-cell>
          <table:table-cell office:value-type="float" office:value="8.2">
            <text:p>8.20</text:p>
          </table:table-cell>
          <table:table-cell office:value-type="float" office:value="9.08">
            <text:p>9.08</text:p>
          </table:table-cell>
          <table:table-cell office:value-type="float" office:value="10.97">
            <text:p>10.97</text:p>
          </table:table-cell>
          <table:table-cell office:value-type="float" office:value="14.05">
            <text:p>14.05</text:p>
          </table:table-cell>
          <table:table-cell office:value-type="float" office:value="17.89">
            <text:p>17.89</text:p>
          </table:table-cell>
          <table:table-cell office:value-type="float" office:value="17050">
            <text:p>17,050</text:p>
          </table:table-cell>
          <table:table-cell office:value-type="float" office:value="18890">
            <text:p>18,890</text:p>
          </table:table-cell>
          <table:table-cell office:value-type="float" office:value="22820">
            <text:p>22,820</text:p>
          </table:table-cell>
          <table:table-cell office:value-type="float" office:value="29220">
            <text:p>29,220</text:p>
          </table:table-cell>
          <table:table-cell office:value-type="float" office:value="37200">
            <text:p>37,200</text:p>
          </table:table-cell>
          <table:table-cell table:number-columns-repeated="2"/>
        </table:table-row>
        <table:table-row table:style-name="ro1">
          <table:table-cell office:value-type="string">
            <text:p>49-3040</text:p>
          </table:table-cell>
          <table:table-cell office:value-type="string">
            <text:p>Heavy Vehicle and Mobile Equipment Service Technicians and Mechanics</text:p>
          </table:table-cell>
          <table:table-cell office:value-type="string">
            <text:p>broad</text:p>
          </table:table-cell>
          <table:table-cell office:value-type="float" office:value="163490">
            <text:p>163,490</text:p>
          </table:table-cell>
          <table:table-cell office:value-type="float" office:value="1.1">
            <text:p>1.1</text:p>
          </table:table-cell>
          <table:table-cell office:value-type="float" office:value="21.53">
            <text:p>21.53</text:p>
          </table:table-cell>
          <table:table-cell office:value-type="float" office:value="44780">
            <text:p>44,780</text:p>
          </table:table-cell>
          <table:table-cell office:value-type="float" office:value="0.4">
            <text:p>0.4</text:p>
          </table:table-cell>
          <table:table-cell office:value-type="float" office:value="13.33">
            <text:p>13.33</text:p>
          </table:table-cell>
          <table:table-cell office:value-type="float" office:value="16.6">
            <text:p>16.60</text:p>
          </table:table-cell>
          <table:table-cell office:value-type="float" office:value="21.07">
            <text:p>21.07</text:p>
          </table:table-cell>
          <table:table-cell office:value-type="float" office:value="25.99">
            <text:p>25.99</text:p>
          </table:table-cell>
          <table:table-cell office:value-type="float" office:value="30.27">
            <text:p>30.27</text:p>
          </table:table-cell>
          <table:table-cell office:value-type="float" office:value="27730">
            <text:p>27,730</text:p>
          </table:table-cell>
          <table:table-cell office:value-type="float" office:value="34540">
            <text:p>34,540</text:p>
          </table:table-cell>
          <table:table-cell office:value-type="float" office:value="43820">
            <text:p>43,820</text:p>
          </table:table-cell>
          <table:table-cell office:value-type="float" office:value="54060">
            <text:p>54,060</text:p>
          </table:table-cell>
          <table:table-cell office:value-type="float" office:value="62960">
            <text:p>62,960</text:p>
          </table:table-cell>
          <table:table-cell table:number-columns-repeated="2"/>
        </table:table-row>
        <table:table-row table:style-name="ro1">
          <table:table-cell office:value-type="string">
            <text:p>51-4010</text:p>
          </table:table-cell>
          <table:table-cell office:value-type="string">
            <text:p>Computer Control Programmers and Operators</text:p>
          </table:table-cell>
          <table:table-cell office:value-type="string">
            <text:p>broad</text:p>
          </table:table-cell>
          <table:table-cell office:value-type="float" office:value="162860">
            <text:p>162,860</text:p>
          </table:table-cell>
          <table:table-cell office:value-type="float" office:value="1.7">
            <text:p>1.7</text:p>
          </table:table-cell>
          <table:table-cell office:value-type="float" office:value="18.53">
            <text:p>18.53</text:p>
          </table:table-cell>
          <table:table-cell office:value-type="float" office:value="38550">
            <text:p>38,550</text:p>
          </table:table-cell>
          <table:table-cell office:value-type="float" office:value="0.5">
            <text:p>0.5</text:p>
          </table:table-cell>
          <table:table-cell office:value-type="float" office:value="11.54">
            <text:p>11.54</text:p>
          </table:table-cell>
          <table:table-cell office:value-type="float" office:value="14.07">
            <text:p>14.07</text:p>
          </table:table-cell>
          <table:table-cell office:value-type="float" office:value="17.67">
            <text:p>17.67</text:p>
          </table:table-cell>
          <table:table-cell office:value-type="float" office:value="21.94">
            <text:p>21.94</text:p>
          </table:table-cell>
          <table:table-cell office:value-type="float" office:value="27.27">
            <text:p>27.27</text:p>
          </table:table-cell>
          <table:table-cell office:value-type="float" office:value="24010">
            <text:p>24,010</text:p>
          </table:table-cell>
          <table:table-cell office:value-type="float" office:value="29270">
            <text:p>29,270</text:p>
          </table:table-cell>
          <table:table-cell office:value-type="float" office:value="36760">
            <text:p>36,760</text:p>
          </table:table-cell>
          <table:table-cell office:value-type="float" office:value="45630">
            <text:p>45,630</text:p>
          </table:table-cell>
          <table:table-cell office:value-type="float" office:value="56720">
            <text:p>56,720</text:p>
          </table:table-cell>
          <table:table-cell table:number-columns-repeated="2"/>
        </table:table-row>
        <table:table-row table:style-name="ro1">
          <table:table-cell office:value-type="string">
            <text:p>11-3050</text:p>
          </table:table-cell>
          <table:table-cell office:value-type="string">
            <text:p>Industrial Production Managers</text:p>
          </table:table-cell>
          <table:table-cell office:value-type="string">
            <text:p>broad</text:p>
          </table:table-cell>
          <table:table-cell office:value-type="float" office:value="160550">
            <text:p>160,550</text:p>
          </table:table-cell>
          <table:table-cell office:value-type="float" office:value="0.6">
            <text:p>0.6</text:p>
          </table:table-cell>
          <table:table-cell office:value-type="float" office:value="46.87">
            <text:p>46.87</text:p>
          </table:table-cell>
          <table:table-cell office:value-type="float" office:value="97490">
            <text:p>97,490</text:p>
          </table:table-cell>
          <table:table-cell office:value-type="float" office:value="0.3">
            <text:p>0.3</text:p>
          </table:table-cell>
          <table:table-cell office:value-type="float" office:value="26.08">
            <text:p>26.08</text:p>
          </table:table-cell>
          <table:table-cell office:value-type="float" office:value="33.19">
            <text:p>33.19</text:p>
          </table:table-cell>
          <table:table-cell office:value-type="float" office:value="42.88">
            <text:p>42.88</text:p>
          </table:table-cell>
          <table:table-cell office:value-type="float" office:value="55.92">
            <text:p>55.92</text:p>
          </table:table-cell>
          <table:table-cell office:value-type="float" office:value="72.12">
            <text:p>72.12</text:p>
          </table:table-cell>
          <table:table-cell office:value-type="float" office:value="54250">
            <text:p>54,250</text:p>
          </table:table-cell>
          <table:table-cell office:value-type="float" office:value="69040">
            <text:p>69,040</text:p>
          </table:table-cell>
          <table:table-cell office:value-type="float" office:value="89190">
            <text:p>89,190</text:p>
          </table:table-cell>
          <table:table-cell office:value-type="float" office:value="116310">
            <text:p>116,310</text:p>
          </table:table-cell>
          <table:table-cell office:value-type="float" office:value="150020">
            <text:p>150,020</text:p>
          </table:table-cell>
          <table:table-cell table:number-columns-repeated="2"/>
        </table:table-row>
        <table:table-row table:style-name="ro1">
          <table:table-cell office:value-type="string">
            <text:p>11-9140</text:p>
          </table:table-cell>
          <table:table-cell office:value-type="string">
            <text:p>Property, Real Estate, and Community Association Managers</text:p>
          </table:table-cell>
          <table:table-cell office:value-type="string">
            <text:p>broad</text:p>
          </table:table-cell>
          <table:table-cell office:value-type="float" office:value="159570">
            <text:p>159,570</text:p>
          </table:table-cell>
          <table:table-cell office:value-type="float" office:value="1.2">
            <text:p>1.2</text:p>
          </table:table-cell>
          <table:table-cell office:value-type="float" office:value="30.56">
            <text:p>30.56</text:p>
          </table:table-cell>
          <table:table-cell office:value-type="float" office:value="63570">
            <text:p>63,570</text:p>
          </table:table-cell>
          <table:table-cell office:value-type="float" office:value="0.8">
            <text:p>0.8</text:p>
          </table:table-cell>
          <table:table-cell office:value-type="float" office:value="12.79">
            <text:p>12.79</text:p>
          </table:table-cell>
          <table:table-cell office:value-type="float" office:value="17.82">
            <text:p>17.82</text:p>
          </table:table-cell>
          <table:table-cell office:value-type="float" office:value="25.29">
            <text:p>25.29</text:p>
          </table:table-cell>
          <table:table-cell office:value-type="float" office:value="37">
            <text:p>37.00</text:p>
          </table:table-cell>
          <table:table-cell office:value-type="float" office:value="54.52">
            <text:p>54.52</text:p>
          </table:table-cell>
          <table:table-cell office:value-type="float" office:value="26600">
            <text:p>26,600</text:p>
          </table:table-cell>
          <table:table-cell office:value-type="float" office:value="37060">
            <text:p>37,060</text:p>
          </table:table-cell>
          <table:table-cell office:value-type="float" office:value="52610">
            <text:p>52,610</text:p>
          </table:table-cell>
          <table:table-cell office:value-type="float" office:value="76950">
            <text:p>76,950</text:p>
          </table:table-cell>
          <table:table-cell office:value-type="float" office:value="113400">
            <text:p>113,400</text:p>
          </table:table-cell>
          <table:table-cell table:number-columns-repeated="2"/>
        </table:table-row>
        <table:table-row table:style-name="ro1">
          <table:table-cell office:value-type="string">
            <text:p>43-4070</text:p>
          </table:table-cell>
          <table:table-cell office:value-type="string">
            <text:p>File Clerks</text:p>
          </table:table-cell>
          <table:table-cell office:value-type="string">
            <text:p>broad</text:p>
          </table:table-cell>
          <table:table-cell office:value-type="float" office:value="158580">
            <text:p>158,580</text:p>
          </table:table-cell>
          <table:table-cell office:value-type="float" office:value="1">
            <text:p>1.0</text:p>
          </table:table-cell>
          <table:table-cell office:value-type="float" office:value="13.48">
            <text:p>13.48</text:p>
          </table:table-cell>
          <table:table-cell office:value-type="float" office:value="28030">
            <text:p>28,030</text:p>
          </table:table-cell>
          <table:table-cell office:value-type="float" office:value="0.4">
            <text:p>0.4</text:p>
          </table:table-cell>
          <table:table-cell office:value-type="float" office:value="8.62">
            <text:p>8.62</text:p>
          </table:table-cell>
          <table:table-cell office:value-type="float" office:value="10.01">
            <text:p>10.01</text:p>
          </table:table-cell>
          <table:table-cell office:value-type="float" office:value="12.59">
            <text:p>12.59</text:p>
          </table:table-cell>
          <table:table-cell office:value-type="float" office:value="16.23">
            <text:p>16.23</text:p>
          </table:table-cell>
          <table:table-cell office:value-type="float" office:value="19.82">
            <text:p>19.82</text:p>
          </table:table-cell>
          <table:table-cell office:value-type="float" office:value="17930">
            <text:p>17,930</text:p>
          </table:table-cell>
          <table:table-cell office:value-type="float" office:value="20810">
            <text:p>20,810</text:p>
          </table:table-cell>
          <table:table-cell office:value-type="float" office:value="26190">
            <text:p>26,190</text:p>
          </table:table-cell>
          <table:table-cell office:value-type="float" office:value="33770">
            <text:p>33,770</text:p>
          </table:table-cell>
          <table:table-cell office:value-type="float" office:value="41230">
            <text:p>41,230</text:p>
          </table:table-cell>
          <table:table-cell table:number-columns-repeated="2"/>
        </table:table-row>
        <table:table-row table:style-name="ro1">
          <table:table-cell office:value-type="string">
            <text:p>27-2010</text:p>
          </table:table-cell>
          <table:table-cell office:value-type="string">
            <text:p>Actors, Producers, and Directors</text:p>
          </table:table-cell>
          <table:table-cell office:value-type="string">
            <text:p>broad</text:p>
          </table:table-cell>
          <table:table-cell office:value-type="float" office:value="157550">
            <text:p>157,550</text:p>
          </table:table-cell>
          <table:table-cell office:value-type="float" office:value="8">
            <text:p>8.0</text:p>
          </table:table-cell>
          <table:table-cell office:value-type="float" office:value="40.64">
            <text:p>40.64</text:p>
          </table:table-cell>
          <table:table-cell office:value-type="float" office:value="84520">
            <text:p>84,520</text:p>
          </table:table-cell>
          <table:table-cell office:value-type="float" office:value="3.5">
            <text:p>3.5</text:p>
          </table:table-cell>
          <table:table-cell office:value-type="float" office:value="10.26">
            <text:p>10.26</text:p>
          </table:table-cell>
          <table:table-cell office:value-type="float" office:value="16.73">
            <text:p>16.73</text:p>
          </table:table-cell>
          <table:table-cell office:value-type="float" office:value="28.89">
            <text:p>28.89</text:p>
          </table:table-cell>
          <table:table-cell office:value-type="float" office:value="51.91">
            <text:p>51.91</text:p>
          </table:table-cell>
          <table:table-cell office:value-type="string">
            <text:p>#</text:p>
          </table:table-cell>
          <table:table-cell office:value-type="float" office:value="21340">
            <text:p>21,340</text:p>
          </table:table-cell>
          <table:table-cell office:value-type="float" office:value="34800">
            <text:p>34,800</text:p>
          </table:table-cell>
          <table:table-cell office:value-type="float" office:value="60080">
            <text:p>60,080</text:p>
          </table:table-cell>
          <table:table-cell office:value-type="float" office:value="107980">
            <text:p>107,980</text:p>
          </table:table-cell>
          <table:table-cell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51-3010</text:p>
          </table:table-cell>
          <table:table-cell office:value-type="string">
            <text:p>Bakers</text:p>
          </table:table-cell>
          <table:table-cell office:value-type="string">
            <text:p>broad</text:p>
          </table:table-cell>
          <table:table-cell office:value-type="float" office:value="157230">
            <text:p>157,230</text:p>
          </table:table-cell>
          <table:table-cell office:value-type="float" office:value="1.6">
            <text:p>1.6</text:p>
          </table:table-cell>
          <table:table-cell office:value-type="float" office:value="12.05">
            <text:p>12.05</text:p>
          </table:table-cell>
          <table:table-cell office:value-type="float" office:value="25060">
            <text:p>25,060</text:p>
          </table:table-cell>
          <table:table-cell office:value-type="float" office:value="0.4">
            <text:p>0.4</text:p>
          </table:table-cell>
          <table:table-cell office:value-type="float" office:value="8.27">
            <text:p>8.27</text:p>
          </table:table-cell>
          <table:table-cell office:value-type="float" office:value="9.18">
            <text:p>9.18</text:p>
          </table:table-cell>
          <table:table-cell office:value-type="float" office:value="11.13">
            <text:p>11.13</text:p>
          </table:table-cell>
          <table:table-cell office:value-type="float" office:value="14.11">
            <text:p>14.11</text:p>
          </table:table-cell>
          <table:table-cell office:value-type="float" office:value="17.78">
            <text:p>17.78</text:p>
          </table:table-cell>
          <table:table-cell office:value-type="float" office:value="17200">
            <text:p>17,200</text:p>
          </table:table-cell>
          <table:table-cell office:value-type="float" office:value="19100">
            <text:p>19,100</text:p>
          </table:table-cell>
          <table:table-cell office:value-type="float" office:value="23140">
            <text:p>23,140</text:p>
          </table:table-cell>
          <table:table-cell office:value-type="float" office:value="29360">
            <text:p>29,360</text:p>
          </table:table-cell>
          <table:table-cell office:value-type="float" office:value="36980">
            <text:p>36,980</text:p>
          </table:table-cell>
          <table:table-cell table:number-columns-repeated="2"/>
        </table:table-row>
        <table:table-row table:style-name="ro2">
          <table:table-cell office:value-type="string">
            <text:p>39-2020</text:p>
          </table:table-cell>
          <table:table-cell office:value-type="string">
            <text:p>Nonfarm Animal Caretakers</text:p>
          </table:table-cell>
          <table:table-cell office:value-type="string">
            <text:p>broad</text:p>
          </table:table-cell>
          <table:table-cell office:value-type="float" office:value="150140">
            <text:p>150,140</text:p>
          </table:table-cell>
          <table:table-cell office:value-type="float" office:value="1.6">
            <text:p>1.6</text:p>
          </table:table-cell>
          <table:table-cell office:value-type="float" office:value="10.75">
            <text:p>10.75</text:p>
          </table:table-cell>
          <table:table-cell office:value-type="float" office:value="22370">
            <text:p>22,370</text:p>
          </table:table-cell>
          <table:table-cell office:value-type="float" office:value="0.5">
            <text:p>0.5</text:p>
          </table:table-cell>
          <table:table-cell office:value-type="float" office:value="7.93">
            <text:p>7.93</text:p>
          </table:table-cell>
          <table:table-cell office:value-type="float" office:value="8.55">
            <text:p>8.55</text:p>
          </table:table-cell>
          <table:table-cell office:value-type="float" office:value="9.46">
            <text:p>9.46</text:p>
          </table:table-cell>
          <table:table-cell office:value-type="float" office:value="11.82">
            <text:p>11.82</text:p>
          </table:table-cell>
          <table:table-cell office:value-type="float" office:value="15.63">
            <text:p>15.63</text:p>
          </table:table-cell>
          <table:table-cell office:value-type="float" office:value="16490">
            <text:p>16,490</text:p>
          </table:table-cell>
          <table:table-cell office:value-type="float" office:value="17790">
            <text:p>17,790</text:p>
          </table:table-cell>
          <table:table-cell office:value-type="float" office:value="19690">
            <text:p>19,690</text:p>
          </table:table-cell>
          <table:table-cell office:value-type="float" office:value="24590">
            <text:p>24,590</text:p>
          </table:table-cell>
          <table:table-cell office:value-type="float" office:value="32500">
            <text:p>32,500</text:p>
          </table:table-cell>
          <table:table-cell table:number-columns-repeated="2"/>
        </table:table-row>
        <table:table-row table:style-name="ro1">
          <table:table-cell office:value-type="string">
            <text:p>13-2090</text:p>
          </table:table-cell>
          <table:table-cell office:value-type="string">
            <text:p>Miscellaneous Financial Specialists</text:p>
          </table:table-cell>
          <table:table-cell office:value-type="string">
            <text:p>broad</text:p>
          </table:table-cell>
          <table:table-cell office:value-type="float" office:value="147630">
            <text:p>147,630</text:p>
          </table:table-cell>
          <table:table-cell office:value-type="float" office:value="1.7">
            <text:p>1.7</text:p>
          </table:table-cell>
          <table:table-cell office:value-type="float" office:value="32.22">
            <text:p>32.22</text:p>
          </table:table-cell>
          <table:table-cell office:value-type="float" office:value="67020">
            <text:p>67,020</text:p>
          </table:table-cell>
          <table:table-cell office:value-type="float" office:value="1">
            <text:p>1.0</text:p>
          </table:table-cell>
          <table:table-cell office:value-type="float" office:value="17.14">
            <text:p>17.14</text:p>
          </table:table-cell>
          <table:table-cell office:value-type="float" office:value="21.62">
            <text:p>21.62</text:p>
          </table:table-cell>
          <table:table-cell office:value-type="float" office:value="29.4">
            <text:p>29.40</text:p>
          </table:table-cell>
          <table:table-cell office:value-type="float" office:value="38.93">
            <text:p>38.93</text:p>
          </table:table-cell>
          <table:table-cell office:value-type="float" office:value="50.94">
            <text:p>50.94</text:p>
          </table:table-cell>
          <table:table-cell office:value-type="float" office:value="35640">
            <text:p>35,640</text:p>
          </table:table-cell>
          <table:table-cell office:value-type="float" office:value="44970">
            <text:p>44,970</text:p>
          </table:table-cell>
          <table:table-cell office:value-type="float" office:value="61160">
            <text:p>61,160</text:p>
          </table:table-cell>
          <table:table-cell office:value-type="float" office:value="80980">
            <text:p>80,980</text:p>
          </table:table-cell>
          <table:table-cell office:value-type="float" office:value="105950">
            <text:p>105,950</text:p>
          </table:table-cell>
          <table:table-cell table:number-columns-repeated="2"/>
        </table:table-row>
        <table:table-row table:style-name="ro1">
          <table:table-cell office:value-type="string">
            <text:p>41-3010</text:p>
          </table:table-cell>
          <table:table-cell office:value-type="string">
            <text:p>Advertising Sales Agents</text:p>
          </table:table-cell>
          <table:table-cell office:value-type="string">
            <text:p>broad</text:p>
          </table:table-cell>
          <table:table-cell office:value-type="float" office:value="145500">
            <text:p>145,500</text:p>
          </table:table-cell>
          <table:table-cell office:value-type="float" office:value="1.6">
            <text:p>1.6</text:p>
          </table:table-cell>
          <table:table-cell office:value-type="float" office:value="27.54">
            <text:p>27.54</text:p>
          </table:table-cell>
          <table:table-cell office:value-type="float" office:value="57270">
            <text:p>57,270</text:p>
          </table:table-cell>
          <table:table-cell office:value-type="float" office:value="0.9">
            <text:p>0.9</text:p>
          </table:table-cell>
          <table:table-cell office:value-type="float" office:value="11.02">
            <text:p>11.02</text:p>
          </table:table-cell>
          <table:table-cell office:value-type="float" office:value="15.15">
            <text:p>15.15</text:p>
          </table:table-cell>
          <table:table-cell office:value-type="float" office:value="22.26">
            <text:p>22.26</text:p>
          </table:table-cell>
          <table:table-cell office:value-type="float" office:value="34.13">
            <text:p>34.13</text:p>
          </table:table-cell>
          <table:table-cell office:value-type="float" office:value="49.6">
            <text:p>49.60</text:p>
          </table:table-cell>
          <table:table-cell office:value-type="float" office:value="22930">
            <text:p>22,930</text:p>
          </table:table-cell>
          <table:table-cell office:value-type="float" office:value="31520">
            <text:p>31,520</text:p>
          </table:table-cell>
          <table:table-cell office:value-type="float" office:value="46290">
            <text:p>46,290</text:p>
          </table:table-cell>
          <table:table-cell office:value-type="float" office:value="70980">
            <text:p>70,980</text:p>
          </table:table-cell>
          <table:table-cell office:value-type="float" office:value="103170">
            <text:p>103,170</text:p>
          </table:table-cell>
          <table:table-cell table:number-columns-repeated="2"/>
        </table:table-row>
        <table:table-row table:style-name="ro1">
          <table:table-cell office:value-type="string">
            <text:p>33-1010</text:p>
          </table:table-cell>
          <table:table-cell office:value-type="string">
            <text:p>First-Line Supervisors of Law Enforcement Workers</text:p>
          </table:table-cell>
          <table:table-cell office:value-type="string">
            <text:p>broad</text:p>
          </table:table-cell>
          <table:table-cell office:value-type="float" office:value="144680">
            <text:p>144,680</text:p>
          </table:table-cell>
          <table:table-cell office:value-type="float" office:value="0.5">
            <text:p>0.5</text:p>
          </table:table-cell>
          <table:table-cell office:value-type="float" office:value="36.31">
            <text:p>36.31</text:p>
          </table:table-cell>
          <table:table-cell office:value-type="float" office:value="75530">
            <text:p>75,530</text:p>
          </table:table-cell>
          <table:table-cell office:value-type="float" office:value="0.7">
            <text:p>0.7</text:p>
          </table:table-cell>
          <table:table-cell office:value-type="float" office:value="20.07">
            <text:p>20.07</text:p>
          </table:table-cell>
          <table:table-cell office:value-type="float" office:value="25.7">
            <text:p>25.70</text:p>
          </table:table-cell>
          <table:table-cell office:value-type="float" office:value="34.39">
            <text:p>34.39</text:p>
          </table:table-cell>
          <table:table-cell office:value-type="float" office:value="44.69">
            <text:p>44.69</text:p>
          </table:table-cell>
          <table:table-cell office:value-type="float" office:value="56.19">
            <text:p>56.19</text:p>
          </table:table-cell>
          <table:table-cell office:value-type="float" office:value="41740">
            <text:p>41,740</text:p>
          </table:table-cell>
          <table:table-cell office:value-type="float" office:value="53450">
            <text:p>53,450</text:p>
          </table:table-cell>
          <table:table-cell office:value-type="float" office:value="71540">
            <text:p>71,540</text:p>
          </table:table-cell>
          <table:table-cell office:value-type="float" office:value="92960">
            <text:p>92,960</text:p>
          </table:table-cell>
          <table:table-cell office:value-type="float" office:value="116880">
            <text:p>116,880</text:p>
          </table:table-cell>
          <table:table-cell table:number-columns-repeated="2"/>
        </table:table-row>
        <table:table-row table:style-name="ro1">
          <table:table-cell office:value-type="string">
            <text:p>51-9120</text:p>
          </table:table-cell>
          <table:table-cell office:value-type="string">
            <text:p>Painting Workers</text:p>
          </table:table-cell>
          <table:table-cell office:value-type="string">
            <text:p>broad</text:p>
          </table:table-cell>
          <table:table-cell office:value-type="float" office:value="142570">
            <text:p>142,570</text:p>
          </table:table-cell>
          <table:table-cell office:value-type="float" office:value="1.2">
            <text:p>1.2</text:p>
          </table:table-cell>
          <table:table-cell office:value-type="float" office:value="17.01">
            <text:p>17.01</text:p>
          </table:table-cell>
          <table:table-cell office:value-type="float" office:value="35380">
            <text:p>35,380</text:p>
          </table:table-cell>
          <table:table-cell office:value-type="float" office:value="0.5">
            <text:p>0.5</text:p>
          </table:table-cell>
          <table:table-cell office:value-type="float" office:value="10.03">
            <text:p>10.03</text:p>
          </table:table-cell>
          <table:table-cell office:value-type="float" office:value="12.35">
            <text:p>12.35</text:p>
          </table:table-cell>
          <table:table-cell office:value-type="float" office:value="15.79">
            <text:p>15.79</text:p>
          </table:table-cell>
          <table:table-cell office:value-type="float" office:value="20.2">
            <text:p>20.20</text:p>
          </table:table-cell>
          <table:table-cell office:value-type="float" office:value="26.25">
            <text:p>26.25</text:p>
          </table:table-cell>
          <table:table-cell office:value-type="float" office:value="20870">
            <text:p>20,870</text:p>
          </table:table-cell>
          <table:table-cell office:value-type="float" office:value="25680">
            <text:p>25,680</text:p>
          </table:table-cell>
          <table:table-cell office:value-type="float" office:value="32850">
            <text:p>32,850</text:p>
          </table:table-cell>
          <table:table-cell office:value-type="float" office:value="42010">
            <text:p>42,010</text:p>
          </table:table-cell>
          <table:table-cell office:value-type="float" office:value="54600">
            <text:p>54,600</text:p>
          </table:table-cell>
          <table:table-cell table:number-columns-repeated="2"/>
        </table:table-row>
        <table:table-row table:style-name="ro1">
          <table:table-cell office:value-type="string">
            <text:p>51-6030</text:p>
          </table:table-cell>
          <table:table-cell office:value-type="string">
            <text:p>Sewing Machine Operators</text:p>
          </table:table-cell>
          <table:table-cell office:value-type="string">
            <text:p>broad</text:p>
          </table:table-cell>
          <table:table-cell office:value-type="float" office:value="142380">
            <text:p>142,380</text:p>
          </table:table-cell>
          <table:table-cell office:value-type="float" office:value="1.7">
            <text:p>1.7</text:p>
          </table:table-cell>
          <table:table-cell office:value-type="float" office:value="11.11">
            <text:p>11.11</text:p>
          </table:table-cell>
          <table:table-cell office:value-type="float" office:value="23110">
            <text:p>23,110</text:p>
          </table:table-cell>
          <table:table-cell office:value-type="float" office:value="0.6">
            <text:p>0.6</text:p>
          </table:table-cell>
          <table:table-cell office:value-type="float" office:value="8.18">
            <text:p>8.18</text:p>
          </table:table-cell>
          <table:table-cell office:value-type="float" office:value="8.82">
            <text:p>8.82</text:p>
          </table:table-cell>
          <table:table-cell office:value-type="float" office:value="10.23">
            <text:p>10.23</text:p>
          </table:table-cell>
          <table:table-cell office:value-type="float" office:value="12.8">
            <text:p>12.80</text:p>
          </table:table-cell>
          <table:table-cell office:value-type="float" office:value="15.82">
            <text:p>15.82</text:p>
          </table:table-cell>
          <table:table-cell office:value-type="float" office:value="17020">
            <text:p>17,020</text:p>
          </table:table-cell>
          <table:table-cell office:value-type="float" office:value="18350">
            <text:p>18,350</text:p>
          </table:table-cell>
          <table:table-cell office:value-type="float" office:value="21270">
            <text:p>21,270</text:p>
          </table:table-cell>
          <table:table-cell office:value-type="float" office:value="26620">
            <text:p>26,620</text:p>
          </table:table-cell>
          <table:table-cell office:value-type="float" office:value="32910">
            <text:p>32,910</text:p>
          </table:table-cell>
          <table:table-cell table:number-columns-repeated="2"/>
        </table:table-row>
        <table:table-row table:style-name="ro1">
          <table:table-cell office:value-type="string">
            <text:p>39-1020</text:p>
          </table:table-cell>
          <table:table-cell office:value-type="string">
            <text:p>First-Line Supervisors of Personal Service Workers</text:p>
          </table:table-cell>
          <table:table-cell office:value-type="string">
            <text:p>broad</text:p>
          </table:table-cell>
          <table:table-cell office:value-type="float" office:value="141960">
            <text:p>141,960</text:p>
          </table:table-cell>
          <table:table-cell office:value-type="float" office:value="1">
            <text:p>1.0</text:p>
          </table:table-cell>
          <table:table-cell office:value-type="float" office:value="18.41">
            <text:p>18.41</text:p>
          </table:table-cell>
          <table:table-cell office:value-type="float" office:value="38300">
            <text:p>38,300</text:p>
          </table:table-cell>
          <table:table-cell office:value-type="float" office:value="0.4">
            <text:p>0.4</text:p>
          </table:table-cell>
          <table:table-cell office:value-type="float" office:value="10.59">
            <text:p>10.59</text:p>
          </table:table-cell>
          <table:table-cell office:value-type="float" office:value="13.09">
            <text:p>13.09</text:p>
          </table:table-cell>
          <table:table-cell office:value-type="float" office:value="16.9">
            <text:p>16.90</text:p>
          </table:table-cell>
          <table:table-cell office:value-type="float" office:value="22.28">
            <text:p>22.28</text:p>
          </table:table-cell>
          <table:table-cell office:value-type="float" office:value="28.59">
            <text:p>28.59</text:p>
          </table:table-cell>
          <table:table-cell office:value-type="float" office:value="22040">
            <text:p>22,040</text:p>
          </table:table-cell>
          <table:table-cell office:value-type="float" office:value="27230">
            <text:p>27,230</text:p>
          </table:table-cell>
          <table:table-cell office:value-type="float" office:value="35150">
            <text:p>35,150</text:p>
          </table:table-cell>
          <table:table-cell office:value-type="float" office:value="46330">
            <text:p>46,330</text:p>
          </table:table-cell>
          <table:table-cell office:value-type="float" office:value="59470">
            <text:p>59,470</text:p>
          </table:table-cell>
          <table:table-cell table:number-columns-repeated="2"/>
        </table:table-row>
        <table:table-row table:style-name="ro1">
          <table:table-cell office:value-type="string">
            <text:p>47-4050</text:p>
          </table:table-cell>
          <table:table-cell office:value-type="string">
            <text:p>Highway Maintenance Workers</text:p>
          </table:table-cell>
          <table:table-cell office:value-type="string">
            <text:p>broad</text:p>
          </table:table-cell>
          <table:table-cell office:value-type="float" office:value="141180">
            <text:p>141,180</text:p>
          </table:table-cell>
          <table:table-cell office:value-type="float" office:value="1.1">
            <text:p>1.1</text:p>
          </table:table-cell>
          <table:table-cell office:value-type="float" office:value="17.43">
            <text:p>17.43</text:p>
          </table:table-cell>
          <table:table-cell office:value-type="float" office:value="36240">
            <text:p>36,240</text:p>
          </table:table-cell>
          <table:table-cell office:value-type="float" office:value="0.5">
            <text:p>0.5</text:p>
          </table:table-cell>
          <table:table-cell office:value-type="float" office:value="10.68">
            <text:p>10.68</text:p>
          </table:table-cell>
          <table:table-cell office:value-type="float" office:value="13.37">
            <text:p>13.37</text:p>
          </table:table-cell>
          <table:table-cell office:value-type="float" office:value="16.95">
            <text:p>16.95</text:p>
          </table:table-cell>
          <table:table-cell office:value-type="float" office:value="21.12">
            <text:p>21.12</text:p>
          </table:table-cell>
          <table:table-cell office:value-type="float" office:value="25.18">
            <text:p>25.18</text:p>
          </table:table-cell>
          <table:table-cell office:value-type="float" office:value="22220">
            <text:p>22,220</text:p>
          </table:table-cell>
          <table:table-cell office:value-type="float" office:value="27810">
            <text:p>27,810</text:p>
          </table:table-cell>
          <table:table-cell office:value-type="float" office:value="35260">
            <text:p>35,260</text:p>
          </table:table-cell>
          <table:table-cell office:value-type="float" office:value="43930">
            <text:p>43,930</text:p>
          </table:table-cell>
          <table:table-cell office:value-type="float" office:value="52370">
            <text:p>52,370</text:p>
          </table:table-cell>
          <table:table-cell table:number-columns-repeated="2"/>
        </table:table-row>
        <table:table-row table:style-name="ro1">
          <table:table-cell office:value-type="string">
            <text:p>25-4020</text:p>
          </table:table-cell>
          <table:table-cell office:value-type="string">
            <text:p>Librarians</text:p>
          </table:table-cell>
          <table:table-cell office:value-type="string">
            <text:p>broad</text:p>
          </table:table-cell>
          <table:table-cell office:value-type="float" office:value="140280">
            <text:p>140,280</text:p>
          </table:table-cell>
          <table:table-cell office:value-type="float" office:value="0.8">
            <text:p>0.8</text:p>
          </table:table-cell>
          <table:table-cell office:value-type="float" office:value="27.49">
            <text:p>27.49</text:p>
          </table:table-cell>
          <table:table-cell office:value-type="float" office:value="57190">
            <text:p>57,190</text:p>
          </table:table-cell>
          <table:table-cell office:value-type="float" office:value="0.4">
            <text:p>0.4</text:p>
          </table:table-cell>
          <table:table-cell office:value-type="float" office:value="16.05">
            <text:p>16.05</text:p>
          </table:table-cell>
          <table:table-cell office:value-type="float" office:value="21.02">
            <text:p>21.02</text:p>
          </table:table-cell>
          <table:table-cell office:value-type="float" office:value="26.62">
            <text:p>26.62</text:p>
          </table:table-cell>
          <table:table-cell office:value-type="float" office:value="33.41">
            <text:p>33.41</text:p>
          </table:table-cell>
          <table:table-cell office:value-type="float" office:value="41.07">
            <text:p>41.07</text:p>
          </table:table-cell>
          <table:table-cell office:value-type="float" office:value="33380">
            <text:p>33,380</text:p>
          </table:table-cell>
          <table:table-cell office:value-type="float" office:value="43720">
            <text:p>43,720</text:p>
          </table:table-cell>
          <table:table-cell office:value-type="float" office:value="55370">
            <text:p>55,370</text:p>
          </table:table-cell>
          <table:table-cell office:value-type="float" office:value="69490">
            <text:p>69,490</text:p>
          </table:table-cell>
          <table:table-cell office:value-type="float" office:value="85430">
            <text:p>85,430</text:p>
          </table:table-cell>
          <table:table-cell table:number-columns-repeated="2"/>
        </table:table-row>
        <table:table-row table:style-name="ro1">
          <table:table-cell office:value-type="string">
            <text:p>43-4160</text:p>
          </table:table-cell>
          <table:table-cell office:value-type="string">
            <text:p>Human Resources Assistants, Except Payroll and Timekeeping</text:p>
          </table:table-cell>
          <table:table-cell office:value-type="string">
            <text:p>broad</text:p>
          </table:table-cell>
          <table:table-cell office:value-type="float" office:value="139200">
            <text:p>139,200</text:p>
          </table:table-cell>
          <table:table-cell office:value-type="float" office:value="0.6">
            <text:p>0.6</text:p>
          </table:table-cell>
          <table:table-cell office:value-type="float" office:value="18.43">
            <text:p>18.43</text:p>
          </table:table-cell>
          <table:table-cell office:value-type="float" office:value="38340">
            <text:p>38,340</text:p>
          </table:table-cell>
          <table:table-cell office:value-type="float" office:value="0.2">
            <text:p>0.2</text:p>
          </table:table-cell>
          <table:table-cell office:value-type="float" office:value="11.9">
            <text:p>11.90</text:p>
          </table:table-cell>
          <table:table-cell office:value-type="float" office:value="14.66">
            <text:p>14.66</text:p>
          </table:table-cell>
          <table:table-cell office:value-type="float" office:value="18.03">
            <text:p>18.03</text:p>
          </table:table-cell>
          <table:table-cell office:value-type="float" office:value="21.81">
            <text:p>21.81</text:p>
          </table:table-cell>
          <table:table-cell office:value-type="float" office:value="25.95">
            <text:p>25.95</text:p>
          </table:table-cell>
          <table:table-cell office:value-type="float" office:value="24760">
            <text:p>24,760</text:p>
          </table:table-cell>
          <table:table-cell office:value-type="float" office:value="30490">
            <text:p>30,490</text:p>
          </table:table-cell>
          <table:table-cell office:value-type="float" office:value="37510">
            <text:p>37,510</text:p>
          </table:table-cell>
          <table:table-cell office:value-type="float" office:value="45370">
            <text:p>45,370</text:p>
          </table:table-cell>
          <table:table-cell office:value-type="float" office:value="53970">
            <text:p>53,970</text:p>
          </table:table-cell>
          <table:table-cell table:number-columns-repeated="2"/>
        </table:table-row>
        <table:table-row table:style-name="ro1">
          <table:table-cell office:value-type="string">
            <text:p>47-2050</text:p>
          </table:table-cell>
          <table:table-cell office:value-type="string">
            <text:p>Cement Masons, Concrete Finishers, and Terrazzo Workers</text:p>
          </table:table-cell>
          <table:table-cell office:value-type="string">
            <text:p>broad</text:p>
          </table:table-cell>
          <table:table-cell office:value-type="float" office:value="138560">
            <text:p>138,560</text:p>
          </table:table-cell>
          <table:table-cell office:value-type="float" office:value="1.7">
            <text:p>1.7</text:p>
          </table:table-cell>
          <table:table-cell office:value-type="float" office:value="19.2">
            <text:p>19.20</text:p>
          </table:table-cell>
          <table:table-cell office:value-type="float" office:value="39930">
            <text:p>39,930</text:p>
          </table:table-cell>
          <table:table-cell office:value-type="float" office:value="0.7">
            <text:p>0.7</text:p>
          </table:table-cell>
          <table:table-cell office:value-type="float" office:value="11.24">
            <text:p>11.24</text:p>
          </table:table-cell>
          <table:table-cell office:value-type="float" office:value="13.66">
            <text:p>13.66</text:p>
          </table:table-cell>
          <table:table-cell office:value-type="float" office:value="17.23">
            <text:p>17.23</text:p>
          </table:table-cell>
          <table:table-cell office:value-type="float" office:value="22.75">
            <text:p>22.75</text:p>
          </table:table-cell>
          <table:table-cell office:value-type="float" office:value="30.85">
            <text:p>30.85</text:p>
          </table:table-cell>
          <table:table-cell office:value-type="float" office:value="23370">
            <text:p>23,370</text:p>
          </table:table-cell>
          <table:table-cell office:value-type="float" office:value="28400">
            <text:p>28,400</text:p>
          </table:table-cell>
          <table:table-cell office:value-type="float" office:value="35830">
            <text:p>35,830</text:p>
          </table:table-cell>
          <table:table-cell office:value-type="float" office:value="47330">
            <text:p>47,330</text:p>
          </table:table-cell>
          <table:table-cell office:value-type="float" office:value="64160">
            <text:p>64,160</text:p>
          </table:table-cell>
          <table:table-cell table:number-columns-repeated="2"/>
        </table:table-row>
        <table:table-row table:style-name="ro1">
          <table:table-cell office:value-type="string">
            <text:p>51-4070</text:p>
          </table:table-cell>
          <table:table-cell office:value-type="string">
            <text:p>Molders and Molding Machine Setters, Operators, and Tenders, Metal and Plastic</text:p>
          </table:table-cell>
          <table:table-cell office:value-type="string">
            <text:p>broad</text:p>
          </table:table-cell>
          <table:table-cell office:value-type="float" office:value="136950">
            <text:p>136,950</text:p>
          </table:table-cell>
          <table:table-cell office:value-type="float" office:value="1.8">
            <text:p>1.8</text:p>
          </table:table-cell>
          <table:table-cell office:value-type="float" office:value="14.67">
            <text:p>14.67</text:p>
          </table:table-cell>
          <table:table-cell office:value-type="float" office:value="30510">
            <text:p>30,510</text:p>
          </table:table-cell>
          <table:table-cell office:value-type="float" office:value="0.6">
            <text:p>0.6</text:p>
          </table:table-cell>
          <table:table-cell office:value-type="float" office:value="9.28">
            <text:p>9.28</text:p>
          </table:table-cell>
          <table:table-cell office:value-type="float" office:value="10.98">
            <text:p>10.98</text:p>
          </table:table-cell>
          <table:table-cell office:value-type="float" office:value="13.84">
            <text:p>13.84</text:p>
          </table:table-cell>
          <table:table-cell office:value-type="float" office:value="17.44">
            <text:p>17.44</text:p>
          </table:table-cell>
          <table:table-cell office:value-type="float" office:value="21.6">
            <text:p>21.60</text:p>
          </table:table-cell>
          <table:table-cell office:value-type="float" office:value="19310">
            <text:p>19,310</text:p>
          </table:table-cell>
          <table:table-cell office:value-type="float" office:value="22840">
            <text:p>22,840</text:p>
          </table:table-cell>
          <table:table-cell office:value-type="float" office:value="28800">
            <text:p>28,800</text:p>
          </table:table-cell>
          <table:table-cell office:value-type="float" office:value="36280">
            <text:p>36,280</text:p>
          </table:table-cell>
          <table:table-cell office:value-type="float" office:value="44930">
            <text:p>44,930</text:p>
          </table:table-cell>
          <table:table-cell table:number-columns-repeated="2"/>
        </table:table-row>
        <table:table-row table:style-name="ro1">
          <table:table-cell office:value-type="string">
            <text:p>43-4180</text:p>
          </table:table-cell>
          <table:table-cell office:value-type="string">
            <text:p>Reservation and Transportation Ticket Agents and Travel Clerks</text:p>
          </table:table-cell>
          <table:table-cell office:value-type="string">
            <text:p>broad</text:p>
          </table:table-cell>
          <table:table-cell office:value-type="float" office:value="135930">
            <text:p>135,930</text:p>
          </table:table-cell>
          <table:table-cell office:value-type="float" office:value="5.3">
            <text:p>5.3</text:p>
          </table:table-cell>
          <table:table-cell office:value-type="float" office:value="16.14">
            <text:p>16.14</text:p>
          </table:table-cell>
          <table:table-cell office:value-type="float" office:value="33580">
            <text:p>33,580</text:p>
          </table:table-cell>
          <table:table-cell office:value-type="float" office:value="0.9">
            <text:p>0.9</text:p>
          </table:table-cell>
          <table:table-cell office:value-type="float" office:value="9.68">
            <text:p>9.68</text:p>
          </table:table-cell>
          <table:table-cell office:value-type="float" office:value="11.35">
            <text:p>11.35</text:p>
          </table:table-cell>
          <table:table-cell office:value-type="float" office:value="15.58">
            <text:p>15.58</text:p>
          </table:table-cell>
          <table:table-cell office:value-type="float" office:value="20.79">
            <text:p>20.79</text:p>
          </table:table-cell>
          <table:table-cell office:value-type="float" office:value="22.91">
            <text:p>22.91</text:p>
          </table:table-cell>
          <table:table-cell office:value-type="float" office:value="20130">
            <text:p>20,130</text:p>
          </table:table-cell>
          <table:table-cell office:value-type="float" office:value="23610">
            <text:p>23,610</text:p>
          </table:table-cell>
          <table:table-cell office:value-type="float" office:value="32400">
            <text:p>32,400</text:p>
          </table:table-cell>
          <table:table-cell office:value-type="float" office:value="43250">
            <text:p>43,250</text:p>
          </table:table-cell>
          <table:table-cell office:value-type="float" office:value="47660">
            <text:p>47,660</text:p>
          </table:table-cell>
          <table:table-cell table:number-columns-repeated="2"/>
        </table:table-row>
        <table:table-row table:style-name="ro1">
          <table:table-cell office:value-type="string">
            <text:p>41-9090</text:p>
          </table:table-cell>
          <table:table-cell office:value-type="string">
            <text:p>Miscellaneous Sales and Related Workers</text:p>
          </table:table-cell>
          <table:table-cell office:value-type="string">
            <text:p>broad</text:p>
          </table:table-cell>
          <table:table-cell office:value-type="float" office:value="134000">
            <text:p>134,000</text:p>
          </table:table-cell>
          <table:table-cell office:value-type="float" office:value="1.7">
            <text:p>1.7</text:p>
          </table:table-cell>
          <table:table-cell office:value-type="float" office:value="15.94">
            <text:p>15.94</text:p>
          </table:table-cell>
          <table:table-cell office:value-type="float" office:value="33160">
            <text:p>33,160</text:p>
          </table:table-cell>
          <table:table-cell office:value-type="float" office:value="1.4">
            <text:p>1.4</text:p>
          </table:table-cell>
          <table:table-cell office:value-type="float" office:value="8.45">
            <text:p>8.45</text:p>
          </table:table-cell>
          <table:table-cell office:value-type="float" office:value="9.52">
            <text:p>9.52</text:p>
          </table:table-cell>
          <table:table-cell office:value-type="float" office:value="12.21">
            <text:p>12.21</text:p>
          </table:table-cell>
          <table:table-cell office:value-type="float" office:value="18.32">
            <text:p>18.32</text:p>
          </table:table-cell>
          <table:table-cell office:value-type="float" office:value="27.91">
            <text:p>27.91</text:p>
          </table:table-cell>
          <table:table-cell office:value-type="float" office:value="17580">
            <text:p>17,580</text:p>
          </table:table-cell>
          <table:table-cell office:value-type="float" office:value="19810">
            <text:p>19,810</text:p>
          </table:table-cell>
          <table:table-cell office:value-type="float" office:value="25400">
            <text:p>25,400</text:p>
          </table:table-cell>
          <table:table-cell office:value-type="float" office:value="38110">
            <text:p>38,110</text:p>
          </table:table-cell>
          <table:table-cell office:value-type="float" office:value="58050">
            <text:p>58,050</text:p>
          </table:table-cell>
          <table:table-cell table:number-columns-repeated="2"/>
        </table:table-row>
        <table:table-row table:style-name="ro1">
          <table:table-cell office:value-type="string">
            <text:p>47-2210</text:p>
          </table:table-cell>
          <table:table-cell office:value-type="string">
            <text:p>Sheet Metal Workers</text:p>
          </table:table-cell>
          <table:table-cell office:value-type="string">
            <text:p>broad</text:p>
          </table:table-cell>
          <table:table-cell office:value-type="float" office:value="133420">
            <text:p>133,420</text:p>
          </table:table-cell>
          <table:table-cell office:value-type="float" office:value="1.9">
            <text:p>1.9</text:p>
          </table:table-cell>
          <table:table-cell office:value-type="float" office:value="22.54">
            <text:p>22.54</text:p>
          </table:table-cell>
          <table:table-cell office:value-type="float" office:value="46870">
            <text:p>46,870</text:p>
          </table:table-cell>
          <table:table-cell office:value-type="float" office:value="0.7">
            <text:p>0.7</text:p>
          </table:table-cell>
          <table:table-cell office:value-type="float" office:value="12.17">
            <text:p>12.17</text:p>
          </table:table-cell>
          <table:table-cell office:value-type="float" office:value="15.56">
            <text:p>15.56</text:p>
          </table:table-cell>
          <table:table-cell office:value-type="float" office:value="20.81">
            <text:p>20.81</text:p>
          </table:table-cell>
          <table:table-cell office:value-type="float" office:value="27.87">
            <text:p>27.87</text:p>
          </table:table-cell>
          <table:table-cell office:value-type="float" office:value="35.93">
            <text:p>35.93</text:p>
          </table:table-cell>
          <table:table-cell office:value-type="float" office:value="25310">
            <text:p>25,310</text:p>
          </table:table-cell>
          <table:table-cell office:value-type="float" office:value="32370">
            <text:p>32,370</text:p>
          </table:table-cell>
          <table:table-cell office:value-type="float" office:value="43290">
            <text:p>43,290</text:p>
          </table:table-cell>
          <table:table-cell office:value-type="float" office:value="57970">
            <text:p>57,970</text:p>
          </table:table-cell>
          <table:table-cell office:value-type="float" office:value="74740">
            <text:p>74,740</text:p>
          </table:table-cell>
          <table:table-cell table:number-columns-repeated="2"/>
        </table:table-row>
        <table:table-row table:style-name="ro1">
          <table:table-cell office:value-type="string">
            <text:p>25-9030</text:p>
          </table:table-cell>
          <table:table-cell office:value-type="string">
            <text:p>Instructional Coordinators</text:p>
          </table:table-cell>
          <table:table-cell office:value-type="string">
            <text:p>broad</text:p>
          </table:table-cell>
          <table:table-cell office:value-type="float" office:value="133100">
            <text:p>133,100</text:p>
          </table:table-cell>
          <table:table-cell office:value-type="float" office:value="2.1">
            <text:p>2.1</text:p>
          </table:table-cell>
          <table:table-cell office:value-type="float" office:value="30.01">
            <text:p>30.01</text:p>
          </table:table-cell>
          <table:table-cell office:value-type="float" office:value="62420">
            <text:p>62,420</text:p>
          </table:table-cell>
          <table:table-cell office:value-type="float" office:value="0.5">
            <text:p>0.5</text:p>
          </table:table-cell>
          <table:table-cell office:value-type="float" office:value="16.52">
            <text:p>16.52</text:p>
          </table:table-cell>
          <table:table-cell office:value-type="float" office:value="21.74">
            <text:p>21.74</text:p>
          </table:table-cell>
          <table:table-cell office:value-type="float" office:value="28.87">
            <text:p>28.87</text:p>
          </table:table-cell>
          <table:table-cell office:value-type="float" office:value="36.92">
            <text:p>36.92</text:p>
          </table:table-cell>
          <table:table-cell office:value-type="float" office:value="44.95">
            <text:p>44.95</text:p>
          </table:table-cell>
          <table:table-cell office:value-type="float" office:value="34370">
            <text:p>34,370</text:p>
          </table:table-cell>
          <table:table-cell office:value-type="float" office:value="45220">
            <text:p>45,220</text:p>
          </table:table-cell>
          <table:table-cell office:value-type="float" office:value="60050">
            <text:p>60,050</text:p>
          </table:table-cell>
          <table:table-cell office:value-type="float" office:value="76790">
            <text:p>76,790</text:p>
          </table:table-cell>
          <table:table-cell office:value-type="float" office:value="93500">
            <text:p>93,500</text:p>
          </table:table-cell>
          <table:table-cell table:number-columns-repeated="2"/>
        </table:table-row>
        <table:table-row table:style-name="ro1">
          <table:table-cell office:value-type="string">
            <text:p>51-4020</text:p>
          </table:table-cell>
          <table:table-cell office:value-type="string">
            <text:p>Forming Machine Setters, Operators, and Tenders, Metal and Plastic</text:p>
          </table:table-cell>
          <table:table-cell office:value-type="string">
            <text:p>broad</text:p>
          </table:table-cell>
          <table:table-cell office:value-type="float" office:value="132800">
            <text:p>132,800</text:p>
          </table:table-cell>
          <table:table-cell office:value-type="float" office:value="2.1">
            <text:p>2.1</text:p>
          </table:table-cell>
          <table:table-cell office:value-type="float" office:value="16.97">
            <text:p>16.97</text:p>
          </table:table-cell>
          <table:table-cell office:value-type="float" office:value="35300">
            <text:p>35,300</text:p>
          </table:table-cell>
          <table:table-cell office:value-type="float" office:value="1">
            <text:p>1.0</text:p>
          </table:table-cell>
          <table:table-cell office:value-type="float" office:value="10.29">
            <text:p>10.29</text:p>
          </table:table-cell>
          <table:table-cell office:value-type="float" office:value="12.77">
            <text:p>12.77</text:p>
          </table:table-cell>
          <table:table-cell office:value-type="float" office:value="16.3">
            <text:p>16.30</text:p>
          </table:table-cell>
          <table:table-cell office:value-type="float" office:value="20.25">
            <text:p>20.25</text:p>
          </table:table-cell>
          <table:table-cell office:value-type="float" office:value="24.3">
            <text:p>24.30</text:p>
          </table:table-cell>
          <table:table-cell office:value-type="float" office:value="21400">
            <text:p>21,400</text:p>
          </table:table-cell>
          <table:table-cell office:value-type="float" office:value="26560">
            <text:p>26,560</text:p>
          </table:table-cell>
          <table:table-cell office:value-type="float" office:value="33900">
            <text:p>33,900</text:p>
          </table:table-cell>
          <table:table-cell office:value-type="float" office:value="42120">
            <text:p>42,120</text:p>
          </table:table-cell>
          <table:table-cell office:value-type="float" office:value="50540">
            <text:p>50,540</text:p>
          </table:table-cell>
          <table:table-cell table:number-columns-repeated="2"/>
        </table:table-row>
        <table:table-row table:style-name="ro1">
          <table:table-cell office:value-type="string">
            <text:p>19-4090</text:p>
          </table:table-cell>
          <table:table-cell office:value-type="string">
            <text:p>Miscellaneous Life, Physical, and Social Science Technicians</text:p>
          </table:table-cell>
          <table:table-cell office:value-type="string">
            <text:p>broad</text:p>
          </table:table-cell>
          <table:table-cell office:value-type="float" office:value="131970">
            <text:p>131,970</text:p>
          </table:table-cell>
          <table:table-cell office:value-type="float" office:value="1.1">
            <text:p>1.1</text:p>
          </table:table-cell>
          <table:table-cell office:value-type="float" office:value="21.39">
            <text:p>21.39</text:p>
          </table:table-cell>
          <table:table-cell office:value-type="float" office:value="44480">
            <text:p>44,480</text:p>
          </table:table-cell>
          <table:table-cell office:value-type="float" office:value="0.5">
            <text:p>0.5</text:p>
          </table:table-cell>
          <table:table-cell office:value-type="float" office:value="12.02">
            <text:p>12.02</text:p>
          </table:table-cell>
          <table:table-cell office:value-type="float" office:value="15.05">
            <text:p>15.05</text:p>
          </table:table-cell>
          <table:table-cell office:value-type="float" office:value="19.81">
            <text:p>19.81</text:p>
          </table:table-cell>
          <table:table-cell office:value-type="float" office:value="26.07">
            <text:p>26.07</text:p>
          </table:table-cell>
          <table:table-cell office:value-type="float" office:value="33.37">
            <text:p>33.37</text:p>
          </table:table-cell>
          <table:table-cell office:value-type="float" office:value="25000">
            <text:p>25,000</text:p>
          </table:table-cell>
          <table:table-cell office:value-type="float" office:value="31310">
            <text:p>31,310</text:p>
          </table:table-cell>
          <table:table-cell office:value-type="float" office:value="41210">
            <text:p>41,210</text:p>
          </table:table-cell>
          <table:table-cell office:value-type="float" office:value="54230">
            <text:p>54,230</text:p>
          </table:table-cell>
          <table:table-cell office:value-type="float" office:value="69410">
            <text:p>69,410</text:p>
          </table:table-cell>
          <table:table-cell table:number-columns-repeated="2"/>
        </table:table-row>
        <table:table-row table:style-name="ro1">
          <table:table-cell office:value-type="string">
            <text:p>43-4060</text:p>
          </table:table-cell>
          <table:table-cell office:value-type="string">
            <text:p>Eligibility Interviewers, Government Programs</text:p>
          </table:table-cell>
          <table:table-cell office:value-type="string">
            <text:p>broad</text:p>
          </table:table-cell>
          <table:table-cell office:value-type="float" office:value="130340">
            <text:p>130,340</text:p>
          </table:table-cell>
          <table:table-cell office:value-type="float" office:value="0.4">
            <text:p>0.4</text:p>
          </table:table-cell>
          <table:table-cell office:value-type="float" office:value="19.74">
            <text:p>19.74</text:p>
          </table:table-cell>
          <table:table-cell office:value-type="float" office:value="41060">
            <text:p>41,060</text:p>
          </table:table-cell>
          <table:table-cell office:value-type="float" office:value="0.4">
            <text:p>0.4</text:p>
          </table:table-cell>
          <table:table-cell office:value-type="float" office:value="13.18">
            <text:p>13.18</text:p>
          </table:table-cell>
          <table:table-cell office:value-type="float" office:value="15.78">
            <text:p>15.78</text:p>
          </table:table-cell>
          <table:table-cell office:value-type="float" office:value="19.49">
            <text:p>19.49</text:p>
          </table:table-cell>
          <table:table-cell office:value-type="float" office:value="23.11">
            <text:p>23.11</text:p>
          </table:table-cell>
          <table:table-cell office:value-type="float" office:value="26.85">
            <text:p>26.85</text:p>
          </table:table-cell>
          <table:table-cell office:value-type="float" office:value="27400">
            <text:p>27,400</text:p>
          </table:table-cell>
          <table:table-cell office:value-type="float" office:value="32820">
            <text:p>32,820</text:p>
          </table:table-cell>
          <table:table-cell office:value-type="float" office:value="40530">
            <text:p>40,530</text:p>
          </table:table-cell>
          <table:table-cell office:value-type="float" office:value="48080">
            <text:p>48,080</text:p>
          </table:table-cell>
          <table:table-cell office:value-type="float" office:value="55850">
            <text:p>55,850</text:p>
          </table:table-cell>
          <table:table-cell table:number-columns-repeated="2"/>
        </table:table-row>
        <table:table-row table:style-name="ro1">
          <table:table-cell office:value-type="string">
            <text:p>13-2080</text:p>
          </table:table-cell>
          <table:table-cell office:value-type="string">
            <text:p>Tax Examiners, Collectors and Preparers, and Revenue Agents</text:p>
          </table:table-cell>
          <table:table-cell office:value-type="string">
            <text:p>broad</text:p>
          </table:table-cell>
          <table:table-cell office:value-type="float" office:value="126700">
            <text:p>126,700</text:p>
          </table:table-cell>
          <table:table-cell office:value-type="float" office:value="1.3">
            <text:p>1.3</text:p>
          </table:table-cell>
          <table:table-cell office:value-type="float" office:value="23.62">
            <text:p>23.62</text:p>
          </table:table-cell>
          <table:table-cell office:value-type="float" office:value="49120">
            <text:p>49,120</text:p>
          </table:table-cell>
          <table:table-cell office:value-type="float" office:value="0.8">
            <text:p>0.8</text:p>
          </table:table-cell>
          <table:table-cell office:value-type="float" office:value="10.4">
            <text:p>10.40</text:p>
          </table:table-cell>
          <table:table-cell office:value-type="float" office:value="14.35">
            <text:p>14.35</text:p>
          </table:table-cell>
          <table:table-cell office:value-type="float" office:value="21.14">
            <text:p>21.14</text:p>
          </table:table-cell>
          <table:table-cell office:value-type="float" office:value="29.97">
            <text:p>29.97</text:p>
          </table:table-cell>
          <table:table-cell office:value-type="float" office:value="42.07">
            <text:p>42.07</text:p>
          </table:table-cell>
          <table:table-cell office:value-type="float" office:value="21630">
            <text:p>21,630</text:p>
          </table:table-cell>
          <table:table-cell office:value-type="float" office:value="29850">
            <text:p>29,850</text:p>
          </table:table-cell>
          <table:table-cell office:value-type="float" office:value="43970">
            <text:p>43,970</text:p>
          </table:table-cell>
          <table:table-cell office:value-type="float" office:value="62340">
            <text:p>62,340</text:p>
          </table:table-cell>
          <table:table-cell office:value-type="float" office:value="87510">
            <text:p>87,510</text:p>
          </table:table-cell>
          <table:table-cell table:number-columns-repeated="2"/>
        </table:table-row>
        <table:table-row table:style-name="ro1">
          <table:table-cell office:value-type="string">
            <text:p>53-6020</text:p>
          </table:table-cell>
          <table:table-cell office:value-type="string">
            <text:p>Parking Lot Attendants</text:p>
          </table:table-cell>
          <table:table-cell office:value-type="string">
            <text:p>broad</text:p>
          </table:table-cell>
          <table:table-cell office:value-type="float" office:value="126520">
            <text:p>126,520</text:p>
          </table:table-cell>
          <table:table-cell office:value-type="float" office:value="2.1">
            <text:p>2.1</text:p>
          </table:table-cell>
          <table:table-cell office:value-type="float" office:value="10.35">
            <text:p>10.35</text:p>
          </table:table-cell>
          <table:table-cell office:value-type="float" office:value="21540">
            <text:p>21,540</text:p>
          </table:table-cell>
          <table:table-cell office:value-type="float" office:value="0.6">
            <text:p>0.6</text:p>
          </table:table-cell>
          <table:table-cell office:value-type="float" office:value="7.99">
            <text:p>7.99</text:p>
          </table:table-cell>
          <table:table-cell office:value-type="float" office:value="8.56">
            <text:p>8.56</text:p>
          </table:table-cell>
          <table:table-cell office:value-type="float" office:value="9.39">
            <text:p>9.39</text:p>
          </table:table-cell>
          <table:table-cell office:value-type="float" office:value="11.4">
            <text:p>11.40</text:p>
          </table:table-cell>
          <table:table-cell office:value-type="float" office:value="14.25">
            <text:p>14.25</text:p>
          </table:table-cell>
          <table:table-cell office:value-type="float" office:value="16620">
            <text:p>16,620</text:p>
          </table:table-cell>
          <table:table-cell office:value-type="float" office:value="17810">
            <text:p>17,810</text:p>
          </table:table-cell>
          <table:table-cell office:value-type="float" office:value="19540">
            <text:p>19,540</text:p>
          </table:table-cell>
          <table:table-cell office:value-type="float" office:value="23710">
            <text:p>23,710</text:p>
          </table:table-cell>
          <table:table-cell office:value-type="float" office:value="29640">
            <text:p>29,640</text:p>
          </table:table-cell>
          <table:table-cell table:number-columns-repeated="2"/>
        </table:table-row>
        <table:table-row table:style-name="ro2">
          <table:table-cell office:value-type="string">
            <text:p>19-2040</text:p>
          </table:table-cell>
          <table:table-cell office:value-type="string">
            <text:p>Environmental Scientists and Geoscientists</text:p>
          </table:table-cell>
          <table:table-cell office:value-type="string">
            <text:p>broad</text:p>
          </table:table-cell>
          <table:table-cell office:value-type="float" office:value="126300">
            <text:p>126,300</text:p>
          </table:table-cell>
          <table:table-cell office:value-type="float" office:value="1.4">
            <text:p>1.4</text:p>
          </table:table-cell>
          <table:table-cell office:value-type="float" office:value="38.48">
            <text:p>38.48</text:p>
          </table:table-cell>
          <table:table-cell office:value-type="float" office:value="80040">
            <text:p>80,040</text:p>
          </table:table-cell>
          <table:table-cell office:value-type="float" office:value="1">
            <text:p>1.0</text:p>
          </table:table-cell>
          <table:table-cell office:value-type="float" office:value="19.45">
            <text:p>19.45</text:p>
          </table:table-cell>
          <table:table-cell office:value-type="float" office:value="24.77">
            <text:p>24.77</text:p>
          </table:table-cell>
          <table:table-cell office:value-type="float" office:value="33.53">
            <text:p>33.53</text:p>
          </table:table-cell>
          <table:table-cell office:value-type="float" office:value="46.07">
            <text:p>46.07</text:p>
          </table:table-cell>
          <table:table-cell office:value-type="float" office:value="62.77">
            <text:p>62.77</text:p>
          </table:table-cell>
          <table:table-cell office:value-type="float" office:value="40450">
            <text:p>40,450</text:p>
          </table:table-cell>
          <table:table-cell office:value-type="float" office:value="51520">
            <text:p>51,520</text:p>
          </table:table-cell>
          <table:table-cell office:value-type="float" office:value="69750">
            <text:p>69,750</text:p>
          </table:table-cell>
          <table:table-cell office:value-type="float" office:value="95820">
            <text:p>95,820</text:p>
          </table:table-cell>
          <table:table-cell office:value-type="float" office:value="130570">
            <text:p>130,570</text:p>
          </table:table-cell>
          <table:table-cell table:number-columns-repeated="2"/>
        </table:table-row>
        <table:table-row table:style-name="ro1">
          <table:table-cell office:value-type="string">
            <text:p>43-2010</text:p>
          </table:table-cell>
          <table:table-cell office:value-type="string">
            <text:p>Switchboard Operators, Including Answering Service</text:p>
          </table:table-cell>
          <table:table-cell office:value-type="string">
            <text:p>broad</text:p>
          </table:table-cell>
          <table:table-cell office:value-type="float" office:value="125490">
            <text:p>125,490</text:p>
          </table:table-cell>
          <table:table-cell office:value-type="float" office:value="1.1">
            <text:p>1.1</text:p>
          </table:table-cell>
          <table:table-cell office:value-type="float" office:value="12.91">
            <text:p>12.91</text:p>
          </table:table-cell>
          <table:table-cell office:value-type="float" office:value="26860">
            <text:p>26,860</text:p>
          </table:table-cell>
          <table:table-cell office:value-type="float" office:value="0.3">
            <text:p>0.3</text:p>
          </table:table-cell>
          <table:table-cell office:value-type="float" office:value="8.79">
            <text:p>8.79</text:p>
          </table:table-cell>
          <table:table-cell office:value-type="float" office:value="10.16">
            <text:p>10.16</text:p>
          </table:table-cell>
          <table:table-cell office:value-type="float" office:value="12.2">
            <text:p>12.20</text:p>
          </table:table-cell>
          <table:table-cell office:value-type="float" office:value="14.82">
            <text:p>14.82</text:p>
          </table:table-cell>
          <table:table-cell office:value-type="float" office:value="18.18">
            <text:p>18.18</text:p>
          </table:table-cell>
          <table:table-cell office:value-type="float" office:value="18280">
            <text:p>18,280</text:p>
          </table:table-cell>
          <table:table-cell office:value-type="float" office:value="21140">
            <text:p>21,140</text:p>
          </table:table-cell>
          <table:table-cell office:value-type="float" office:value="25370">
            <text:p>25,370</text:p>
          </table:table-cell>
          <table:table-cell office:value-type="float" office:value="30820">
            <text:p>30,820</text:p>
          </table:table-cell>
          <table:table-cell office:value-type="float" office:value="37810">
            <text:p>37,810</text:p>
          </table:table-cell>
          <table:table-cell table:number-columns-repeated="2"/>
        </table:table-row>
        <table:table-row table:style-name="ro1">
          <table:table-cell office:value-type="string">
            <text:p>39-3010</text:p>
          </table:table-cell>
          <table:table-cell office:value-type="string">
            <text:p>Gaming Services Workers</text:p>
          </table:table-cell>
          <table:table-cell office:value-type="string">
            <text:p>broad</text:p>
          </table:table-cell>
          <table:table-cell office:value-type="float" office:value="123860">
            <text:p>123,860</text:p>
          </table:table-cell>
          <table:table-cell office:value-type="float" office:value="2.7">
            <text:p>2.7</text:p>
          </table:table-cell>
          <table:table-cell office:value-type="float" office:value="11.09">
            <text:p>11.09</text:p>
          </table:table-cell>
          <table:table-cell office:value-type="float" office:value="23080">
            <text:p>23,080</text:p>
          </table:table-cell>
          <table:table-cell office:value-type="float" office:value="1.3">
            <text:p>1.3</text:p>
          </table:table-cell>
          <table:table-cell office:value-type="float" office:value="7.83">
            <text:p>7.83</text:p>
          </table:table-cell>
          <table:table-cell office:value-type="float" office:value="8.38">
            <text:p>8.38</text:p>
          </table:table-cell>
          <table:table-cell office:value-type="float" office:value="9.09">
            <text:p>9.09</text:p>
          </table:table-cell>
          <table:table-cell office:value-type="float" office:value="12.25">
            <text:p>12.25</text:p>
          </table:table-cell>
          <table:table-cell office:value-type="float" office:value="18.04">
            <text:p>18.04</text:p>
          </table:table-cell>
          <table:table-cell office:value-type="float" office:value="16280">
            <text:p>16,280</text:p>
          </table:table-cell>
          <table:table-cell office:value-type="float" office:value="17420">
            <text:p>17,420</text:p>
          </table:table-cell>
          <table:table-cell office:value-type="float" office:value="18910">
            <text:p>18,910</text:p>
          </table:table-cell>
          <table:table-cell office:value-type="float" office:value="25490">
            <text:p>25,490</text:p>
          </table:table-cell>
          <table:table-cell office:value-type="float" office:value="37520">
            <text:p>37,520</text:p>
          </table:table-cell>
          <table:table-cell table:number-columns-repeated="2"/>
        </table:table-row>
        <table:table-row table:style-name="ro1">
          <table:table-cell office:value-type="string">
            <text:p>43-4030</text:p>
          </table:table-cell>
          <table:table-cell office:value-type="string">
            <text:p>Court, Municipal, and License Clerks</text:p>
          </table:table-cell>
          <table:table-cell office:value-type="string">
            <text:p>broad</text:p>
          </table:table-cell>
          <table:table-cell office:value-type="float" office:value="122710">
            <text:p>122,710</text:p>
          </table:table-cell>
          <table:table-cell office:value-type="float" office:value="1.1">
            <text:p>1.1</text:p>
          </table:table-cell>
          <table:table-cell office:value-type="float" office:value="17.76">
            <text:p>17.76</text:p>
          </table:table-cell>
          <table:table-cell office:value-type="float" office:value="36950">
            <text:p>36,950</text:p>
          </table:table-cell>
          <table:table-cell office:value-type="float" office:value="0.5">
            <text:p>0.5</text:p>
          </table:table-cell>
          <table:table-cell office:value-type="float" office:value="10.92">
            <text:p>10.92</text:p>
          </table:table-cell>
          <table:table-cell office:value-type="float" office:value="13.33">
            <text:p>13.33</text:p>
          </table:table-cell>
          <table:table-cell office:value-type="float" office:value="16.75">
            <text:p>16.75</text:p>
          </table:table-cell>
          <table:table-cell office:value-type="float" office:value="21.01">
            <text:p>21.01</text:p>
          </table:table-cell>
          <table:table-cell office:value-type="float" office:value="26.19">
            <text:p>26.19</text:p>
          </table:table-cell>
          <table:table-cell office:value-type="float" office:value="22720">
            <text:p>22,720</text:p>
          </table:table-cell>
          <table:table-cell office:value-type="float" office:value="27730">
            <text:p>27,730</text:p>
          </table:table-cell>
          <table:table-cell office:value-type="float" office:value="34830">
            <text:p>34,830</text:p>
          </table:table-cell>
          <table:table-cell office:value-type="float" office:value="43690">
            <text:p>43,690</text:p>
          </table:table-cell>
          <table:table-cell office:value-type="float" office:value="54470">
            <text:p>54,470</text:p>
          </table:table-cell>
          <table:table-cell table:number-columns-repeated="2"/>
        </table:table-row>
        <table:table-row table:style-name="ro1">
          <table:table-cell office:value-type="string">
            <text:p>17-2190</text:p>
          </table:table-cell>
          <table:table-cell office:value-type="string">
            <text:p>Miscellaneous Engineers</text:p>
          </table:table-cell>
          <table:table-cell office:value-type="string">
            <text:p>broad</text:p>
          </table:table-cell>
          <table:table-cell office:value-type="float" office:value="122410">
            <text:p>122,410</text:p>
          </table:table-cell>
          <table:table-cell office:value-type="float" office:value="1.4">
            <text:p>1.4</text:p>
          </table:table-cell>
          <table:table-cell office:value-type="float" office:value="44.87">
            <text:p>44.87</text:p>
          </table:table-cell>
          <table:table-cell office:value-type="float" office:value="93330">
            <text:p>93,330</text:p>
          </table:table-cell>
          <table:table-cell office:value-type="float" office:value="0.8">
            <text:p>0.8</text:p>
          </table:table-cell>
          <table:table-cell office:value-type="float" office:value="23.88">
            <text:p>23.88</text:p>
          </table:table-cell>
          <table:table-cell office:value-type="float" office:value="33.07">
            <text:p>33.07</text:p>
          </table:table-cell>
          <table:table-cell office:value-type="float" office:value="44.24">
            <text:p>44.24</text:p>
          </table:table-cell>
          <table:table-cell office:value-type="float" office:value="56.08">
            <text:p>56.08</text:p>
          </table:table-cell>
          <table:table-cell office:value-type="float" office:value="68.15">
            <text:p>68.15</text:p>
          </table:table-cell>
          <table:table-cell office:value-type="float" office:value="49680">
            <text:p>49,680</text:p>
          </table:table-cell>
          <table:table-cell office:value-type="float" office:value="68770">
            <text:p>68,770</text:p>
          </table:table-cell>
          <table:table-cell office:value-type="float" office:value="92030">
            <text:p>92,030</text:p>
          </table:table-cell>
          <table:table-cell office:value-type="float" office:value="116660">
            <text:p>116,660</text:p>
          </table:table-cell>
          <table:table-cell office:value-type="float" office:value="141750">
            <text:p>141,750</text:p>
          </table:table-cell>
          <table:table-cell table:number-columns-repeated="2"/>
        </table:table-row>
        <table:table-row table:style-name="ro2">
          <table:table-cell office:value-type="string">
            <text:p>13-1080</text:p>
          </table:table-cell>
          <table:table-cell office:value-type="string">
            <text:p>Logisticians</text:p>
          </table:table-cell>
          <table:table-cell office:value-type="string">
            <text:p>broad</text:p>
          </table:table-cell>
          <table:table-cell office:value-type="float" office:value="119560">
            <text:p>119,560</text:p>
          </table:table-cell>
          <table:table-cell office:value-type="float" office:value="1.2">
            <text:p>1.2</text:p>
          </table:table-cell>
          <table:table-cell office:value-type="float" office:value="36.38">
            <text:p>36.38</text:p>
          </table:table-cell>
          <table:table-cell office:value-type="float" office:value="75670">
            <text:p>75,670</text:p>
          </table:table-cell>
          <table:table-cell office:value-type="float" office:value="0.5">
            <text:p>0.5</text:p>
          </table:table-cell>
          <table:table-cell office:value-type="float" office:value="21.73">
            <text:p>21.73</text:p>
          </table:table-cell>
          <table:table-cell office:value-type="float" office:value="27.45">
            <text:p>27.45</text:p>
          </table:table-cell>
          <table:table-cell office:value-type="float" office:value="34.99">
            <text:p>34.99</text:p>
          </table:table-cell>
          <table:table-cell office:value-type="float" office:value="43.85">
            <text:p>43.85</text:p>
          </table:table-cell>
          <table:table-cell office:value-type="float" office:value="53.9">
            <text:p>53.90</text:p>
          </table:table-cell>
          <table:table-cell office:value-type="float" office:value="45190">
            <text:p>45,190</text:p>
          </table:table-cell>
          <table:table-cell office:value-type="float" office:value="57090">
            <text:p>57,090</text:p>
          </table:table-cell>
          <table:table-cell office:value-type="float" office:value="72780">
            <text:p>72,780</text:p>
          </table:table-cell>
          <table:table-cell office:value-type="float" office:value="91210">
            <text:p>91,210</text:p>
          </table:table-cell>
          <table:table-cell office:value-type="float" office:value="112100">
            <text:p>112,100</text:p>
          </table:table-cell>
          <table:table-cell table:number-columns-repeated="2"/>
        </table:table-row>
        <table:table-row table:style-name="ro1">
          <table:table-cell office:value-type="string">
            <text:p>49-3010</text:p>
          </table:table-cell>
          <table:table-cell office:value-type="string">
            <text:p>Aircraft Mechanics and Service Technicians</text:p>
          </table:table-cell>
          <table:table-cell office:value-type="string">
            <text:p>broad</text:p>
          </table:table-cell>
          <table:table-cell office:value-type="float" office:value="119160">
            <text:p>119,160</text:p>
          </table:table-cell>
          <table:table-cell office:value-type="float" office:value="3">
            <text:p>3.0</text:p>
          </table:table-cell>
          <table:table-cell office:value-type="float" office:value="26.78">
            <text:p>26.78</text:p>
          </table:table-cell>
          <table:table-cell office:value-type="float" office:value="55690">
            <text:p>55,690</text:p>
          </table:table-cell>
          <table:table-cell office:value-type="float" office:value="0.7">
            <text:p>0.7</text:p>
          </table:table-cell>
          <table:table-cell office:value-type="float" office:value="16.92">
            <text:p>16.92</text:p>
          </table:table-cell>
          <table:table-cell office:value-type="float" office:value="21.96">
            <text:p>21.96</text:p>
          </table:table-cell>
          <table:table-cell office:value-type="float" office:value="26.55">
            <text:p>26.55</text:p>
          </table:table-cell>
          <table:table-cell office:value-type="float" office:value="31.61">
            <text:p>31.61</text:p>
          </table:table-cell>
          <table:table-cell office:value-type="float" office:value="36.86">
            <text:p>36.86</text:p>
          </table:table-cell>
          <table:table-cell office:value-type="float" office:value="35190">
            <text:p>35,190</text:p>
          </table:table-cell>
          <table:table-cell office:value-type="float" office:value="45670">
            <text:p>45,670</text:p>
          </table:table-cell>
          <table:table-cell office:value-type="float" office:value="55210">
            <text:p>55,210</text:p>
          </table:table-cell>
          <table:table-cell office:value-type="float" office:value="65750">
            <text:p>65,750</text:p>
          </table:table-cell>
          <table:table-cell office:value-type="float" office:value="76660">
            <text:p>76,660</text:p>
          </table:table-cell>
          <table:table-cell table:number-columns-repeated="2"/>
        </table:table-row>
        <table:table-row table:style-name="ro1">
          <table:table-cell office:value-type="string">
            <text:p>31-2020</text:p>
          </table:table-cell>
          <table:table-cell office:value-type="string">
            <text:p>Physical Therapist Assistants and Aides</text:p>
          </table:table-cell>
          <table:table-cell office:value-type="string">
            <text:p>broad</text:p>
          </table:table-cell>
          <table:table-cell office:value-type="float" office:value="118510">
            <text:p>118,510</text:p>
          </table:table-cell>
          <table:table-cell office:value-type="float" office:value="1.2">
            <text:p>1.2</text:p>
          </table:table-cell>
          <table:table-cell office:value-type="float" office:value="19.84">
            <text:p>19.84</text:p>
          </table:table-cell>
          <table:table-cell office:value-type="float" office:value="41260">
            <text:p>41,260</text:p>
          </table:table-cell>
          <table:table-cell office:value-type="float" office:value="0.5">
            <text:p>0.5</text:p>
          </table:table-cell>
          <table:table-cell office:value-type="float" office:value="9.56">
            <text:p>9.56</text:p>
          </table:table-cell>
          <table:table-cell office:value-type="float" office:value="11.95">
            <text:p>11.95</text:p>
          </table:table-cell>
          <table:table-cell office:value-type="float" office:value="18.96">
            <text:p>18.96</text:p>
          </table:table-cell>
          <table:table-cell office:value-type="float" office:value="26.64">
            <text:p>26.64</text:p>
          </table:table-cell>
          <table:table-cell office:value-type="float" office:value="32.74">
            <text:p>32.74</text:p>
          </table:table-cell>
          <table:table-cell office:value-type="float" office:value="19890">
            <text:p>19,890</text:p>
          </table:table-cell>
          <table:table-cell office:value-type="float" office:value="24860">
            <text:p>24,860</text:p>
          </table:table-cell>
          <table:table-cell office:value-type="float" office:value="39430">
            <text:p>39,430</text:p>
          </table:table-cell>
          <table:table-cell office:value-type="float" office:value="55400">
            <text:p>55,400</text:p>
          </table:table-cell>
          <table:table-cell office:value-type="float" office:value="68090">
            <text:p>68,090</text:p>
          </table:table-cell>
          <table:table-cell table:number-columns-repeated="2"/>
        </table:table-row>
        <table:table-row table:style-name="ro1">
          <table:table-cell office:value-type="string">
            <text:p>49-3090</text:p>
          </table:table-cell>
          <table:table-cell office:value-type="string">
            <text:p>Miscellaneous Vehicle and Mobile Equipment Mechanics, Installers, and Repairers</text:p>
          </table:table-cell>
          <table:table-cell office:value-type="string">
            <text:p>broad</text:p>
          </table:table-cell>
          <table:table-cell office:value-type="float" office:value="118350">
            <text:p>118,350</text:p>
          </table:table-cell>
          <table:table-cell office:value-type="float" office:value="1.9">
            <text:p>1.9</text:p>
          </table:table-cell>
          <table:table-cell office:value-type="float" office:value="12.7">
            <text:p>12.70</text:p>
          </table:table-cell>
          <table:table-cell office:value-type="float" office:value="26410">
            <text:p>26,410</text:p>
          </table:table-cell>
          <table:table-cell office:value-type="float" office:value="0.6">
            <text:p>0.6</text:p>
          </table:table-cell>
          <table:table-cell office:value-type="float" office:value="8.41">
            <text:p>8.41</text:p>
          </table:table-cell>
          <table:table-cell office:value-type="float" office:value="9.56">
            <text:p>9.56</text:p>
          </table:table-cell>
          <table:table-cell office:value-type="float" office:value="11.56">
            <text:p>11.56</text:p>
          </table:table-cell>
          <table:table-cell office:value-type="float" office:value="14.63">
            <text:p>14.63</text:p>
          </table:table-cell>
          <table:table-cell office:value-type="float" office:value="18.62">
            <text:p>18.62</text:p>
          </table:table-cell>
          <table:table-cell office:value-type="float" office:value="17490">
            <text:p>17,490</text:p>
          </table:table-cell>
          <table:table-cell office:value-type="float" office:value="19890">
            <text:p>19,890</text:p>
          </table:table-cell>
          <table:table-cell office:value-type="float" office:value="24050">
            <text:p>24,050</text:p>
          </table:table-cell>
          <table:table-cell office:value-type="float" office:value="30430">
            <text:p>30,430</text:p>
          </table:table-cell>
          <table:table-cell office:value-type="float" office:value="38730">
            <text:p>38,730</text:p>
          </table:table-cell>
          <table:table-cell table:number-columns-repeated="2"/>
        </table:table-row>
        <table:table-row table:style-name="ro1">
          <table:table-cell office:value-type="string">
            <text:p>53-7080</text:p>
          </table:table-cell>
          <table:table-cell office:value-type="string">
            <text:p>Refuse and Recyclable Material Collectors</text:p>
          </table:table-cell>
          <table:table-cell office:value-type="string">
            <text:p>broad</text:p>
          </table:table-cell>
          <table:table-cell office:value-type="float" office:value="117670">
            <text:p>117,670</text:p>
          </table:table-cell>
          <table:table-cell office:value-type="float" office:value="1.6">
            <text:p>1.6</text:p>
          </table:table-cell>
          <table:table-cell office:value-type="float" office:value="16.94">
            <text:p>16.94</text:p>
          </table:table-cell>
          <table:table-cell office:value-type="float" office:value="35230">
            <text:p>35,230</text:p>
          </table:table-cell>
          <table:table-cell office:value-type="float" office:value="1.2">
            <text:p>1.2</text:p>
          </table:table-cell>
          <table:table-cell office:value-type="float" office:value="9.03">
            <text:p>9.03</text:p>
          </table:table-cell>
          <table:table-cell office:value-type="float" office:value="11.48">
            <text:p>11.48</text:p>
          </table:table-cell>
          <table:table-cell office:value-type="float" office:value="15.83">
            <text:p>15.83</text:p>
          </table:table-cell>
          <table:table-cell office:value-type="float" office:value="21.21">
            <text:p>21.21</text:p>
          </table:table-cell>
          <table:table-cell office:value-type="float" office:value="27.77">
            <text:p>27.77</text:p>
          </table:table-cell>
          <table:table-cell office:value-type="float" office:value="18770">
            <text:p>18,770</text:p>
          </table:table-cell>
          <table:table-cell office:value-type="float" office:value="23870">
            <text:p>23,870</text:p>
          </table:table-cell>
          <table:table-cell office:value-type="float" office:value="32930">
            <text:p>32,930</text:p>
          </table:table-cell>
          <table:table-cell office:value-type="float" office:value="44120">
            <text:p>44,120</text:p>
          </table:table-cell>
          <table:table-cell office:value-type="float" office:value="57760">
            <text:p>57,760</text:p>
          </table:table-cell>
          <table:table-cell table:number-columns-repeated="2"/>
        </table:table-row>
        <table:table-row table:style-name="ro1">
          <table:table-cell office:value-type="string">
            <text:p>25-1060</text:p>
          </table:table-cell>
          <table:table-cell office:value-type="string">
            <text:p>Social Sciences Teachers, Postsecondary</text:p>
          </table:table-cell>
          <table:table-cell office:value-type="string">
            <text:p>broad</text:p>
          </table:table-cell>
          <table:table-cell office:value-type="float" office:value="115380">
            <text:p>115,380</text:p>
          </table:table-cell>
          <table:table-cell office:value-type="float" office:value="2.1">
            <text:p>2.1</text:p>
          </table:table-cell>
          <table:table-cell office:value-type="string">
            <text:p>*</text:p>
          </table:table-cell>
          <table:table-cell office:value-type="float" office:value="79290">
            <text:p>79,290</text:p>
          </table:table-cell>
          <table:table-cell office:value-type="float" office:value="0.9">
            <text:p>0.9</text:p>
          </table:table-cell>
          <table:table-cell table:number-columns-repeated="5" office:value-type="string">
            <text:p>*</text:p>
          </table:table-cell>
          <table:table-cell office:value-type="float" office:value="36800">
            <text:p>36,800</text:p>
          </table:table-cell>
          <table:table-cell office:value-type="float" office:value="51790">
            <text:p>51,790</text:p>
          </table:table-cell>
          <table:table-cell office:value-type="float" office:value="70580">
            <text:p>70,580</text:p>
          </table:table-cell>
          <table:table-cell office:value-type="float" office:value="95680">
            <text:p>95,680</text:p>
          </table:table-cell>
          <table:table-cell office:value-type="float" office:value="133750">
            <text:p>133,750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11-9150</text:p>
          </table:table-cell>
          <table:table-cell office:value-type="string">
            <text:p>Social and Community Service Managers</text:p>
          </table:table-cell>
          <table:table-cell office:value-type="string">
            <text:p>broad</text:p>
          </table:table-cell>
          <table:table-cell office:value-type="float" office:value="115360">
            <text:p>115,360</text:p>
          </table:table-cell>
          <table:table-cell office:value-type="float" office:value="0.8">
            <text:p>0.8</text:p>
          </table:table-cell>
          <table:table-cell office:value-type="float" office:value="30.99">
            <text:p>30.99</text:p>
          </table:table-cell>
          <table:table-cell office:value-type="float" office:value="64460">
            <text:p>64,460</text:p>
          </table:table-cell>
          <table:table-cell office:value-type="float" office:value="0.4">
            <text:p>0.4</text:p>
          </table:table-cell>
          <table:table-cell office:value-type="float" office:value="17.43">
            <text:p>17.43</text:p>
          </table:table-cell>
          <table:table-cell office:value-type="float" office:value="21.94">
            <text:p>21.94</text:p>
          </table:table-cell>
          <table:table-cell office:value-type="float" office:value="28.83">
            <text:p>28.83</text:p>
          </table:table-cell>
          <table:table-cell office:value-type="float" office:value="37.33">
            <text:p>37.33</text:p>
          </table:table-cell>
          <table:table-cell office:value-type="float" office:value="47.67">
            <text:p>47.67</text:p>
          </table:table-cell>
          <table:table-cell office:value-type="float" office:value="36250">
            <text:p>36,250</text:p>
          </table:table-cell>
          <table:table-cell office:value-type="float" office:value="45640">
            <text:p>45,640</text:p>
          </table:table-cell>
          <table:table-cell office:value-type="float" office:value="59970">
            <text:p>59,970</text:p>
          </table:table-cell>
          <table:table-cell office:value-type="float" office:value="77650">
            <text:p>77,650</text:p>
          </table:table-cell>
          <table:table-cell office:value-type="float" office:value="99150">
            <text:p>99,150</text:p>
          </table:table-cell>
          <table:table-cell table:number-columns-repeated="2"/>
        </table:table-row>
        <table:table-row table:style-name="ro1">
          <table:table-cell office:value-type="string">
            <text:p>19-3030</text:p>
          </table:table-cell>
          <table:table-cell office:value-type="string">
            <text:p>Psychologists</text:p>
          </table:table-cell>
          <table:table-cell office:value-type="string">
            <text:p>broad</text:p>
          </table:table-cell>
          <table:table-cell office:value-type="float" office:value="114970">
            <text:p>114,970</text:p>
          </table:table-cell>
          <table:table-cell office:value-type="float" office:value="1.2">
            <text:p>1.2</text:p>
          </table:table-cell>
          <table:table-cell office:value-type="float" office:value="35.45">
            <text:p>35.45</text:p>
          </table:table-cell>
          <table:table-cell office:value-type="float" office:value="73740">
            <text:p>73,740</text:p>
          </table:table-cell>
          <table:table-cell office:value-type="float" office:value="0.6">
            <text:p>0.6</text:p>
          </table:table-cell>
          <table:table-cell office:value-type="float" office:value="18.61">
            <text:p>18.61</text:p>
          </table:table-cell>
          <table:table-cell office:value-type="float" office:value="24.61">
            <text:p>24.61</text:p>
          </table:table-cell>
          <table:table-cell office:value-type="float" office:value="33.31">
            <text:p>33.31</text:p>
          </table:table-cell>
          <table:table-cell office:value-type="float" office:value="43.43">
            <text:p>43.43</text:p>
          </table:table-cell>
          <table:table-cell office:value-type="float" office:value="53.31">
            <text:p>53.31</text:p>
          </table:table-cell>
          <table:table-cell office:value-type="float" office:value="38720">
            <text:p>38,720</text:p>
          </table:table-cell>
          <table:table-cell office:value-type="float" office:value="51180">
            <text:p>51,180</text:p>
          </table:table-cell>
          <table:table-cell office:value-type="float" office:value="69280">
            <text:p>69,280</text:p>
          </table:table-cell>
          <table:table-cell office:value-type="float" office:value="90340">
            <text:p>90,340</text:p>
          </table:table-cell>
          <table:table-cell office:value-type="float" office:value="110880">
            <text:p>110,880</text:p>
          </table:table-cell>
          <table:table-cell table:number-columns-repeated="2"/>
        </table:table-row>
        <table:table-row table:style-name="ro1">
          <table:table-cell office:value-type="string">
            <text:p>23-2090</text:p>
          </table:table-cell>
          <table:table-cell office:value-type="string">
            <text:p>Miscellaneous Legal Support Workers</text:p>
          </table:table-cell>
          <table:table-cell office:value-type="string">
            <text:p>broad</text:p>
          </table:table-cell>
          <table:table-cell office:value-type="float" office:value="114970">
            <text:p>114,970</text:p>
          </table:table-cell>
          <table:table-cell office:value-type="float" office:value="2">
            <text:p>2.0</text:p>
          </table:table-cell>
          <table:table-cell office:value-type="float" office:value="25.55">
            <text:p>25.55</text:p>
          </table:table-cell>
          <table:table-cell office:value-type="float" office:value="53150">
            <text:p>53,150</text:p>
          </table:table-cell>
          <table:table-cell office:value-type="float" office:value="2.9">
            <text:p>2.9</text:p>
          </table:table-cell>
          <table:table-cell office:value-type="float" office:value="13.01">
            <text:p>13.01</text:p>
          </table:table-cell>
          <table:table-cell office:value-type="float" office:value="16.97">
            <text:p>16.97</text:p>
          </table:table-cell>
          <table:table-cell office:value-type="float" office:value="22.39">
            <text:p>22.39</text:p>
          </table:table-cell>
          <table:table-cell office:value-type="float" office:value="31.09">
            <text:p>31.09</text:p>
          </table:table-cell>
          <table:table-cell office:value-type="float" office:value="43.42">
            <text:p>43.42</text:p>
          </table:table-cell>
          <table:table-cell office:value-type="float" office:value="27060">
            <text:p>27,060</text:p>
          </table:table-cell>
          <table:table-cell office:value-type="float" office:value="35290">
            <text:p>35,290</text:p>
          </table:table-cell>
          <table:table-cell office:value-type="float" office:value="46560">
            <text:p>46,560</text:p>
          </table:table-cell>
          <table:table-cell office:value-type="float" office:value="64670">
            <text:p>64,670</text:p>
          </table:table-cell>
          <table:table-cell office:value-type="float" office:value="90310">
            <text:p>90,310</text:p>
          </table:table-cell>
          <table:table-cell table:number-columns-repeated="2"/>
        </table:table-row>
        <table:table-row table:style-name="ro1">
          <table:table-cell office:value-type="string">
            <text:p>49-2010</text:p>
          </table:table-cell>
          <table:table-cell office:value-type="string">
            <text:p>Computer, Automated Teller, and Office Machine Repairers</text:p>
          </table:table-cell>
          <table:table-cell office:value-type="string">
            <text:p>broad</text:p>
          </table:table-cell>
          <table:table-cell office:value-type="float" office:value="113480">
            <text:p>113,480</text:p>
          </table:table-cell>
          <table:table-cell office:value-type="float" office:value="1.9">
            <text:p>1.9</text:p>
          </table:table-cell>
          <table:table-cell office:value-type="float" office:value="18.53">
            <text:p>18.53</text:p>
          </table:table-cell>
          <table:table-cell office:value-type="float" office:value="38550">
            <text:p>38,550</text:p>
          </table:table-cell>
          <table:table-cell office:value-type="float" office:value="0.6">
            <text:p>0.6</text:p>
          </table:table-cell>
          <table:table-cell office:value-type="float" office:value="10.81">
            <text:p>10.81</text:p>
          </table:table-cell>
          <table:table-cell office:value-type="float" office:value="13.62">
            <text:p>13.62</text:p>
          </table:table-cell>
          <table:table-cell office:value-type="float" office:value="17.6">
            <text:p>17.60</text:p>
          </table:table-cell>
          <table:table-cell office:value-type="float" office:value="22.37">
            <text:p>22.37</text:p>
          </table:table-cell>
          <table:table-cell office:value-type="float" office:value="27.87">
            <text:p>27.87</text:p>
          </table:table-cell>
          <table:table-cell office:value-type="float" office:value="22490">
            <text:p>22,490</text:p>
          </table:table-cell>
          <table:table-cell office:value-type="float" office:value="28330">
            <text:p>28,330</text:p>
          </table:table-cell>
          <table:table-cell office:value-type="float" office:value="36620">
            <text:p>36,620</text:p>
          </table:table-cell>
          <table:table-cell office:value-type="float" office:value="46530">
            <text:p>46,530</text:p>
          </table:table-cell>
          <table:table-cell office:value-type="float" office:value="57960">
            <text:p>57,960</text:p>
          </table:table-cell>
          <table:table-cell table:number-columns-repeated="2"/>
        </table:table-row>
        <table:table-row table:style-name="ro1">
          <table:table-cell office:value-type="string">
            <text:p>39-5090</text:p>
          </table:table-cell>
          <table:table-cell office:value-type="string">
            <text:p>Miscellaneous Personal Appearance Workers</text:p>
          </table:table-cell>
          <table:table-cell office:value-type="string">
            <text:p>broad</text:p>
          </table:table-cell>
          <table:table-cell office:value-type="float" office:value="109660">
            <text:p>109,660</text:p>
          </table:table-cell>
          <table:table-cell office:value-type="float" office:value="2.7">
            <text:p>2.7</text:p>
          </table:table-cell>
          <table:table-cell office:value-type="float" office:value="11.97">
            <text:p>11.97</text:p>
          </table:table-cell>
          <table:table-cell office:value-type="float" office:value="24890">
            <text:p>24,890</text:p>
          </table:table-cell>
          <table:table-cell office:value-type="float" office:value="1.1">
            <text:p>1.1</text:p>
          </table:table-cell>
          <table:table-cell office:value-type="float" office:value="8.02">
            <text:p>8.02</text:p>
          </table:table-cell>
          <table:table-cell office:value-type="float" office:value="8.61">
            <text:p>8.61</text:p>
          </table:table-cell>
          <table:table-cell office:value-type="float" office:value="9.64">
            <text:p>9.64</text:p>
          </table:table-cell>
          <table:table-cell office:value-type="float" office:value="13.35">
            <text:p>13.35</text:p>
          </table:table-cell>
          <table:table-cell office:value-type="float" office:value="18.83">
            <text:p>18.83</text:p>
          </table:table-cell>
          <table:table-cell office:value-type="float" office:value="16680">
            <text:p>16,680</text:p>
          </table:table-cell>
          <table:table-cell office:value-type="float" office:value="17910">
            <text:p>17,910</text:p>
          </table:table-cell>
          <table:table-cell office:value-type="float" office:value="20060">
            <text:p>20,060</text:p>
          </table:table-cell>
          <table:table-cell office:value-type="float" office:value="27760">
            <text:p>27,760</text:p>
          </table:table-cell>
          <table:table-cell office:value-type="float" office:value="39170">
            <text:p>39,170</text:p>
          </table:table-cell>
          <table:table-cell table:number-columns-repeated="2"/>
        </table:table-row>
        <table:table-row table:style-name="ro1">
          <table:table-cell office:value-type="string">
            <text:p>29-1020</text:p>
          </table:table-cell>
          <table:table-cell office:value-type="string">
            <text:p>Dentists</text:p>
          </table:table-cell>
          <table:table-cell office:value-type="string">
            <text:p>broad</text:p>
          </table:table-cell>
          <table:table-cell office:value-type="float" office:value="109570">
            <text:p>109,570</text:p>
          </table:table-cell>
          <table:table-cell office:value-type="float" office:value="1.8">
            <text:p>1.8</text:p>
          </table:table-cell>
          <table:table-cell office:value-type="float" office:value="80.25">
            <text:p>80.25</text:p>
          </table:table-cell>
          <table:table-cell office:value-type="float" office:value="166910">
            <text:p>166,910</text:p>
          </table:table-cell>
          <table:table-cell office:value-type="float" office:value="1.1">
            <text:p>1.1</text:p>
          </table:table-cell>
          <table:table-cell office:value-type="float" office:value="35.5">
            <text:p>35.50</text:p>
          </table:table-cell>
          <table:table-cell office:value-type="float" office:value="50.67">
            <text:p>50.67</text:p>
          </table:table-cell>
          <table:table-cell office:value-type="float" office:value="71.79">
            <text:p>71.79</text:p>
          </table:table-cell>
          <table:table-cell table:number-columns-repeated="2" office:value-type="string">
            <text:p>#</text:p>
          </table:table-cell>
          <table:table-cell office:value-type="float" office:value="73840">
            <text:p>73,840</text:p>
          </table:table-cell>
          <table:table-cell office:value-type="float" office:value="105380">
            <text:p>105,380</text:p>
          </table:table-cell>
          <table:table-cell office:value-type="float" office:value="149310">
            <text:p>149,310</text:p>
          </table:table-cell>
          <table:table-cell table:number-columns-repeated="2" office:value-type="string">
            <text:p>#</text:p>
          </table:table-cell>
          <table:table-cell table:number-columns-repeated="2"/>
        </table:table-row>
        <table:table-row table:style-name="ro1">
          <table:table-cell office:value-type="string">
            <text:p>33-3020</text:p>
          </table:table-cell>
          <table:table-cell office:value-type="string">
            <text:p>Detectives and Criminal Investigators</text:p>
          </table:table-cell>
          <table:table-cell office:value-type="string">
            <text:p>broad</text:p>
          </table:table-cell>
          <table:table-cell office:value-type="float" office:value="109230">
            <text:p>109,230</text:p>
          </table:table-cell>
          <table:table-cell office:value-type="float" office:value="0.5">
            <text:p>0.5</text:p>
          </table:table-cell>
          <table:table-cell office:value-type="float" office:value="37.43">
            <text:p>37.43</text:p>
          </table:table-cell>
          <table:table-cell office:value-type="float" office:value="77860">
            <text:p>77,860</text:p>
          </table:table-cell>
          <table:table-cell office:value-type="float" office:value="0.4">
            <text:p>0.4</text:p>
          </table:table-cell>
          <table:table-cell office:value-type="float" office:value="19.18">
            <text:p>19.18</text:p>
          </table:table-cell>
          <table:table-cell office:value-type="float" office:value="25.16">
            <text:p>25.16</text:p>
          </table:table-cell>
          <table:table-cell office:value-type="float" office:value="35.72">
            <text:p>35.72</text:p>
          </table:table-cell>
          <table:table-cell office:value-type="float" office:value="47.57">
            <text:p>47.57</text:p>
          </table:table-cell>
          <table:table-cell office:value-type="float" office:value="59.13">
            <text:p>59.13</text:p>
          </table:table-cell>
          <table:table-cell office:value-type="float" office:value="39900">
            <text:p>39,900</text:p>
          </table:table-cell>
          <table:table-cell office:value-type="float" office:value="52320">
            <text:p>52,320</text:p>
          </table:table-cell>
          <table:table-cell office:value-type="float" office:value="74300">
            <text:p>74,300</text:p>
          </table:table-cell>
          <table:table-cell office:value-type="float" office:value="98940">
            <text:p>98,940</text:p>
          </table:table-cell>
          <table:table-cell office:value-type="float" office:value="122990">
            <text:p>122,990</text:p>
          </table:table-cell>
          <table:table-cell table:number-columns-repeated="2"/>
        </table:table-row>
        <table:table-row table:style-name="ro1">
          <table:table-cell office:value-type="string">
            <text:p>53-6030</text:p>
          </table:table-cell>
          <table:table-cell office:value-type="string">
            <text:p>Automotive and Watercraft Service Attendants</text:p>
          </table:table-cell>
          <table:table-cell office:value-type="string">
            <text:p>broad</text:p>
          </table:table-cell>
          <table:table-cell office:value-type="float" office:value="108510">
            <text:p>108,510</text:p>
          </table:table-cell>
          <table:table-cell office:value-type="float" office:value="1.8">
            <text:p>1.8</text:p>
          </table:table-cell>
          <table:table-cell office:value-type="float" office:value="10.38">
            <text:p>10.38</text:p>
          </table:table-cell>
          <table:table-cell office:value-type="float" office:value="21600">
            <text:p>21,600</text:p>
          </table:table-cell>
          <table:table-cell office:value-type="float" office:value="0.5">
            <text:p>0.5</text:p>
          </table:table-cell>
          <table:table-cell office:value-type="float" office:value="7.99">
            <text:p>7.99</text:p>
          </table:table-cell>
          <table:table-cell office:value-type="float" office:value="8.7">
            <text:p>8.70</text:p>
          </table:table-cell>
          <table:table-cell office:value-type="float" office:value="9.69">
            <text:p>9.69</text:p>
          </table:table-cell>
          <table:table-cell office:value-type="float" office:value="11.44">
            <text:p>11.44</text:p>
          </table:table-cell>
          <table:table-cell office:value-type="float" office:value="14.06">
            <text:p>14.06</text:p>
          </table:table-cell>
          <table:table-cell office:value-type="float" office:value="16620">
            <text:p>16,620</text:p>
          </table:table-cell>
          <table:table-cell office:value-type="float" office:value="18090">
            <text:p>18,090</text:p>
          </table:table-cell>
          <table:table-cell office:value-type="float" office:value="20140">
            <text:p>20,140</text:p>
          </table:table-cell>
          <table:table-cell office:value-type="float" office:value="23790">
            <text:p>23,790</text:p>
          </table:table-cell>
          <table:table-cell office:value-type="float" office:value="29240">
            <text:p>29,240</text:p>
          </table:table-cell>
          <table:table-cell table:number-columns-repeated="2"/>
        </table:table-row>
        <table:table-row table:style-name="ro1">
          <table:table-cell office:value-type="string">
            <text:p>51-8030</text:p>
          </table:table-cell>
          <table:table-cell office:value-type="string">
            <text:p>Water and Wastewater Treatment Plant and System Operators</text:p>
          </table:table-cell>
          <table:table-cell office:value-type="string">
            <text:p>broad</text:p>
          </table:table-cell>
          <table:table-cell office:value-type="float" office:value="108440">
            <text:p>108,440</text:p>
          </table:table-cell>
          <table:table-cell office:value-type="float" office:value="1.1">
            <text:p>1.1</text:p>
          </table:table-cell>
          <table:table-cell office:value-type="float" office:value="21.46">
            <text:p>21.46</text:p>
          </table:table-cell>
          <table:table-cell office:value-type="float" office:value="44630">
            <text:p>44,630</text:p>
          </table:table-cell>
          <table:table-cell office:value-type="float" office:value="0.4">
            <text:p>0.4</text:p>
          </table:table-cell>
          <table:table-cell office:value-type="float" office:value="12.43">
            <text:p>12.43</text:p>
          </table:table-cell>
          <table:table-cell office:value-type="float" office:value="15.91">
            <text:p>15.91</text:p>
          </table:table-cell>
          <table:table-cell office:value-type="float" office:value="20.56">
            <text:p>20.56</text:p>
          </table:table-cell>
          <table:table-cell office:value-type="float" office:value="26.27">
            <text:p>26.27</text:p>
          </table:table-cell>
          <table:table-cell office:value-type="float" office:value="32.6">
            <text:p>32.60</text:p>
          </table:table-cell>
          <table:table-cell office:value-type="float" office:value="25850">
            <text:p>25,850</text:p>
          </table:table-cell>
          <table:table-cell office:value-type="float" office:value="33080">
            <text:p>33,080</text:p>
          </table:table-cell>
          <table:table-cell office:value-type="float" office:value="42760">
            <text:p>42,760</text:p>
          </table:table-cell>
          <table:table-cell office:value-type="float" office:value="54650">
            <text:p>54,650</text:p>
          </table:table-cell>
          <table:table-cell office:value-type="float" office:value="67810">
            <text:p>67,810</text:p>
          </table:table-cell>
          <table:table-cell table:number-columns-repeated="2"/>
        </table:table-row>
        <table:table-row table:style-name="ro1">
          <table:table-cell office:value-type="string">
            <text:p>39-3030</text:p>
          </table:table-cell>
          <table:table-cell office:value-type="string">
            <text:p>Ushers, Lobby Attendants, and Ticket Takers</text:p>
          </table:table-cell>
          <table:table-cell office:value-type="string">
            <text:p>broad</text:p>
          </table:table-cell>
          <table:table-cell office:value-type="float" office:value="106860">
            <text:p>106,860</text:p>
          </table:table-cell>
          <table:table-cell office:value-type="float" office:value="3.2">
            <text:p>3.2</text:p>
          </table:table-cell>
          <table:table-cell office:value-type="float" office:value="9.77">
            <text:p>9.77</text:p>
          </table:table-cell>
          <table:table-cell office:value-type="float" office:value="20320">
            <text:p>20,320</text:p>
          </table:table-cell>
          <table:table-cell office:value-type="float" office:value="0.8">
            <text:p>0.8</text:p>
          </table:table-cell>
          <table:table-cell office:value-type="float" office:value="7.82">
            <text:p>7.82</text:p>
          </table:table-cell>
          <table:table-cell office:value-type="float" office:value="8.34">
            <text:p>8.34</text:p>
          </table:table-cell>
          <table:table-cell office:value-type="float" office:value="9.01">
            <text:p>9.01</text:p>
          </table:table-cell>
          <table:table-cell office:value-type="float" office:value="10.44">
            <text:p>10.44</text:p>
          </table:table-cell>
          <table:table-cell office:value-type="float" office:value="13.43">
            <text:p>13.43</text:p>
          </table:table-cell>
          <table:table-cell office:value-type="float" office:value="16260">
            <text:p>16,260</text:p>
          </table:table-cell>
          <table:table-cell office:value-type="float" office:value="17350">
            <text:p>17,350</text:p>
          </table:table-cell>
          <table:table-cell office:value-type="float" office:value="18730">
            <text:p>18,730</text:p>
          </table:table-cell>
          <table:table-cell office:value-type="float" office:value="21720">
            <text:p>21,720</text:p>
          </table:table-cell>
          <table:table-cell office:value-type="float" office:value="27920">
            <text:p>27,920</text:p>
          </table:table-cell>
          <table:table-cell table:number-columns-repeated="2"/>
        </table:table-row>
        <table:table-row table:style-name="ro1">
          <table:table-cell office:value-type="string">
            <text:p>29-1170</text:p>
          </table:table-cell>
          <table:table-cell office:value-type="string">
            <text:p>Nurse Practitioners</text:p>
          </table:table-cell>
          <table:table-cell office:value-type="string">
            <text:p>broad</text:p>
          </table:table-cell>
          <table:table-cell office:value-type="float" office:value="105780">
            <text:p>105,780</text:p>
          </table:table-cell>
          <table:table-cell office:value-type="float" office:value="1.2">
            <text:p>1.2</text:p>
          </table:table-cell>
          <table:table-cell office:value-type="float" office:value="43.97">
            <text:p>43.97</text:p>
          </table:table-cell>
          <table:table-cell office:value-type="float" office:value="91450">
            <text:p>91,450</text:p>
          </table:table-cell>
          <table:table-cell office:value-type="float" office:value="0.3">
            <text:p>0.3</text:p>
          </table:table-cell>
          <table:table-cell office:value-type="float" office:value="30.82">
            <text:p>30.82</text:p>
          </table:table-cell>
          <table:table-cell office:value-type="float" office:value="37.7">
            <text:p>37.70</text:p>
          </table:table-cell>
          <table:table-cell office:value-type="float" office:value="43.25">
            <text:p>43.25</text:p>
          </table:table-cell>
          <table:table-cell office:value-type="float" office:value="51.21">
            <text:p>51.21</text:p>
          </table:table-cell>
          <table:table-cell office:value-type="float" office:value="57.93">
            <text:p>57.93</text:p>
          </table:table-cell>
          <table:table-cell office:value-type="float" office:value="64100">
            <text:p>64,100</text:p>
          </table:table-cell>
          <table:table-cell office:value-type="float" office:value="78410">
            <text:p>78,410</text:p>
          </table:table-cell>
          <table:table-cell office:value-type="float" office:value="89960">
            <text:p>89,960</text:p>
          </table:table-cell>
          <table:table-cell office:value-type="float" office:value="106510">
            <text:p>106,510</text:p>
          </table:table-cell>
          <table:table-cell office:value-type="float" office:value="120500">
            <text:p>120,500</text:p>
          </table:table-cell>
          <table:table-cell table:number-columns-repeated="2"/>
        </table:table-row>
        <table:table-row table:style-name="ro1">
          <table:table-cell office:value-type="string">
            <text:p>47-5010</text:p>
          </table:table-cell>
          <table:table-cell office:value-type="string">
            <text:p>Derrick, Rotary Drill, and Service Unit Operators, Oil, Gas, and Mining</text:p>
          </table:table-cell>
          <table:table-cell office:value-type="string">
            <text:p>broad</text:p>
          </table:table-cell>
          <table:table-cell office:value-type="float" office:value="104230">
            <text:p>104,230</text:p>
          </table:table-cell>
          <table:table-cell office:value-type="float" office:value="2.8">
            <text:p>2.8</text:p>
          </table:table-cell>
          <table:table-cell office:value-type="float" office:value="24.02">
            <text:p>24.02</text:p>
          </table:table-cell>
          <table:table-cell office:value-type="float" office:value="49960">
            <text:p>49,960</text:p>
          </table:table-cell>
          <table:table-cell office:value-type="float" office:value="1.2">
            <text:p>1.2</text:p>
          </table:table-cell>
          <table:table-cell office:value-type="float" office:value="14.33">
            <text:p>14.33</text:p>
          </table:table-cell>
          <table:table-cell office:value-type="float" office:value="16.98">
            <text:p>16.98</text:p>
          </table:table-cell>
          <table:table-cell office:value-type="float" office:value="21.43">
            <text:p>21.43</text:p>
          </table:table-cell>
          <table:table-cell office:value-type="float" office:value="28.12">
            <text:p>28.12</text:p>
          </table:table-cell>
          <table:table-cell office:value-type="float" office:value="35.48">
            <text:p>35.48</text:p>
          </table:table-cell>
          <table:table-cell office:value-type="float" office:value="29820">
            <text:p>29,820</text:p>
          </table:table-cell>
          <table:table-cell office:value-type="float" office:value="35320">
            <text:p>35,320</text:p>
          </table:table-cell>
          <table:table-cell office:value-type="float" office:value="44570">
            <text:p>44,570</text:p>
          </table:table-cell>
          <table:table-cell office:value-type="float" office:value="58480">
            <text:p>58,480</text:p>
          </table:table-cell>
          <table:table-cell office:value-type="float" office:value="73800">
            <text:p>73,800</text:p>
          </table:table-cell>
          <table:table-cell table:number-columns-repeated="2"/>
        </table:table-row>
        <table:table-row table:style-name="ro1">
          <table:table-cell office:value-type="string">
            <text:p>43-4120</text:p>
          </table:table-cell>
          <table:table-cell office:value-type="string">
            <text:p>Library Assistants, Clerical</text:p>
          </table:table-cell>
          <table:table-cell office:value-type="string">
            <text:p>broad</text:p>
          </table:table-cell>
          <table:table-cell office:value-type="float" office:value="104030">
            <text:p>104,030</text:p>
          </table:table-cell>
          <table:table-cell office:value-type="float" office:value="1.6">
            <text:p>1.6</text:p>
          </table:table-cell>
          <table:table-cell office:value-type="float" office:value="12.35">
            <text:p>12.35</text:p>
          </table:table-cell>
          <table:table-cell office:value-type="float" office:value="25680">
            <text:p>25,680</text:p>
          </table:table-cell>
          <table:table-cell office:value-type="float" office:value="0.5">
            <text:p>0.5</text:p>
          </table:table-cell>
          <table:table-cell office:value-type="float" office:value="8.21">
            <text:p>8.21</text:p>
          </table:table-cell>
          <table:table-cell office:value-type="float" office:value="9.09">
            <text:p>9.09</text:p>
          </table:table-cell>
          <table:table-cell office:value-type="float" office:value="11.27">
            <text:p>11.27</text:p>
          </table:table-cell>
          <table:table-cell office:value-type="float" office:value="14.75">
            <text:p>14.75</text:p>
          </table:table-cell>
          <table:table-cell office:value-type="float" office:value="18.41">
            <text:p>18.41</text:p>
          </table:table-cell>
          <table:table-cell office:value-type="float" office:value="17080">
            <text:p>17,080</text:p>
          </table:table-cell>
          <table:table-cell office:value-type="float" office:value="18900">
            <text:p>18,900</text:p>
          </table:table-cell>
          <table:table-cell office:value-type="float" office:value="23440">
            <text:p>23,440</text:p>
          </table:table-cell>
          <table:table-cell office:value-type="float" office:value="30670">
            <text:p>30,670</text:p>
          </table:table-cell>
          <table:table-cell office:value-type="float" office:value="38290">
            <text:p>38,290</text:p>
          </table:table-cell>
          <table:table-cell table:number-columns-repeated="2"/>
        </table:table-row>
        <table:table-row table:style-name="ro1">
          <table:table-cell office:value-type="string">
            <text:p>51-8090</text:p>
          </table:table-cell>
          <table:table-cell office:value-type="string">
            <text:p>Miscellaneous Plant and System Operators</text:p>
          </table:table-cell>
          <table:table-cell office:value-type="string">
            <text:p>broad</text:p>
          </table:table-cell>
          <table:table-cell office:value-type="float" office:value="103280">
            <text:p>103,280</text:p>
          </table:table-cell>
          <table:table-cell office:value-type="float" office:value="2.1">
            <text:p>2.1</text:p>
          </table:table-cell>
          <table:table-cell office:value-type="float" office:value="27.61">
            <text:p>27.61</text:p>
          </table:table-cell>
          <table:table-cell office:value-type="float" office:value="57430">
            <text:p>57,430</text:p>
          </table:table-cell>
          <table:table-cell office:value-type="float" office:value="0.7">
            <text:p>0.7</text:p>
          </table:table-cell>
          <table:table-cell office:value-type="float" office:value="16.76">
            <text:p>16.76</text:p>
          </table:table-cell>
          <table:table-cell office:value-type="float" office:value="21.85">
            <text:p>21.85</text:p>
          </table:table-cell>
          <table:table-cell office:value-type="float" office:value="27.88">
            <text:p>27.88</text:p>
          </table:table-cell>
          <table:table-cell office:value-type="float" office:value="33.54">
            <text:p>33.54</text:p>
          </table:table-cell>
          <table:table-cell office:value-type="float" office:value="37.81">
            <text:p>37.81</text:p>
          </table:table-cell>
          <table:table-cell office:value-type="float" office:value="34870">
            <text:p>34,870</text:p>
          </table:table-cell>
          <table:table-cell office:value-type="float" office:value="45460">
            <text:p>45,460</text:p>
          </table:table-cell>
          <table:table-cell office:value-type="float" office:value="57980">
            <text:p>57,980</text:p>
          </table:table-cell>
          <table:table-cell office:value-type="float" office:value="69760">
            <text:p>69,760</text:p>
          </table:table-cell>
          <table:table-cell office:value-type="float" office:value="78650">
            <text:p>78,650</text:p>
          </table:table-cell>
          <table:table-cell table:number-columns-repeated="2"/>
        </table:table-row>
        <table:table-row table:style-name="ro1">
          <table:table-cell office:value-type="string">
            <text:p>43-9050</text:p>
          </table:table-cell>
          <table:table-cell office:value-type="string">
            <text:p>Mail Clerks and Mail Machine Operators, Except Postal Service</text:p>
          </table:table-cell>
          <table:table-cell office:value-type="string">
            <text:p>broad</text:p>
          </table:table-cell>
          <table:table-cell office:value-type="float" office:value="102410">
            <text:p>102,410</text:p>
          </table:table-cell>
          <table:table-cell office:value-type="float" office:value="1.7">
            <text:p>1.7</text:p>
          </table:table-cell>
          <table:table-cell office:value-type="float" office:value="13.53">
            <text:p>13.53</text:p>
          </table:table-cell>
          <table:table-cell office:value-type="float" office:value="28140">
            <text:p>28,140</text:p>
          </table:table-cell>
          <table:table-cell office:value-type="float" office:value="0.5">
            <text:p>0.5</text:p>
          </table:table-cell>
          <table:table-cell office:value-type="float" office:value="8.66">
            <text:p>8.66</text:p>
          </table:table-cell>
          <table:table-cell office:value-type="float" office:value="10.16">
            <text:p>10.16</text:p>
          </table:table-cell>
          <table:table-cell office:value-type="float" office:value="12.93">
            <text:p>12.93</text:p>
          </table:table-cell>
          <table:table-cell office:value-type="float" office:value="16.33">
            <text:p>16.33</text:p>
          </table:table-cell>
          <table:table-cell office:value-type="float" office:value="19.63">
            <text:p>19.63</text:p>
          </table:table-cell>
          <table:table-cell office:value-type="float" office:value="18020">
            <text:p>18,020</text:p>
          </table:table-cell>
          <table:table-cell office:value-type="float" office:value="21140">
            <text:p>21,140</text:p>
          </table:table-cell>
          <table:table-cell office:value-type="float" office:value="26900">
            <text:p>26,900</text:p>
          </table:table-cell>
          <table:table-cell office:value-type="float" office:value="33960">
            <text:p>33,960</text:p>
          </table:table-cell>
          <table:table-cell office:value-type="float" office:value="40830">
            <text:p>40,830</text:p>
          </table:table-cell>
          <table:table-cell table:number-columns-repeated="2"/>
        </table:table-row>
        <table:table-row table:style-name="ro1">
          <table:table-cell office:value-type="string">
            <text:p>25-9090</text:p>
          </table:table-cell>
          <table:table-cell office:value-type="string">
            <text:p>Miscellaneous Education, Training, and Library Workers</text:p>
          </table:table-cell>
          <table:table-cell office:value-type="string">
            <text:p>broad</text:p>
          </table:table-cell>
          <table:table-cell office:value-type="float" office:value="102180">
            <text:p>102,180</text:p>
          </table:table-cell>
          <table:table-cell office:value-type="float" office:value="1.8">
            <text:p>1.8</text:p>
          </table:table-cell>
          <table:table-cell office:value-type="float" office:value="19.85">
            <text:p>19.85</text:p>
          </table:table-cell>
          <table:table-cell office:value-type="float" office:value="41280">
            <text:p>41,280</text:p>
          </table:table-cell>
          <table:table-cell office:value-type="float" office:value="1.4">
            <text:p>1.4</text:p>
          </table:table-cell>
          <table:table-cell office:value-type="float" office:value="9.59">
            <text:p>9.59</text:p>
          </table:table-cell>
          <table:table-cell office:value-type="float" office:value="12.67">
            <text:p>12.67</text:p>
          </table:table-cell>
          <table:table-cell office:value-type="float" office:value="17.6">
            <text:p>17.60</text:p>
          </table:table-cell>
          <table:table-cell office:value-type="float" office:value="24.64">
            <text:p>24.64</text:p>
          </table:table-cell>
          <table:table-cell office:value-type="float" office:value="34.17">
            <text:p>34.17</text:p>
          </table:table-cell>
          <table:table-cell office:value-type="float" office:value="19940">
            <text:p>19,940</text:p>
          </table:table-cell>
          <table:table-cell office:value-type="float" office:value="26350">
            <text:p>26,350</text:p>
          </table:table-cell>
          <table:table-cell office:value-type="float" office:value="36610">
            <text:p>36,610</text:p>
          </table:table-cell>
          <table:table-cell office:value-type="float" office:value="51240">
            <text:p>51,240</text:p>
          </table:table-cell>
          <table:table-cell office:value-type="float" office:value="71070">
            <text:p>71,070</text:p>
          </table:table-cell>
          <table:table-cell table:number-columns-repeated="2"/>
        </table:table-row>
        <table:table-row table:style-name="ro1">
          <table:table-cell office:value-type="string">
            <text:p>27-4010</text:p>
          </table:table-cell>
          <table:table-cell office:value-type="string">
            <text:p>Broadcast and Sound Engineering Technicians and Radio Operators</text:p>
          </table:table-cell>
          <table:table-cell office:value-type="string">
            <text:p>broad</text:p>
          </table:table-cell>
          <table:table-cell office:value-type="float" office:value="101510">
            <text:p>101,510</text:p>
          </table:table-cell>
          <table:table-cell office:value-type="float" office:value="2.1">
            <text:p>2.1</text:p>
          </table:table-cell>
          <table:table-cell office:value-type="float" office:value="22.45">
            <text:p>22.45</text:p>
          </table:table-cell>
          <table:table-cell office:value-type="float" office:value="46690">
            <text:p>46,690</text:p>
          </table:table-cell>
          <table:table-cell office:value-type="float" office:value="0.9">
            <text:p>0.9</text:p>
          </table:table-cell>
          <table:table-cell office:value-type="float" office:value="9.93">
            <text:p>9.93</text:p>
          </table:table-cell>
          <table:table-cell office:value-type="float" office:value="13.85">
            <text:p>13.85</text:p>
          </table:table-cell>
          <table:table-cell office:value-type="float" office:value="19.81">
            <text:p>19.81</text:p>
          </table:table-cell>
          <table:table-cell office:value-type="float" office:value="28.56">
            <text:p>28.56</text:p>
          </table:table-cell>
          <table:table-cell office:value-type="float" office:value="37.99">
            <text:p>37.99</text:p>
          </table:table-cell>
          <table:table-cell office:value-type="float" office:value="20640">
            <text:p>20,640</text:p>
          </table:table-cell>
          <table:table-cell office:value-type="float" office:value="28810">
            <text:p>28,810</text:p>
          </table:table-cell>
          <table:table-cell office:value-type="float" office:value="41210">
            <text:p>41,210</text:p>
          </table:table-cell>
          <table:table-cell office:value-type="float" office:value="59400">
            <text:p>59,400</text:p>
          </table:table-cell>
          <table:table-cell office:value-type="float" office:value="79020">
            <text:p>79,020</text:p>
          </table:table-cell>
          <table:table-cell table:number-columns-repeated="2"/>
        </table:table-row>
        <table:table-row table:style-name="ro1">
          <table:table-cell office:value-type="string">
            <text:p>53-2010</text:p>
          </table:table-cell>
          <table:table-cell office:value-type="string">
            <text:p>Aircraft Pilots and Flight Engineers</text:p>
          </table:table-cell>
          <table:table-cell office:value-type="string">
            <text:p>broad</text:p>
          </table:table-cell>
          <table:table-cell office:value-type="float" office:value="101260">
            <text:p>101,260</text:p>
          </table:table-cell>
          <table:table-cell office:value-type="float" office:value="2.9">
            <text:p>2.9</text:p>
          </table:table-cell>
          <table:table-cell office:value-type="string">
            <text:p>*</text:p>
          </table:table-cell>
          <table:table-cell office:value-type="float" office:value="111960">
            <text:p>111,960</text:p>
          </table:table-cell>
          <table:table-cell office:value-type="float" office:value="2.6">
            <text:p>2.6</text:p>
          </table:table-cell>
          <table:table-cell table:number-columns-repeated="5" office:value-type="string">
            <text:p>*</text:p>
          </table:table-cell>
          <table:table-cell office:value-type="float" office:value="48250">
            <text:p>48,250</text:p>
          </table:table-cell>
          <table:table-cell office:value-type="float" office:value="72130">
            <text:p>72,130</text:p>
          </table:table-cell>
          <table:table-cell office:value-type="float" office:value="98410">
            <text:p>98,410</text:p>
          </table:table-cell>
          <table:table-cell office:value-type="float" office:value="138380">
            <text:p>138,380</text:p>
          </table:table-cell>
          <table:table-cell office:value-type="string">
            <text:p>#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51-4190</text:p>
          </table:table-cell>
          <table:table-cell office:value-type="string">
            <text:p>Miscellaneous Metal Workers and Plastic Workers</text:p>
          </table:table-cell>
          <table:table-cell office:value-type="string">
            <text:p>broad</text:p>
          </table:table-cell>
          <table:table-cell office:value-type="float" office:value="101120">
            <text:p>101,120</text:p>
          </table:table-cell>
          <table:table-cell office:value-type="float" office:value="1.6">
            <text:p>1.6</text:p>
          </table:table-cell>
          <table:table-cell office:value-type="float" office:value="16.74">
            <text:p>16.74</text:p>
          </table:table-cell>
          <table:table-cell office:value-type="float" office:value="34820">
            <text:p>34,820</text:p>
          </table:table-cell>
          <table:table-cell office:value-type="float" office:value="0.8">
            <text:p>0.8</text:p>
          </table:table-cell>
          <table:table-cell office:value-type="float" office:value="9.85">
            <text:p>9.85</text:p>
          </table:table-cell>
          <table:table-cell office:value-type="float" office:value="12.15">
            <text:p>12.15</text:p>
          </table:table-cell>
          <table:table-cell office:value-type="float" office:value="15.72">
            <text:p>15.72</text:p>
          </table:table-cell>
          <table:table-cell office:value-type="float" office:value="20.36">
            <text:p>20.36</text:p>
          </table:table-cell>
          <table:table-cell office:value-type="float" office:value="25.65">
            <text:p>25.65</text:p>
          </table:table-cell>
          <table:table-cell office:value-type="float" office:value="20490">
            <text:p>20,490</text:p>
          </table:table-cell>
          <table:table-cell office:value-type="float" office:value="25280">
            <text:p>25,280</text:p>
          </table:table-cell>
          <table:table-cell office:value-type="float" office:value="32700">
            <text:p>32,700</text:p>
          </table:table-cell>
          <table:table-cell office:value-type="float" office:value="42360">
            <text:p>42,360</text:p>
          </table:table-cell>
          <table:table-cell office:value-type="float" office:value="53360">
            <text:p>53,360</text:p>
          </table:table-cell>
          <table:table-cell table:number-columns-repeated="2"/>
        </table:table-row>
        <table:table-row table:style-name="ro1">
          <table:table-cell office:value-type="string">
            <text:p>19-1040</text:p>
          </table:table-cell>
          <table:table-cell office:value-type="string">
            <text:p>Medical Scientists</text:p>
          </table:table-cell>
          <table:table-cell office:value-type="string">
            <text:p>broad</text:p>
          </table:table-cell>
          <table:table-cell office:value-type="float" office:value="100270">
            <text:p>100,270</text:p>
          </table:table-cell>
          <table:table-cell office:value-type="float" office:value="2.6">
            <text:p>2.6</text:p>
          </table:table-cell>
          <table:table-cell office:value-type="float" office:value="41.85">
            <text:p>41.85</text:p>
          </table:table-cell>
          <table:table-cell office:value-type="float" office:value="87040">
            <text:p>87,040</text:p>
          </table:table-cell>
          <table:table-cell office:value-type="float" office:value="1.4">
            <text:p>1.4</text:p>
          </table:table-cell>
          <table:table-cell office:value-type="float" office:value="19.91">
            <text:p>19.91</text:p>
          </table:table-cell>
          <table:table-cell office:value-type="float" office:value="25.59">
            <text:p>25.59</text:p>
          </table:table-cell>
          <table:table-cell office:value-type="float" office:value="36.58">
            <text:p>36.58</text:p>
          </table:table-cell>
          <table:table-cell office:value-type="float" office:value="50.98">
            <text:p>50.98</text:p>
          </table:table-cell>
          <table:table-cell office:value-type="float" office:value="69.81">
            <text:p>69.81</text:p>
          </table:table-cell>
          <table:table-cell office:value-type="float" office:value="41410">
            <text:p>41,410</text:p>
          </table:table-cell>
          <table:table-cell office:value-type="float" office:value="53220">
            <text:p>53,220</text:p>
          </table:table-cell>
          <table:table-cell office:value-type="float" office:value="76080">
            <text:p>76,080</text:p>
          </table:table-cell>
          <table:table-cell office:value-type="float" office:value="106030">
            <text:p>106,030</text:p>
          </table:table-cell>
          <table:table-cell office:value-type="float" office:value="145210">
            <text:p>145,210</text:p>
          </table:table-cell>
          <table:table-cell table:number-columns-repeated="2"/>
        </table:table-row>
        <table:table-row table:style-name="ro1">
          <table:table-cell office:value-type="string">
            <text:p>25-4030</text:p>
          </table:table-cell>
          <table:table-cell office:value-type="string">
            <text:p>Library Technicians</text:p>
          </table:table-cell>
          <table:table-cell office:value-type="string">
            <text:p>broad</text:p>
          </table:table-cell>
          <table:table-cell office:value-type="float" office:value="100230">
            <text:p>100,230</text:p>
          </table:table-cell>
          <table:table-cell office:value-type="float" office:value="1.4">
            <text:p>1.4</text:p>
          </table:table-cell>
          <table:table-cell office:value-type="float" office:value="15.54">
            <text:p>15.54</text:p>
          </table:table-cell>
          <table:table-cell office:value-type="float" office:value="32320">
            <text:p>32,320</text:p>
          </table:table-cell>
          <table:table-cell office:value-type="float" office:value="0.5">
            <text:p>0.5</text:p>
          </table:table-cell>
          <table:table-cell office:value-type="float" office:value="8.86">
            <text:p>8.86</text:p>
          </table:table-cell>
          <table:table-cell office:value-type="float" office:value="11.12">
            <text:p>11.12</text:p>
          </table:table-cell>
          <table:table-cell office:value-type="float" office:value="14.74">
            <text:p>14.74</text:p>
          </table:table-cell>
          <table:table-cell office:value-type="float" office:value="18.96">
            <text:p>18.96</text:p>
          </table:table-cell>
          <table:table-cell office:value-type="float" office:value="23.33">
            <text:p>23.33</text:p>
          </table:table-cell>
          <table:table-cell office:value-type="float" office:value="18430">
            <text:p>18,430</text:p>
          </table:table-cell>
          <table:table-cell office:value-type="float" office:value="23120">
            <text:p>23,120</text:p>
          </table:table-cell>
          <table:table-cell office:value-type="float" office:value="30660">
            <text:p>30,660</text:p>
          </table:table-cell>
          <table:table-cell office:value-type="float" office:value="39440">
            <text:p>39,440</text:p>
          </table:table-cell>
          <table:table-cell office:value-type="float" office:value="48520">
            <text:p>48,520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 number:grouping="true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3-11-07T09:14:31</meta:creation-date>
    <dc:date>2013-11-07T09:15:38</dc:date>
    <dc:creator>john </dc:creator>
    <meta:editing-duration>P0D</meta:editing-duration>
    <meta:editing-cycles>1</meta:editing-cycles>
    <meta:document-statistic meta:table-count="3" meta:cell-count="4044" meta:object-count="0"/>
    <meta:generator>LibreOffice/3.5$Linux_X86_64 LibreOffice_project/350m1$Build-2</meta:generator>
  </office:meta>
</office:document-meta>
</file>